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5in"/>
    </style:style>
    <style:style style:name="co3" style:family="table-column">
      <style:table-column-properties fo:break-before="auto" style:column-width="0.4673in"/>
    </style:style>
    <style:style style:name="co4" style:family="table-column">
      <style:table-column-properties fo:break-before="auto" style:column-width="0.261in"/>
    </style:style>
    <style:style style:name="co5" style:family="table-column">
      <style:table-column-properties fo:break-before="auto" style:column-width="1.9827in"/>
    </style:style>
    <style:style style:name="co6" style:family="table-column">
      <style:table-column-properties fo:break-before="auto" style:column-width="2.23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10'h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10'h</text:p>
          </table:table-cell>
          <table:table-cell office:value-type="float" office:value="256" calcext:value-type="float">
            <text:p>256</text:p>
          </table:table-cell>
          <table:table-cell table:formula="of:=DEC2HEX([.D1])" office:value-type="string" office:string-value="100" calcext:value-type="string">
            <text:p>100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1];[.E1];[.G1];[.H1])" office:value-type="string" office:string-value="10'h100:out &lt;=8'b00000000;        " calcext:value-type="string">
            <text:p>10'h100:out &lt;=8'b00000000; <text:s text:c="7"/></text:p>
          </table:table-cell>
        </table:table-row>
        <table:table-row table:style-name="ro1">
          <table:table-cell office:value-type="string" calcext:value-type="string">
            <text:p>10'h001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10'h</text:p>
          </table:table-cell>
          <table:table-cell office:value-type="float" office:value="257" calcext:value-type="float">
            <text:p>257</text:p>
          </table:table-cell>
          <table:table-cell table:formula="of:=DEC2HEX([.D2])" office:value-type="string" office:string-value="101" calcext:value-type="string">
            <text:p>101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2];[.E2];[.G2];[.H2])" office:value-type="string" office:string-value="10'h101:out &lt;=8'b00000000;        " calcext:value-type="string">
            <text:p>10'h101:out &lt;=8'b00000000; <text:s text:c="7"/></text:p>
          </table:table-cell>
        </table:table-row>
        <table:table-row table:style-name="ro1">
          <table:table-cell office:value-type="string" calcext:value-type="string">
            <text:p>10'h002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10'h</text:p>
          </table:table-cell>
          <table:table-cell office:value-type="float" office:value="258" calcext:value-type="float">
            <text:p>258</text:p>
          </table:table-cell>
          <table:table-cell table:formula="of:=DEC2HEX([.D3])" office:value-type="string" office:string-value="102" calcext:value-type="string">
            <text:p>102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3];[.E3];[.G3];[.H3])" office:value-type="string" office:string-value="10'h102:out &lt;=8'b00000000;        " calcext:value-type="string">
            <text:p>10'h102:out &lt;=8'b00000000; <text:s text:c="7"/></text:p>
          </table:table-cell>
        </table:table-row>
        <table:table-row table:style-name="ro1">
          <table:table-cell office:value-type="string" calcext:value-type="string">
            <text:p>10'h003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10'h</text:p>
          </table:table-cell>
          <table:table-cell office:value-type="float" office:value="259" calcext:value-type="float">
            <text:p>259</text:p>
          </table:table-cell>
          <table:table-cell table:formula="of:=DEC2HEX([.D4])" office:value-type="string" office:string-value="103" calcext:value-type="string">
            <text:p>103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4];[.E4];[.G4];[.H4])" office:value-type="string" office:string-value="10'h103:out &lt;=8'b00000000;        " calcext:value-type="string">
            <text:p>10'h103:out &lt;=8'b00000000; <text:s text:c="7"/></text:p>
          </table:table-cell>
        </table:table-row>
        <table:table-row table:style-name="ro1">
          <table:table-cell office:value-type="string" calcext:value-type="string">
            <text:p>10'h004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10'h</text:p>
          </table:table-cell>
          <table:table-cell office:value-type="float" office:value="260" calcext:value-type="float">
            <text:p>260</text:p>
          </table:table-cell>
          <table:table-cell table:formula="of:=DEC2HEX([.D5])" office:value-type="string" office:string-value="104" calcext:value-type="string">
            <text:p>104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5];[.E5];[.G5];[.H5])" office:value-type="string" office:string-value="10'h104:out &lt;=8'b00000000;        " calcext:value-type="string">
            <text:p>10'h104:out &lt;=8'b00000000; <text:s text:c="7"/></text:p>
          </table:table-cell>
        </table:table-row>
        <table:table-row table:style-name="ro1">
          <table:table-cell office:value-type="string" calcext:value-type="string">
            <text:p>10'h005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10'h</text:p>
          </table:table-cell>
          <table:table-cell office:value-type="float" office:value="261" calcext:value-type="float">
            <text:p>261</text:p>
          </table:table-cell>
          <table:table-cell table:formula="of:=DEC2HEX([.D6])" office:value-type="string" office:string-value="105" calcext:value-type="string">
            <text:p>105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6];[.E6];[.G6];[.H6])" office:value-type="string" office:string-value="10'h105:out &lt;=8'b00000000;        " calcext:value-type="string">
            <text:p>10'h105:out &lt;=8'b00000000; <text:s text:c="7"/></text:p>
          </table:table-cell>
        </table:table-row>
        <table:table-row table:style-name="ro1">
          <table:table-cell office:value-type="string" calcext:value-type="string">
            <text:p>10'h006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10'h</text:p>
          </table:table-cell>
          <table:table-cell office:value-type="float" office:value="262" calcext:value-type="float">
            <text:p>262</text:p>
          </table:table-cell>
          <table:table-cell table:formula="of:=DEC2HEX([.D7])" office:value-type="string" office:string-value="106" calcext:value-type="string">
            <text:p>106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7];[.E7];[.G7];[.H7])" office:value-type="string" office:string-value="10'h106:out &lt;=8'b00000000;        " calcext:value-type="string">
            <text:p>10'h106:out &lt;=8'b00000000; <text:s text:c="7"/></text:p>
          </table:table-cell>
        </table:table-row>
        <table:table-row table:style-name="ro1">
          <table:table-cell office:value-type="string" calcext:value-type="string">
            <text:p>10'h007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10'h</text:p>
          </table:table-cell>
          <table:table-cell office:value-type="float" office:value="263" calcext:value-type="float">
            <text:p>263</text:p>
          </table:table-cell>
          <table:table-cell table:formula="of:=DEC2HEX([.D8])" office:value-type="string" office:string-value="107" calcext:value-type="string">
            <text:p>107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8];[.E8];[.G8];[.H8])" office:value-type="string" office:string-value="10'h107:out &lt;=8'b00000000;        " calcext:value-type="string">
            <text:p>10'h107:out &lt;=8'b00000000; <text:s text:c="7"/></text:p>
          </table:table-cell>
        </table:table-row>
        <table:table-row table:style-name="ro1">
          <table:table-cell office:value-type="string" calcext:value-type="string">
            <text:p>10'h008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10'h</text:p>
          </table:table-cell>
          <table:table-cell office:value-type="float" office:value="264" calcext:value-type="float">
            <text:p>264</text:p>
          </table:table-cell>
          <table:table-cell table:formula="of:=DEC2HEX([.D9])" office:value-type="string" office:string-value="108" calcext:value-type="string">
            <text:p>108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00; <text:s text:c="7"/>// !</text:p>
          </table:table-cell>
          <table:table-cell/>
          <table:table-cell table:formula="of:=CONCATENATE([.C9];[.E9];[.G9];[.H9])" office:value-type="string" office:string-value="10'h108:out &lt;=8'b00000100;        // !" calcext:value-type="string">
            <text:p>10'h108:out &lt;=8'b00000100; <text:s text:c="7"/>// !</text:p>
          </table:table-cell>
        </table:table-row>
        <table:table-row table:style-name="ro1">
          <table:table-cell office:value-type="string" calcext:value-type="string">
            <text:p>10'h009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10'h</text:p>
          </table:table-cell>
          <table:table-cell office:value-type="float" office:value="265" calcext:value-type="float">
            <text:p>265</text:p>
          </table:table-cell>
          <table:table-cell table:formula="of:=DEC2HEX([.D10])" office:value-type="string" office:string-value="109" calcext:value-type="string">
            <text:p>109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00; <text:s text:c="7"/></text:p>
          </table:table-cell>
          <table:table-cell/>
          <table:table-cell table:formula="of:=CONCATENATE([.C10];[.E10];[.G10];[.H10])" office:value-type="string" office:string-value="10'h109:out &lt;=8'b00000100;        " calcext:value-type="string">
            <text:p>10'h109:out &lt;=8'b00000100; <text:s text:c="7"/></text:p>
          </table:table-cell>
        </table:table-row>
        <table:table-row table:style-name="ro1">
          <table:table-cell office:value-type="string" calcext:value-type="string">
            <text:p>10'h00A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10'h</text:p>
          </table:table-cell>
          <table:table-cell office:value-type="float" office:value="266" calcext:value-type="float">
            <text:p>266</text:p>
          </table:table-cell>
          <table:table-cell table:formula="of:=DEC2HEX([.D11])" office:value-type="string" office:string-value="10A" calcext:value-type="string">
            <text:p>10A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00; <text:s text:c="7"/></text:p>
          </table:table-cell>
          <table:table-cell/>
          <table:table-cell table:formula="of:=CONCATENATE([.C11];[.E11];[.G11];[.H11])" office:value-type="string" office:string-value="10'h10A:out &lt;=8'b00000100;        " calcext:value-type="string">
            <text:p>10'h10A:out &lt;=8'b00000100; <text:s text:c="7"/></text:p>
          </table:table-cell>
        </table:table-row>
        <table:table-row table:style-name="ro1">
          <table:table-cell office:value-type="string" calcext:value-type="string">
            <text:p>10'h00B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10'h</text:p>
          </table:table-cell>
          <table:table-cell office:value-type="float" office:value="267" calcext:value-type="float">
            <text:p>267</text:p>
          </table:table-cell>
          <table:table-cell table:formula="of:=DEC2HEX([.D12])" office:value-type="string" office:string-value="10B" calcext:value-type="string">
            <text:p>10B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00; <text:s text:c="7"/></text:p>
          </table:table-cell>
          <table:table-cell/>
          <table:table-cell table:formula="of:=CONCATENATE([.C12];[.E12];[.G12];[.H12])" office:value-type="string" office:string-value="10'h10B:out &lt;=8'b00000100;        " calcext:value-type="string">
            <text:p>10'h10B:out &lt;=8'b00000100; <text:s text:c="7"/></text:p>
          </table:table-cell>
        </table:table-row>
        <table:table-row table:style-name="ro1">
          <table:table-cell office:value-type="string" calcext:value-type="string">
            <text:p>10'h00C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10'h</text:p>
          </table:table-cell>
          <table:table-cell office:value-type="float" office:value="268" calcext:value-type="float">
            <text:p>268</text:p>
          </table:table-cell>
          <table:table-cell table:formula="of:=DEC2HEX([.D13])" office:value-type="string" office:string-value="10C" calcext:value-type="string">
            <text:p>10C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13];[.E13];[.G13];[.H13])" office:value-type="string" office:string-value="10'h10C:out &lt;=8'b00000000;        " calcext:value-type="string">
            <text:p>10'h10C:out &lt;=8'b00000000; <text:s text:c="7"/></text:p>
          </table:table-cell>
        </table:table-row>
        <table:table-row table:style-name="ro1">
          <table:table-cell office:value-type="string" calcext:value-type="string">
            <text:p>10'h00D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10'h</text:p>
          </table:table-cell>
          <table:table-cell office:value-type="float" office:value="269" calcext:value-type="float">
            <text:p>269</text:p>
          </table:table-cell>
          <table:table-cell table:formula="of:=DEC2HEX([.D14])" office:value-type="string" office:string-value="10D" calcext:value-type="string">
            <text:p>10D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14];[.E14];[.G14];[.H14])" office:value-type="string" office:string-value="10'h10D:out &lt;=8'b00000000;        " calcext:value-type="string">
            <text:p>10'h10D:out &lt;=8'b00000000; <text:s text:c="7"/></text:p>
          </table:table-cell>
        </table:table-row>
        <table:table-row table:style-name="ro1">
          <table:table-cell office:value-type="string" calcext:value-type="string">
            <text:p>10'h00E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'h</text:p>
          </table:table-cell>
          <table:table-cell office:value-type="float" office:value="270" calcext:value-type="float">
            <text:p>270</text:p>
          </table:table-cell>
          <table:table-cell table:formula="of:=DEC2HEX([.D15])" office:value-type="string" office:string-value="10E" calcext:value-type="string">
            <text:p>10E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00; <text:s text:c="7"/></text:p>
          </table:table-cell>
          <table:table-cell/>
          <table:table-cell table:formula="of:=CONCATENATE([.C15];[.E15];[.G15];[.H15])" office:value-type="string" office:string-value="10'h10E:out &lt;=8'b00000100;        " calcext:value-type="string">
            <text:p>10'h10E:out &lt;=8'b00000100; <text:s text:c="7"/></text:p>
          </table:table-cell>
        </table:table-row>
        <table:table-row table:style-name="ro1">
          <table:table-cell office:value-type="string" calcext:value-type="string">
            <text:p>10'h00F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10'h</text:p>
          </table:table-cell>
          <table:table-cell office:value-type="float" office:value="271" calcext:value-type="float">
            <text:p>271</text:p>
          </table:table-cell>
          <table:table-cell table:formula="of:=DEC2HEX([.D16])" office:value-type="string" office:string-value="10F" calcext:value-type="string">
            <text:p>10F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16];[.E16];[.G16];[.H16])" office:value-type="string" office:string-value="10'h10F:out &lt;=8'b00000000;        " calcext:value-type="string">
            <text:p>10'h10F:out &lt;=8'b00000000; <text:s text:c="7"/></text:p>
          </table:table-cell>
        </table:table-row>
        <table:table-row table:style-name="ro1">
          <table:table-cell office:value-type="string" calcext:value-type="string">
            <text:p>10'h010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10'h</text:p>
          </table:table-cell>
          <table:table-cell office:value-type="float" office:value="272" calcext:value-type="float">
            <text:p>272</text:p>
          </table:table-cell>
          <table:table-cell table:formula="of:=DEC2HEX([.D17])" office:value-type="string" office:string-value="110" calcext:value-type="string">
            <text:p>110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010; <text:s text:c="7"/>// "</text:p>
          </table:table-cell>
          <table:table-cell/>
          <table:table-cell table:formula="of:=CONCATENATE([.C17];[.E17];[.G17];[.H17])" office:value-type="string" office:string-value="10'h110:out &lt;=8'b00001010;        // &quot;" calcext:value-type="string">
            <text:p>10'h110:out &lt;=8'b00001010; <text:s text:c="7"/>// "</text:p>
          </table:table-cell>
        </table:table-row>
        <table:table-row table:style-name="ro1">
          <table:table-cell office:value-type="string" calcext:value-type="string">
            <text:p>10'h011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10'h</text:p>
          </table:table-cell>
          <table:table-cell office:value-type="float" office:value="273" calcext:value-type="float">
            <text:p>273</text:p>
          </table:table-cell>
          <table:table-cell table:formula="of:=DEC2HEX([.D18])" office:value-type="string" office:string-value="111" calcext:value-type="string">
            <text:p>111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010; <text:s text:c="7"/></text:p>
          </table:table-cell>
          <table:table-cell/>
          <table:table-cell table:formula="of:=CONCATENATE([.C18];[.E18];[.G18];[.H18])" office:value-type="string" office:string-value="10'h111:out &lt;=8'b00001010;        " calcext:value-type="string">
            <text:p>10'h111:out &lt;=8'b00001010; <text:s text:c="7"/></text:p>
          </table:table-cell>
        </table:table-row>
        <table:table-row table:style-name="ro1">
          <table:table-cell office:value-type="string" calcext:value-type="string">
            <text:p>10'h012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10'h</text:p>
          </table:table-cell>
          <table:table-cell office:value-type="float" office:value="274" calcext:value-type="float">
            <text:p>274</text:p>
          </table:table-cell>
          <table:table-cell table:formula="of:=DEC2HEX([.D19])" office:value-type="string" office:string-value="112" calcext:value-type="string">
            <text:p>112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010; <text:s text:c="7"/></text:p>
          </table:table-cell>
          <table:table-cell/>
          <table:table-cell table:formula="of:=CONCATENATE([.C19];[.E19];[.G19];[.H19])" office:value-type="string" office:string-value="10'h112:out &lt;=8'b00001010;        " calcext:value-type="string">
            <text:p>10'h112:out &lt;=8'b00001010; <text:s text:c="7"/></text:p>
          </table:table-cell>
        </table:table-row>
        <table:table-row table:style-name="ro1">
          <table:table-cell office:value-type="string" calcext:value-type="string">
            <text:p>10'h013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10'h</text:p>
          </table:table-cell>
          <table:table-cell office:value-type="float" office:value="275" calcext:value-type="float">
            <text:p>275</text:p>
          </table:table-cell>
          <table:table-cell table:formula="of:=DEC2HEX([.D20])" office:value-type="string" office:string-value="113" calcext:value-type="string">
            <text:p>113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20];[.E20];[.G20];[.H20])" office:value-type="string" office:string-value="10'h113:out &lt;=8'b00000000;        " calcext:value-type="string">
            <text:p>10'h113:out &lt;=8'b00000000; <text:s text:c="7"/></text:p>
          </table:table-cell>
        </table:table-row>
        <table:table-row table:style-name="ro1">
          <table:table-cell office:value-type="string" calcext:value-type="string">
            <text:p>10'h01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10'h</text:p>
          </table:table-cell>
          <table:table-cell office:value-type="float" office:value="276" calcext:value-type="float">
            <text:p>276</text:p>
          </table:table-cell>
          <table:table-cell table:formula="of:=DEC2HEX([.D21])" office:value-type="string" office:string-value="114" calcext:value-type="string">
            <text:p>114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21];[.E21];[.G21];[.H21])" office:value-type="string" office:string-value="10'h114:out &lt;=8'b00000000;        " calcext:value-type="string">
            <text:p>10'h114:out &lt;=8'b00000000; <text:s text:c="7"/></text:p>
          </table:table-cell>
        </table:table-row>
        <table:table-row table:style-name="ro1">
          <table:table-cell office:value-type="string" calcext:value-type="string">
            <text:p>10'h015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10'h</text:p>
          </table:table-cell>
          <table:table-cell office:value-type="float" office:value="277" calcext:value-type="float">
            <text:p>277</text:p>
          </table:table-cell>
          <table:table-cell table:formula="of:=DEC2HEX([.D22])" office:value-type="string" office:string-value="115" calcext:value-type="string">
            <text:p>115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22];[.E22];[.G22];[.H22])" office:value-type="string" office:string-value="10'h115:out &lt;=8'b00000000;        " calcext:value-type="string">
            <text:p>10'h115:out &lt;=8'b00000000; <text:s text:c="7"/></text:p>
          </table:table-cell>
        </table:table-row>
        <table:table-row table:style-name="ro1">
          <table:table-cell office:value-type="string" calcext:value-type="string">
            <text:p>10'h016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10'h</text:p>
          </table:table-cell>
          <table:table-cell office:value-type="float" office:value="278" calcext:value-type="float">
            <text:p>278</text:p>
          </table:table-cell>
          <table:table-cell table:formula="of:=DEC2HEX([.D23])" office:value-type="string" office:string-value="116" calcext:value-type="string">
            <text:p>116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23];[.E23];[.G23];[.H23])" office:value-type="string" office:string-value="10'h116:out &lt;=8'b00000000;        " calcext:value-type="string">
            <text:p>10'h116:out &lt;=8'b00000000; <text:s text:c="7"/></text:p>
          </table:table-cell>
        </table:table-row>
        <table:table-row table:style-name="ro1">
          <table:table-cell office:value-type="string" calcext:value-type="string">
            <text:p>10'h017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10'h</text:p>
          </table:table-cell>
          <table:table-cell office:value-type="float" office:value="279" calcext:value-type="float">
            <text:p>279</text:p>
          </table:table-cell>
          <table:table-cell table:formula="of:=DEC2HEX([.D24])" office:value-type="string" office:string-value="117" calcext:value-type="string">
            <text:p>117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24];[.E24];[.G24];[.H24])" office:value-type="string" office:string-value="10'h117:out &lt;=8'b00000000;        " calcext:value-type="string">
            <text:p>10'h117:out &lt;=8'b00000000; <text:s text:c="7"/></text:p>
          </table:table-cell>
        </table:table-row>
        <table:table-row table:style-name="ro1">
          <table:table-cell office:value-type="string" calcext:value-type="string">
            <text:p>10'h018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10'h</text:p>
          </table:table-cell>
          <table:table-cell office:value-type="float" office:value="280" calcext:value-type="float">
            <text:p>280</text:p>
          </table:table-cell>
          <table:table-cell table:formula="of:=DEC2HEX([.D25])" office:value-type="string" office:string-value="118" calcext:value-type="string">
            <text:p>118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010; <text:s text:c="7"/>// #</text:p>
          </table:table-cell>
          <table:table-cell/>
          <table:table-cell table:formula="of:=CONCATENATE([.C25];[.E25];[.G25];[.H25])" office:value-type="string" office:string-value="10'h118:out &lt;=8'b00001010;        // #" calcext:value-type="string">
            <text:p>10'h118:out &lt;=8'b00001010; <text:s text:c="7"/>// #</text:p>
          </table:table-cell>
        </table:table-row>
        <table:table-row table:style-name="ro1">
          <table:table-cell office:value-type="string" calcext:value-type="string">
            <text:p>10'h019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10'h</text:p>
          </table:table-cell>
          <table:table-cell office:value-type="float" office:value="281" calcext:value-type="float">
            <text:p>281</text:p>
          </table:table-cell>
          <table:table-cell table:formula="of:=DEC2HEX([.D26])" office:value-type="string" office:string-value="119" calcext:value-type="string">
            <text:p>119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010; <text:s text:c="7"/></text:p>
          </table:table-cell>
          <table:table-cell/>
          <table:table-cell table:formula="of:=CONCATENATE([.C26];[.E26];[.G26];[.H26])" office:value-type="string" office:string-value="10'h119:out &lt;=8'b00001010;        " calcext:value-type="string">
            <text:p>10'h119:out &lt;=8'b00001010; <text:s text:c="7"/></text:p>
          </table:table-cell>
        </table:table-row>
        <table:table-row table:style-name="ro1">
          <table:table-cell office:value-type="string" calcext:value-type="string">
            <text:p>10'h01A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10'h</text:p>
          </table:table-cell>
          <table:table-cell office:value-type="float" office:value="282" calcext:value-type="float">
            <text:p>282</text:p>
          </table:table-cell>
          <table:table-cell table:formula="of:=DEC2HEX([.D27])" office:value-type="string" office:string-value="11A" calcext:value-type="string">
            <text:p>11A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1111; <text:s text:c="7"/></text:p>
          </table:table-cell>
          <table:table-cell/>
          <table:table-cell table:formula="of:=CONCATENATE([.C27];[.E27];[.G27];[.H27])" office:value-type="string" office:string-value="10'h11A:out &lt;=8'b00011111;        " calcext:value-type="string">
            <text:p>10'h11A:out &lt;=8'b00011111; <text:s text:c="7"/></text:p>
          </table:table-cell>
        </table:table-row>
        <table:table-row table:style-name="ro1">
          <table:table-cell office:value-type="string" calcext:value-type="string">
            <text:p>10'h01B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10'h</text:p>
          </table:table-cell>
          <table:table-cell office:value-type="float" office:value="283" calcext:value-type="float">
            <text:p>283</text:p>
          </table:table-cell>
          <table:table-cell table:formula="of:=DEC2HEX([.D28])" office:value-type="string" office:string-value="11B" calcext:value-type="string">
            <text:p>11B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010; <text:s text:c="7"/></text:p>
          </table:table-cell>
          <table:table-cell/>
          <table:table-cell table:formula="of:=CONCATENATE([.C28];[.E28];[.G28];[.H28])" office:value-type="string" office:string-value="10'h11B:out &lt;=8'b00001010;        " calcext:value-type="string">
            <text:p>10'h11B:out &lt;=8'b00001010; <text:s text:c="7"/></text:p>
          </table:table-cell>
        </table:table-row>
        <table:table-row table:style-name="ro1">
          <table:table-cell office:value-type="string" calcext:value-type="string">
            <text:p>10'h01C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10'h</text:p>
          </table:table-cell>
          <table:table-cell office:value-type="float" office:value="284" calcext:value-type="float">
            <text:p>284</text:p>
          </table:table-cell>
          <table:table-cell table:formula="of:=DEC2HEX([.D29])" office:value-type="string" office:string-value="11C" calcext:value-type="string">
            <text:p>11C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1111; <text:s text:c="7"/></text:p>
          </table:table-cell>
          <table:table-cell/>
          <table:table-cell table:formula="of:=CONCATENATE([.C29];[.E29];[.G29];[.H29])" office:value-type="string" office:string-value="10'h11C:out &lt;=8'b00011111;        " calcext:value-type="string">
            <text:p>10'h11C:out &lt;=8'b00011111; <text:s text:c="7"/></text:p>
          </table:table-cell>
        </table:table-row>
        <table:table-row table:style-name="ro1">
          <table:table-cell office:value-type="string" calcext:value-type="string">
            <text:p>10'h01D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10'h</text:p>
          </table:table-cell>
          <table:table-cell office:value-type="float" office:value="285" calcext:value-type="float">
            <text:p>285</text:p>
          </table:table-cell>
          <table:table-cell table:formula="of:=DEC2HEX([.D30])" office:value-type="string" office:string-value="11D" calcext:value-type="string">
            <text:p>11D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010; <text:s text:c="7"/></text:p>
          </table:table-cell>
          <table:table-cell/>
          <table:table-cell table:formula="of:=CONCATENATE([.C30];[.E30];[.G30];[.H30])" office:value-type="string" office:string-value="10'h11D:out &lt;=8'b00001010;        " calcext:value-type="string">
            <text:p>10'h11D:out &lt;=8'b00001010; <text:s text:c="7"/></text:p>
          </table:table-cell>
        </table:table-row>
        <table:table-row table:style-name="ro1">
          <table:table-cell office:value-type="string" calcext:value-type="string">
            <text:p>10'h01E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10'h</text:p>
          </table:table-cell>
          <table:table-cell office:value-type="float" office:value="286" calcext:value-type="float">
            <text:p>286</text:p>
          </table:table-cell>
          <table:table-cell table:formula="of:=DEC2HEX([.D31])" office:value-type="string" office:string-value="11E" calcext:value-type="string">
            <text:p>11E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010; <text:s text:c="7"/></text:p>
          </table:table-cell>
          <table:table-cell/>
          <table:table-cell table:formula="of:=CONCATENATE([.C31];[.E31];[.G31];[.H31])" office:value-type="string" office:string-value="10'h11E:out &lt;=8'b00001010;        " calcext:value-type="string">
            <text:p>10'h11E:out &lt;=8'b00001010; <text:s text:c="7"/></text:p>
          </table:table-cell>
        </table:table-row>
        <table:table-row table:style-name="ro1">
          <table:table-cell office:value-type="string" calcext:value-type="string">
            <text:p>10'h01F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10'h</text:p>
          </table:table-cell>
          <table:table-cell office:value-type="float" office:value="287" calcext:value-type="float">
            <text:p>287</text:p>
          </table:table-cell>
          <table:table-cell table:formula="of:=DEC2HEX([.D32])" office:value-type="string" office:string-value="11F" calcext:value-type="string">
            <text:p>11F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32];[.E32];[.G32];[.H32])" office:value-type="string" office:string-value="10'h11F:out &lt;=8'b00000000;        " calcext:value-type="string">
            <text:p>10'h11F:out &lt;=8'b00000000; <text:s text:c="7"/></text:p>
          </table:table-cell>
        </table:table-row>
        <table:table-row table:style-name="ro1">
          <table:table-cell office:value-type="string" calcext:value-type="string">
            <text:p>10'h02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10'h</text:p>
          </table:table-cell>
          <table:table-cell office:value-type="float" office:value="288" calcext:value-type="float">
            <text:p>288</text:p>
          </table:table-cell>
          <table:table-cell table:formula="of:=DEC2HEX([.D33])" office:value-type="string" office:string-value="120" calcext:value-type="string">
            <text:p>120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00; <text:s text:c="7"/>// $</text:p>
          </table:table-cell>
          <table:table-cell/>
          <table:table-cell table:formula="of:=CONCATENATE([.C33];[.E33];[.G33];[.H33])" office:value-type="string" office:string-value="10'h120:out &lt;=8'b00000100;        // $" calcext:value-type="string">
            <text:p>10'h120:out &lt;=8'b00000100; <text:s text:c="7"/>// $</text:p>
          </table:table-cell>
        </table:table-row>
        <table:table-row table:style-name="ro1">
          <table:table-cell office:value-type="string" calcext:value-type="string">
            <text:p>10'h021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10'h</text:p>
          </table:table-cell>
          <table:table-cell office:value-type="float" office:value="289" calcext:value-type="float">
            <text:p>289</text:p>
          </table:table-cell>
          <table:table-cell table:formula="of:=DEC2HEX([.D34])" office:value-type="string" office:string-value="121" calcext:value-type="string">
            <text:p>121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111; <text:s text:c="7"/></text:p>
          </table:table-cell>
          <table:table-cell/>
          <table:table-cell table:formula="of:=CONCATENATE([.C34];[.E34];[.G34];[.H34])" office:value-type="string" office:string-value="10'h121:out &lt;=8'b00001111;        " calcext:value-type="string">
            <text:p>10'h121:out &lt;=8'b00001111; <text:s text:c="7"/></text:p>
          </table:table-cell>
        </table:table-row>
        <table:table-row table:style-name="ro1">
          <table:table-cell office:value-type="string" calcext:value-type="string">
            <text:p>10'h022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10'h</text:p>
          </table:table-cell>
          <table:table-cell office:value-type="float" office:value="290" calcext:value-type="float">
            <text:p>290</text:p>
          </table:table-cell>
          <table:table-cell table:formula="of:=DEC2HEX([.D35])" office:value-type="string" office:string-value="122" calcext:value-type="string">
            <text:p>122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100; <text:s text:c="7"/></text:p>
          </table:table-cell>
          <table:table-cell/>
          <table:table-cell table:formula="of:=CONCATENATE([.C35];[.E35];[.G35];[.H35])" office:value-type="string" office:string-value="10'h122:out &lt;=8'b00010100;        " calcext:value-type="string">
            <text:p>10'h122:out &lt;=8'b00010100; <text:s text:c="7"/></text:p>
          </table:table-cell>
        </table:table-row>
        <table:table-row table:style-name="ro1">
          <table:table-cell office:value-type="string" calcext:value-type="string">
            <text:p>10'h023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10'h</text:p>
          </table:table-cell>
          <table:table-cell office:value-type="float" office:value="291" calcext:value-type="float">
            <text:p>291</text:p>
          </table:table-cell>
          <table:table-cell table:formula="of:=DEC2HEX([.D36])" office:value-type="string" office:string-value="123" calcext:value-type="string">
            <text:p>123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110; <text:s text:c="7"/></text:p>
          </table:table-cell>
          <table:table-cell/>
          <table:table-cell table:formula="of:=CONCATENATE([.C36];[.E36];[.G36];[.H36])" office:value-type="string" office:string-value="10'h123:out &lt;=8'b00001110;        " calcext:value-type="string">
            <text:p>10'h123:out &lt;=8'b00001110; <text:s text:c="7"/></text:p>
          </table:table-cell>
        </table:table-row>
        <table:table-row table:style-name="ro1">
          <table:table-cell office:value-type="string" calcext:value-type="string">
            <text:p>10'h024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10'h</text:p>
          </table:table-cell>
          <table:table-cell office:value-type="float" office:value="292" calcext:value-type="float">
            <text:p>292</text:p>
          </table:table-cell>
          <table:table-cell table:formula="of:=DEC2HEX([.D37])" office:value-type="string" office:string-value="124" calcext:value-type="string">
            <text:p>124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01; <text:s text:c="7"/></text:p>
          </table:table-cell>
          <table:table-cell/>
          <table:table-cell table:formula="of:=CONCATENATE([.C37];[.E37];[.G37];[.H37])" office:value-type="string" office:string-value="10'h124:out &lt;=8'b00000101;        " calcext:value-type="string">
            <text:p>10'h124:out &lt;=8'b00000101; <text:s text:c="7"/></text:p>
          </table:table-cell>
        </table:table-row>
        <table:table-row table:style-name="ro1">
          <table:table-cell office:value-type="string" calcext:value-type="string">
            <text:p>10'h025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10'h</text:p>
          </table:table-cell>
          <table:table-cell office:value-type="float" office:value="293" calcext:value-type="float">
            <text:p>293</text:p>
          </table:table-cell>
          <table:table-cell table:formula="of:=DEC2HEX([.D38])" office:value-type="string" office:string-value="125" calcext:value-type="string">
            <text:p>125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1110; <text:s text:c="7"/></text:p>
          </table:table-cell>
          <table:table-cell/>
          <table:table-cell table:formula="of:=CONCATENATE([.C38];[.E38];[.G38];[.H38])" office:value-type="string" office:string-value="10'h125:out &lt;=8'b00011110;        " calcext:value-type="string">
            <text:p>10'h125:out &lt;=8'b00011110; <text:s text:c="7"/></text:p>
          </table:table-cell>
        </table:table-row>
        <table:table-row table:style-name="ro1">
          <table:table-cell office:value-type="string" calcext:value-type="string">
            <text:p>10'h026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10'h</text:p>
          </table:table-cell>
          <table:table-cell office:value-type="float" office:value="294" calcext:value-type="float">
            <text:p>294</text:p>
          </table:table-cell>
          <table:table-cell table:formula="of:=DEC2HEX([.D39])" office:value-type="string" office:string-value="126" calcext:value-type="string">
            <text:p>126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00; <text:s text:c="7"/></text:p>
          </table:table-cell>
          <table:table-cell/>
          <table:table-cell table:formula="of:=CONCATENATE([.C39];[.E39];[.G39];[.H39])" office:value-type="string" office:string-value="10'h126:out &lt;=8'b00000100;        " calcext:value-type="string">
            <text:p>10'h126:out &lt;=8'b00000100; <text:s text:c="7"/></text:p>
          </table:table-cell>
        </table:table-row>
        <table:table-row table:style-name="ro1">
          <table:table-cell office:value-type="string" calcext:value-type="string">
            <text:p>10'h027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10'h</text:p>
          </table:table-cell>
          <table:table-cell office:value-type="float" office:value="295" calcext:value-type="float">
            <text:p>295</text:p>
          </table:table-cell>
          <table:table-cell table:formula="of:=DEC2HEX([.D40])" office:value-type="string" office:string-value="127" calcext:value-type="string">
            <text:p>127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40];[.E40];[.G40];[.H40])" office:value-type="string" office:string-value="10'h127:out &lt;=8'b00000000;        " calcext:value-type="string">
            <text:p>10'h127:out &lt;=8'b00000000; <text:s text:c="7"/></text:p>
          </table:table-cell>
        </table:table-row>
        <table:table-row table:style-name="ro1">
          <table:table-cell office:value-type="string" calcext:value-type="string">
            <text:p>10'h028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10'h</text:p>
          </table:table-cell>
          <table:table-cell office:value-type="float" office:value="296" calcext:value-type="float">
            <text:p>296</text:p>
          </table:table-cell>
          <table:table-cell table:formula="of:=DEC2HEX([.D41])" office:value-type="string" office:string-value="128" calcext:value-type="string">
            <text:p>128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1000; <text:s text:c="7"/>// %</text:p>
          </table:table-cell>
          <table:table-cell/>
          <table:table-cell table:formula="of:=CONCATENATE([.C41];[.E41];[.G41];[.H41])" office:value-type="string" office:string-value="10'h128:out &lt;=8'b00011000;        // %" calcext:value-type="string">
            <text:p>10'h128:out &lt;=8'b00011000; <text:s text:c="7"/>// %</text:p>
          </table:table-cell>
        </table:table-row>
        <table:table-row table:style-name="ro1">
          <table:table-cell office:value-type="string" calcext:value-type="string">
            <text:p>10'h029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10'h</text:p>
          </table:table-cell>
          <table:table-cell office:value-type="float" office:value="297" calcext:value-type="float">
            <text:p>297</text:p>
          </table:table-cell>
          <table:table-cell table:formula="of:=DEC2HEX([.D42])" office:value-type="string" office:string-value="129" calcext:value-type="string">
            <text:p>129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1001; <text:s text:c="7"/></text:p>
          </table:table-cell>
          <table:table-cell/>
          <table:table-cell table:formula="of:=CONCATENATE([.C42];[.E42];[.G42];[.H42])" office:value-type="string" office:string-value="10'h129:out &lt;=8'b00011001;        " calcext:value-type="string">
            <text:p>10'h129:out &lt;=8'b00011001; <text:s text:c="7"/></text:p>
          </table:table-cell>
        </table:table-row>
        <table:table-row table:style-name="ro1">
          <table:table-cell office:value-type="string" calcext:value-type="string">
            <text:p>10'h02A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10'h</text:p>
          </table:table-cell>
          <table:table-cell office:value-type="float" office:value="298" calcext:value-type="float">
            <text:p>298</text:p>
          </table:table-cell>
          <table:table-cell table:formula="of:=DEC2HEX([.D43])" office:value-type="string" office:string-value="12A" calcext:value-type="string">
            <text:p>12A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10; <text:s text:c="7"/></text:p>
          </table:table-cell>
          <table:table-cell/>
          <table:table-cell table:formula="of:=CONCATENATE([.C43];[.E43];[.G43];[.H43])" office:value-type="string" office:string-value="10'h12A:out &lt;=8'b00000010;        " calcext:value-type="string">
            <text:p>10'h12A:out &lt;=8'b00000010; <text:s text:c="7"/></text:p>
          </table:table-cell>
        </table:table-row>
        <table:table-row table:style-name="ro1">
          <table:table-cell office:value-type="string" calcext:value-type="string">
            <text:p>10'h02B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10'h</text:p>
          </table:table-cell>
          <table:table-cell office:value-type="float" office:value="299" calcext:value-type="float">
            <text:p>299</text:p>
          </table:table-cell>
          <table:table-cell table:formula="of:=DEC2HEX([.D44])" office:value-type="string" office:string-value="12B" calcext:value-type="string">
            <text:p>12B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00; <text:s text:c="7"/></text:p>
          </table:table-cell>
          <table:table-cell/>
          <table:table-cell table:formula="of:=CONCATENATE([.C44];[.E44];[.G44];[.H44])" office:value-type="string" office:string-value="10'h12B:out &lt;=8'b00000100;        " calcext:value-type="string">
            <text:p>10'h12B:out &lt;=8'b00000100; <text:s text:c="7"/></text:p>
          </table:table-cell>
        </table:table-row>
        <table:table-row table:style-name="ro1">
          <table:table-cell office:value-type="string" calcext:value-type="string">
            <text:p>10'h02C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'h</text:p>
          </table:table-cell>
          <table:table-cell office:value-type="float" office:value="300" calcext:value-type="float">
            <text:p>300</text:p>
          </table:table-cell>
          <table:table-cell table:formula="of:=DEC2HEX([.D45])" office:value-type="string" office:string-value="12C" calcext:value-type="string">
            <text:p>12C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000; <text:s text:c="7"/></text:p>
          </table:table-cell>
          <table:table-cell/>
          <table:table-cell table:formula="of:=CONCATENATE([.C45];[.E45];[.G45];[.H45])" office:value-type="string" office:string-value="10'h12C:out &lt;=8'b00001000;        " calcext:value-type="string">
            <text:p>10'h12C:out &lt;=8'b00001000; <text:s text:c="7"/></text:p>
          </table:table-cell>
        </table:table-row>
        <table:table-row table:style-name="ro1">
          <table:table-cell office:value-type="string" calcext:value-type="string">
            <text:p>10'h02D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10'h</text:p>
          </table:table-cell>
          <table:table-cell office:value-type="float" office:value="301" calcext:value-type="float">
            <text:p>301</text:p>
          </table:table-cell>
          <table:table-cell table:formula="of:=DEC2HEX([.D46])" office:value-type="string" office:string-value="12D" calcext:value-type="string">
            <text:p>12D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11; <text:s text:c="7"/></text:p>
          </table:table-cell>
          <table:table-cell/>
          <table:table-cell table:formula="of:=CONCATENATE([.C46];[.E46];[.G46];[.H46])" office:value-type="string" office:string-value="10'h12D:out &lt;=8'b00010011;        " calcext:value-type="string">
            <text:p>10'h12D:out &lt;=8'b00010011; <text:s text:c="7"/></text:p>
          </table:table-cell>
        </table:table-row>
        <table:table-row table:style-name="ro1">
          <table:table-cell office:value-type="string" calcext:value-type="string">
            <text:p>10'h02E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10'h</text:p>
          </table:table-cell>
          <table:table-cell office:value-type="float" office:value="302" calcext:value-type="float">
            <text:p>302</text:p>
          </table:table-cell>
          <table:table-cell table:formula="of:=DEC2HEX([.D47])" office:value-type="string" office:string-value="12E" calcext:value-type="string">
            <text:p>12E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11; <text:s text:c="7"/></text:p>
          </table:table-cell>
          <table:table-cell/>
          <table:table-cell table:formula="of:=CONCATENATE([.C47];[.E47];[.G47];[.H47])" office:value-type="string" office:string-value="10'h12E:out &lt;=8'b00000011;        " calcext:value-type="string">
            <text:p>10'h12E:out &lt;=8'b00000011; <text:s text:c="7"/></text:p>
          </table:table-cell>
        </table:table-row>
        <table:table-row table:style-name="ro1">
          <table:table-cell office:value-type="string" calcext:value-type="string">
            <text:p>10'h02F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0'h</text:p>
          </table:table-cell>
          <table:table-cell office:value-type="float" office:value="303" calcext:value-type="float">
            <text:p>303</text:p>
          </table:table-cell>
          <table:table-cell table:formula="of:=DEC2HEX([.D48])" office:value-type="string" office:string-value="12F" calcext:value-type="string">
            <text:p>12F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48];[.E48];[.G48];[.H48])" office:value-type="string" office:string-value="10'h12F:out &lt;=8'b00000000;        " calcext:value-type="string">
            <text:p>10'h12F:out &lt;=8'b00000000; <text:s text:c="7"/></text:p>
          </table:table-cell>
        </table:table-row>
        <table:table-row table:style-name="ro1">
          <table:table-cell office:value-type="string" calcext:value-type="string">
            <text:p>10'h03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10'h</text:p>
          </table:table-cell>
          <table:table-cell office:value-type="float" office:value="304" calcext:value-type="float">
            <text:p>304</text:p>
          </table:table-cell>
          <table:table-cell table:formula="of:=DEC2HEX([.D49])" office:value-type="string" office:string-value="130" calcext:value-type="string">
            <text:p>130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100; <text:s text:c="7"/>// &amp;</text:p>
          </table:table-cell>
          <table:table-cell/>
          <table:table-cell table:formula="of:=CONCATENATE([.C49];[.E49];[.G49];[.H49])" office:value-type="string" office:string-value="10'h130:out &lt;=8'b00001100;        // &amp;" calcext:value-type="string">
            <text:p>10'h130:out &lt;=8'b00001100; <text:s text:c="7"/>// &amp;</text:p>
          </table:table-cell>
        </table:table-row>
        <table:table-row table:style-name="ro1">
          <table:table-cell office:value-type="string" calcext:value-type="string">
            <text:p>10'h031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10'h</text:p>
          </table:table-cell>
          <table:table-cell office:value-type="float" office:value="305" calcext:value-type="float">
            <text:p>305</text:p>
          </table:table-cell>
          <table:table-cell table:formula="of:=DEC2HEX([.D50])" office:value-type="string" office:string-value="131" calcext:value-type="string">
            <text:p>131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10; <text:s text:c="7"/></text:p>
          </table:table-cell>
          <table:table-cell/>
          <table:table-cell table:formula="of:=CONCATENATE([.C50];[.E50];[.G50];[.H50])" office:value-type="string" office:string-value="10'h131:out &lt;=8'b00010010;        " calcext:value-type="string">
            <text:p>10'h131:out &lt;=8'b00010010; <text:s text:c="7"/></text:p>
          </table:table-cell>
        </table:table-row>
        <table:table-row table:style-name="ro1">
          <table:table-cell office:value-type="string" calcext:value-type="string">
            <text:p>10'h032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10'h</text:p>
          </table:table-cell>
          <table:table-cell office:value-type="float" office:value="306" calcext:value-type="float">
            <text:p>306</text:p>
          </table:table-cell>
          <table:table-cell table:formula="of:=DEC2HEX([.D51])" office:value-type="string" office:string-value="132" calcext:value-type="string">
            <text:p>132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100; <text:s text:c="7"/></text:p>
          </table:table-cell>
          <table:table-cell/>
          <table:table-cell table:formula="of:=CONCATENATE([.C51];[.E51];[.G51];[.H51])" office:value-type="string" office:string-value="10'h132:out &lt;=8'b00010100;        " calcext:value-type="string">
            <text:p>10'h132:out &lt;=8'b00010100; <text:s text:c="7"/></text:p>
          </table:table-cell>
        </table:table-row>
        <table:table-row table:style-name="ro1">
          <table:table-cell office:value-type="string" calcext:value-type="string">
            <text:p>10'h033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10'h</text:p>
          </table:table-cell>
          <table:table-cell office:value-type="float" office:value="307" calcext:value-type="float">
            <text:p>307</text:p>
          </table:table-cell>
          <table:table-cell table:formula="of:=DEC2HEX([.D52])" office:value-type="string" office:string-value="133" calcext:value-type="string">
            <text:p>133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000; <text:s text:c="7"/></text:p>
          </table:table-cell>
          <table:table-cell/>
          <table:table-cell table:formula="of:=CONCATENATE([.C52];[.E52];[.G52];[.H52])" office:value-type="string" office:string-value="10'h133:out &lt;=8'b00001000;        " calcext:value-type="string">
            <text:p>10'h133:out &lt;=8'b00001000; <text:s text:c="7"/></text:p>
          </table:table-cell>
        </table:table-row>
        <table:table-row table:style-name="ro1">
          <table:table-cell office:value-type="string" calcext:value-type="string">
            <text:p>10'h034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10'h</text:p>
          </table:table-cell>
          <table:table-cell office:value-type="float" office:value="308" calcext:value-type="float">
            <text:p>308</text:p>
          </table:table-cell>
          <table:table-cell table:formula="of:=DEC2HEX([.D53])" office:value-type="string" office:string-value="134" calcext:value-type="string">
            <text:p>134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101; <text:s text:c="7"/></text:p>
          </table:table-cell>
          <table:table-cell/>
          <table:table-cell table:formula="of:=CONCATENATE([.C53];[.E53];[.G53];[.H53])" office:value-type="string" office:string-value="10'h134:out &lt;=8'b00010101;        " calcext:value-type="string">
            <text:p>10'h134:out &lt;=8'b00010101; <text:s text:c="7"/></text:p>
          </table:table-cell>
        </table:table-row>
        <table:table-row table:style-name="ro1">
          <table:table-cell office:value-type="string" calcext:value-type="string">
            <text:p>10'h035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10'h</text:p>
          </table:table-cell>
          <table:table-cell office:value-type="float" office:value="309" calcext:value-type="float">
            <text:p>309</text:p>
          </table:table-cell>
          <table:table-cell table:formula="of:=DEC2HEX([.D54])" office:value-type="string" office:string-value="135" calcext:value-type="string">
            <text:p>135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10; <text:s text:c="7"/></text:p>
          </table:table-cell>
          <table:table-cell/>
          <table:table-cell table:formula="of:=CONCATENATE([.C54];[.E54];[.G54];[.H54])" office:value-type="string" office:string-value="10'h135:out &lt;=8'b00010010;        " calcext:value-type="string">
            <text:p>10'h135:out &lt;=8'b00010010; <text:s text:c="7"/></text:p>
          </table:table-cell>
        </table:table-row>
        <table:table-row table:style-name="ro1">
          <table:table-cell office:value-type="string" calcext:value-type="string">
            <text:p>10'h036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10'h</text:p>
          </table:table-cell>
          <table:table-cell office:value-type="float" office:value="310" calcext:value-type="float">
            <text:p>310</text:p>
          </table:table-cell>
          <table:table-cell table:formula="of:=DEC2HEX([.D55])" office:value-type="string" office:string-value="136" calcext:value-type="string">
            <text:p>136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101; <text:s text:c="7"/></text:p>
          </table:table-cell>
          <table:table-cell/>
          <table:table-cell table:formula="of:=CONCATENATE([.C55];[.E55];[.G55];[.H55])" office:value-type="string" office:string-value="10'h136:out &lt;=8'b00001101;        " calcext:value-type="string">
            <text:p>10'h136:out &lt;=8'b00001101; <text:s text:c="7"/></text:p>
          </table:table-cell>
        </table:table-row>
        <table:table-row table:style-name="ro1">
          <table:table-cell office:value-type="string" calcext:value-type="string">
            <text:p>10'h037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10'h</text:p>
          </table:table-cell>
          <table:table-cell office:value-type="float" office:value="311" calcext:value-type="float">
            <text:p>311</text:p>
          </table:table-cell>
          <table:table-cell table:formula="of:=DEC2HEX([.D56])" office:value-type="string" office:string-value="137" calcext:value-type="string">
            <text:p>137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56];[.E56];[.G56];[.H56])" office:value-type="string" office:string-value="10'h137:out &lt;=8'b00000000;        " calcext:value-type="string">
            <text:p>10'h137:out &lt;=8'b00000000; <text:s text:c="7"/></text:p>
          </table:table-cell>
        </table:table-row>
        <table:table-row table:style-name="ro1">
          <table:table-cell office:value-type="string" calcext:value-type="string">
            <text:p>10'h038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10'h</text:p>
          </table:table-cell>
          <table:table-cell office:value-type="float" office:value="312" calcext:value-type="float">
            <text:p>312</text:p>
          </table:table-cell>
          <table:table-cell table:formula="of:=DEC2HEX([.D57])" office:value-type="string" office:string-value="138" calcext:value-type="string">
            <text:p>138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100; <text:s text:c="7"/>// '</text:p>
          </table:table-cell>
          <table:table-cell/>
          <table:table-cell table:formula="of:=CONCATENATE([.C57];[.E57];[.G57];[.H57])" office:value-type="string" office:string-value="10'h138:out &lt;=8'b00001100;        // '" calcext:value-type="string">
            <text:p>10'h138:out &lt;=8'b00001100; <text:s text:c="7"/>// '</text:p>
          </table:table-cell>
        </table:table-row>
        <table:table-row table:style-name="ro1">
          <table:table-cell office:value-type="string" calcext:value-type="string">
            <text:p>10'h039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10'h</text:p>
          </table:table-cell>
          <table:table-cell office:value-type="float" office:value="313" calcext:value-type="float">
            <text:p>313</text:p>
          </table:table-cell>
          <table:table-cell table:formula="of:=DEC2HEX([.D58])" office:value-type="string" office:string-value="139" calcext:value-type="string">
            <text:p>139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00; <text:s text:c="7"/></text:p>
          </table:table-cell>
          <table:table-cell/>
          <table:table-cell table:formula="of:=CONCATENATE([.C58];[.E58];[.G58];[.H58])" office:value-type="string" office:string-value="10'h139:out &lt;=8'b00000100;        " calcext:value-type="string">
            <text:p>10'h139:out &lt;=8'b00000100; <text:s text:c="7"/></text:p>
          </table:table-cell>
        </table:table-row>
        <table:table-row table:style-name="ro1">
          <table:table-cell office:value-type="string" calcext:value-type="string">
            <text:p>10'h03A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10'h</text:p>
          </table:table-cell>
          <table:table-cell office:value-type="float" office:value="314" calcext:value-type="float">
            <text:p>314</text:p>
          </table:table-cell>
          <table:table-cell table:formula="of:=DEC2HEX([.D59])" office:value-type="string" office:string-value="13A" calcext:value-type="string">
            <text:p>13A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000; <text:s text:c="7"/></text:p>
          </table:table-cell>
          <table:table-cell/>
          <table:table-cell table:formula="of:=CONCATENATE([.C59];[.E59];[.G59];[.H59])" office:value-type="string" office:string-value="10'h13A:out &lt;=8'b00001000;        " calcext:value-type="string">
            <text:p>10'h13A:out &lt;=8'b00001000; <text:s text:c="7"/></text:p>
          </table:table-cell>
        </table:table-row>
        <table:table-row table:style-name="ro1">
          <table:table-cell office:value-type="string" calcext:value-type="string">
            <text:p>10'h03B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10'h</text:p>
          </table:table-cell>
          <table:table-cell office:value-type="float" office:value="315" calcext:value-type="float">
            <text:p>315</text:p>
          </table:table-cell>
          <table:table-cell table:formula="of:=DEC2HEX([.D60])" office:value-type="string" office:string-value="13B" calcext:value-type="string">
            <text:p>13B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60];[.E60];[.G60];[.H60])" office:value-type="string" office:string-value="10'h13B:out &lt;=8'b00000000;        " calcext:value-type="string">
            <text:p>10'h13B:out &lt;=8'b00000000; <text:s text:c="7"/></text:p>
          </table:table-cell>
        </table:table-row>
        <table:table-row table:style-name="ro1">
          <table:table-cell office:value-type="string" calcext:value-type="string">
            <text:p>10'h03C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10'h</text:p>
          </table:table-cell>
          <table:table-cell office:value-type="float" office:value="316" calcext:value-type="float">
            <text:p>316</text:p>
          </table:table-cell>
          <table:table-cell table:formula="of:=DEC2HEX([.D61])" office:value-type="string" office:string-value="13C" calcext:value-type="string">
            <text:p>13C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61];[.E61];[.G61];[.H61])" office:value-type="string" office:string-value="10'h13C:out &lt;=8'b00000000;        " calcext:value-type="string">
            <text:p>10'h13C:out &lt;=8'b00000000; <text:s text:c="7"/></text:p>
          </table:table-cell>
        </table:table-row>
        <table:table-row table:style-name="ro1">
          <table:table-cell office:value-type="string" calcext:value-type="string">
            <text:p>10'h03D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10'h</text:p>
          </table:table-cell>
          <table:table-cell office:value-type="float" office:value="317" calcext:value-type="float">
            <text:p>317</text:p>
          </table:table-cell>
          <table:table-cell table:formula="of:=DEC2HEX([.D62])" office:value-type="string" office:string-value="13D" calcext:value-type="string">
            <text:p>13D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62];[.E62];[.G62];[.H62])" office:value-type="string" office:string-value="10'h13D:out &lt;=8'b00000000;        " calcext:value-type="string">
            <text:p>10'h13D:out &lt;=8'b00000000; <text:s text:c="7"/></text:p>
          </table:table-cell>
        </table:table-row>
        <table:table-row table:style-name="ro1">
          <table:table-cell office:value-type="string" calcext:value-type="string">
            <text:p>10'h03E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10'h</text:p>
          </table:table-cell>
          <table:table-cell office:value-type="float" office:value="318" calcext:value-type="float">
            <text:p>318</text:p>
          </table:table-cell>
          <table:table-cell table:formula="of:=DEC2HEX([.D63])" office:value-type="string" office:string-value="13E" calcext:value-type="string">
            <text:p>13E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63];[.E63];[.G63];[.H63])" office:value-type="string" office:string-value="10'h13E:out &lt;=8'b00000000;        " calcext:value-type="string">
            <text:p>10'h13E:out &lt;=8'b00000000; <text:s text:c="7"/></text:p>
          </table:table-cell>
        </table:table-row>
        <table:table-row table:style-name="ro1">
          <table:table-cell office:value-type="string" calcext:value-type="string">
            <text:p>10'h03F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10'h</text:p>
          </table:table-cell>
          <table:table-cell office:value-type="float" office:value="319" calcext:value-type="float">
            <text:p>319</text:p>
          </table:table-cell>
          <table:table-cell table:formula="of:=DEC2HEX([.D64])" office:value-type="string" office:string-value="13F" calcext:value-type="string">
            <text:p>13F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64];[.E64];[.G64];[.H64])" office:value-type="string" office:string-value="10'h13F:out &lt;=8'b00000000;        " calcext:value-type="string">
            <text:p>10'h13F:out &lt;=8'b00000000; <text:s text:c="7"/></text:p>
          </table:table-cell>
        </table:table-row>
        <table:table-row table:style-name="ro1">
          <table:table-cell office:value-type="string" calcext:value-type="string">
            <text:p>10'h04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10'h</text:p>
          </table:table-cell>
          <table:table-cell office:value-type="float" office:value="320" calcext:value-type="float">
            <text:p>320</text:p>
          </table:table-cell>
          <table:table-cell table:formula="of:=DEC2HEX([.D65])" office:value-type="string" office:string-value="140" calcext:value-type="string">
            <text:p>140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10; <text:s text:c="7"/>// (</text:p>
          </table:table-cell>
          <table:table-cell/>
          <table:table-cell table:formula="of:=CONCATENATE([.C65];[.E65];[.G65];[.H65])" office:value-type="string" office:string-value="10'h140:out &lt;=8'b00000010;        // (" calcext:value-type="string">
            <text:p>10'h140:out &lt;=8'b00000010; <text:s text:c="7"/>// (</text:p>
          </table:table-cell>
        </table:table-row>
        <table:table-row table:style-name="ro1">
          <table:table-cell office:value-type="string" calcext:value-type="string">
            <text:p>10'h041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10'h</text:p>
          </table:table-cell>
          <table:table-cell office:value-type="float" office:value="321" calcext:value-type="float">
            <text:p>321</text:p>
          </table:table-cell>
          <table:table-cell table:formula="of:=DEC2HEX([.D66])" office:value-type="string" office:string-value="141" calcext:value-type="string">
            <text:p>141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00; <text:s text:c="7"/></text:p>
          </table:table-cell>
          <table:table-cell/>
          <table:table-cell table:formula="of:=CONCATENATE([.C66];[.E66];[.G66];[.H66])" office:value-type="string" office:string-value="10'h141:out &lt;=8'b00000100;        " calcext:value-type="string">
            <text:p>10'h141:out &lt;=8'b00000100; <text:s text:c="7"/></text:p>
          </table:table-cell>
        </table:table-row>
        <table:table-row table:style-name="ro1">
          <table:table-cell office:value-type="string" calcext:value-type="string">
            <text:p>10'h042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10'h</text:p>
          </table:table-cell>
          <table:table-cell office:value-type="float" office:value="322" calcext:value-type="float">
            <text:p>322</text:p>
          </table:table-cell>
          <table:table-cell table:formula="of:=DEC2HEX([.D67])" office:value-type="string" office:string-value="142" calcext:value-type="string">
            <text:p>142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000; <text:s text:c="7"/></text:p>
          </table:table-cell>
          <table:table-cell/>
          <table:table-cell table:formula="of:=CONCATENATE([.C67];[.E67];[.G67];[.H67])" office:value-type="string" office:string-value="10'h142:out &lt;=8'b00001000;        " calcext:value-type="string">
            <text:p>10'h142:out &lt;=8'b00001000; <text:s text:c="7"/></text:p>
          </table:table-cell>
        </table:table-row>
        <table:table-row table:style-name="ro1">
          <table:table-cell office:value-type="string" calcext:value-type="string">
            <text:p>10'h043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10'h</text:p>
          </table:table-cell>
          <table:table-cell office:value-type="float" office:value="323" calcext:value-type="float">
            <text:p>323</text:p>
          </table:table-cell>
          <table:table-cell table:formula="of:=DEC2HEX([.D68])" office:value-type="string" office:string-value="143" calcext:value-type="string">
            <text:p>143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000; <text:s text:c="7"/></text:p>
          </table:table-cell>
          <table:table-cell/>
          <table:table-cell table:formula="of:=CONCATENATE([.C68];[.E68];[.G68];[.H68])" office:value-type="string" office:string-value="10'h143:out &lt;=8'b00001000;        " calcext:value-type="string">
            <text:p>10'h143:out &lt;=8'b00001000; <text:s text:c="7"/></text:p>
          </table:table-cell>
        </table:table-row>
        <table:table-row table:style-name="ro1">
          <table:table-cell office:value-type="string" calcext:value-type="string">
            <text:p>10'h044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10'h</text:p>
          </table:table-cell>
          <table:table-cell office:value-type="float" office:value="324" calcext:value-type="float">
            <text:p>324</text:p>
          </table:table-cell>
          <table:table-cell table:formula="of:=DEC2HEX([.D69])" office:value-type="string" office:string-value="144" calcext:value-type="string">
            <text:p>144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000; <text:s text:c="7"/></text:p>
          </table:table-cell>
          <table:table-cell/>
          <table:table-cell table:formula="of:=CONCATENATE([.C69];[.E69];[.G69];[.H69])" office:value-type="string" office:string-value="10'h144:out &lt;=8'b00001000;        " calcext:value-type="string">
            <text:p>10'h144:out &lt;=8'b00001000; <text:s text:c="7"/></text:p>
          </table:table-cell>
        </table:table-row>
        <table:table-row table:style-name="ro1">
          <table:table-cell office:value-type="string" calcext:value-type="string">
            <text:p>10'h04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10'h</text:p>
          </table:table-cell>
          <table:table-cell office:value-type="float" office:value="325" calcext:value-type="float">
            <text:p>325</text:p>
          </table:table-cell>
          <table:table-cell table:formula="of:=DEC2HEX([.D70])" office:value-type="string" office:string-value="145" calcext:value-type="string">
            <text:p>145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00; <text:s text:c="7"/></text:p>
          </table:table-cell>
          <table:table-cell/>
          <table:table-cell table:formula="of:=CONCATENATE([.C70];[.E70];[.G70];[.H70])" office:value-type="string" office:string-value="10'h145:out &lt;=8'b00000100;        " calcext:value-type="string">
            <text:p>10'h145:out &lt;=8'b00000100; <text:s text:c="7"/></text:p>
          </table:table-cell>
        </table:table-row>
        <table:table-row table:style-name="ro1">
          <table:table-cell office:value-type="string" calcext:value-type="string">
            <text:p>10'h046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10'h</text:p>
          </table:table-cell>
          <table:table-cell office:value-type="float" office:value="326" calcext:value-type="float">
            <text:p>326</text:p>
          </table:table-cell>
          <table:table-cell table:formula="of:=DEC2HEX([.D71])" office:value-type="string" office:string-value="146" calcext:value-type="string">
            <text:p>146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10; <text:s text:c="7"/></text:p>
          </table:table-cell>
          <table:table-cell/>
          <table:table-cell table:formula="of:=CONCATENATE([.C71];[.E71];[.G71];[.H71])" office:value-type="string" office:string-value="10'h146:out &lt;=8'b00000010;        " calcext:value-type="string">
            <text:p>10'h146:out &lt;=8'b00000010; <text:s text:c="7"/></text:p>
          </table:table-cell>
        </table:table-row>
        <table:table-row table:style-name="ro1">
          <table:table-cell office:value-type="string" calcext:value-type="string">
            <text:p>10'h047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10'h</text:p>
          </table:table-cell>
          <table:table-cell office:value-type="float" office:value="327" calcext:value-type="float">
            <text:p>327</text:p>
          </table:table-cell>
          <table:table-cell table:formula="of:=DEC2HEX([.D72])" office:value-type="string" office:string-value="147" calcext:value-type="string">
            <text:p>147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72];[.E72];[.G72];[.H72])" office:value-type="string" office:string-value="10'h147:out &lt;=8'b00000000;        " calcext:value-type="string">
            <text:p>10'h147:out &lt;=8'b00000000; <text:s text:c="7"/></text:p>
          </table:table-cell>
        </table:table-row>
        <table:table-row table:style-name="ro1">
          <table:table-cell office:value-type="string" calcext:value-type="string">
            <text:p>10'h048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10'h</text:p>
          </table:table-cell>
          <table:table-cell office:value-type="float" office:value="328" calcext:value-type="float">
            <text:p>328</text:p>
          </table:table-cell>
          <table:table-cell table:formula="of:=DEC2HEX([.D73])" office:value-type="string" office:string-value="148" calcext:value-type="string">
            <text:p>148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000; <text:s text:c="7"/>// )</text:p>
          </table:table-cell>
          <table:table-cell/>
          <table:table-cell table:formula="of:=CONCATENATE([.C73];[.E73];[.G73];[.H73])" office:value-type="string" office:string-value="10'h148:out &lt;=8'b00001000;        // )" calcext:value-type="string">
            <text:p>10'h148:out &lt;=8'b00001000; <text:s text:c="7"/>// )</text:p>
          </table:table-cell>
        </table:table-row>
        <table:table-row table:style-name="ro1">
          <table:table-cell office:value-type="string" calcext:value-type="string">
            <text:p>10'h049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10'h</text:p>
          </table:table-cell>
          <table:table-cell office:value-type="float" office:value="329" calcext:value-type="float">
            <text:p>329</text:p>
          </table:table-cell>
          <table:table-cell table:formula="of:=DEC2HEX([.D74])" office:value-type="string" office:string-value="149" calcext:value-type="string">
            <text:p>149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00; <text:s text:c="7"/></text:p>
          </table:table-cell>
          <table:table-cell/>
          <table:table-cell table:formula="of:=CONCATENATE([.C74];[.E74];[.G74];[.H74])" office:value-type="string" office:string-value="10'h149:out &lt;=8'b00000100;        " calcext:value-type="string">
            <text:p>10'h149:out &lt;=8'b00000100; <text:s text:c="7"/></text:p>
          </table:table-cell>
        </table:table-row>
        <table:table-row table:style-name="ro1">
          <table:table-cell office:value-type="string" calcext:value-type="string">
            <text:p>10'h04A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10'h</text:p>
          </table:table-cell>
          <table:table-cell office:value-type="float" office:value="330" calcext:value-type="float">
            <text:p>330</text:p>
          </table:table-cell>
          <table:table-cell table:formula="of:=DEC2HEX([.D75])" office:value-type="string" office:string-value="14A" calcext:value-type="string">
            <text:p>14A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10; <text:s text:c="7"/></text:p>
          </table:table-cell>
          <table:table-cell/>
          <table:table-cell table:formula="of:=CONCATENATE([.C75];[.E75];[.G75];[.H75])" office:value-type="string" office:string-value="10'h14A:out &lt;=8'b00000010;        " calcext:value-type="string">
            <text:p>10'h14A:out &lt;=8'b00000010; <text:s text:c="7"/></text:p>
          </table:table-cell>
        </table:table-row>
        <table:table-row table:style-name="ro1">
          <table:table-cell office:value-type="string" calcext:value-type="string">
            <text:p>10'h04B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10'h</text:p>
          </table:table-cell>
          <table:table-cell office:value-type="float" office:value="331" calcext:value-type="float">
            <text:p>331</text:p>
          </table:table-cell>
          <table:table-cell table:formula="of:=DEC2HEX([.D76])" office:value-type="string" office:string-value="14B" calcext:value-type="string">
            <text:p>14B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10; <text:s text:c="7"/></text:p>
          </table:table-cell>
          <table:table-cell/>
          <table:table-cell table:formula="of:=CONCATENATE([.C76];[.E76];[.G76];[.H76])" office:value-type="string" office:string-value="10'h14B:out &lt;=8'b00000010;        " calcext:value-type="string">
            <text:p>10'h14B:out &lt;=8'b00000010; <text:s text:c="7"/></text:p>
          </table:table-cell>
        </table:table-row>
        <table:table-row table:style-name="ro1">
          <table:table-cell office:value-type="string" calcext:value-type="string">
            <text:p>10'h04C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10'h</text:p>
          </table:table-cell>
          <table:table-cell office:value-type="float" office:value="332" calcext:value-type="float">
            <text:p>332</text:p>
          </table:table-cell>
          <table:table-cell table:formula="of:=DEC2HEX([.D77])" office:value-type="string" office:string-value="14C" calcext:value-type="string">
            <text:p>14C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10; <text:s text:c="7"/></text:p>
          </table:table-cell>
          <table:table-cell/>
          <table:table-cell table:formula="of:=CONCATENATE([.C77];[.E77];[.G77];[.H77])" office:value-type="string" office:string-value="10'h14C:out &lt;=8'b00000010;        " calcext:value-type="string">
            <text:p>10'h14C:out &lt;=8'b00000010; <text:s text:c="7"/></text:p>
          </table:table-cell>
        </table:table-row>
        <table:table-row table:style-name="ro1">
          <table:table-cell office:value-type="string" calcext:value-type="string">
            <text:p>10'h04D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10'h</text:p>
          </table:table-cell>
          <table:table-cell office:value-type="float" office:value="333" calcext:value-type="float">
            <text:p>333</text:p>
          </table:table-cell>
          <table:table-cell table:formula="of:=DEC2HEX([.D78])" office:value-type="string" office:string-value="14D" calcext:value-type="string">
            <text:p>14D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00; <text:s text:c="7"/></text:p>
          </table:table-cell>
          <table:table-cell/>
          <table:table-cell table:formula="of:=CONCATENATE([.C78];[.E78];[.G78];[.H78])" office:value-type="string" office:string-value="10'h14D:out &lt;=8'b00000100;        " calcext:value-type="string">
            <text:p>10'h14D:out &lt;=8'b00000100; <text:s text:c="7"/></text:p>
          </table:table-cell>
        </table:table-row>
        <table:table-row table:style-name="ro1">
          <table:table-cell office:value-type="string" calcext:value-type="string">
            <text:p>10'h04E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10'h</text:p>
          </table:table-cell>
          <table:table-cell office:value-type="float" office:value="334" calcext:value-type="float">
            <text:p>334</text:p>
          </table:table-cell>
          <table:table-cell table:formula="of:=DEC2HEX([.D79])" office:value-type="string" office:string-value="14E" calcext:value-type="string">
            <text:p>14E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000; <text:s text:c="7"/></text:p>
          </table:table-cell>
          <table:table-cell/>
          <table:table-cell table:formula="of:=CONCATENATE([.C79];[.E79];[.G79];[.H79])" office:value-type="string" office:string-value="10'h14E:out &lt;=8'b00001000;        " calcext:value-type="string">
            <text:p>10'h14E:out &lt;=8'b00001000; <text:s text:c="7"/></text:p>
          </table:table-cell>
        </table:table-row>
        <table:table-row table:style-name="ro1">
          <table:table-cell office:value-type="string" calcext:value-type="string">
            <text:p>10'h04F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10'h</text:p>
          </table:table-cell>
          <table:table-cell office:value-type="float" office:value="335" calcext:value-type="float">
            <text:p>335</text:p>
          </table:table-cell>
          <table:table-cell table:formula="of:=DEC2HEX([.D80])" office:value-type="string" office:string-value="14F" calcext:value-type="string">
            <text:p>14F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80];[.E80];[.G80];[.H80])" office:value-type="string" office:string-value="10'h14F:out &lt;=8'b00000000;        " calcext:value-type="string">
            <text:p>10'h14F:out &lt;=8'b00000000; <text:s text:c="7"/></text:p>
          </table:table-cell>
        </table:table-row>
        <table:table-row table:style-name="ro1">
          <table:table-cell office:value-type="string" calcext:value-type="string">
            <text:p>10'h050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10'h</text:p>
          </table:table-cell>
          <table:table-cell office:value-type="float" office:value="336" calcext:value-type="float">
            <text:p>336</text:p>
          </table:table-cell>
          <table:table-cell table:formula="of:=DEC2HEX([.D81])" office:value-type="string" office:string-value="150" calcext:value-type="string">
            <text:p>150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// *</text:p>
          </table:table-cell>
          <table:table-cell/>
          <table:table-cell table:formula="of:=CONCATENATE([.C81];[.E81];[.G81];[.H81])" office:value-type="string" office:string-value="10'h150:out &lt;=8'b00000000;        // *" calcext:value-type="string">
            <text:p>10'h150:out &lt;=8'b00000000; <text:s text:c="7"/>// *</text:p>
          </table:table-cell>
        </table:table-row>
        <table:table-row table:style-name="ro1">
          <table:table-cell office:value-type="string" calcext:value-type="string">
            <text:p>10'h051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10'h</text:p>
          </table:table-cell>
          <table:table-cell office:value-type="float" office:value="337" calcext:value-type="float">
            <text:p>337</text:p>
          </table:table-cell>
          <table:table-cell table:formula="of:=DEC2HEX([.D82])" office:value-type="string" office:string-value="151" calcext:value-type="string">
            <text:p>151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00; <text:s text:c="7"/></text:p>
          </table:table-cell>
          <table:table-cell/>
          <table:table-cell table:formula="of:=CONCATENATE([.C82];[.E82];[.G82];[.H82])" office:value-type="string" office:string-value="10'h151:out &lt;=8'b00000100;        " calcext:value-type="string">
            <text:p>10'h151:out &lt;=8'b00000100; <text:s text:c="7"/></text:p>
          </table:table-cell>
        </table:table-row>
        <table:table-row table:style-name="ro1">
          <table:table-cell office:value-type="string" calcext:value-type="string">
            <text:p>10'h052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10'h</text:p>
          </table:table-cell>
          <table:table-cell office:value-type="float" office:value="338" calcext:value-type="float">
            <text:p>338</text:p>
          </table:table-cell>
          <table:table-cell table:formula="of:=DEC2HEX([.D83])" office:value-type="string" office:string-value="152" calcext:value-type="string">
            <text:p>152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101; <text:s text:c="7"/></text:p>
          </table:table-cell>
          <table:table-cell/>
          <table:table-cell table:formula="of:=CONCATENATE([.C83];[.E83];[.G83];[.H83])" office:value-type="string" office:string-value="10'h152:out &lt;=8'b00010101;        " calcext:value-type="string">
            <text:p>10'h152:out &lt;=8'b00010101; <text:s text:c="7"/></text:p>
          </table:table-cell>
        </table:table-row>
        <table:table-row table:style-name="ro1">
          <table:table-cell office:value-type="string" calcext:value-type="string">
            <text:p>10'h053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10'h</text:p>
          </table:table-cell>
          <table:table-cell office:value-type="float" office:value="339" calcext:value-type="float">
            <text:p>339</text:p>
          </table:table-cell>
          <table:table-cell table:formula="of:=DEC2HEX([.D84])" office:value-type="string" office:string-value="153" calcext:value-type="string">
            <text:p>153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110; <text:s text:c="7"/></text:p>
          </table:table-cell>
          <table:table-cell/>
          <table:table-cell table:formula="of:=CONCATENATE([.C84];[.E84];[.G84];[.H84])" office:value-type="string" office:string-value="10'h153:out &lt;=8'b00001110;        " calcext:value-type="string">
            <text:p>10'h153:out &lt;=8'b00001110; <text:s text:c="7"/></text:p>
          </table:table-cell>
        </table:table-row>
        <table:table-row table:style-name="ro1">
          <table:table-cell office:value-type="string" calcext:value-type="string">
            <text:p>10'h054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10'h</text:p>
          </table:table-cell>
          <table:table-cell office:value-type="float" office:value="340" calcext:value-type="float">
            <text:p>340</text:p>
          </table:table-cell>
          <table:table-cell table:formula="of:=DEC2HEX([.D85])" office:value-type="string" office:string-value="154" calcext:value-type="string">
            <text:p>154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101; <text:s text:c="7"/></text:p>
          </table:table-cell>
          <table:table-cell/>
          <table:table-cell table:formula="of:=CONCATENATE([.C85];[.E85];[.G85];[.H85])" office:value-type="string" office:string-value="10'h154:out &lt;=8'b00010101;        " calcext:value-type="string">
            <text:p>10'h154:out &lt;=8'b00010101; <text:s text:c="7"/></text:p>
          </table:table-cell>
        </table:table-row>
        <table:table-row table:style-name="ro1">
          <table:table-cell office:value-type="string" calcext:value-type="string">
            <text:p>10'h055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10'h</text:p>
          </table:table-cell>
          <table:table-cell office:value-type="float" office:value="341" calcext:value-type="float">
            <text:p>341</text:p>
          </table:table-cell>
          <table:table-cell table:formula="of:=DEC2HEX([.D86])" office:value-type="string" office:string-value="155" calcext:value-type="string">
            <text:p>155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00; <text:s text:c="7"/></text:p>
          </table:table-cell>
          <table:table-cell/>
          <table:table-cell table:formula="of:=CONCATENATE([.C86];[.E86];[.G86];[.H86])" office:value-type="string" office:string-value="10'h155:out &lt;=8'b00000100;        " calcext:value-type="string">
            <text:p>10'h155:out &lt;=8'b00000100; <text:s text:c="7"/></text:p>
          </table:table-cell>
        </table:table-row>
        <table:table-row table:style-name="ro1">
          <table:table-cell office:value-type="string" calcext:value-type="string">
            <text:p>10'h056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10'h</text:p>
          </table:table-cell>
          <table:table-cell office:value-type="float" office:value="342" calcext:value-type="float">
            <text:p>342</text:p>
          </table:table-cell>
          <table:table-cell table:formula="of:=DEC2HEX([.D87])" office:value-type="string" office:string-value="156" calcext:value-type="string">
            <text:p>156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87];[.E87];[.G87];[.H87])" office:value-type="string" office:string-value="10'h156:out &lt;=8'b00000000;        " calcext:value-type="string">
            <text:p>10'h156:out &lt;=8'b00000000; <text:s text:c="7"/></text:p>
          </table:table-cell>
        </table:table-row>
        <table:table-row table:style-name="ro1">
          <table:table-cell office:value-type="string" calcext:value-type="string">
            <text:p>10'h057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10'h</text:p>
          </table:table-cell>
          <table:table-cell office:value-type="float" office:value="343" calcext:value-type="float">
            <text:p>343</text:p>
          </table:table-cell>
          <table:table-cell table:formula="of:=DEC2HEX([.D88])" office:value-type="string" office:string-value="157" calcext:value-type="string">
            <text:p>157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88];[.E88];[.G88];[.H88])" office:value-type="string" office:string-value="10'h157:out &lt;=8'b00000000;        " calcext:value-type="string">
            <text:p>10'h157:out &lt;=8'b00000000; <text:s text:c="7"/></text:p>
          </table:table-cell>
        </table:table-row>
        <table:table-row table:style-name="ro1">
          <table:table-cell office:value-type="string" calcext:value-type="string">
            <text:p>10'h058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10'h</text:p>
          </table:table-cell>
          <table:table-cell office:value-type="float" office:value="344" calcext:value-type="float">
            <text:p>344</text:p>
          </table:table-cell>
          <table:table-cell table:formula="of:=DEC2HEX([.D89])" office:value-type="string" office:string-value="158" calcext:value-type="string">
            <text:p>158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// +</text:p>
          </table:table-cell>
          <table:table-cell/>
          <table:table-cell table:formula="of:=CONCATENATE([.C89];[.E89];[.G89];[.H89])" office:value-type="string" office:string-value="10'h158:out &lt;=8'b00000000;        // +" calcext:value-type="string">
            <text:p>10'h158:out &lt;=8'b00000000; <text:s text:c="7"/>// +</text:p>
          </table:table-cell>
        </table:table-row>
        <table:table-row table:style-name="ro1">
          <table:table-cell office:value-type="string" calcext:value-type="string">
            <text:p>10'h059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10'h</text:p>
          </table:table-cell>
          <table:table-cell office:value-type="float" office:value="345" calcext:value-type="float">
            <text:p>345</text:p>
          </table:table-cell>
          <table:table-cell table:formula="of:=DEC2HEX([.D90])" office:value-type="string" office:string-value="159" calcext:value-type="string">
            <text:p>159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00; <text:s text:c="7"/></text:p>
          </table:table-cell>
          <table:table-cell/>
          <table:table-cell table:formula="of:=CONCATENATE([.C90];[.E90];[.G90];[.H90])" office:value-type="string" office:string-value="10'h159:out &lt;=8'b00000100;        " calcext:value-type="string">
            <text:p>10'h159:out &lt;=8'b00000100; <text:s text:c="7"/></text:p>
          </table:table-cell>
        </table:table-row>
        <table:table-row table:style-name="ro1">
          <table:table-cell office:value-type="string" calcext:value-type="string">
            <text:p>10'h05A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10'h</text:p>
          </table:table-cell>
          <table:table-cell office:value-type="float" office:value="346" calcext:value-type="float">
            <text:p>346</text:p>
          </table:table-cell>
          <table:table-cell table:formula="of:=DEC2HEX([.D91])" office:value-type="string" office:string-value="15A" calcext:value-type="string">
            <text:p>15A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00; <text:s text:c="7"/></text:p>
          </table:table-cell>
          <table:table-cell/>
          <table:table-cell table:formula="of:=CONCATENATE([.C91];[.E91];[.G91];[.H91])" office:value-type="string" office:string-value="10'h15A:out &lt;=8'b00000100;        " calcext:value-type="string">
            <text:p>10'h15A:out &lt;=8'b00000100; <text:s text:c="7"/></text:p>
          </table:table-cell>
        </table:table-row>
        <table:table-row table:style-name="ro1">
          <table:table-cell office:value-type="string" calcext:value-type="string">
            <text:p>10'h05B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10'h</text:p>
          </table:table-cell>
          <table:table-cell office:value-type="float" office:value="347" calcext:value-type="float">
            <text:p>347</text:p>
          </table:table-cell>
          <table:table-cell table:formula="of:=DEC2HEX([.D92])" office:value-type="string" office:string-value="15B" calcext:value-type="string">
            <text:p>15B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1111; <text:s text:c="7"/></text:p>
          </table:table-cell>
          <table:table-cell/>
          <table:table-cell table:formula="of:=CONCATENATE([.C92];[.E92];[.G92];[.H92])" office:value-type="string" office:string-value="10'h15B:out &lt;=8'b00011111;        " calcext:value-type="string">
            <text:p>10'h15B:out &lt;=8'b00011111; <text:s text:c="7"/></text:p>
          </table:table-cell>
        </table:table-row>
        <table:table-row table:style-name="ro1">
          <table:table-cell office:value-type="string" calcext:value-type="string">
            <text:p>10'h05C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10'h</text:p>
          </table:table-cell>
          <table:table-cell office:value-type="float" office:value="348" calcext:value-type="float">
            <text:p>348</text:p>
          </table:table-cell>
          <table:table-cell table:formula="of:=DEC2HEX([.D93])" office:value-type="string" office:string-value="15C" calcext:value-type="string">
            <text:p>15C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00; <text:s text:c="7"/></text:p>
          </table:table-cell>
          <table:table-cell/>
          <table:table-cell table:formula="of:=CONCATENATE([.C93];[.E93];[.G93];[.H93])" office:value-type="string" office:string-value="10'h15C:out &lt;=8'b00000100;        " calcext:value-type="string">
            <text:p>10'h15C:out &lt;=8'b00000100; <text:s text:c="7"/></text:p>
          </table:table-cell>
        </table:table-row>
        <table:table-row table:style-name="ro1">
          <table:table-cell office:value-type="string" calcext:value-type="string">
            <text:p>10'h05D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10'h</text:p>
          </table:table-cell>
          <table:table-cell office:value-type="float" office:value="349" calcext:value-type="float">
            <text:p>349</text:p>
          </table:table-cell>
          <table:table-cell table:formula="of:=DEC2HEX([.D94])" office:value-type="string" office:string-value="15D" calcext:value-type="string">
            <text:p>15D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00; <text:s text:c="7"/></text:p>
          </table:table-cell>
          <table:table-cell/>
          <table:table-cell table:formula="of:=CONCATENATE([.C94];[.E94];[.G94];[.H94])" office:value-type="string" office:string-value="10'h15D:out &lt;=8'b00000100;        " calcext:value-type="string">
            <text:p>10'h15D:out &lt;=8'b00000100; <text:s text:c="7"/></text:p>
          </table:table-cell>
        </table:table-row>
        <table:table-row table:style-name="ro1">
          <table:table-cell office:value-type="string" calcext:value-type="string">
            <text:p>10'h05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10'h</text:p>
          </table:table-cell>
          <table:table-cell office:value-type="float" office:value="350" calcext:value-type="float">
            <text:p>350</text:p>
          </table:table-cell>
          <table:table-cell table:formula="of:=DEC2HEX([.D95])" office:value-type="string" office:string-value="15E" calcext:value-type="string">
            <text:p>15E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95];[.E95];[.G95];[.H95])" office:value-type="string" office:string-value="10'h15E:out &lt;=8'b00000000;        " calcext:value-type="string">
            <text:p>10'h15E:out &lt;=8'b00000000; <text:s text:c="7"/></text:p>
          </table:table-cell>
        </table:table-row>
        <table:table-row table:style-name="ro1">
          <table:table-cell office:value-type="string" calcext:value-type="string">
            <text:p>10'h05F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10'h</text:p>
          </table:table-cell>
          <table:table-cell office:value-type="float" office:value="351" calcext:value-type="float">
            <text:p>351</text:p>
          </table:table-cell>
          <table:table-cell table:formula="of:=DEC2HEX([.D96])" office:value-type="string" office:string-value="15F" calcext:value-type="string">
            <text:p>15F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96];[.E96];[.G96];[.H96])" office:value-type="string" office:string-value="10'h15F:out &lt;=8'b00000000;        " calcext:value-type="string">
            <text:p>10'h15F:out &lt;=8'b00000000; <text:s text:c="7"/></text:p>
          </table:table-cell>
        </table:table-row>
        <table:table-row table:style-name="ro1">
          <table:table-cell office:value-type="string" calcext:value-type="string">
            <text:p>10'h060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10'h</text:p>
          </table:table-cell>
          <table:table-cell office:value-type="float" office:value="352" calcext:value-type="float">
            <text:p>352</text:p>
          </table:table-cell>
          <table:table-cell table:formula="of:=DEC2HEX([.D97])" office:value-type="string" office:string-value="160" calcext:value-type="string">
            <text:p>160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// ,</text:p>
          </table:table-cell>
          <table:table-cell/>
          <table:table-cell table:formula="of:=CONCATENATE([.C97];[.E97];[.G97];[.H97])" office:value-type="string" office:string-value="10'h160:out &lt;=8'b00000000;        // ," calcext:value-type="string">
            <text:p>10'h160:out &lt;=8'b00000000; <text:s text:c="7"/>// ,</text:p>
          </table:table-cell>
        </table:table-row>
        <table:table-row table:style-name="ro1">
          <table:table-cell office:value-type="string" calcext:value-type="string">
            <text:p>10'h061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10'h</text:p>
          </table:table-cell>
          <table:table-cell office:value-type="float" office:value="353" calcext:value-type="float">
            <text:p>353</text:p>
          </table:table-cell>
          <table:table-cell table:formula="of:=DEC2HEX([.D98])" office:value-type="string" office:string-value="161" calcext:value-type="string">
            <text:p>161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98];[.E98];[.G98];[.H98])" office:value-type="string" office:string-value="10'h161:out &lt;=8'b00000000;        " calcext:value-type="string">
            <text:p>10'h161:out &lt;=8'b00000000; <text:s text:c="7"/></text:p>
          </table:table-cell>
        </table:table-row>
        <table:table-row table:style-name="ro1">
          <table:table-cell office:value-type="string" calcext:value-type="string">
            <text:p>10'h062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10'h</text:p>
          </table:table-cell>
          <table:table-cell office:value-type="float" office:value="354" calcext:value-type="float">
            <text:p>354</text:p>
          </table:table-cell>
          <table:table-cell table:formula="of:=DEC2HEX([.D99])" office:value-type="string" office:string-value="162" calcext:value-type="string">
            <text:p>162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99];[.E99];[.G99];[.H99])" office:value-type="string" office:string-value="10'h162:out &lt;=8'b00000000;        " calcext:value-type="string">
            <text:p>10'h162:out &lt;=8'b00000000; <text:s text:c="7"/></text:p>
          </table:table-cell>
        </table:table-row>
        <table:table-row table:style-name="ro1">
          <table:table-cell office:value-type="string" calcext:value-type="string">
            <text:p>10'h06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10'h</text:p>
          </table:table-cell>
          <table:table-cell office:value-type="float" office:value="355" calcext:value-type="float">
            <text:p>355</text:p>
          </table:table-cell>
          <table:table-cell table:formula="of:=DEC2HEX([.D100])" office:value-type="string" office:string-value="163" calcext:value-type="string">
            <text:p>163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100];[.E100];[.G100];[.H100])" office:value-type="string" office:string-value="10'h163:out &lt;=8'b00000000;        " calcext:value-type="string">
            <text:p>10'h163:out &lt;=8'b00000000; <text:s text:c="7"/></text:p>
          </table:table-cell>
        </table:table-row>
        <table:table-row table:style-name="ro1">
          <table:table-cell office:value-type="string" calcext:value-type="string">
            <text:p>10'h064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10'h</text:p>
          </table:table-cell>
          <table:table-cell office:value-type="float" office:value="356" calcext:value-type="float">
            <text:p>356</text:p>
          </table:table-cell>
          <table:table-cell table:formula="of:=DEC2HEX([.D101])" office:value-type="string" office:string-value="164" calcext:value-type="string">
            <text:p>164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100; <text:s text:c="7"/></text:p>
          </table:table-cell>
          <table:table-cell/>
          <table:table-cell table:formula="of:=CONCATENATE([.C101];[.E101];[.G101];[.H101])" office:value-type="string" office:string-value="10'h164:out &lt;=8'b00001100;        " calcext:value-type="string">
            <text:p>10'h164:out &lt;=8'b00001100; <text:s text:c="7"/></text:p>
          </table:table-cell>
        </table:table-row>
        <table:table-row table:style-name="ro1">
          <table:table-cell office:value-type="string" calcext:value-type="string">
            <text:p>10'h065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10'h</text:p>
          </table:table-cell>
          <table:table-cell office:value-type="float" office:value="357" calcext:value-type="float">
            <text:p>357</text:p>
          </table:table-cell>
          <table:table-cell table:formula="of:=DEC2HEX([.D102])" office:value-type="string" office:string-value="165" calcext:value-type="string">
            <text:p>165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00; <text:s text:c="7"/></text:p>
          </table:table-cell>
          <table:table-cell/>
          <table:table-cell table:formula="of:=CONCATENATE([.C102];[.E102];[.G102];[.H102])" office:value-type="string" office:string-value="10'h165:out &lt;=8'b00000100;        " calcext:value-type="string">
            <text:p>10'h165:out &lt;=8'b00000100; <text:s text:c="7"/></text:p>
          </table:table-cell>
        </table:table-row>
        <table:table-row table:style-name="ro1">
          <table:table-cell office:value-type="string" calcext:value-type="string">
            <text:p>10'h066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10'h</text:p>
          </table:table-cell>
          <table:table-cell office:value-type="float" office:value="358" calcext:value-type="float">
            <text:p>358</text:p>
          </table:table-cell>
          <table:table-cell table:formula="of:=DEC2HEX([.D103])" office:value-type="string" office:string-value="166" calcext:value-type="string">
            <text:p>166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000; <text:s text:c="7"/></text:p>
          </table:table-cell>
          <table:table-cell/>
          <table:table-cell table:formula="of:=CONCATENATE([.C103];[.E103];[.G103];[.H103])" office:value-type="string" office:string-value="10'h166:out &lt;=8'b00001000;        " calcext:value-type="string">
            <text:p>10'h166:out &lt;=8'b00001000; <text:s text:c="7"/></text:p>
          </table:table-cell>
        </table:table-row>
        <table:table-row table:style-name="ro1">
          <table:table-cell office:value-type="string" calcext:value-type="string">
            <text:p>10'h067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10'h</text:p>
          </table:table-cell>
          <table:table-cell office:value-type="float" office:value="359" calcext:value-type="float">
            <text:p>359</text:p>
          </table:table-cell>
          <table:table-cell table:formula="of:=DEC2HEX([.D104])" office:value-type="string" office:string-value="167" calcext:value-type="string">
            <text:p>167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104];[.E104];[.G104];[.H104])" office:value-type="string" office:string-value="10'h167:out &lt;=8'b00000000;        " calcext:value-type="string">
            <text:p>10'h167:out &lt;=8'b00000000; <text:s text:c="7"/></text:p>
          </table:table-cell>
        </table:table-row>
        <table:table-row table:style-name="ro1">
          <table:table-cell office:value-type="string" calcext:value-type="string">
            <text:p>10'h068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0'h</text:p>
          </table:table-cell>
          <table:table-cell office:value-type="float" office:value="360" calcext:value-type="float">
            <text:p>360</text:p>
          </table:table-cell>
          <table:table-cell table:formula="of:=DEC2HEX([.D105])" office:value-type="string" office:string-value="168" calcext:value-type="string">
            <text:p>168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// -</text:p>
          </table:table-cell>
          <table:table-cell/>
          <table:table-cell table:formula="of:=CONCATENATE([.C105];[.E105];[.G105];[.H105])" office:value-type="string" office:string-value="10'h168:out &lt;=8'b00000000;        // -" calcext:value-type="string">
            <text:p>10'h168:out &lt;=8'b00000000; <text:s text:c="7"/>// -</text:p>
          </table:table-cell>
        </table:table-row>
        <table:table-row table:style-name="ro1">
          <table:table-cell office:value-type="string" calcext:value-type="string">
            <text:p>10'h069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10'h</text:p>
          </table:table-cell>
          <table:table-cell office:value-type="float" office:value="361" calcext:value-type="float">
            <text:p>361</text:p>
          </table:table-cell>
          <table:table-cell table:formula="of:=DEC2HEX([.D106])" office:value-type="string" office:string-value="169" calcext:value-type="string">
            <text:p>169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106];[.E106];[.G106];[.H106])" office:value-type="string" office:string-value="10'h169:out &lt;=8'b00000000;        " calcext:value-type="string">
            <text:p>10'h169:out &lt;=8'b00000000; <text:s text:c="7"/></text:p>
          </table:table-cell>
        </table:table-row>
        <table:table-row table:style-name="ro1">
          <table:table-cell office:value-type="string" calcext:value-type="string">
            <text:p>10'h06A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10'h</text:p>
          </table:table-cell>
          <table:table-cell office:value-type="float" office:value="362" calcext:value-type="float">
            <text:p>362</text:p>
          </table:table-cell>
          <table:table-cell table:formula="of:=DEC2HEX([.D107])" office:value-type="string" office:string-value="16A" calcext:value-type="string">
            <text:p>16A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107];[.E107];[.G107];[.H107])" office:value-type="string" office:string-value="10'h16A:out &lt;=8'b00000000;        " calcext:value-type="string">
            <text:p>10'h16A:out &lt;=8'b00000000; <text:s text:c="7"/></text:p>
          </table:table-cell>
        </table:table-row>
        <table:table-row table:style-name="ro1">
          <table:table-cell office:value-type="string" calcext:value-type="string">
            <text:p>10'h06B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10'h</text:p>
          </table:table-cell>
          <table:table-cell office:value-type="float" office:value="363" calcext:value-type="float">
            <text:p>363</text:p>
          </table:table-cell>
          <table:table-cell table:formula="of:=DEC2HEX([.D108])" office:value-type="string" office:string-value="16B" calcext:value-type="string">
            <text:p>16B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1111; <text:s text:c="7"/></text:p>
          </table:table-cell>
          <table:table-cell/>
          <table:table-cell table:formula="of:=CONCATENATE([.C108];[.E108];[.G108];[.H108])" office:value-type="string" office:string-value="10'h16B:out &lt;=8'b00011111;        " calcext:value-type="string">
            <text:p>10'h16B:out &lt;=8'b00011111; <text:s text:c="7"/></text:p>
          </table:table-cell>
        </table:table-row>
        <table:table-row table:style-name="ro1">
          <table:table-cell office:value-type="string" calcext:value-type="string">
            <text:p>10'h06C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10'h</text:p>
          </table:table-cell>
          <table:table-cell office:value-type="float" office:value="364" calcext:value-type="float">
            <text:p>364</text:p>
          </table:table-cell>
          <table:table-cell table:formula="of:=DEC2HEX([.D109])" office:value-type="string" office:string-value="16C" calcext:value-type="string">
            <text:p>16C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109];[.E109];[.G109];[.H109])" office:value-type="string" office:string-value="10'h16C:out &lt;=8'b00000000;        " calcext:value-type="string">
            <text:p>10'h16C:out &lt;=8'b00000000; <text:s text:c="7"/></text:p>
          </table:table-cell>
        </table:table-row>
        <table:table-row table:style-name="ro1">
          <table:table-cell office:value-type="string" calcext:value-type="string">
            <text:p>10'h06D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10'h</text:p>
          </table:table-cell>
          <table:table-cell office:value-type="float" office:value="365" calcext:value-type="float">
            <text:p>365</text:p>
          </table:table-cell>
          <table:table-cell table:formula="of:=DEC2HEX([.D110])" office:value-type="string" office:string-value="16D" calcext:value-type="string">
            <text:p>16D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110];[.E110];[.G110];[.H110])" office:value-type="string" office:string-value="10'h16D:out &lt;=8'b00000000;        " calcext:value-type="string">
            <text:p>10'h16D:out &lt;=8'b00000000; <text:s text:c="7"/></text:p>
          </table:table-cell>
        </table:table-row>
        <table:table-row table:style-name="ro1">
          <table:table-cell office:value-type="string" calcext:value-type="string">
            <text:p>10'h06E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10'h</text:p>
          </table:table-cell>
          <table:table-cell office:value-type="float" office:value="366" calcext:value-type="float">
            <text:p>366</text:p>
          </table:table-cell>
          <table:table-cell table:formula="of:=DEC2HEX([.D111])" office:value-type="string" office:string-value="16E" calcext:value-type="string">
            <text:p>16E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111];[.E111];[.G111];[.H111])" office:value-type="string" office:string-value="10'h16E:out &lt;=8'b00000000;        " calcext:value-type="string">
            <text:p>10'h16E:out &lt;=8'b00000000; <text:s text:c="7"/></text:p>
          </table:table-cell>
        </table:table-row>
        <table:table-row table:style-name="ro1">
          <table:table-cell office:value-type="string" calcext:value-type="string">
            <text:p>10'h06F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10'h</text:p>
          </table:table-cell>
          <table:table-cell office:value-type="float" office:value="367" calcext:value-type="float">
            <text:p>367</text:p>
          </table:table-cell>
          <table:table-cell table:formula="of:=DEC2HEX([.D112])" office:value-type="string" office:string-value="16F" calcext:value-type="string">
            <text:p>16F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112];[.E112];[.G112];[.H112])" office:value-type="string" office:string-value="10'h16F:out &lt;=8'b00000000;        " calcext:value-type="string">
            <text:p>10'h16F:out &lt;=8'b00000000; <text:s text:c="7"/></text:p>
          </table:table-cell>
        </table:table-row>
        <table:table-row table:style-name="ro1">
          <table:table-cell office:value-type="string" calcext:value-type="string">
            <text:p>10'h070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10'h</text:p>
          </table:table-cell>
          <table:table-cell office:value-type="float" office:value="368" calcext:value-type="float">
            <text:p>368</text:p>
          </table:table-cell>
          <table:table-cell table:formula="of:=DEC2HEX([.D113])" office:value-type="string" office:string-value="170" calcext:value-type="string">
            <text:p>170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// .</text:p>
          </table:table-cell>
          <table:table-cell/>
          <table:table-cell table:formula="of:=CONCATENATE([.C113];[.E113];[.G113];[.H113])" office:value-type="string" office:string-value="10'h170:out &lt;=8'b00000000;        // ." calcext:value-type="string">
            <text:p>10'h170:out &lt;=8'b00000000; <text:s text:c="7"/>// .</text:p>
          </table:table-cell>
        </table:table-row>
        <table:table-row table:style-name="ro1">
          <table:table-cell office:value-type="string" calcext:value-type="string">
            <text:p>10'h071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10'h</text:p>
          </table:table-cell>
          <table:table-cell office:value-type="float" office:value="369" calcext:value-type="float">
            <text:p>369</text:p>
          </table:table-cell>
          <table:table-cell table:formula="of:=DEC2HEX([.D114])" office:value-type="string" office:string-value="171" calcext:value-type="string">
            <text:p>171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114];[.E114];[.G114];[.H114])" office:value-type="string" office:string-value="10'h171:out &lt;=8'b00000000;        " calcext:value-type="string">
            <text:p>10'h171:out &lt;=8'b00000000; <text:s text:c="7"/></text:p>
          </table:table-cell>
        </table:table-row>
        <table:table-row table:style-name="ro1">
          <table:table-cell office:value-type="string" calcext:value-type="string">
            <text:p>10'h072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10'h</text:p>
          </table:table-cell>
          <table:table-cell office:value-type="float" office:value="370" calcext:value-type="float">
            <text:p>370</text:p>
          </table:table-cell>
          <table:table-cell table:formula="of:=DEC2HEX([.D115])" office:value-type="string" office:string-value="172" calcext:value-type="string">
            <text:p>172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115];[.E115];[.G115];[.H115])" office:value-type="string" office:string-value="10'h172:out &lt;=8'b00000000;        " calcext:value-type="string">
            <text:p>10'h172:out &lt;=8'b00000000; <text:s text:c="7"/></text:p>
          </table:table-cell>
        </table:table-row>
        <table:table-row table:style-name="ro1">
          <table:table-cell office:value-type="string" calcext:value-type="string">
            <text:p>10'h073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10'h</text:p>
          </table:table-cell>
          <table:table-cell office:value-type="float" office:value="371" calcext:value-type="float">
            <text:p>371</text:p>
          </table:table-cell>
          <table:table-cell table:formula="of:=DEC2HEX([.D116])" office:value-type="string" office:string-value="173" calcext:value-type="string">
            <text:p>173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116];[.E116];[.G116];[.H116])" office:value-type="string" office:string-value="10'h173:out &lt;=8'b00000000;        " calcext:value-type="string">
            <text:p>10'h173:out &lt;=8'b00000000; <text:s text:c="7"/></text:p>
          </table:table-cell>
        </table:table-row>
        <table:table-row table:style-name="ro1">
          <table:table-cell office:value-type="string" calcext:value-type="string">
            <text:p>10'h074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10'h</text:p>
          </table:table-cell>
          <table:table-cell office:value-type="float" office:value="372" calcext:value-type="float">
            <text:p>372</text:p>
          </table:table-cell>
          <table:table-cell table:formula="of:=DEC2HEX([.D117])" office:value-type="string" office:string-value="174" calcext:value-type="string">
            <text:p>174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117];[.E117];[.G117];[.H117])" office:value-type="string" office:string-value="10'h174:out &lt;=8'b00000000;        " calcext:value-type="string">
            <text:p>10'h174:out &lt;=8'b00000000; <text:s text:c="7"/></text:p>
          </table:table-cell>
        </table:table-row>
        <table:table-row table:style-name="ro1">
          <table:table-cell office:value-type="string" calcext:value-type="string">
            <text:p>10'h075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10'h</text:p>
          </table:table-cell>
          <table:table-cell office:value-type="float" office:value="373" calcext:value-type="float">
            <text:p>373</text:p>
          </table:table-cell>
          <table:table-cell table:formula="of:=DEC2HEX([.D118])" office:value-type="string" office:string-value="175" calcext:value-type="string">
            <text:p>175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100; <text:s text:c="7"/></text:p>
          </table:table-cell>
          <table:table-cell/>
          <table:table-cell table:formula="of:=CONCATENATE([.C118];[.E118];[.G118];[.H118])" office:value-type="string" office:string-value="10'h175:out &lt;=8'b00001100;        " calcext:value-type="string">
            <text:p>10'h175:out &lt;=8'b00001100; <text:s text:c="7"/></text:p>
          </table:table-cell>
        </table:table-row>
        <table:table-row table:style-name="ro1">
          <table:table-cell office:value-type="string" calcext:value-type="string">
            <text:p>10'h076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10'h</text:p>
          </table:table-cell>
          <table:table-cell office:value-type="float" office:value="374" calcext:value-type="float">
            <text:p>374</text:p>
          </table:table-cell>
          <table:table-cell table:formula="of:=DEC2HEX([.D119])" office:value-type="string" office:string-value="176" calcext:value-type="string">
            <text:p>176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100; <text:s text:c="7"/></text:p>
          </table:table-cell>
          <table:table-cell/>
          <table:table-cell table:formula="of:=CONCATENATE([.C119];[.E119];[.G119];[.H119])" office:value-type="string" office:string-value="10'h176:out &lt;=8'b00001100;        " calcext:value-type="string">
            <text:p>10'h176:out &lt;=8'b00001100; <text:s text:c="7"/></text:p>
          </table:table-cell>
        </table:table-row>
        <table:table-row table:style-name="ro1">
          <table:table-cell office:value-type="string" calcext:value-type="string">
            <text:p>10'h077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10'h</text:p>
          </table:table-cell>
          <table:table-cell office:value-type="float" office:value="375" calcext:value-type="float">
            <text:p>375</text:p>
          </table:table-cell>
          <table:table-cell table:formula="of:=DEC2HEX([.D120])" office:value-type="string" office:string-value="177" calcext:value-type="string">
            <text:p>177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120];[.E120];[.G120];[.H120])" office:value-type="string" office:string-value="10'h177:out &lt;=8'b00000000;        " calcext:value-type="string">
            <text:p>10'h177:out &lt;=8'b00000000; <text:s text:c="7"/></text:p>
          </table:table-cell>
        </table:table-row>
        <table:table-row table:style-name="ro1">
          <table:table-cell office:value-type="string" calcext:value-type="string">
            <text:p>10'h078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10'h</text:p>
          </table:table-cell>
          <table:table-cell office:value-type="float" office:value="376" calcext:value-type="float">
            <text:p>376</text:p>
          </table:table-cell>
          <table:table-cell table:formula="of:=DEC2HEX([.D121])" office:value-type="string" office:string-value="178" calcext:value-type="string">
            <text:p>178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// /</text:p>
          </table:table-cell>
          <table:table-cell/>
          <table:table-cell table:formula="of:=CONCATENATE([.C121];[.E121];[.G121];[.H121])" office:value-type="string" office:string-value="10'h178:out &lt;=8'b00000000;        // /" calcext:value-type="string">
            <text:p>10'h178:out &lt;=8'b00000000; <text:s text:c="7"/>// /</text:p>
          </table:table-cell>
        </table:table-row>
        <table:table-row table:style-name="ro1">
          <table:table-cell office:value-type="string" calcext:value-type="string">
            <text:p>10'h079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10'h</text:p>
          </table:table-cell>
          <table:table-cell office:value-type="float" office:value="377" calcext:value-type="float">
            <text:p>377</text:p>
          </table:table-cell>
          <table:table-cell table:formula="of:=DEC2HEX([.D122])" office:value-type="string" office:string-value="179" calcext:value-type="string">
            <text:p>179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1; <text:s text:c="7"/></text:p>
          </table:table-cell>
          <table:table-cell/>
          <table:table-cell table:formula="of:=CONCATENATE([.C122];[.E122];[.G122];[.H122])" office:value-type="string" office:string-value="10'h179:out &lt;=8'b00000001;        " calcext:value-type="string">
            <text:p>10'h179:out &lt;=8'b00000001; <text:s text:c="7"/></text:p>
          </table:table-cell>
        </table:table-row>
        <table:table-row table:style-name="ro1">
          <table:table-cell office:value-type="string" calcext:value-type="string">
            <text:p>10'h07A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10'h</text:p>
          </table:table-cell>
          <table:table-cell office:value-type="float" office:value="378" calcext:value-type="float">
            <text:p>378</text:p>
          </table:table-cell>
          <table:table-cell table:formula="of:=DEC2HEX([.D123])" office:value-type="string" office:string-value="17A" calcext:value-type="string">
            <text:p>17A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10; <text:s text:c="7"/></text:p>
          </table:table-cell>
          <table:table-cell/>
          <table:table-cell table:formula="of:=CONCATENATE([.C123];[.E123];[.G123];[.H123])" office:value-type="string" office:string-value="10'h17A:out &lt;=8'b00000010;        " calcext:value-type="string">
            <text:p>10'h17A:out &lt;=8'b00000010; <text:s text:c="7"/></text:p>
          </table:table-cell>
        </table:table-row>
        <table:table-row table:style-name="ro1">
          <table:table-cell office:value-type="string" calcext:value-type="string">
            <text:p>10'h07B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10'h</text:p>
          </table:table-cell>
          <table:table-cell office:value-type="float" office:value="379" calcext:value-type="float">
            <text:p>379</text:p>
          </table:table-cell>
          <table:table-cell table:formula="of:=DEC2HEX([.D124])" office:value-type="string" office:string-value="17B" calcext:value-type="string">
            <text:p>17B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00; <text:s text:c="7"/></text:p>
          </table:table-cell>
          <table:table-cell/>
          <table:table-cell table:formula="of:=CONCATENATE([.C124];[.E124];[.G124];[.H124])" office:value-type="string" office:string-value="10'h17B:out &lt;=8'b00000100;        " calcext:value-type="string">
            <text:p>10'h17B:out &lt;=8'b00000100; <text:s text:c="7"/></text:p>
          </table:table-cell>
        </table:table-row>
        <table:table-row table:style-name="ro1">
          <table:table-cell office:value-type="string" calcext:value-type="string">
            <text:p>10'h07C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10'h</text:p>
          </table:table-cell>
          <table:table-cell office:value-type="float" office:value="380" calcext:value-type="float">
            <text:p>380</text:p>
          </table:table-cell>
          <table:table-cell table:formula="of:=DEC2HEX([.D125])" office:value-type="string" office:string-value="17C" calcext:value-type="string">
            <text:p>17C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000; <text:s text:c="7"/></text:p>
          </table:table-cell>
          <table:table-cell/>
          <table:table-cell table:formula="of:=CONCATENATE([.C125];[.E125];[.G125];[.H125])" office:value-type="string" office:string-value="10'h17C:out &lt;=8'b00001000;        " calcext:value-type="string">
            <text:p>10'h17C:out &lt;=8'b00001000; <text:s text:c="7"/></text:p>
          </table:table-cell>
        </table:table-row>
        <table:table-row table:style-name="ro1">
          <table:table-cell office:value-type="string" calcext:value-type="string">
            <text:p>10'h07D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10'h</text:p>
          </table:table-cell>
          <table:table-cell office:value-type="float" office:value="381" calcext:value-type="float">
            <text:p>381</text:p>
          </table:table-cell>
          <table:table-cell table:formula="of:=DEC2HEX([.D126])" office:value-type="string" office:string-value="17D" calcext:value-type="string">
            <text:p>17D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0; <text:s text:c="7"/></text:p>
          </table:table-cell>
          <table:table-cell/>
          <table:table-cell table:formula="of:=CONCATENATE([.C126];[.E126];[.G126];[.H126])" office:value-type="string" office:string-value="10'h17D:out &lt;=8'b00010000;        " calcext:value-type="string">
            <text:p>10'h17D:out &lt;=8'b00010000; <text:s text:c="7"/></text:p>
          </table:table-cell>
        </table:table-row>
        <table:table-row table:style-name="ro1">
          <table:table-cell office:value-type="string" calcext:value-type="string">
            <text:p>10'h07E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10'h</text:p>
          </table:table-cell>
          <table:table-cell office:value-type="float" office:value="382" calcext:value-type="float">
            <text:p>382</text:p>
          </table:table-cell>
          <table:table-cell table:formula="of:=DEC2HEX([.D127])" office:value-type="string" office:string-value="17E" calcext:value-type="string">
            <text:p>17E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127];[.E127];[.G127];[.H127])" office:value-type="string" office:string-value="10'h17E:out &lt;=8'b00000000;        " calcext:value-type="string">
            <text:p>10'h17E:out &lt;=8'b00000000; <text:s text:c="7"/></text:p>
          </table:table-cell>
        </table:table-row>
        <table:table-row table:style-name="ro1">
          <table:table-cell office:value-type="string" calcext:value-type="string">
            <text:p>10'h07F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10'h</text:p>
          </table:table-cell>
          <table:table-cell office:value-type="float" office:value="383" calcext:value-type="float">
            <text:p>383</text:p>
          </table:table-cell>
          <table:table-cell table:formula="of:=DEC2HEX([.D128])" office:value-type="string" office:string-value="17F" calcext:value-type="string">
            <text:p>17F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128];[.E128];[.G128];[.H128])" office:value-type="string" office:string-value="10'h17F:out &lt;=8'b00000000;        " calcext:value-type="string">
            <text:p>10'h17F:out &lt;=8'b00000000; <text:s text:c="7"/></text:p>
          </table:table-cell>
        </table:table-row>
        <table:table-row table:style-name="ro1">
          <table:table-cell office:value-type="string" calcext:value-type="string">
            <text:p>10'h08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10'h</text:p>
          </table:table-cell>
          <table:table-cell office:value-type="float" office:value="384" calcext:value-type="float">
            <text:p>384</text:p>
          </table:table-cell>
          <table:table-cell table:formula="of:=DEC2HEX([.D129])" office:value-type="string" office:string-value="180" calcext:value-type="string">
            <text:p>180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110; <text:s text:c="7"/>// 0</text:p>
          </table:table-cell>
          <table:table-cell/>
          <table:table-cell table:formula="of:=CONCATENATE([.C129];[.E129];[.G129];[.H129])" office:value-type="string" office:string-value="10'h180:out &lt;=8'b00001110;        // 0" calcext:value-type="string">
            <text:p>10'h180:out &lt;=8'b00001110; <text:s text:c="7"/>// 0</text:p>
          </table:table-cell>
        </table:table-row>
        <table:table-row table:style-name="ro1">
          <table:table-cell office:value-type="string" calcext:value-type="string">
            <text:p>10'h081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10'h</text:p>
          </table:table-cell>
          <table:table-cell office:value-type="float" office:value="385" calcext:value-type="float">
            <text:p>385</text:p>
          </table:table-cell>
          <table:table-cell table:formula="of:=DEC2HEX([.D130])" office:value-type="string" office:string-value="181" calcext:value-type="string">
            <text:p>181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</text:p>
          </table:table-cell>
          <table:table-cell/>
          <table:table-cell table:formula="of:=CONCATENATE([.C130];[.E130];[.G130];[.H130])" office:value-type="string" office:string-value="10'h181:out &lt;=8'b00010001;        " calcext:value-type="string">
            <text:p>10'h181:out &lt;=8'b00010001; <text:s text:c="7"/></text:p>
          </table:table-cell>
        </table:table-row>
        <table:table-row table:style-name="ro1">
          <table:table-cell office:value-type="string" calcext:value-type="string">
            <text:p>10'h082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10'h</text:p>
          </table:table-cell>
          <table:table-cell office:value-type="float" office:value="386" calcext:value-type="float">
            <text:p>386</text:p>
          </table:table-cell>
          <table:table-cell table:formula="of:=DEC2HEX([.D131])" office:value-type="string" office:string-value="182" calcext:value-type="string">
            <text:p>182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11; <text:s text:c="7"/></text:p>
          </table:table-cell>
          <table:table-cell/>
          <table:table-cell table:formula="of:=CONCATENATE([.C131];[.E131];[.G131];[.H131])" office:value-type="string" office:string-value="10'h182:out &lt;=8'b00010011;        " calcext:value-type="string">
            <text:p>10'h182:out &lt;=8'b00010011; <text:s text:c="7"/></text:p>
          </table:table-cell>
        </table:table-row>
        <table:table-row table:style-name="ro1">
          <table:table-cell office:value-type="string" calcext:value-type="string">
            <text:p>10'h083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10'h</text:p>
          </table:table-cell>
          <table:table-cell office:value-type="float" office:value="387" calcext:value-type="float">
            <text:p>387</text:p>
          </table:table-cell>
          <table:table-cell table:formula="of:=DEC2HEX([.D132])" office:value-type="string" office:string-value="183" calcext:value-type="string">
            <text:p>183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101; <text:s text:c="7"/></text:p>
          </table:table-cell>
          <table:table-cell/>
          <table:table-cell table:formula="of:=CONCATENATE([.C132];[.E132];[.G132];[.H132])" office:value-type="string" office:string-value="10'h183:out &lt;=8'b00010101;        " calcext:value-type="string">
            <text:p>10'h183:out &lt;=8'b00010101; <text:s text:c="7"/></text:p>
          </table:table-cell>
        </table:table-row>
        <table:table-row table:style-name="ro1">
          <table:table-cell office:value-type="string" calcext:value-type="string">
            <text:p>10'h084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10'h</text:p>
          </table:table-cell>
          <table:table-cell office:value-type="float" office:value="388" calcext:value-type="float">
            <text:p>388</text:p>
          </table:table-cell>
          <table:table-cell table:formula="of:=DEC2HEX([.D133])" office:value-type="string" office:string-value="184" calcext:value-type="string">
            <text:p>184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1001; <text:s text:c="7"/></text:p>
          </table:table-cell>
          <table:table-cell/>
          <table:table-cell table:formula="of:=CONCATENATE([.C133];[.E133];[.G133];[.H133])" office:value-type="string" office:string-value="10'h184:out &lt;=8'b00011001;        " calcext:value-type="string">
            <text:p>10'h184:out &lt;=8'b00011001; <text:s text:c="7"/></text:p>
          </table:table-cell>
        </table:table-row>
        <table:table-row table:style-name="ro1">
          <table:table-cell office:value-type="string" calcext:value-type="string">
            <text:p>10'h085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10'h</text:p>
          </table:table-cell>
          <table:table-cell office:value-type="float" office:value="389" calcext:value-type="float">
            <text:p>389</text:p>
          </table:table-cell>
          <table:table-cell table:formula="of:=DEC2HEX([.D134])" office:value-type="string" office:string-value="185" calcext:value-type="string">
            <text:p>185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</text:p>
          </table:table-cell>
          <table:table-cell/>
          <table:table-cell table:formula="of:=CONCATENATE([.C134];[.E134];[.G134];[.H134])" office:value-type="string" office:string-value="10'h185:out &lt;=8'b00010001;        " calcext:value-type="string">
            <text:p>10'h185:out &lt;=8'b00010001; <text:s text:c="7"/></text:p>
          </table:table-cell>
        </table:table-row>
        <table:table-row table:style-name="ro1">
          <table:table-cell office:value-type="string" calcext:value-type="string">
            <text:p>10'h086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10'h</text:p>
          </table:table-cell>
          <table:table-cell office:value-type="float" office:value="390" calcext:value-type="float">
            <text:p>390</text:p>
          </table:table-cell>
          <table:table-cell table:formula="of:=DEC2HEX([.D135])" office:value-type="string" office:string-value="186" calcext:value-type="string">
            <text:p>186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110; <text:s text:c="7"/></text:p>
          </table:table-cell>
          <table:table-cell/>
          <table:table-cell table:formula="of:=CONCATENATE([.C135];[.E135];[.G135];[.H135])" office:value-type="string" office:string-value="10'h186:out &lt;=8'b00001110;        " calcext:value-type="string">
            <text:p>10'h186:out &lt;=8'b00001110; <text:s text:c="7"/></text:p>
          </table:table-cell>
        </table:table-row>
        <table:table-row table:style-name="ro1">
          <table:table-cell office:value-type="string" calcext:value-type="string">
            <text:p>10'h087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10'h</text:p>
          </table:table-cell>
          <table:table-cell office:value-type="float" office:value="391" calcext:value-type="float">
            <text:p>391</text:p>
          </table:table-cell>
          <table:table-cell table:formula="of:=DEC2HEX([.D136])" office:value-type="string" office:string-value="187" calcext:value-type="string">
            <text:p>187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136];[.E136];[.G136];[.H136])" office:value-type="string" office:string-value="10'h187:out &lt;=8'b00000000;        " calcext:value-type="string">
            <text:p>10'h187:out &lt;=8'b00000000; <text:s text:c="7"/></text:p>
          </table:table-cell>
        </table:table-row>
        <table:table-row table:style-name="ro1">
          <table:table-cell office:value-type="string" calcext:value-type="string">
            <text:p>10'h088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10'h</text:p>
          </table:table-cell>
          <table:table-cell office:value-type="float" office:value="392" calcext:value-type="float">
            <text:p>392</text:p>
          </table:table-cell>
          <table:table-cell table:formula="of:=DEC2HEX([.D137])" office:value-type="string" office:string-value="188" calcext:value-type="string">
            <text:p>188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00; <text:s text:c="7"/>// 1</text:p>
          </table:table-cell>
          <table:table-cell/>
          <table:table-cell table:formula="of:=CONCATENATE([.C137];[.E137];[.G137];[.H137])" office:value-type="string" office:string-value="10'h188:out &lt;=8'b00000100;        // 1" calcext:value-type="string">
            <text:p>10'h188:out &lt;=8'b00000100; <text:s text:c="7"/>// 1</text:p>
          </table:table-cell>
        </table:table-row>
        <table:table-row table:style-name="ro1">
          <table:table-cell office:value-type="string" calcext:value-type="string">
            <text:p>10'h089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10'h</text:p>
          </table:table-cell>
          <table:table-cell office:value-type="float" office:value="393" calcext:value-type="float">
            <text:p>393</text:p>
          </table:table-cell>
          <table:table-cell table:formula="of:=DEC2HEX([.D138])" office:value-type="string" office:string-value="189" calcext:value-type="string">
            <text:p>189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100; <text:s text:c="7"/></text:p>
          </table:table-cell>
          <table:table-cell/>
          <table:table-cell table:formula="of:=CONCATENATE([.C138];[.E138];[.G138];[.H138])" office:value-type="string" office:string-value="10'h189:out &lt;=8'b00001100;        " calcext:value-type="string">
            <text:p>10'h189:out &lt;=8'b00001100; <text:s text:c="7"/></text:p>
          </table:table-cell>
        </table:table-row>
        <table:table-row table:style-name="ro1">
          <table:table-cell office:value-type="string" calcext:value-type="string">
            <text:p>10'h08A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10'h</text:p>
          </table:table-cell>
          <table:table-cell office:value-type="float" office:value="394" calcext:value-type="float">
            <text:p>394</text:p>
          </table:table-cell>
          <table:table-cell table:formula="of:=DEC2HEX([.D139])" office:value-type="string" office:string-value="18A" calcext:value-type="string">
            <text:p>18A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00; <text:s text:c="7"/></text:p>
          </table:table-cell>
          <table:table-cell/>
          <table:table-cell table:formula="of:=CONCATENATE([.C139];[.E139];[.G139];[.H139])" office:value-type="string" office:string-value="10'h18A:out &lt;=8'b00000100;        " calcext:value-type="string">
            <text:p>10'h18A:out &lt;=8'b00000100; <text:s text:c="7"/></text:p>
          </table:table-cell>
        </table:table-row>
        <table:table-row table:style-name="ro1">
          <table:table-cell office:value-type="string" calcext:value-type="string">
            <text:p>10'h08B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10'h</text:p>
          </table:table-cell>
          <table:table-cell office:value-type="float" office:value="395" calcext:value-type="float">
            <text:p>395</text:p>
          </table:table-cell>
          <table:table-cell table:formula="of:=DEC2HEX([.D140])" office:value-type="string" office:string-value="18B" calcext:value-type="string">
            <text:p>18B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00; <text:s text:c="7"/></text:p>
          </table:table-cell>
          <table:table-cell/>
          <table:table-cell table:formula="of:=CONCATENATE([.C140];[.E140];[.G140];[.H140])" office:value-type="string" office:string-value="10'h18B:out &lt;=8'b00000100;        " calcext:value-type="string">
            <text:p>10'h18B:out &lt;=8'b00000100; <text:s text:c="7"/></text:p>
          </table:table-cell>
        </table:table-row>
        <table:table-row table:style-name="ro1">
          <table:table-cell office:value-type="string" calcext:value-type="string">
            <text:p>10'h08C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10'h</text:p>
          </table:table-cell>
          <table:table-cell office:value-type="float" office:value="396" calcext:value-type="float">
            <text:p>396</text:p>
          </table:table-cell>
          <table:table-cell table:formula="of:=DEC2HEX([.D141])" office:value-type="string" office:string-value="18C" calcext:value-type="string">
            <text:p>18C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00; <text:s text:c="7"/></text:p>
          </table:table-cell>
          <table:table-cell/>
          <table:table-cell table:formula="of:=CONCATENATE([.C141];[.E141];[.G141];[.H141])" office:value-type="string" office:string-value="10'h18C:out &lt;=8'b00000100;        " calcext:value-type="string">
            <text:p>10'h18C:out &lt;=8'b00000100; <text:s text:c="7"/></text:p>
          </table:table-cell>
        </table:table-row>
        <table:table-row table:style-name="ro1">
          <table:table-cell office:value-type="string" calcext:value-type="string">
            <text:p>10'h08D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10'h</text:p>
          </table:table-cell>
          <table:table-cell office:value-type="float" office:value="397" calcext:value-type="float">
            <text:p>397</text:p>
          </table:table-cell>
          <table:table-cell table:formula="of:=DEC2HEX([.D142])" office:value-type="string" office:string-value="18D" calcext:value-type="string">
            <text:p>18D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00; <text:s text:c="7"/></text:p>
          </table:table-cell>
          <table:table-cell/>
          <table:table-cell table:formula="of:=CONCATENATE([.C142];[.E142];[.G142];[.H142])" office:value-type="string" office:string-value="10'h18D:out &lt;=8'b00000100;        " calcext:value-type="string">
            <text:p>10'h18D:out &lt;=8'b00000100; <text:s text:c="7"/></text:p>
          </table:table-cell>
        </table:table-row>
        <table:table-row table:style-name="ro1">
          <table:table-cell office:value-type="string" calcext:value-type="string">
            <text:p>10'h08E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10'h</text:p>
          </table:table-cell>
          <table:table-cell office:value-type="float" office:value="398" calcext:value-type="float">
            <text:p>398</text:p>
          </table:table-cell>
          <table:table-cell table:formula="of:=DEC2HEX([.D143])" office:value-type="string" office:string-value="18E" calcext:value-type="string">
            <text:p>18E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110; <text:s text:c="7"/></text:p>
          </table:table-cell>
          <table:table-cell/>
          <table:table-cell table:formula="of:=CONCATENATE([.C143];[.E143];[.G143];[.H143])" office:value-type="string" office:string-value="10'h18E:out &lt;=8'b00001110;        " calcext:value-type="string">
            <text:p>10'h18E:out &lt;=8'b00001110; <text:s text:c="7"/></text:p>
          </table:table-cell>
        </table:table-row>
        <table:table-row table:style-name="ro1">
          <table:table-cell office:value-type="string" calcext:value-type="string">
            <text:p>10'h08F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10'h</text:p>
          </table:table-cell>
          <table:table-cell office:value-type="float" office:value="399" calcext:value-type="float">
            <text:p>399</text:p>
          </table:table-cell>
          <table:table-cell table:formula="of:=DEC2HEX([.D144])" office:value-type="string" office:string-value="18F" calcext:value-type="string">
            <text:p>18F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144];[.E144];[.G144];[.H144])" office:value-type="string" office:string-value="10'h18F:out &lt;=8'b00000000;        " calcext:value-type="string">
            <text:p>10'h18F:out &lt;=8'b00000000; <text:s text:c="7"/></text:p>
          </table:table-cell>
        </table:table-row>
        <table:table-row table:style-name="ro1">
          <table:table-cell office:value-type="string" calcext:value-type="string">
            <text:p>10'h09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10'h</text:p>
          </table:table-cell>
          <table:table-cell office:value-type="float" office:value="400" calcext:value-type="float">
            <text:p>400</text:p>
          </table:table-cell>
          <table:table-cell table:formula="of:=DEC2HEX([.D145])" office:value-type="string" office:string-value="190" calcext:value-type="string">
            <text:p>190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110; <text:s text:c="7"/>// 2</text:p>
          </table:table-cell>
          <table:table-cell/>
          <table:table-cell table:formula="of:=CONCATENATE([.C145];[.E145];[.G145];[.H145])" office:value-type="string" office:string-value="10'h190:out &lt;=8'b00001110;        // 2" calcext:value-type="string">
            <text:p>10'h190:out &lt;=8'b00001110; <text:s text:c="7"/>// 2</text:p>
          </table:table-cell>
        </table:table-row>
        <table:table-row table:style-name="ro1">
          <table:table-cell office:value-type="string" calcext:value-type="string">
            <text:p>10'h091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10'h</text:p>
          </table:table-cell>
          <table:table-cell office:value-type="float" office:value="401" calcext:value-type="float">
            <text:p>401</text:p>
          </table:table-cell>
          <table:table-cell table:formula="of:=DEC2HEX([.D146])" office:value-type="string" office:string-value="191" calcext:value-type="string">
            <text:p>191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</text:p>
          </table:table-cell>
          <table:table-cell/>
          <table:table-cell table:formula="of:=CONCATENATE([.C146];[.E146];[.G146];[.H146])" office:value-type="string" office:string-value="10'h191:out &lt;=8'b00010001;        " calcext:value-type="string">
            <text:p>10'h191:out &lt;=8'b00010001; <text:s text:c="7"/></text:p>
          </table:table-cell>
        </table:table-row>
        <table:table-row table:style-name="ro1">
          <table:table-cell office:value-type="string" calcext:value-type="string">
            <text:p>10'h092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10'h</text:p>
          </table:table-cell>
          <table:table-cell office:value-type="float" office:value="402" calcext:value-type="float">
            <text:p>402</text:p>
          </table:table-cell>
          <table:table-cell table:formula="of:=DEC2HEX([.D147])" office:value-type="string" office:string-value="192" calcext:value-type="string">
            <text:p>192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1; <text:s text:c="7"/></text:p>
          </table:table-cell>
          <table:table-cell/>
          <table:table-cell table:formula="of:=CONCATENATE([.C147];[.E147];[.G147];[.H147])" office:value-type="string" office:string-value="10'h192:out &lt;=8'b00000001;        " calcext:value-type="string">
            <text:p>10'h192:out &lt;=8'b00000001; <text:s text:c="7"/></text:p>
          </table:table-cell>
        </table:table-row>
        <table:table-row table:style-name="ro1">
          <table:table-cell office:value-type="string" calcext:value-type="string">
            <text:p>10'h093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10'h</text:p>
          </table:table-cell>
          <table:table-cell office:value-type="float" office:value="403" calcext:value-type="float">
            <text:p>403</text:p>
          </table:table-cell>
          <table:table-cell table:formula="of:=DEC2HEX([.D148])" office:value-type="string" office:string-value="193" calcext:value-type="string">
            <text:p>193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10; <text:s text:c="7"/></text:p>
          </table:table-cell>
          <table:table-cell/>
          <table:table-cell table:formula="of:=CONCATENATE([.C148];[.E148];[.G148];[.H148])" office:value-type="string" office:string-value="10'h193:out &lt;=8'b00000010;        " calcext:value-type="string">
            <text:p>10'h193:out &lt;=8'b00000010; <text:s text:c="7"/></text:p>
          </table:table-cell>
        </table:table-row>
        <table:table-row table:style-name="ro1">
          <table:table-cell office:value-type="string" calcext:value-type="string">
            <text:p>10'h094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10'h</text:p>
          </table:table-cell>
          <table:table-cell office:value-type="float" office:value="404" calcext:value-type="float">
            <text:p>404</text:p>
          </table:table-cell>
          <table:table-cell table:formula="of:=DEC2HEX([.D149])" office:value-type="string" office:string-value="194" calcext:value-type="string">
            <text:p>194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00; <text:s text:c="7"/></text:p>
          </table:table-cell>
          <table:table-cell/>
          <table:table-cell table:formula="of:=CONCATENATE([.C149];[.E149];[.G149];[.H149])" office:value-type="string" office:string-value="10'h194:out &lt;=8'b00000100;        " calcext:value-type="string">
            <text:p>10'h194:out &lt;=8'b00000100; <text:s text:c="7"/></text:p>
          </table:table-cell>
        </table:table-row>
        <table:table-row table:style-name="ro1">
          <table:table-cell office:value-type="string" calcext:value-type="string">
            <text:p>10'h09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10'h</text:p>
          </table:table-cell>
          <table:table-cell office:value-type="float" office:value="405" calcext:value-type="float">
            <text:p>405</text:p>
          </table:table-cell>
          <table:table-cell table:formula="of:=DEC2HEX([.D150])" office:value-type="string" office:string-value="195" calcext:value-type="string">
            <text:p>195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000; <text:s text:c="7"/></text:p>
          </table:table-cell>
          <table:table-cell/>
          <table:table-cell table:formula="of:=CONCATENATE([.C150];[.E150];[.G150];[.H150])" office:value-type="string" office:string-value="10'h195:out &lt;=8'b00001000;        " calcext:value-type="string">
            <text:p>10'h195:out &lt;=8'b00001000; <text:s text:c="7"/></text:p>
          </table:table-cell>
        </table:table-row>
        <table:table-row table:style-name="ro1">
          <table:table-cell office:value-type="string" calcext:value-type="string">
            <text:p>10'h096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10'h</text:p>
          </table:table-cell>
          <table:table-cell office:value-type="float" office:value="406" calcext:value-type="float">
            <text:p>406</text:p>
          </table:table-cell>
          <table:table-cell table:formula="of:=DEC2HEX([.D151])" office:value-type="string" office:string-value="196" calcext:value-type="string">
            <text:p>196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1111; <text:s text:c="7"/></text:p>
          </table:table-cell>
          <table:table-cell/>
          <table:table-cell table:formula="of:=CONCATENATE([.C151];[.E151];[.G151];[.H151])" office:value-type="string" office:string-value="10'h196:out &lt;=8'b00011111;        " calcext:value-type="string">
            <text:p>10'h196:out &lt;=8'b00011111; <text:s text:c="7"/></text:p>
          </table:table-cell>
        </table:table-row>
        <table:table-row table:style-name="ro1">
          <table:table-cell office:value-type="string" calcext:value-type="string">
            <text:p>10'h097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10'h</text:p>
          </table:table-cell>
          <table:table-cell office:value-type="float" office:value="407" calcext:value-type="float">
            <text:p>407</text:p>
          </table:table-cell>
          <table:table-cell table:formula="of:=DEC2HEX([.D152])" office:value-type="string" office:string-value="197" calcext:value-type="string">
            <text:p>197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152];[.E152];[.G152];[.H152])" office:value-type="string" office:string-value="10'h197:out &lt;=8'b00000000;        " calcext:value-type="string">
            <text:p>10'h197:out &lt;=8'b00000000; <text:s text:c="7"/></text:p>
          </table:table-cell>
        </table:table-row>
        <table:table-row table:style-name="ro1">
          <table:table-cell office:value-type="string" calcext:value-type="string">
            <text:p>10'h098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10'h</text:p>
          </table:table-cell>
          <table:table-cell office:value-type="float" office:value="408" calcext:value-type="float">
            <text:p>408</text:p>
          </table:table-cell>
          <table:table-cell table:formula="of:=DEC2HEX([.D153])" office:value-type="string" office:string-value="198" calcext:value-type="string">
            <text:p>198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1111; <text:s text:c="7"/>// 3</text:p>
          </table:table-cell>
          <table:table-cell/>
          <table:table-cell table:formula="of:=CONCATENATE([.C153];[.E153];[.G153];[.H153])" office:value-type="string" office:string-value="10'h198:out &lt;=8'b00011111;        // 3" calcext:value-type="string">
            <text:p>10'h198:out &lt;=8'b00011111; <text:s text:c="7"/>// 3</text:p>
          </table:table-cell>
        </table:table-row>
        <table:table-row table:style-name="ro1">
          <table:table-cell office:value-type="string" calcext:value-type="string">
            <text:p>10'h099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10'h</text:p>
          </table:table-cell>
          <table:table-cell office:value-type="float" office:value="409" calcext:value-type="float">
            <text:p>409</text:p>
          </table:table-cell>
          <table:table-cell table:formula="of:=DEC2HEX([.D154])" office:value-type="string" office:string-value="199" calcext:value-type="string">
            <text:p>199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10; <text:s text:c="7"/></text:p>
          </table:table-cell>
          <table:table-cell/>
          <table:table-cell table:formula="of:=CONCATENATE([.C154];[.E154];[.G154];[.H154])" office:value-type="string" office:string-value="10'h199:out &lt;=8'b00000010;        " calcext:value-type="string">
            <text:p>10'h199:out &lt;=8'b00000010; <text:s text:c="7"/></text:p>
          </table:table-cell>
        </table:table-row>
        <table:table-row table:style-name="ro1">
          <table:table-cell office:value-type="string" calcext:value-type="string">
            <text:p>10'h09A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10'h</text:p>
          </table:table-cell>
          <table:table-cell office:value-type="float" office:value="410" calcext:value-type="float">
            <text:p>410</text:p>
          </table:table-cell>
          <table:table-cell table:formula="of:=DEC2HEX([.D155])" office:value-type="string" office:string-value="19A" calcext:value-type="string">
            <text:p>19A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00; <text:s text:c="7"/></text:p>
          </table:table-cell>
          <table:table-cell/>
          <table:table-cell table:formula="of:=CONCATENATE([.C155];[.E155];[.G155];[.H155])" office:value-type="string" office:string-value="10'h19A:out &lt;=8'b00000100;        " calcext:value-type="string">
            <text:p>10'h19A:out &lt;=8'b00000100; <text:s text:c="7"/></text:p>
          </table:table-cell>
        </table:table-row>
        <table:table-row table:style-name="ro1">
          <table:table-cell office:value-type="string" calcext:value-type="string">
            <text:p>10'h09B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10'h</text:p>
          </table:table-cell>
          <table:table-cell office:value-type="float" office:value="411" calcext:value-type="float">
            <text:p>411</text:p>
          </table:table-cell>
          <table:table-cell table:formula="of:=DEC2HEX([.D156])" office:value-type="string" office:string-value="19B" calcext:value-type="string">
            <text:p>19B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10; <text:s text:c="7"/></text:p>
          </table:table-cell>
          <table:table-cell/>
          <table:table-cell table:formula="of:=CONCATENATE([.C156];[.E156];[.G156];[.H156])" office:value-type="string" office:string-value="10'h19B:out &lt;=8'b00000010;        " calcext:value-type="string">
            <text:p>10'h19B:out &lt;=8'b00000010; <text:s text:c="7"/></text:p>
          </table:table-cell>
        </table:table-row>
        <table:table-row table:style-name="ro1">
          <table:table-cell office:value-type="string" calcext:value-type="string">
            <text:p>10'h09C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10'h</text:p>
          </table:table-cell>
          <table:table-cell office:value-type="float" office:value="412" calcext:value-type="float">
            <text:p>412</text:p>
          </table:table-cell>
          <table:table-cell table:formula="of:=DEC2HEX([.D157])" office:value-type="string" office:string-value="19C" calcext:value-type="string">
            <text:p>19C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1; <text:s text:c="7"/></text:p>
          </table:table-cell>
          <table:table-cell/>
          <table:table-cell table:formula="of:=CONCATENATE([.C157];[.E157];[.G157];[.H157])" office:value-type="string" office:string-value="10'h19C:out &lt;=8'b00000001;        " calcext:value-type="string">
            <text:p>10'h19C:out &lt;=8'b00000001; <text:s text:c="7"/></text:p>
          </table:table-cell>
        </table:table-row>
        <table:table-row table:style-name="ro1">
          <table:table-cell office:value-type="string" calcext:value-type="string">
            <text:p>10'h09D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10'h</text:p>
          </table:table-cell>
          <table:table-cell office:value-type="float" office:value="413" calcext:value-type="float">
            <text:p>413</text:p>
          </table:table-cell>
          <table:table-cell table:formula="of:=DEC2HEX([.D158])" office:value-type="string" office:string-value="19D" calcext:value-type="string">
            <text:p>19D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</text:p>
          </table:table-cell>
          <table:table-cell/>
          <table:table-cell table:formula="of:=CONCATENATE([.C158];[.E158];[.G158];[.H158])" office:value-type="string" office:string-value="10'h19D:out &lt;=8'b00010001;        " calcext:value-type="string">
            <text:p>10'h19D:out &lt;=8'b00010001; <text:s text:c="7"/></text:p>
          </table:table-cell>
        </table:table-row>
        <table:table-row table:style-name="ro1">
          <table:table-cell office:value-type="string" calcext:value-type="string">
            <text:p>10'h09E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10'h</text:p>
          </table:table-cell>
          <table:table-cell office:value-type="float" office:value="414" calcext:value-type="float">
            <text:p>414</text:p>
          </table:table-cell>
          <table:table-cell table:formula="of:=DEC2HEX([.D159])" office:value-type="string" office:string-value="19E" calcext:value-type="string">
            <text:p>19E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110; <text:s text:c="7"/></text:p>
          </table:table-cell>
          <table:table-cell/>
          <table:table-cell table:formula="of:=CONCATENATE([.C159];[.E159];[.G159];[.H159])" office:value-type="string" office:string-value="10'h19E:out &lt;=8'b00001110;        " calcext:value-type="string">
            <text:p>10'h19E:out &lt;=8'b00001110; <text:s text:c="7"/></text:p>
          </table:table-cell>
        </table:table-row>
        <table:table-row table:style-name="ro1">
          <table:table-cell office:value-type="string" calcext:value-type="string">
            <text:p>10'h09F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10'h</text:p>
          </table:table-cell>
          <table:table-cell office:value-type="float" office:value="415" calcext:value-type="float">
            <text:p>415</text:p>
          </table:table-cell>
          <table:table-cell table:formula="of:=DEC2HEX([.D160])" office:value-type="string" office:string-value="19F" calcext:value-type="string">
            <text:p>19F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160];[.E160];[.G160];[.H160])" office:value-type="string" office:string-value="10'h19F:out &lt;=8'b00000000;        " calcext:value-type="string">
            <text:p>10'h19F:out &lt;=8'b00000000; <text:s text:c="7"/></text:p>
          </table:table-cell>
        </table:table-row>
        <table:table-row table:style-name="ro1">
          <table:table-cell office:value-type="string" calcext:value-type="string">
            <text:p>10'h0A0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10'h</text:p>
          </table:table-cell>
          <table:table-cell office:value-type="float" office:value="416" calcext:value-type="float">
            <text:p>416</text:p>
          </table:table-cell>
          <table:table-cell table:formula="of:=DEC2HEX([.D161])" office:value-type="string" office:string-value="1A0" calcext:value-type="string">
            <text:p>1A0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10; <text:s text:c="7"/>// 4</text:p>
          </table:table-cell>
          <table:table-cell/>
          <table:table-cell table:formula="of:=CONCATENATE([.C161];[.E161];[.G161];[.H161])" office:value-type="string" office:string-value="10'h1A0:out &lt;=8'b00000010;        // 4" calcext:value-type="string">
            <text:p>10'h1A0:out &lt;=8'b00000010; <text:s text:c="7"/>// 4</text:p>
          </table:table-cell>
        </table:table-row>
        <table:table-row table:style-name="ro1">
          <table:table-cell office:value-type="string" calcext:value-type="string">
            <text:p>10'h0A1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10'h</text:p>
          </table:table-cell>
          <table:table-cell office:value-type="float" office:value="417" calcext:value-type="float">
            <text:p>417</text:p>
          </table:table-cell>
          <table:table-cell table:formula="of:=DEC2HEX([.D162])" office:value-type="string" office:string-value="1A1" calcext:value-type="string">
            <text:p>1A1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10; <text:s text:c="7"/></text:p>
          </table:table-cell>
          <table:table-cell/>
          <table:table-cell table:formula="of:=CONCATENATE([.C162];[.E162];[.G162];[.H162])" office:value-type="string" office:string-value="10'h1A1:out &lt;=8'b00000110;        " calcext:value-type="string">
            <text:p>10'h1A1:out &lt;=8'b00000110; <text:s text:c="7"/></text:p>
          </table:table-cell>
        </table:table-row>
        <table:table-row table:style-name="ro1">
          <table:table-cell office:value-type="string" calcext:value-type="string">
            <text:p>10'h0A2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10'h</text:p>
          </table:table-cell>
          <table:table-cell office:value-type="float" office:value="418" calcext:value-type="float">
            <text:p>418</text:p>
          </table:table-cell>
          <table:table-cell table:formula="of:=DEC2HEX([.D163])" office:value-type="string" office:string-value="1A2" calcext:value-type="string">
            <text:p>1A2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010; <text:s text:c="7"/></text:p>
          </table:table-cell>
          <table:table-cell/>
          <table:table-cell table:formula="of:=CONCATENATE([.C163];[.E163];[.G163];[.H163])" office:value-type="string" office:string-value="10'h1A2:out &lt;=8'b00001010;        " calcext:value-type="string">
            <text:p>10'h1A2:out &lt;=8'b00001010; <text:s text:c="7"/></text:p>
          </table:table-cell>
        </table:table-row>
        <table:table-row table:style-name="ro1">
          <table:table-cell office:value-type="string" calcext:value-type="string">
            <text:p>10'h0A3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10'h</text:p>
          </table:table-cell>
          <table:table-cell office:value-type="float" office:value="419" calcext:value-type="float">
            <text:p>419</text:p>
          </table:table-cell>
          <table:table-cell table:formula="of:=DEC2HEX([.D164])" office:value-type="string" office:string-value="1A3" calcext:value-type="string">
            <text:p>1A3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10; <text:s text:c="7"/></text:p>
          </table:table-cell>
          <table:table-cell/>
          <table:table-cell table:formula="of:=CONCATENATE([.C164];[.E164];[.G164];[.H164])" office:value-type="string" office:string-value="10'h1A3:out &lt;=8'b00010010;        " calcext:value-type="string">
            <text:p>10'h1A3:out &lt;=8'b00010010; <text:s text:c="7"/></text:p>
          </table:table-cell>
        </table:table-row>
        <table:table-row table:style-name="ro1">
          <table:table-cell office:value-type="string" calcext:value-type="string">
            <text:p>10'h0A4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10'h</text:p>
          </table:table-cell>
          <table:table-cell office:value-type="float" office:value="420" calcext:value-type="float">
            <text:p>420</text:p>
          </table:table-cell>
          <table:table-cell table:formula="of:=DEC2HEX([.D165])" office:value-type="string" office:string-value="1A4" calcext:value-type="string">
            <text:p>1A4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1111; <text:s text:c="7"/></text:p>
          </table:table-cell>
          <table:table-cell/>
          <table:table-cell table:formula="of:=CONCATENATE([.C165];[.E165];[.G165];[.H165])" office:value-type="string" office:string-value="10'h1A4:out &lt;=8'b00011111;        " calcext:value-type="string">
            <text:p>10'h1A4:out &lt;=8'b00011111; <text:s text:c="7"/></text:p>
          </table:table-cell>
        </table:table-row>
        <table:table-row table:style-name="ro1">
          <table:table-cell office:value-type="string" calcext:value-type="string">
            <text:p>10'h0A5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10'h</text:p>
          </table:table-cell>
          <table:table-cell office:value-type="float" office:value="421" calcext:value-type="float">
            <text:p>421</text:p>
          </table:table-cell>
          <table:table-cell table:formula="of:=DEC2HEX([.D166])" office:value-type="string" office:string-value="1A5" calcext:value-type="string">
            <text:p>1A5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10; <text:s text:c="7"/></text:p>
          </table:table-cell>
          <table:table-cell/>
          <table:table-cell table:formula="of:=CONCATENATE([.C166];[.E166];[.G166];[.H166])" office:value-type="string" office:string-value="10'h1A5:out &lt;=8'b00000010;        " calcext:value-type="string">
            <text:p>10'h1A5:out &lt;=8'b00000010; <text:s text:c="7"/></text:p>
          </table:table-cell>
        </table:table-row>
        <table:table-row table:style-name="ro1">
          <table:table-cell office:value-type="string" calcext:value-type="string">
            <text:p>10'h0A6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10'h</text:p>
          </table:table-cell>
          <table:table-cell office:value-type="float" office:value="422" calcext:value-type="float">
            <text:p>422</text:p>
          </table:table-cell>
          <table:table-cell table:formula="of:=DEC2HEX([.D167])" office:value-type="string" office:string-value="1A6" calcext:value-type="string">
            <text:p>1A6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10; <text:s text:c="7"/></text:p>
          </table:table-cell>
          <table:table-cell/>
          <table:table-cell table:formula="of:=CONCATENATE([.C167];[.E167];[.G167];[.H167])" office:value-type="string" office:string-value="10'h1A6:out &lt;=8'b00000010;        " calcext:value-type="string">
            <text:p>10'h1A6:out &lt;=8'b00000010; <text:s text:c="7"/></text:p>
          </table:table-cell>
        </table:table-row>
        <table:table-row table:style-name="ro1">
          <table:table-cell office:value-type="string" calcext:value-type="string">
            <text:p>10'h0A7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10'h</text:p>
          </table:table-cell>
          <table:table-cell office:value-type="float" office:value="423" calcext:value-type="float">
            <text:p>423</text:p>
          </table:table-cell>
          <table:table-cell table:formula="of:=DEC2HEX([.D168])" office:value-type="string" office:string-value="1A7" calcext:value-type="string">
            <text:p>1A7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168];[.E168];[.G168];[.H168])" office:value-type="string" office:string-value="10'h1A7:out &lt;=8'b00000000;        " calcext:value-type="string">
            <text:p>10'h1A7:out &lt;=8'b00000000; <text:s text:c="7"/></text:p>
          </table:table-cell>
        </table:table-row>
        <table:table-row table:style-name="ro1">
          <table:table-cell office:value-type="string" calcext:value-type="string">
            <text:p>10'h0A8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10'h</text:p>
          </table:table-cell>
          <table:table-cell office:value-type="float" office:value="424" calcext:value-type="float">
            <text:p>424</text:p>
          </table:table-cell>
          <table:table-cell table:formula="of:=DEC2HEX([.D169])" office:value-type="string" office:string-value="1A8" calcext:value-type="string">
            <text:p>1A8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1111; <text:s text:c="7"/>// 5</text:p>
          </table:table-cell>
          <table:table-cell/>
          <table:table-cell table:formula="of:=CONCATENATE([.C169];[.E169];[.G169];[.H169])" office:value-type="string" office:string-value="10'h1A8:out &lt;=8'b00011111;        // 5" calcext:value-type="string">
            <text:p>10'h1A8:out &lt;=8'b00011111; <text:s text:c="7"/>// 5</text:p>
          </table:table-cell>
        </table:table-row>
        <table:table-row table:style-name="ro1">
          <table:table-cell office:value-type="string" calcext:value-type="string">
            <text:p>10'h0A9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10'h</text:p>
          </table:table-cell>
          <table:table-cell office:value-type="float" office:value="425" calcext:value-type="float">
            <text:p>425</text:p>
          </table:table-cell>
          <table:table-cell table:formula="of:=DEC2HEX([.D170])" office:value-type="string" office:string-value="1A9" calcext:value-type="string">
            <text:p>1A9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0; <text:s text:c="7"/></text:p>
          </table:table-cell>
          <table:table-cell/>
          <table:table-cell table:formula="of:=CONCATENATE([.C170];[.E170];[.G170];[.H170])" office:value-type="string" office:string-value="10'h1A9:out &lt;=8'b00010000;        " calcext:value-type="string">
            <text:p>10'h1A9:out &lt;=8'b00010000; <text:s text:c="7"/></text:p>
          </table:table-cell>
        </table:table-row>
        <table:table-row table:style-name="ro1">
          <table:table-cell office:value-type="string" calcext:value-type="string">
            <text:p>10'h0AA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10'h</text:p>
          </table:table-cell>
          <table:table-cell office:value-type="float" office:value="426" calcext:value-type="float">
            <text:p>426</text:p>
          </table:table-cell>
          <table:table-cell table:formula="of:=DEC2HEX([.D171])" office:value-type="string" office:string-value="1AA" calcext:value-type="string">
            <text:p>1AA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1110; <text:s text:c="7"/></text:p>
          </table:table-cell>
          <table:table-cell/>
          <table:table-cell table:formula="of:=CONCATENATE([.C171];[.E171];[.G171];[.H171])" office:value-type="string" office:string-value="10'h1AA:out &lt;=8'b00011110;        " calcext:value-type="string">
            <text:p>10'h1AA:out &lt;=8'b00011110; <text:s text:c="7"/></text:p>
          </table:table-cell>
        </table:table-row>
        <table:table-row table:style-name="ro1">
          <table:table-cell office:value-type="string" calcext:value-type="string">
            <text:p>10'h0AB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10'h</text:p>
          </table:table-cell>
          <table:table-cell office:value-type="float" office:value="427" calcext:value-type="float">
            <text:p>427</text:p>
          </table:table-cell>
          <table:table-cell table:formula="of:=DEC2HEX([.D172])" office:value-type="string" office:string-value="1AB" calcext:value-type="string">
            <text:p>1AB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1; <text:s text:c="7"/></text:p>
          </table:table-cell>
          <table:table-cell/>
          <table:table-cell table:formula="of:=CONCATENATE([.C172];[.E172];[.G172];[.H172])" office:value-type="string" office:string-value="10'h1AB:out &lt;=8'b00000001;        " calcext:value-type="string">
            <text:p>10'h1AB:out &lt;=8'b00000001; <text:s text:c="7"/></text:p>
          </table:table-cell>
        </table:table-row>
        <table:table-row table:style-name="ro1">
          <table:table-cell office:value-type="string" calcext:value-type="string">
            <text:p>10'h0AC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10'h</text:p>
          </table:table-cell>
          <table:table-cell office:value-type="float" office:value="428" calcext:value-type="float">
            <text:p>428</text:p>
          </table:table-cell>
          <table:table-cell table:formula="of:=DEC2HEX([.D173])" office:value-type="string" office:string-value="1AC" calcext:value-type="string">
            <text:p>1AC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1; <text:s text:c="7"/></text:p>
          </table:table-cell>
          <table:table-cell/>
          <table:table-cell table:formula="of:=CONCATENATE([.C173];[.E173];[.G173];[.H173])" office:value-type="string" office:string-value="10'h1AC:out &lt;=8'b00000001;        " calcext:value-type="string">
            <text:p>10'h1AC:out &lt;=8'b00000001; <text:s text:c="7"/></text:p>
          </table:table-cell>
        </table:table-row>
        <table:table-row table:style-name="ro1">
          <table:table-cell office:value-type="string" calcext:value-type="string">
            <text:p>10'h0AD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10'h</text:p>
          </table:table-cell>
          <table:table-cell office:value-type="float" office:value="429" calcext:value-type="float">
            <text:p>429</text:p>
          </table:table-cell>
          <table:table-cell table:formula="of:=DEC2HEX([.D174])" office:value-type="string" office:string-value="1AD" calcext:value-type="string">
            <text:p>1AD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</text:p>
          </table:table-cell>
          <table:table-cell/>
          <table:table-cell table:formula="of:=CONCATENATE([.C174];[.E174];[.G174];[.H174])" office:value-type="string" office:string-value="10'h1AD:out &lt;=8'b00010001;        " calcext:value-type="string">
            <text:p>10'h1AD:out &lt;=8'b00010001; <text:s text:c="7"/></text:p>
          </table:table-cell>
        </table:table-row>
        <table:table-row table:style-name="ro1">
          <table:table-cell office:value-type="string" calcext:value-type="string">
            <text:p>10'h0AE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10'h</text:p>
          </table:table-cell>
          <table:table-cell office:value-type="float" office:value="430" calcext:value-type="float">
            <text:p>430</text:p>
          </table:table-cell>
          <table:table-cell table:formula="of:=DEC2HEX([.D175])" office:value-type="string" office:string-value="1AE" calcext:value-type="string">
            <text:p>1AE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110; <text:s text:c="7"/></text:p>
          </table:table-cell>
          <table:table-cell/>
          <table:table-cell table:formula="of:=CONCATENATE([.C175];[.E175];[.G175];[.H175])" office:value-type="string" office:string-value="10'h1AE:out &lt;=8'b00001110;        " calcext:value-type="string">
            <text:p>10'h1AE:out &lt;=8'b00001110; <text:s text:c="7"/></text:p>
          </table:table-cell>
        </table:table-row>
        <table:table-row table:style-name="ro1">
          <table:table-cell office:value-type="string" calcext:value-type="string">
            <text:p>10'h0AF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10'h</text:p>
          </table:table-cell>
          <table:table-cell office:value-type="float" office:value="431" calcext:value-type="float">
            <text:p>431</text:p>
          </table:table-cell>
          <table:table-cell table:formula="of:=DEC2HEX([.D176])" office:value-type="string" office:string-value="1AF" calcext:value-type="string">
            <text:p>1AF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176];[.E176];[.G176];[.H176])" office:value-type="string" office:string-value="10'h1AF:out &lt;=8'b00000000;        " calcext:value-type="string">
            <text:p>10'h1AF:out &lt;=8'b00000000; <text:s text:c="7"/></text:p>
          </table:table-cell>
        </table:table-row>
        <table:table-row table:style-name="ro1">
          <table:table-cell office:value-type="string" calcext:value-type="string">
            <text:p>10'h0B0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10'h</text:p>
          </table:table-cell>
          <table:table-cell office:value-type="float" office:value="432" calcext:value-type="float">
            <text:p>432</text:p>
          </table:table-cell>
          <table:table-cell table:formula="of:=DEC2HEX([.D177])" office:value-type="string" office:string-value="1B0" calcext:value-type="string">
            <text:p>1B0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10; <text:s text:c="7"/>// 6</text:p>
          </table:table-cell>
          <table:table-cell/>
          <table:table-cell table:formula="of:=CONCATENATE([.C177];[.E177];[.G177];[.H177])" office:value-type="string" office:string-value="10'h1B0:out &lt;=8'b00000110;        // 6" calcext:value-type="string">
            <text:p>10'h1B0:out &lt;=8'b00000110; <text:s text:c="7"/>// 6</text:p>
          </table:table-cell>
        </table:table-row>
        <table:table-row table:style-name="ro1">
          <table:table-cell office:value-type="string" calcext:value-type="string">
            <text:p>10'h0B1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10'h</text:p>
          </table:table-cell>
          <table:table-cell office:value-type="float" office:value="433" calcext:value-type="float">
            <text:p>433</text:p>
          </table:table-cell>
          <table:table-cell table:formula="of:=DEC2HEX([.D178])" office:value-type="string" office:string-value="1B1" calcext:value-type="string">
            <text:p>1B1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000; <text:s text:c="7"/></text:p>
          </table:table-cell>
          <table:table-cell/>
          <table:table-cell table:formula="of:=CONCATENATE([.C178];[.E178];[.G178];[.H178])" office:value-type="string" office:string-value="10'h1B1:out &lt;=8'b00001000;        " calcext:value-type="string">
            <text:p>10'h1B1:out &lt;=8'b00001000; <text:s text:c="7"/></text:p>
          </table:table-cell>
        </table:table-row>
        <table:table-row table:style-name="ro1">
          <table:table-cell office:value-type="string" calcext:value-type="string">
            <text:p>10'h0B2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10'h</text:p>
          </table:table-cell>
          <table:table-cell office:value-type="float" office:value="434" calcext:value-type="float">
            <text:p>434</text:p>
          </table:table-cell>
          <table:table-cell table:formula="of:=DEC2HEX([.D179])" office:value-type="string" office:string-value="1B2" calcext:value-type="string">
            <text:p>1B2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0; <text:s text:c="7"/></text:p>
          </table:table-cell>
          <table:table-cell/>
          <table:table-cell table:formula="of:=CONCATENATE([.C179];[.E179];[.G179];[.H179])" office:value-type="string" office:string-value="10'h1B2:out &lt;=8'b00010000;        " calcext:value-type="string">
            <text:p>10'h1B2:out &lt;=8'b00010000; <text:s text:c="7"/></text:p>
          </table:table-cell>
        </table:table-row>
        <table:table-row table:style-name="ro1">
          <table:table-cell office:value-type="string" calcext:value-type="string">
            <text:p>10'h0B3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10'h</text:p>
          </table:table-cell>
          <table:table-cell office:value-type="float" office:value="435" calcext:value-type="float">
            <text:p>435</text:p>
          </table:table-cell>
          <table:table-cell table:formula="of:=DEC2HEX([.D180])" office:value-type="string" office:string-value="1B3" calcext:value-type="string">
            <text:p>1B3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1110; <text:s text:c="7"/></text:p>
          </table:table-cell>
          <table:table-cell/>
          <table:table-cell table:formula="of:=CONCATENATE([.C180];[.E180];[.G180];[.H180])" office:value-type="string" office:string-value="10'h1B3:out &lt;=8'b00011110;        " calcext:value-type="string">
            <text:p>10'h1B3:out &lt;=8'b00011110; <text:s text:c="7"/></text:p>
          </table:table-cell>
        </table:table-row>
        <table:table-row table:style-name="ro1">
          <table:table-cell office:value-type="string" calcext:value-type="string">
            <text:p>10'h0B4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10'h</text:p>
          </table:table-cell>
          <table:table-cell office:value-type="float" office:value="436" calcext:value-type="float">
            <text:p>436</text:p>
          </table:table-cell>
          <table:table-cell table:formula="of:=DEC2HEX([.D181])" office:value-type="string" office:string-value="1B4" calcext:value-type="string">
            <text:p>1B4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</text:p>
          </table:table-cell>
          <table:table-cell/>
          <table:table-cell table:formula="of:=CONCATENATE([.C181];[.E181];[.G181];[.H181])" office:value-type="string" office:string-value="10'h1B4:out &lt;=8'b00010001;        " calcext:value-type="string">
            <text:p>10'h1B4:out &lt;=8'b00010001; <text:s text:c="7"/></text:p>
          </table:table-cell>
        </table:table-row>
        <table:table-row table:style-name="ro1">
          <table:table-cell office:value-type="string" calcext:value-type="string">
            <text:p>10'h0B5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10'h</text:p>
          </table:table-cell>
          <table:table-cell office:value-type="float" office:value="437" calcext:value-type="float">
            <text:p>437</text:p>
          </table:table-cell>
          <table:table-cell table:formula="of:=DEC2HEX([.D182])" office:value-type="string" office:string-value="1B5" calcext:value-type="string">
            <text:p>1B5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</text:p>
          </table:table-cell>
          <table:table-cell/>
          <table:table-cell table:formula="of:=CONCATENATE([.C182];[.E182];[.G182];[.H182])" office:value-type="string" office:string-value="10'h1B5:out &lt;=8'b00010001;        " calcext:value-type="string">
            <text:p>10'h1B5:out &lt;=8'b00010001; <text:s text:c="7"/></text:p>
          </table:table-cell>
        </table:table-row>
        <table:table-row table:style-name="ro1">
          <table:table-cell office:value-type="string" calcext:value-type="string">
            <text:p>10'h0B6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10'h</text:p>
          </table:table-cell>
          <table:table-cell office:value-type="float" office:value="438" calcext:value-type="float">
            <text:p>438</text:p>
          </table:table-cell>
          <table:table-cell table:formula="of:=DEC2HEX([.D183])" office:value-type="string" office:string-value="1B6" calcext:value-type="string">
            <text:p>1B6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110; <text:s text:c="7"/></text:p>
          </table:table-cell>
          <table:table-cell/>
          <table:table-cell table:formula="of:=CONCATENATE([.C183];[.E183];[.G183];[.H183])" office:value-type="string" office:string-value="10'h1B6:out &lt;=8'b00001110;        " calcext:value-type="string">
            <text:p>10'h1B6:out &lt;=8'b00001110; <text:s text:c="7"/></text:p>
          </table:table-cell>
        </table:table-row>
        <table:table-row table:style-name="ro1">
          <table:table-cell office:value-type="string" calcext:value-type="string">
            <text:p>10'h0B7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10'h</text:p>
          </table:table-cell>
          <table:table-cell office:value-type="float" office:value="439" calcext:value-type="float">
            <text:p>439</text:p>
          </table:table-cell>
          <table:table-cell table:formula="of:=DEC2HEX([.D184])" office:value-type="string" office:string-value="1B7" calcext:value-type="string">
            <text:p>1B7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184];[.E184];[.G184];[.H184])" office:value-type="string" office:string-value="10'h1B7:out &lt;=8'b00000000;        " calcext:value-type="string">
            <text:p>10'h1B7:out &lt;=8'b00000000; <text:s text:c="7"/></text:p>
          </table:table-cell>
        </table:table-row>
        <table:table-row table:style-name="ro1">
          <table:table-cell office:value-type="string" calcext:value-type="string">
            <text:p>10'h0B8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10'h</text:p>
          </table:table-cell>
          <table:table-cell office:value-type="float" office:value="440" calcext:value-type="float">
            <text:p>440</text:p>
          </table:table-cell>
          <table:table-cell table:formula="of:=DEC2HEX([.D185])" office:value-type="string" office:string-value="1B8" calcext:value-type="string">
            <text:p>1B8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1111; <text:s text:c="7"/>// 7</text:p>
          </table:table-cell>
          <table:table-cell/>
          <table:table-cell table:formula="of:=CONCATENATE([.C185];[.E185];[.G185];[.H185])" office:value-type="string" office:string-value="10'h1B8:out &lt;=8'b00011111;        // 7" calcext:value-type="string">
            <text:p>10'h1B8:out &lt;=8'b00011111; <text:s text:c="7"/>// 7</text:p>
          </table:table-cell>
        </table:table-row>
        <table:table-row table:style-name="ro1">
          <table:table-cell office:value-type="string" calcext:value-type="string">
            <text:p>10'h0B9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10'h</text:p>
          </table:table-cell>
          <table:table-cell office:value-type="float" office:value="441" calcext:value-type="float">
            <text:p>441</text:p>
          </table:table-cell>
          <table:table-cell table:formula="of:=DEC2HEX([.D186])" office:value-type="string" office:string-value="1B9" calcext:value-type="string">
            <text:p>1B9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1; <text:s text:c="7"/></text:p>
          </table:table-cell>
          <table:table-cell/>
          <table:table-cell table:formula="of:=CONCATENATE([.C186];[.E186];[.G186];[.H186])" office:value-type="string" office:string-value="10'h1B9:out &lt;=8'b00000001;        " calcext:value-type="string">
            <text:p>10'h1B9:out &lt;=8'b00000001; <text:s text:c="7"/></text:p>
          </table:table-cell>
        </table:table-row>
        <table:table-row table:style-name="ro1">
          <table:table-cell office:value-type="string" calcext:value-type="string">
            <text:p>10'h0BA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10'h</text:p>
          </table:table-cell>
          <table:table-cell office:value-type="float" office:value="442" calcext:value-type="float">
            <text:p>442</text:p>
          </table:table-cell>
          <table:table-cell table:formula="of:=DEC2HEX([.D187])" office:value-type="string" office:string-value="1BA" calcext:value-type="string">
            <text:p>1BA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10; <text:s text:c="7"/></text:p>
          </table:table-cell>
          <table:table-cell/>
          <table:table-cell table:formula="of:=CONCATENATE([.C187];[.E187];[.G187];[.H187])" office:value-type="string" office:string-value="10'h1BA:out &lt;=8'b00000010;        " calcext:value-type="string">
            <text:p>10'h1BA:out &lt;=8'b00000010; <text:s text:c="7"/></text:p>
          </table:table-cell>
        </table:table-row>
        <table:table-row table:style-name="ro1">
          <table:table-cell office:value-type="string" calcext:value-type="string">
            <text:p>10'h0BB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10'h</text:p>
          </table:table-cell>
          <table:table-cell office:value-type="float" office:value="443" calcext:value-type="float">
            <text:p>443</text:p>
          </table:table-cell>
          <table:table-cell table:formula="of:=DEC2HEX([.D188])" office:value-type="string" office:string-value="1BB" calcext:value-type="string">
            <text:p>1BB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00; <text:s text:c="7"/></text:p>
          </table:table-cell>
          <table:table-cell/>
          <table:table-cell table:formula="of:=CONCATENATE([.C188];[.E188];[.G188];[.H188])" office:value-type="string" office:string-value="10'h1BB:out &lt;=8'b00000100;        " calcext:value-type="string">
            <text:p>10'h1BB:out &lt;=8'b00000100; <text:s text:c="7"/></text:p>
          </table:table-cell>
        </table:table-row>
        <table:table-row table:style-name="ro1">
          <table:table-cell office:value-type="string" calcext:value-type="string">
            <text:p>10'h0BC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10'h</text:p>
          </table:table-cell>
          <table:table-cell office:value-type="float" office:value="444" calcext:value-type="float">
            <text:p>444</text:p>
          </table:table-cell>
          <table:table-cell table:formula="of:=DEC2HEX([.D189])" office:value-type="string" office:string-value="1BC" calcext:value-type="string">
            <text:p>1BC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00; <text:s text:c="7"/></text:p>
          </table:table-cell>
          <table:table-cell/>
          <table:table-cell table:formula="of:=CONCATENATE([.C189];[.E189];[.G189];[.H189])" office:value-type="string" office:string-value="10'h1BC:out &lt;=8'b00000100;        " calcext:value-type="string">
            <text:p>10'h1BC:out &lt;=8'b00000100; <text:s text:c="7"/></text:p>
          </table:table-cell>
        </table:table-row>
        <table:table-row table:style-name="ro1">
          <table:table-cell office:value-type="string" calcext:value-type="string">
            <text:p>10'h0BD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10'h</text:p>
          </table:table-cell>
          <table:table-cell office:value-type="float" office:value="445" calcext:value-type="float">
            <text:p>445</text:p>
          </table:table-cell>
          <table:table-cell table:formula="of:=DEC2HEX([.D190])" office:value-type="string" office:string-value="1BD" calcext:value-type="string">
            <text:p>1BD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00; <text:s text:c="7"/></text:p>
          </table:table-cell>
          <table:table-cell/>
          <table:table-cell table:formula="of:=CONCATENATE([.C190];[.E190];[.G190];[.H190])" office:value-type="string" office:string-value="10'h1BD:out &lt;=8'b00000100;        " calcext:value-type="string">
            <text:p>10'h1BD:out &lt;=8'b00000100; <text:s text:c="7"/></text:p>
          </table:table-cell>
        </table:table-row>
        <table:table-row table:style-name="ro1">
          <table:table-cell office:value-type="string" calcext:value-type="string">
            <text:p>10'h0BE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10'h</text:p>
          </table:table-cell>
          <table:table-cell office:value-type="float" office:value="446" calcext:value-type="float">
            <text:p>446</text:p>
          </table:table-cell>
          <table:table-cell table:formula="of:=DEC2HEX([.D191])" office:value-type="string" office:string-value="1BE" calcext:value-type="string">
            <text:p>1BE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00; <text:s text:c="7"/></text:p>
          </table:table-cell>
          <table:table-cell/>
          <table:table-cell table:formula="of:=CONCATENATE([.C191];[.E191];[.G191];[.H191])" office:value-type="string" office:string-value="10'h1BE:out &lt;=8'b00000100;        " calcext:value-type="string">
            <text:p>10'h1BE:out &lt;=8'b00000100; <text:s text:c="7"/></text:p>
          </table:table-cell>
        </table:table-row>
        <table:table-row table:style-name="ro1">
          <table:table-cell office:value-type="string" calcext:value-type="string">
            <text:p>10'h0BF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10'h</text:p>
          </table:table-cell>
          <table:table-cell office:value-type="float" office:value="447" calcext:value-type="float">
            <text:p>447</text:p>
          </table:table-cell>
          <table:table-cell table:formula="of:=DEC2HEX([.D192])" office:value-type="string" office:string-value="1BF" calcext:value-type="string">
            <text:p>1BF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192];[.E192];[.G192];[.H192])" office:value-type="string" office:string-value="10'h1BF:out &lt;=8'b00000000;        " calcext:value-type="string">
            <text:p>10'h1BF:out &lt;=8'b00000000; <text:s text:c="7"/></text:p>
          </table:table-cell>
        </table:table-row>
        <table:table-row table:style-name="ro1">
          <table:table-cell office:value-type="string" calcext:value-type="string">
            <text:p>10'h0C0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10'h</text:p>
          </table:table-cell>
          <table:table-cell office:value-type="float" office:value="448" calcext:value-type="float">
            <text:p>448</text:p>
          </table:table-cell>
          <table:table-cell table:formula="of:=DEC2HEX([.D193])" office:value-type="string" office:string-value="1C0" calcext:value-type="string">
            <text:p>1C0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1110; <text:s text:c="7"/>// 8</text:p>
          </table:table-cell>
          <table:table-cell/>
          <table:table-cell table:formula="of:=CONCATENATE([.C193];[.E193];[.G193];[.H193])" office:value-type="string" office:string-value="10'h1C0:out &lt;=8'b00011110;        // 8" calcext:value-type="string">
            <text:p>10'h1C0:out &lt;=8'b00011110; <text:s text:c="7"/>// 8</text:p>
          </table:table-cell>
        </table:table-row>
        <table:table-row table:style-name="ro1">
          <table:table-cell office:value-type="string" calcext:value-type="string">
            <text:p>10'h0C1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10'h</text:p>
          </table:table-cell>
          <table:table-cell office:value-type="float" office:value="449" calcext:value-type="float">
            <text:p>449</text:p>
          </table:table-cell>
          <table:table-cell table:formula="of:=DEC2HEX([.D194])" office:value-type="string" office:string-value="1C1" calcext:value-type="string">
            <text:p>1C1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</text:p>
          </table:table-cell>
          <table:table-cell/>
          <table:table-cell table:formula="of:=CONCATENATE([.C194];[.E194];[.G194];[.H194])" office:value-type="string" office:string-value="10'h1C1:out &lt;=8'b00010001;        " calcext:value-type="string">
            <text:p>10'h1C1:out &lt;=8'b00010001; <text:s text:c="7"/></text:p>
          </table:table-cell>
        </table:table-row>
        <table:table-row table:style-name="ro1">
          <table:table-cell office:value-type="string" calcext:value-type="string">
            <text:p>10'h0C2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10'h</text:p>
          </table:table-cell>
          <table:table-cell office:value-type="float" office:value="450" calcext:value-type="float">
            <text:p>450</text:p>
          </table:table-cell>
          <table:table-cell table:formula="of:=DEC2HEX([.D195])" office:value-type="string" office:string-value="1C2" calcext:value-type="string">
            <text:p>1C2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</text:p>
          </table:table-cell>
          <table:table-cell/>
          <table:table-cell table:formula="of:=CONCATENATE([.C195];[.E195];[.G195];[.H195])" office:value-type="string" office:string-value="10'h1C2:out &lt;=8'b00010001;        " calcext:value-type="string">
            <text:p>10'h1C2:out &lt;=8'b00010001; <text:s text:c="7"/></text:p>
          </table:table-cell>
        </table:table-row>
        <table:table-row table:style-name="ro1">
          <table:table-cell office:value-type="string" calcext:value-type="string">
            <text:p>10'h0C3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10'h</text:p>
          </table:table-cell>
          <table:table-cell office:value-type="float" office:value="451" calcext:value-type="float">
            <text:p>451</text:p>
          </table:table-cell>
          <table:table-cell table:formula="of:=DEC2HEX([.D196])" office:value-type="string" office:string-value="1C3" calcext:value-type="string">
            <text:p>1C3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110; <text:s text:c="7"/></text:p>
          </table:table-cell>
          <table:table-cell/>
          <table:table-cell table:formula="of:=CONCATENATE([.C196];[.E196];[.G196];[.H196])" office:value-type="string" office:string-value="10'h1C3:out &lt;=8'b00001110;        " calcext:value-type="string">
            <text:p>10'h1C3:out &lt;=8'b00001110; <text:s text:c="7"/></text:p>
          </table:table-cell>
        </table:table-row>
        <table:table-row table:style-name="ro1">
          <table:table-cell office:value-type="string" calcext:value-type="string">
            <text:p>10'h0C4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10'h</text:p>
          </table:table-cell>
          <table:table-cell office:value-type="float" office:value="452" calcext:value-type="float">
            <text:p>452</text:p>
          </table:table-cell>
          <table:table-cell table:formula="of:=DEC2HEX([.D197])" office:value-type="string" office:string-value="1C4" calcext:value-type="string">
            <text:p>1C4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</text:p>
          </table:table-cell>
          <table:table-cell/>
          <table:table-cell table:formula="of:=CONCATENATE([.C197];[.E197];[.G197];[.H197])" office:value-type="string" office:string-value="10'h1C4:out &lt;=8'b00010001;        " calcext:value-type="string">
            <text:p>10'h1C4:out &lt;=8'b00010001; <text:s text:c="7"/></text:p>
          </table:table-cell>
        </table:table-row>
        <table:table-row table:style-name="ro1">
          <table:table-cell office:value-type="string" calcext:value-type="string">
            <text:p>10'h0C5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10'h</text:p>
          </table:table-cell>
          <table:table-cell office:value-type="float" office:value="453" calcext:value-type="float">
            <text:p>453</text:p>
          </table:table-cell>
          <table:table-cell table:formula="of:=DEC2HEX([.D198])" office:value-type="string" office:string-value="1C5" calcext:value-type="string">
            <text:p>1C5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</text:p>
          </table:table-cell>
          <table:table-cell/>
          <table:table-cell table:formula="of:=CONCATENATE([.C198];[.E198];[.G198];[.H198])" office:value-type="string" office:string-value="10'h1C5:out &lt;=8'b00010001;        " calcext:value-type="string">
            <text:p>10'h1C5:out &lt;=8'b00010001; <text:s text:c="7"/></text:p>
          </table:table-cell>
        </table:table-row>
        <table:table-row table:style-name="ro1">
          <table:table-cell office:value-type="string" calcext:value-type="string">
            <text:p>10'h0C6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10'h</text:p>
          </table:table-cell>
          <table:table-cell office:value-type="float" office:value="454" calcext:value-type="float">
            <text:p>454</text:p>
          </table:table-cell>
          <table:table-cell table:formula="of:=DEC2HEX([.D199])" office:value-type="string" office:string-value="1C6" calcext:value-type="string">
            <text:p>1C6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110; <text:s text:c="7"/></text:p>
          </table:table-cell>
          <table:table-cell/>
          <table:table-cell table:formula="of:=CONCATENATE([.C199];[.E199];[.G199];[.H199])" office:value-type="string" office:string-value="10'h1C6:out &lt;=8'b00001110;        " calcext:value-type="string">
            <text:p>10'h1C6:out &lt;=8'b00001110; <text:s text:c="7"/></text:p>
          </table:table-cell>
        </table:table-row>
        <table:table-row table:style-name="ro1">
          <table:table-cell office:value-type="string" calcext:value-type="string">
            <text:p>10'h0C7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10'h</text:p>
          </table:table-cell>
          <table:table-cell office:value-type="float" office:value="455" calcext:value-type="float">
            <text:p>455</text:p>
          </table:table-cell>
          <table:table-cell table:formula="of:=DEC2HEX([.D200])" office:value-type="string" office:string-value="1C7" calcext:value-type="string">
            <text:p>1C7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200];[.E200];[.G200];[.H200])" office:value-type="string" office:string-value="10'h1C7:out &lt;=8'b00000000;        " calcext:value-type="string">
            <text:p>10'h1C7:out &lt;=8'b00000000; <text:s text:c="7"/></text:p>
          </table:table-cell>
        </table:table-row>
        <table:table-row table:style-name="ro1">
          <table:table-cell office:value-type="string" calcext:value-type="string">
            <text:p>10'h0C8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10'h</text:p>
          </table:table-cell>
          <table:table-cell office:value-type="float" office:value="456" calcext:value-type="float">
            <text:p>456</text:p>
          </table:table-cell>
          <table:table-cell table:formula="of:=DEC2HEX([.D201])" office:value-type="string" office:string-value="1C8" calcext:value-type="string">
            <text:p>1C8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110; <text:s text:c="7"/>// 9</text:p>
          </table:table-cell>
          <table:table-cell/>
          <table:table-cell table:formula="of:=CONCATENATE([.C201];[.E201];[.G201];[.H201])" office:value-type="string" office:string-value="10'h1C8:out &lt;=8'b00001110;        // 9" calcext:value-type="string">
            <text:p>10'h1C8:out &lt;=8'b00001110; <text:s text:c="7"/>// 9</text:p>
          </table:table-cell>
        </table:table-row>
        <table:table-row table:style-name="ro1">
          <table:table-cell office:value-type="string" calcext:value-type="string">
            <text:p>10'h0C9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10'h</text:p>
          </table:table-cell>
          <table:table-cell office:value-type="float" office:value="457" calcext:value-type="float">
            <text:p>457</text:p>
          </table:table-cell>
          <table:table-cell table:formula="of:=DEC2HEX([.D202])" office:value-type="string" office:string-value="1C9" calcext:value-type="string">
            <text:p>1C9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</text:p>
          </table:table-cell>
          <table:table-cell/>
          <table:table-cell table:formula="of:=CONCATENATE([.C202];[.E202];[.G202];[.H202])" office:value-type="string" office:string-value="10'h1C9:out &lt;=8'b00010001;        " calcext:value-type="string">
            <text:p>10'h1C9:out &lt;=8'b00010001; <text:s text:c="7"/></text:p>
          </table:table-cell>
        </table:table-row>
        <table:table-row table:style-name="ro1">
          <table:table-cell office:value-type="string" calcext:value-type="string">
            <text:p>10'h0CA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10'h</text:p>
          </table:table-cell>
          <table:table-cell office:value-type="float" office:value="458" calcext:value-type="float">
            <text:p>458</text:p>
          </table:table-cell>
          <table:table-cell table:formula="of:=DEC2HEX([.D203])" office:value-type="string" office:string-value="1CA" calcext:value-type="string">
            <text:p>1CA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</text:p>
          </table:table-cell>
          <table:table-cell/>
          <table:table-cell table:formula="of:=CONCATENATE([.C203];[.E203];[.G203];[.H203])" office:value-type="string" office:string-value="10'h1CA:out &lt;=8'b00010001;        " calcext:value-type="string">
            <text:p>10'h1CA:out &lt;=8'b00010001; <text:s text:c="7"/></text:p>
          </table:table-cell>
        </table:table-row>
        <table:table-row table:style-name="ro1">
          <table:table-cell office:value-type="string" calcext:value-type="string">
            <text:p>10'h0CB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10'h</text:p>
          </table:table-cell>
          <table:table-cell office:value-type="float" office:value="459" calcext:value-type="float">
            <text:p>459</text:p>
          </table:table-cell>
          <table:table-cell table:formula="of:=DEC2HEX([.D204])" office:value-type="string" office:string-value="1CB" calcext:value-type="string">
            <text:p>1CB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111; <text:s text:c="7"/></text:p>
          </table:table-cell>
          <table:table-cell/>
          <table:table-cell table:formula="of:=CONCATENATE([.C204];[.E204];[.G204];[.H204])" office:value-type="string" office:string-value="10'h1CB:out &lt;=8'b00001111;        " calcext:value-type="string">
            <text:p>10'h1CB:out &lt;=8'b00001111; <text:s text:c="7"/></text:p>
          </table:table-cell>
        </table:table-row>
        <table:table-row table:style-name="ro1">
          <table:table-cell office:value-type="string" calcext:value-type="string">
            <text:p>10'h0CC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10'h</text:p>
          </table:table-cell>
          <table:table-cell office:value-type="float" office:value="460" calcext:value-type="float">
            <text:p>460</text:p>
          </table:table-cell>
          <table:table-cell table:formula="of:=DEC2HEX([.D205])" office:value-type="string" office:string-value="1CC" calcext:value-type="string">
            <text:p>1CC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1; <text:s text:c="7"/></text:p>
          </table:table-cell>
          <table:table-cell/>
          <table:table-cell table:formula="of:=CONCATENATE([.C205];[.E205];[.G205];[.H205])" office:value-type="string" office:string-value="10'h1CC:out &lt;=8'b00000001;        " calcext:value-type="string">
            <text:p>10'h1CC:out &lt;=8'b00000001; <text:s text:c="7"/></text:p>
          </table:table-cell>
        </table:table-row>
        <table:table-row table:style-name="ro1">
          <table:table-cell office:value-type="string" calcext:value-type="string">
            <text:p>10'h0CD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10'h</text:p>
          </table:table-cell>
          <table:table-cell office:value-type="float" office:value="461" calcext:value-type="float">
            <text:p>461</text:p>
          </table:table-cell>
          <table:table-cell table:formula="of:=DEC2HEX([.D206])" office:value-type="string" office:string-value="1CD" calcext:value-type="string">
            <text:p>1CD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10; <text:s text:c="7"/></text:p>
          </table:table-cell>
          <table:table-cell/>
          <table:table-cell table:formula="of:=CONCATENATE([.C206];[.E206];[.G206];[.H206])" office:value-type="string" office:string-value="10'h1CD:out &lt;=8'b00000010;        " calcext:value-type="string">
            <text:p>10'h1CD:out &lt;=8'b00000010; <text:s text:c="7"/></text:p>
          </table:table-cell>
        </table:table-row>
        <table:table-row table:style-name="ro1">
          <table:table-cell office:value-type="string" calcext:value-type="string">
            <text:p>10'h0CE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10'h</text:p>
          </table:table-cell>
          <table:table-cell office:value-type="float" office:value="462" calcext:value-type="float">
            <text:p>462</text:p>
          </table:table-cell>
          <table:table-cell table:formula="of:=DEC2HEX([.D207])" office:value-type="string" office:string-value="1CE" calcext:value-type="string">
            <text:p>1CE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100; <text:s text:c="7"/></text:p>
          </table:table-cell>
          <table:table-cell/>
          <table:table-cell table:formula="of:=CONCATENATE([.C207];[.E207];[.G207];[.H207])" office:value-type="string" office:string-value="10'h1CE:out &lt;=8'b00001100;        " calcext:value-type="string">
            <text:p>10'h1CE:out &lt;=8'b00001100; <text:s text:c="7"/></text:p>
          </table:table-cell>
        </table:table-row>
        <table:table-row table:style-name="ro1">
          <table:table-cell office:value-type="string" calcext:value-type="string">
            <text:p>10'h0CF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10'h</text:p>
          </table:table-cell>
          <table:table-cell office:value-type="float" office:value="463" calcext:value-type="float">
            <text:p>463</text:p>
          </table:table-cell>
          <table:table-cell table:formula="of:=DEC2HEX([.D208])" office:value-type="string" office:string-value="1CF" calcext:value-type="string">
            <text:p>1CF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208];[.E208];[.G208];[.H208])" office:value-type="string" office:string-value="10'h1CF:out &lt;=8'b00000000;        " calcext:value-type="string">
            <text:p>10'h1CF:out &lt;=8'b00000000; <text:s text:c="7"/></text:p>
          </table:table-cell>
        </table:table-row>
        <table:table-row table:style-name="ro1">
          <table:table-cell office:value-type="string" calcext:value-type="string">
            <text:p>10'h0D0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10'h</text:p>
          </table:table-cell>
          <table:table-cell office:value-type="float" office:value="464" calcext:value-type="float">
            <text:p>464</text:p>
          </table:table-cell>
          <table:table-cell table:formula="of:=DEC2HEX([.D209])" office:value-type="string" office:string-value="1D0" calcext:value-type="string">
            <text:p>1D0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// :</text:p>
          </table:table-cell>
          <table:table-cell/>
          <table:table-cell table:formula="of:=CONCATENATE([.C209];[.E209];[.G209];[.H209])" office:value-type="string" office:string-value="10'h1D0:out &lt;=8'b00000000;        // :" calcext:value-type="string">
            <text:p>10'h1D0:out &lt;=8'b00000000; <text:s text:c="7"/>// :</text:p>
          </table:table-cell>
        </table:table-row>
        <table:table-row table:style-name="ro1">
          <table:table-cell office:value-type="string" calcext:value-type="string">
            <text:p>10'h0D1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10'h</text:p>
          </table:table-cell>
          <table:table-cell office:value-type="float" office:value="465" calcext:value-type="float">
            <text:p>465</text:p>
          </table:table-cell>
          <table:table-cell table:formula="of:=DEC2HEX([.D210])" office:value-type="string" office:string-value="1D1" calcext:value-type="string">
            <text:p>1D1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100; <text:s text:c="7"/></text:p>
          </table:table-cell>
          <table:table-cell/>
          <table:table-cell table:formula="of:=CONCATENATE([.C210];[.E210];[.G210];[.H210])" office:value-type="string" office:string-value="10'h1D1:out &lt;=8'b00001100;        " calcext:value-type="string">
            <text:p>10'h1D1:out &lt;=8'b00001100; <text:s text:c="7"/></text:p>
          </table:table-cell>
        </table:table-row>
        <table:table-row table:style-name="ro1">
          <table:table-cell office:value-type="string" calcext:value-type="string">
            <text:p>10'h0D2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10'h</text:p>
          </table:table-cell>
          <table:table-cell office:value-type="float" office:value="466" calcext:value-type="float">
            <text:p>466</text:p>
          </table:table-cell>
          <table:table-cell table:formula="of:=DEC2HEX([.D211])" office:value-type="string" office:string-value="1D2" calcext:value-type="string">
            <text:p>1D2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100; <text:s text:c="7"/></text:p>
          </table:table-cell>
          <table:table-cell/>
          <table:table-cell table:formula="of:=CONCATENATE([.C211];[.E211];[.G211];[.H211])" office:value-type="string" office:string-value="10'h1D2:out &lt;=8'b00001100;        " calcext:value-type="string">
            <text:p>10'h1D2:out &lt;=8'b00001100; <text:s text:c="7"/></text:p>
          </table:table-cell>
        </table:table-row>
        <table:table-row table:style-name="ro1">
          <table:table-cell office:value-type="string" calcext:value-type="string">
            <text:p>10'h0D3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10'h</text:p>
          </table:table-cell>
          <table:table-cell office:value-type="float" office:value="467" calcext:value-type="float">
            <text:p>467</text:p>
          </table:table-cell>
          <table:table-cell table:formula="of:=DEC2HEX([.D212])" office:value-type="string" office:string-value="1D3" calcext:value-type="string">
            <text:p>1D3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212];[.E212];[.G212];[.H212])" office:value-type="string" office:string-value="10'h1D3:out &lt;=8'b00000000;        " calcext:value-type="string">
            <text:p>10'h1D3:out &lt;=8'b00000000; <text:s text:c="7"/></text:p>
          </table:table-cell>
        </table:table-row>
        <table:table-row table:style-name="ro1">
          <table:table-cell office:value-type="string" calcext:value-type="string">
            <text:p>10'h0D4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10'h</text:p>
          </table:table-cell>
          <table:table-cell office:value-type="float" office:value="468" calcext:value-type="float">
            <text:p>468</text:p>
          </table:table-cell>
          <table:table-cell table:formula="of:=DEC2HEX([.D213])" office:value-type="string" office:string-value="1D4" calcext:value-type="string">
            <text:p>1D4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100; <text:s text:c="7"/></text:p>
          </table:table-cell>
          <table:table-cell/>
          <table:table-cell table:formula="of:=CONCATENATE([.C213];[.E213];[.G213];[.H213])" office:value-type="string" office:string-value="10'h1D4:out &lt;=8'b00001100;        " calcext:value-type="string">
            <text:p>10'h1D4:out &lt;=8'b00001100; <text:s text:c="7"/></text:p>
          </table:table-cell>
        </table:table-row>
        <table:table-row table:style-name="ro1">
          <table:table-cell office:value-type="string" calcext:value-type="string">
            <text:p>10'h0D5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10'h</text:p>
          </table:table-cell>
          <table:table-cell office:value-type="float" office:value="469" calcext:value-type="float">
            <text:p>469</text:p>
          </table:table-cell>
          <table:table-cell table:formula="of:=DEC2HEX([.D214])" office:value-type="string" office:string-value="1D5" calcext:value-type="string">
            <text:p>1D5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100; <text:s text:c="7"/></text:p>
          </table:table-cell>
          <table:table-cell/>
          <table:table-cell table:formula="of:=CONCATENATE([.C214];[.E214];[.G214];[.H214])" office:value-type="string" office:string-value="10'h1D5:out &lt;=8'b00001100;        " calcext:value-type="string">
            <text:p>10'h1D5:out &lt;=8'b00001100; <text:s text:c="7"/></text:p>
          </table:table-cell>
        </table:table-row>
        <table:table-row table:style-name="ro1">
          <table:table-cell office:value-type="string" calcext:value-type="string">
            <text:p>10'h0D6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10'h</text:p>
          </table:table-cell>
          <table:table-cell office:value-type="float" office:value="470" calcext:value-type="float">
            <text:p>470</text:p>
          </table:table-cell>
          <table:table-cell table:formula="of:=DEC2HEX([.D215])" office:value-type="string" office:string-value="1D6" calcext:value-type="string">
            <text:p>1D6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215];[.E215];[.G215];[.H215])" office:value-type="string" office:string-value="10'h1D6:out &lt;=8'b00000000;        " calcext:value-type="string">
            <text:p>10'h1D6:out &lt;=8'b00000000; <text:s text:c="7"/></text:p>
          </table:table-cell>
        </table:table-row>
        <table:table-row table:style-name="ro1">
          <table:table-cell office:value-type="string" calcext:value-type="string">
            <text:p>10'h0D7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10'h</text:p>
          </table:table-cell>
          <table:table-cell office:value-type="float" office:value="471" calcext:value-type="float">
            <text:p>471</text:p>
          </table:table-cell>
          <table:table-cell table:formula="of:=DEC2HEX([.D216])" office:value-type="string" office:string-value="1D7" calcext:value-type="string">
            <text:p>1D7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216];[.E216];[.G216];[.H216])" office:value-type="string" office:string-value="10'h1D7:out &lt;=8'b00000000;        " calcext:value-type="string">
            <text:p>10'h1D7:out &lt;=8'b00000000; <text:s text:c="7"/></text:p>
          </table:table-cell>
        </table:table-row>
        <table:table-row table:style-name="ro1">
          <table:table-cell office:value-type="string" calcext:value-type="string">
            <text:p>10'h0D8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10'h</text:p>
          </table:table-cell>
          <table:table-cell office:value-type="float" office:value="472" calcext:value-type="float">
            <text:p>472</text:p>
          </table:table-cell>
          <table:table-cell table:formula="of:=DEC2HEX([.D217])" office:value-type="string" office:string-value="1D8" calcext:value-type="string">
            <text:p>1D8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// ;</text:p>
          </table:table-cell>
          <table:table-cell/>
          <table:table-cell table:formula="of:=CONCATENATE([.C217];[.E217];[.G217];[.H217])" office:value-type="string" office:string-value="10'h1D8:out &lt;=8'b00000000;        // ;" calcext:value-type="string">
            <text:p>10'h1D8:out &lt;=8'b00000000; <text:s text:c="7"/>// ;</text:p>
          </table:table-cell>
        </table:table-row>
        <table:table-row table:style-name="ro1">
          <table:table-cell office:value-type="string" calcext:value-type="string">
            <text:p>10'h0D9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10'h</text:p>
          </table:table-cell>
          <table:table-cell office:value-type="float" office:value="473" calcext:value-type="float">
            <text:p>473</text:p>
          </table:table-cell>
          <table:table-cell table:formula="of:=DEC2HEX([.D218])" office:value-type="string" office:string-value="1D9" calcext:value-type="string">
            <text:p>1D9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100; <text:s text:c="7"/></text:p>
          </table:table-cell>
          <table:table-cell/>
          <table:table-cell table:formula="of:=CONCATENATE([.C218];[.E218];[.G218];[.H218])" office:value-type="string" office:string-value="10'h1D9:out &lt;=8'b00001100;        " calcext:value-type="string">
            <text:p>10'h1D9:out &lt;=8'b00001100; <text:s text:c="7"/></text:p>
          </table:table-cell>
        </table:table-row>
        <table:table-row table:style-name="ro1">
          <table:table-cell office:value-type="string" calcext:value-type="string">
            <text:p>10'h0DA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10'h</text:p>
          </table:table-cell>
          <table:table-cell office:value-type="float" office:value="474" calcext:value-type="float">
            <text:p>474</text:p>
          </table:table-cell>
          <table:table-cell table:formula="of:=DEC2HEX([.D219])" office:value-type="string" office:string-value="1DA" calcext:value-type="string">
            <text:p>1DA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100; <text:s text:c="7"/></text:p>
          </table:table-cell>
          <table:table-cell/>
          <table:table-cell table:formula="of:=CONCATENATE([.C219];[.E219];[.G219];[.H219])" office:value-type="string" office:string-value="10'h1DA:out &lt;=8'b00001100;        " calcext:value-type="string">
            <text:p>10'h1DA:out &lt;=8'b00001100; <text:s text:c="7"/></text:p>
          </table:table-cell>
        </table:table-row>
        <table:table-row table:style-name="ro1">
          <table:table-cell office:value-type="string" calcext:value-type="string">
            <text:p>10'h0DB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10'h</text:p>
          </table:table-cell>
          <table:table-cell office:value-type="float" office:value="475" calcext:value-type="float">
            <text:p>475</text:p>
          </table:table-cell>
          <table:table-cell table:formula="of:=DEC2HEX([.D220])" office:value-type="string" office:string-value="1DB" calcext:value-type="string">
            <text:p>1DB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220];[.E220];[.G220];[.H220])" office:value-type="string" office:string-value="10'h1DB:out &lt;=8'b00000000;        " calcext:value-type="string">
            <text:p>10'h1DB:out &lt;=8'b00000000; <text:s text:c="7"/></text:p>
          </table:table-cell>
        </table:table-row>
        <table:table-row table:style-name="ro1">
          <table:table-cell office:value-type="string" calcext:value-type="string">
            <text:p>10'h0DC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10'h</text:p>
          </table:table-cell>
          <table:table-cell office:value-type="float" office:value="476" calcext:value-type="float">
            <text:p>476</text:p>
          </table:table-cell>
          <table:table-cell table:formula="of:=DEC2HEX([.D221])" office:value-type="string" office:string-value="1DC" calcext:value-type="string">
            <text:p>1DC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100; <text:s text:c="7"/></text:p>
          </table:table-cell>
          <table:table-cell/>
          <table:table-cell table:formula="of:=CONCATENATE([.C221];[.E221];[.G221];[.H221])" office:value-type="string" office:string-value="10'h1DC:out &lt;=8'b00001100;        " calcext:value-type="string">
            <text:p>10'h1DC:out &lt;=8'b00001100; <text:s text:c="7"/></text:p>
          </table:table-cell>
        </table:table-row>
        <table:table-row table:style-name="ro1">
          <table:table-cell office:value-type="string" calcext:value-type="string">
            <text:p>10'h0DD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10'h</text:p>
          </table:table-cell>
          <table:table-cell office:value-type="float" office:value="477" calcext:value-type="float">
            <text:p>477</text:p>
          </table:table-cell>
          <table:table-cell table:formula="of:=DEC2HEX([.D222])" office:value-type="string" office:string-value="1DD" calcext:value-type="string">
            <text:p>1DD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00; <text:s text:c="7"/></text:p>
          </table:table-cell>
          <table:table-cell/>
          <table:table-cell table:formula="of:=CONCATENATE([.C222];[.E222];[.G222];[.H222])" office:value-type="string" office:string-value="10'h1DD:out &lt;=8'b00000100;        " calcext:value-type="string">
            <text:p>10'h1DD:out &lt;=8'b00000100; <text:s text:c="7"/></text:p>
          </table:table-cell>
        </table:table-row>
        <table:table-row table:style-name="ro1">
          <table:table-cell office:value-type="string" calcext:value-type="string">
            <text:p>10'h0DE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10'h</text:p>
          </table:table-cell>
          <table:table-cell office:value-type="float" office:value="478" calcext:value-type="float">
            <text:p>478</text:p>
          </table:table-cell>
          <table:table-cell table:formula="of:=DEC2HEX([.D223])" office:value-type="string" office:string-value="1DE" calcext:value-type="string">
            <text:p>1DE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000; <text:s text:c="7"/></text:p>
          </table:table-cell>
          <table:table-cell/>
          <table:table-cell table:formula="of:=CONCATENATE([.C223];[.E223];[.G223];[.H223])" office:value-type="string" office:string-value="10'h1DE:out &lt;=8'b00001000;        " calcext:value-type="string">
            <text:p>10'h1DE:out &lt;=8'b00001000; <text:s text:c="7"/></text:p>
          </table:table-cell>
        </table:table-row>
        <table:table-row table:style-name="ro1">
          <table:table-cell office:value-type="string" calcext:value-type="string">
            <text:p>10'h0DF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10'h</text:p>
          </table:table-cell>
          <table:table-cell office:value-type="float" office:value="479" calcext:value-type="float">
            <text:p>479</text:p>
          </table:table-cell>
          <table:table-cell table:formula="of:=DEC2HEX([.D224])" office:value-type="string" office:string-value="1DF" calcext:value-type="string">
            <text:p>1DF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224];[.E224];[.G224];[.H224])" office:value-type="string" office:string-value="10'h1DF:out &lt;=8'b00000000;        " calcext:value-type="string">
            <text:p>10'h1DF:out &lt;=8'b00000000; <text:s text:c="7"/></text:p>
          </table:table-cell>
        </table:table-row>
        <table:table-row table:style-name="ro1">
          <table:table-cell office:value-type="string" calcext:value-type="string">
            <text:p>10'h0E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10'h</text:p>
          </table:table-cell>
          <table:table-cell office:value-type="float" office:value="480" calcext:value-type="float">
            <text:p>480</text:p>
          </table:table-cell>
          <table:table-cell table:formula="of:=DEC2HEX([.D225])" office:value-type="string" office:string-value="1E0" calcext:value-type="string">
            <text:p>1E0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10; <text:s text:c="7"/>// &lt;</text:p>
          </table:table-cell>
          <table:table-cell/>
          <table:table-cell table:formula="of:=CONCATENATE([.C225];[.E225];[.G225];[.H225])" office:value-type="string" office:string-value="10'h1E0:out &lt;=8'b00000010;        // &lt;" calcext:value-type="string">
            <text:p>10'h1E0:out &lt;=8'b00000010; <text:s text:c="7"/>// &lt;</text:p>
          </table:table-cell>
        </table:table-row>
        <table:table-row table:style-name="ro1">
          <table:table-cell office:value-type="string" calcext:value-type="string">
            <text:p>10'h0E1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10'h</text:p>
          </table:table-cell>
          <table:table-cell office:value-type="float" office:value="481" calcext:value-type="float">
            <text:p>481</text:p>
          </table:table-cell>
          <table:table-cell table:formula="of:=DEC2HEX([.D226])" office:value-type="string" office:string-value="1E1" calcext:value-type="string">
            <text:p>1E1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00; <text:s text:c="7"/></text:p>
          </table:table-cell>
          <table:table-cell/>
          <table:table-cell table:formula="of:=CONCATENATE([.C226];[.E226];[.G226];[.H226])" office:value-type="string" office:string-value="10'h1E1:out &lt;=8'b00000100;        " calcext:value-type="string">
            <text:p>10'h1E1:out &lt;=8'b00000100; <text:s text:c="7"/></text:p>
          </table:table-cell>
        </table:table-row>
        <table:table-row table:style-name="ro1">
          <table:table-cell office:value-type="string" calcext:value-type="string">
            <text:p>10'h0E2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10'h</text:p>
          </table:table-cell>
          <table:table-cell office:value-type="float" office:value="482" calcext:value-type="float">
            <text:p>482</text:p>
          </table:table-cell>
          <table:table-cell table:formula="of:=DEC2HEX([.D227])" office:value-type="string" office:string-value="1E2" calcext:value-type="string">
            <text:p>1E2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000; <text:s text:c="7"/></text:p>
          </table:table-cell>
          <table:table-cell/>
          <table:table-cell table:formula="of:=CONCATENATE([.C227];[.E227];[.G227];[.H227])" office:value-type="string" office:string-value="10'h1E2:out &lt;=8'b00001000;        " calcext:value-type="string">
            <text:p>10'h1E2:out &lt;=8'b00001000; <text:s text:c="7"/></text:p>
          </table:table-cell>
        </table:table-row>
        <table:table-row table:style-name="ro1">
          <table:table-cell office:value-type="string" calcext:value-type="string">
            <text:p>10'h0E3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10'h</text:p>
          </table:table-cell>
          <table:table-cell office:value-type="float" office:value="483" calcext:value-type="float">
            <text:p>483</text:p>
          </table:table-cell>
          <table:table-cell table:formula="of:=DEC2HEX([.D228])" office:value-type="string" office:string-value="1E3" calcext:value-type="string">
            <text:p>1E3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0; <text:s text:c="7"/></text:p>
          </table:table-cell>
          <table:table-cell/>
          <table:table-cell table:formula="of:=CONCATENATE([.C228];[.E228];[.G228];[.H228])" office:value-type="string" office:string-value="10'h1E3:out &lt;=8'b00010000;        " calcext:value-type="string">
            <text:p>10'h1E3:out &lt;=8'b00010000; <text:s text:c="7"/></text:p>
          </table:table-cell>
        </table:table-row>
        <table:table-row table:style-name="ro1">
          <table:table-cell office:value-type="string" calcext:value-type="string">
            <text:p>10'h0E4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10'h</text:p>
          </table:table-cell>
          <table:table-cell office:value-type="float" office:value="484" calcext:value-type="float">
            <text:p>484</text:p>
          </table:table-cell>
          <table:table-cell table:formula="of:=DEC2HEX([.D229])" office:value-type="string" office:string-value="1E4" calcext:value-type="string">
            <text:p>1E4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000; <text:s text:c="7"/></text:p>
          </table:table-cell>
          <table:table-cell/>
          <table:table-cell table:formula="of:=CONCATENATE([.C229];[.E229];[.G229];[.H229])" office:value-type="string" office:string-value="10'h1E4:out &lt;=8'b00001000;        " calcext:value-type="string">
            <text:p>10'h1E4:out &lt;=8'b00001000; <text:s text:c="7"/></text:p>
          </table:table-cell>
        </table:table-row>
        <table:table-row table:style-name="ro1">
          <table:table-cell office:value-type="string" calcext:value-type="string">
            <text:p>10'h0E5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10'h</text:p>
          </table:table-cell>
          <table:table-cell office:value-type="float" office:value="485" calcext:value-type="float">
            <text:p>485</text:p>
          </table:table-cell>
          <table:table-cell table:formula="of:=DEC2HEX([.D230])" office:value-type="string" office:string-value="1E5" calcext:value-type="string">
            <text:p>1E5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00; <text:s text:c="7"/></text:p>
          </table:table-cell>
          <table:table-cell/>
          <table:table-cell table:formula="of:=CONCATENATE([.C230];[.E230];[.G230];[.H230])" office:value-type="string" office:string-value="10'h1E5:out &lt;=8'b00000100;        " calcext:value-type="string">
            <text:p>10'h1E5:out &lt;=8'b00000100; <text:s text:c="7"/></text:p>
          </table:table-cell>
        </table:table-row>
        <table:table-row table:style-name="ro1">
          <table:table-cell office:value-type="string" calcext:value-type="string">
            <text:p>10'h0E6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10'h</text:p>
          </table:table-cell>
          <table:table-cell office:value-type="float" office:value="486" calcext:value-type="float">
            <text:p>486</text:p>
          </table:table-cell>
          <table:table-cell table:formula="of:=DEC2HEX([.D231])" office:value-type="string" office:string-value="1E6" calcext:value-type="string">
            <text:p>1E6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10; <text:s text:c="7"/></text:p>
          </table:table-cell>
          <table:table-cell/>
          <table:table-cell table:formula="of:=CONCATENATE([.C231];[.E231];[.G231];[.H231])" office:value-type="string" office:string-value="10'h1E6:out &lt;=8'b00000010;        " calcext:value-type="string">
            <text:p>10'h1E6:out &lt;=8'b00000010; <text:s text:c="7"/></text:p>
          </table:table-cell>
        </table:table-row>
        <table:table-row table:style-name="ro1">
          <table:table-cell office:value-type="string" calcext:value-type="string">
            <text:p>10'h0E7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10'h</text:p>
          </table:table-cell>
          <table:table-cell office:value-type="float" office:value="487" calcext:value-type="float">
            <text:p>487</text:p>
          </table:table-cell>
          <table:table-cell table:formula="of:=DEC2HEX([.D232])" office:value-type="string" office:string-value="1E7" calcext:value-type="string">
            <text:p>1E7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232];[.E232];[.G232];[.H232])" office:value-type="string" office:string-value="10'h1E7:out &lt;=8'b00000000;        " calcext:value-type="string">
            <text:p>10'h1E7:out &lt;=8'b00000000; <text:s text:c="7"/></text:p>
          </table:table-cell>
        </table:table-row>
        <table:table-row table:style-name="ro1">
          <table:table-cell office:value-type="string" calcext:value-type="string">
            <text:p>10'h0E8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10'h</text:p>
          </table:table-cell>
          <table:table-cell office:value-type="float" office:value="488" calcext:value-type="float">
            <text:p>488</text:p>
          </table:table-cell>
          <table:table-cell table:formula="of:=DEC2HEX([.D233])" office:value-type="string" office:string-value="1E8" calcext:value-type="string">
            <text:p>1E8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// =</text:p>
          </table:table-cell>
          <table:table-cell/>
          <table:table-cell table:formula="of:=CONCATENATE([.C233];[.E233];[.G233];[.H233])" office:value-type="string" office:string-value="10'h1E8:out &lt;=8'b00000000;        // =" calcext:value-type="string">
            <text:p>10'h1E8:out &lt;=8'b00000000; <text:s text:c="7"/>// =</text:p>
          </table:table-cell>
        </table:table-row>
        <table:table-row table:style-name="ro1">
          <table:table-cell office:value-type="string" calcext:value-type="string">
            <text:p>10'h0E9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10'h</text:p>
          </table:table-cell>
          <table:table-cell office:value-type="float" office:value="489" calcext:value-type="float">
            <text:p>489</text:p>
          </table:table-cell>
          <table:table-cell table:formula="of:=DEC2HEX([.D234])" office:value-type="string" office:string-value="1E9" calcext:value-type="string">
            <text:p>1E9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234];[.E234];[.G234];[.H234])" office:value-type="string" office:string-value="10'h1E9:out &lt;=8'b00000000;        " calcext:value-type="string">
            <text:p>10'h1E9:out &lt;=8'b00000000; <text:s text:c="7"/></text:p>
          </table:table-cell>
        </table:table-row>
        <table:table-row table:style-name="ro1">
          <table:table-cell office:value-type="string" calcext:value-type="string">
            <text:p>10'h0EA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10'h</text:p>
          </table:table-cell>
          <table:table-cell office:value-type="float" office:value="490" calcext:value-type="float">
            <text:p>490</text:p>
          </table:table-cell>
          <table:table-cell table:formula="of:=DEC2HEX([.D235])" office:value-type="string" office:string-value="1EA" calcext:value-type="string">
            <text:p>1EA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1111; <text:s text:c="7"/></text:p>
          </table:table-cell>
          <table:table-cell/>
          <table:table-cell table:formula="of:=CONCATENATE([.C235];[.E235];[.G235];[.H235])" office:value-type="string" office:string-value="10'h1EA:out &lt;=8'b00011111;        " calcext:value-type="string">
            <text:p>10'h1EA:out &lt;=8'b00011111; <text:s text:c="7"/></text:p>
          </table:table-cell>
        </table:table-row>
        <table:table-row table:style-name="ro1">
          <table:table-cell office:value-type="string" calcext:value-type="string">
            <text:p>10'h0EB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10'h</text:p>
          </table:table-cell>
          <table:table-cell office:value-type="float" office:value="491" calcext:value-type="float">
            <text:p>491</text:p>
          </table:table-cell>
          <table:table-cell table:formula="of:=DEC2HEX([.D236])" office:value-type="string" office:string-value="1EB" calcext:value-type="string">
            <text:p>1EB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236];[.E236];[.G236];[.H236])" office:value-type="string" office:string-value="10'h1EB:out &lt;=8'b00000000;        " calcext:value-type="string">
            <text:p>10'h1EB:out &lt;=8'b00000000; <text:s text:c="7"/></text:p>
          </table:table-cell>
        </table:table-row>
        <table:table-row table:style-name="ro1">
          <table:table-cell office:value-type="string" calcext:value-type="string">
            <text:p>10'h0EC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10'h</text:p>
          </table:table-cell>
          <table:table-cell office:value-type="float" office:value="492" calcext:value-type="float">
            <text:p>492</text:p>
          </table:table-cell>
          <table:table-cell table:formula="of:=DEC2HEX([.D237])" office:value-type="string" office:string-value="1EC" calcext:value-type="string">
            <text:p>1EC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1111; <text:s text:c="7"/></text:p>
          </table:table-cell>
          <table:table-cell/>
          <table:table-cell table:formula="of:=CONCATENATE([.C237];[.E237];[.G237];[.H237])" office:value-type="string" office:string-value="10'h1EC:out &lt;=8'b00011111;        " calcext:value-type="string">
            <text:p>10'h1EC:out &lt;=8'b00011111; <text:s text:c="7"/></text:p>
          </table:table-cell>
        </table:table-row>
        <table:table-row table:style-name="ro1">
          <table:table-cell office:value-type="string" calcext:value-type="string">
            <text:p>10'h0ED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10'h</text:p>
          </table:table-cell>
          <table:table-cell office:value-type="float" office:value="493" calcext:value-type="float">
            <text:p>493</text:p>
          </table:table-cell>
          <table:table-cell table:formula="of:=DEC2HEX([.D238])" office:value-type="string" office:string-value="1ED" calcext:value-type="string">
            <text:p>1ED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238];[.E238];[.G238];[.H238])" office:value-type="string" office:string-value="10'h1ED:out &lt;=8'b00000000;        " calcext:value-type="string">
            <text:p>10'h1ED:out &lt;=8'b00000000; <text:s text:c="7"/></text:p>
          </table:table-cell>
        </table:table-row>
        <table:table-row table:style-name="ro1">
          <table:table-cell office:value-type="string" calcext:value-type="string">
            <text:p>10'h0EE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10'h</text:p>
          </table:table-cell>
          <table:table-cell office:value-type="float" office:value="494" calcext:value-type="float">
            <text:p>494</text:p>
          </table:table-cell>
          <table:table-cell table:formula="of:=DEC2HEX([.D239])" office:value-type="string" office:string-value="1EE" calcext:value-type="string">
            <text:p>1EE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239];[.E239];[.G239];[.H239])" office:value-type="string" office:string-value="10'h1EE:out &lt;=8'b00000000;        " calcext:value-type="string">
            <text:p>10'h1EE:out &lt;=8'b00000000; <text:s text:c="7"/></text:p>
          </table:table-cell>
        </table:table-row>
        <table:table-row table:style-name="ro1">
          <table:table-cell office:value-type="string" calcext:value-type="string">
            <text:p>10'h0EF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10'h</text:p>
          </table:table-cell>
          <table:table-cell office:value-type="float" office:value="495" calcext:value-type="float">
            <text:p>495</text:p>
          </table:table-cell>
          <table:table-cell table:formula="of:=DEC2HEX([.D240])" office:value-type="string" office:string-value="1EF" calcext:value-type="string">
            <text:p>1EF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240];[.E240];[.G240];[.H240])" office:value-type="string" office:string-value="10'h1EF:out &lt;=8'b00000000;        " calcext:value-type="string">
            <text:p>10'h1EF:out &lt;=8'b00000000; <text:s text:c="7"/></text:p>
          </table:table-cell>
        </table:table-row>
        <table:table-row table:style-name="ro1">
          <table:table-cell office:value-type="string" calcext:value-type="string">
            <text:p>10'h0F0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10'h</text:p>
          </table:table-cell>
          <table:table-cell office:value-type="float" office:value="496" calcext:value-type="float">
            <text:p>496</text:p>
          </table:table-cell>
          <table:table-cell table:formula="of:=DEC2HEX([.D241])" office:value-type="string" office:string-value="1F0" calcext:value-type="string">
            <text:p>1F0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000; <text:s text:c="7"/>// &gt;</text:p>
          </table:table-cell>
          <table:table-cell/>
          <table:table-cell table:formula="of:=CONCATENATE([.C241];[.E241];[.G241];[.H241])" office:value-type="string" office:string-value="10'h1F0:out &lt;=8'b00001000;        // &gt;" calcext:value-type="string">
            <text:p>10'h1F0:out &lt;=8'b00001000; <text:s text:c="7"/>// &gt;</text:p>
          </table:table-cell>
        </table:table-row>
        <table:table-row table:style-name="ro1">
          <table:table-cell office:value-type="string" calcext:value-type="string">
            <text:p>10'h0F1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10'h</text:p>
          </table:table-cell>
          <table:table-cell office:value-type="float" office:value="497" calcext:value-type="float">
            <text:p>497</text:p>
          </table:table-cell>
          <table:table-cell table:formula="of:=DEC2HEX([.D242])" office:value-type="string" office:string-value="1F1" calcext:value-type="string">
            <text:p>1F1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00; <text:s text:c="7"/></text:p>
          </table:table-cell>
          <table:table-cell/>
          <table:table-cell table:formula="of:=CONCATENATE([.C242];[.E242];[.G242];[.H242])" office:value-type="string" office:string-value="10'h1F1:out &lt;=8'b00000100;        " calcext:value-type="string">
            <text:p>10'h1F1:out &lt;=8'b00000100; <text:s text:c="7"/></text:p>
          </table:table-cell>
        </table:table-row>
        <table:table-row table:style-name="ro1">
          <table:table-cell office:value-type="string" calcext:value-type="string">
            <text:p>10'h0F2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10'h</text:p>
          </table:table-cell>
          <table:table-cell office:value-type="float" office:value="498" calcext:value-type="float">
            <text:p>498</text:p>
          </table:table-cell>
          <table:table-cell table:formula="of:=DEC2HEX([.D243])" office:value-type="string" office:string-value="1F2" calcext:value-type="string">
            <text:p>1F2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10; <text:s text:c="7"/></text:p>
          </table:table-cell>
          <table:table-cell/>
          <table:table-cell table:formula="of:=CONCATENATE([.C243];[.E243];[.G243];[.H243])" office:value-type="string" office:string-value="10'h1F2:out &lt;=8'b00000010;        " calcext:value-type="string">
            <text:p>10'h1F2:out &lt;=8'b00000010; <text:s text:c="7"/></text:p>
          </table:table-cell>
        </table:table-row>
        <table:table-row table:style-name="ro1">
          <table:table-cell office:value-type="string" calcext:value-type="string">
            <text:p>10'h0F3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10'h</text:p>
          </table:table-cell>
          <table:table-cell office:value-type="float" office:value="499" calcext:value-type="float">
            <text:p>499</text:p>
          </table:table-cell>
          <table:table-cell table:formula="of:=DEC2HEX([.D244])" office:value-type="string" office:string-value="1F3" calcext:value-type="string">
            <text:p>1F3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1; <text:s text:c="7"/></text:p>
          </table:table-cell>
          <table:table-cell/>
          <table:table-cell table:formula="of:=CONCATENATE([.C244];[.E244];[.G244];[.H244])" office:value-type="string" office:string-value="10'h1F3:out &lt;=8'b00000001;        " calcext:value-type="string">
            <text:p>10'h1F3:out &lt;=8'b00000001; <text:s text:c="7"/></text:p>
          </table:table-cell>
        </table:table-row>
        <table:table-row table:style-name="ro1">
          <table:table-cell office:value-type="string" calcext:value-type="string">
            <text:p>10'h0F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0'h</text:p>
          </table:table-cell>
          <table:table-cell office:value-type="float" office:value="500" calcext:value-type="float">
            <text:p>500</text:p>
          </table:table-cell>
          <table:table-cell table:formula="of:=DEC2HEX([.D245])" office:value-type="string" office:string-value="1F4" calcext:value-type="string">
            <text:p>1F4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10; <text:s text:c="7"/></text:p>
          </table:table-cell>
          <table:table-cell/>
          <table:table-cell table:formula="of:=CONCATENATE([.C245];[.E245];[.G245];[.H245])" office:value-type="string" office:string-value="10'h1F4:out &lt;=8'b00000010;        " calcext:value-type="string">
            <text:p>10'h1F4:out &lt;=8'b00000010; <text:s text:c="7"/></text:p>
          </table:table-cell>
        </table:table-row>
        <table:table-row table:style-name="ro1">
          <table:table-cell office:value-type="string" calcext:value-type="string">
            <text:p>10'h0F5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10'h</text:p>
          </table:table-cell>
          <table:table-cell office:value-type="float" office:value="501" calcext:value-type="float">
            <text:p>501</text:p>
          </table:table-cell>
          <table:table-cell table:formula="of:=DEC2HEX([.D246])" office:value-type="string" office:string-value="1F5" calcext:value-type="string">
            <text:p>1F5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00; <text:s text:c="7"/></text:p>
          </table:table-cell>
          <table:table-cell/>
          <table:table-cell table:formula="of:=CONCATENATE([.C246];[.E246];[.G246];[.H246])" office:value-type="string" office:string-value="10'h1F5:out &lt;=8'b00000100;        " calcext:value-type="string">
            <text:p>10'h1F5:out &lt;=8'b00000100; <text:s text:c="7"/></text:p>
          </table:table-cell>
        </table:table-row>
        <table:table-row table:style-name="ro1">
          <table:table-cell office:value-type="string" calcext:value-type="string">
            <text:p>10'h0F6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10'h</text:p>
          </table:table-cell>
          <table:table-cell office:value-type="float" office:value="502" calcext:value-type="float">
            <text:p>502</text:p>
          </table:table-cell>
          <table:table-cell table:formula="of:=DEC2HEX([.D247])" office:value-type="string" office:string-value="1F6" calcext:value-type="string">
            <text:p>1F6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000; <text:s text:c="7"/></text:p>
          </table:table-cell>
          <table:table-cell/>
          <table:table-cell table:formula="of:=CONCATENATE([.C247];[.E247];[.G247];[.H247])" office:value-type="string" office:string-value="10'h1F6:out &lt;=8'b00001000;        " calcext:value-type="string">
            <text:p>10'h1F6:out &lt;=8'b00001000; <text:s text:c="7"/></text:p>
          </table:table-cell>
        </table:table-row>
        <table:table-row table:style-name="ro1">
          <table:table-cell office:value-type="string" calcext:value-type="string">
            <text:p>10'h0F7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10'h</text:p>
          </table:table-cell>
          <table:table-cell office:value-type="float" office:value="503" calcext:value-type="float">
            <text:p>503</text:p>
          </table:table-cell>
          <table:table-cell table:formula="of:=DEC2HEX([.D248])" office:value-type="string" office:string-value="1F7" calcext:value-type="string">
            <text:p>1F7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248];[.E248];[.G248];[.H248])" office:value-type="string" office:string-value="10'h1F7:out &lt;=8'b00000000;        " calcext:value-type="string">
            <text:p>10'h1F7:out &lt;=8'b00000000; <text:s text:c="7"/></text:p>
          </table:table-cell>
        </table:table-row>
        <table:table-row table:style-name="ro1">
          <table:table-cell office:value-type="string" calcext:value-type="string">
            <text:p>10'h0F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10'h</text:p>
          </table:table-cell>
          <table:table-cell office:value-type="float" office:value="504" calcext:value-type="float">
            <text:p>504</text:p>
          </table:table-cell>
          <table:table-cell table:formula="of:=DEC2HEX([.D249])" office:value-type="string" office:string-value="1F8" calcext:value-type="string">
            <text:p>1F8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110; <text:s text:c="7"/>// ?</text:p>
          </table:table-cell>
          <table:table-cell/>
          <table:table-cell table:formula="of:=CONCATENATE([.C249];[.E249];[.G249];[.H249])" office:value-type="string" office:string-value="10'h1F8:out &lt;=8'b00001110;        // ?" calcext:value-type="string">
            <text:p>10'h1F8:out &lt;=8'b00001110; <text:s text:c="7"/>// ?</text:p>
          </table:table-cell>
        </table:table-row>
        <table:table-row table:style-name="ro1">
          <table:table-cell office:value-type="string" calcext:value-type="string">
            <text:p>10'h0F9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10'h</text:p>
          </table:table-cell>
          <table:table-cell office:value-type="float" office:value="505" calcext:value-type="float">
            <text:p>505</text:p>
          </table:table-cell>
          <table:table-cell table:formula="of:=DEC2HEX([.D250])" office:value-type="string" office:string-value="1F9" calcext:value-type="string">
            <text:p>1F9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</text:p>
          </table:table-cell>
          <table:table-cell/>
          <table:table-cell table:formula="of:=CONCATENATE([.C250];[.E250];[.G250];[.H250])" office:value-type="string" office:string-value="10'h1F9:out &lt;=8'b00010001;        " calcext:value-type="string">
            <text:p>10'h1F9:out &lt;=8'b00010001; <text:s text:c="7"/></text:p>
          </table:table-cell>
        </table:table-row>
        <table:table-row table:style-name="ro1">
          <table:table-cell office:value-type="string" calcext:value-type="string">
            <text:p>10'h0FA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10'h</text:p>
          </table:table-cell>
          <table:table-cell office:value-type="float" office:value="506" calcext:value-type="float">
            <text:p>506</text:p>
          </table:table-cell>
          <table:table-cell table:formula="of:=DEC2HEX([.D251])" office:value-type="string" office:string-value="1FA" calcext:value-type="string">
            <text:p>1FA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1; <text:s text:c="7"/></text:p>
          </table:table-cell>
          <table:table-cell/>
          <table:table-cell table:formula="of:=CONCATENATE([.C251];[.E251];[.G251];[.H251])" office:value-type="string" office:string-value="10'h1FA:out &lt;=8'b00000001;        " calcext:value-type="string">
            <text:p>10'h1FA:out &lt;=8'b00000001; <text:s text:c="7"/></text:p>
          </table:table-cell>
        </table:table-row>
        <table:table-row table:style-name="ro1">
          <table:table-cell office:value-type="string" calcext:value-type="string">
            <text:p>10'h0FB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10'h</text:p>
          </table:table-cell>
          <table:table-cell office:value-type="float" office:value="507" calcext:value-type="float">
            <text:p>507</text:p>
          </table:table-cell>
          <table:table-cell table:formula="of:=DEC2HEX([.D252])" office:value-type="string" office:string-value="1FB" calcext:value-type="string">
            <text:p>1FB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10; <text:s text:c="7"/></text:p>
          </table:table-cell>
          <table:table-cell/>
          <table:table-cell table:formula="of:=CONCATENATE([.C252];[.E252];[.G252];[.H252])" office:value-type="string" office:string-value="10'h1FB:out &lt;=8'b00000010;        " calcext:value-type="string">
            <text:p>10'h1FB:out &lt;=8'b00000010; <text:s text:c="7"/></text:p>
          </table:table-cell>
        </table:table-row>
        <table:table-row table:style-name="ro1">
          <table:table-cell office:value-type="string" calcext:value-type="string">
            <text:p>10'h0FC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10'h</text:p>
          </table:table-cell>
          <table:table-cell office:value-type="float" office:value="508" calcext:value-type="float">
            <text:p>508</text:p>
          </table:table-cell>
          <table:table-cell table:formula="of:=DEC2HEX([.D253])" office:value-type="string" office:string-value="1FC" calcext:value-type="string">
            <text:p>1FC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00; <text:s text:c="7"/></text:p>
          </table:table-cell>
          <table:table-cell/>
          <table:table-cell table:formula="of:=CONCATENATE([.C253];[.E253];[.G253];[.H253])" office:value-type="string" office:string-value="10'h1FC:out &lt;=8'b00000100;        " calcext:value-type="string">
            <text:p>10'h1FC:out &lt;=8'b00000100; <text:s text:c="7"/></text:p>
          </table:table-cell>
        </table:table-row>
        <table:table-row table:style-name="ro1">
          <table:table-cell office:value-type="string" calcext:value-type="string">
            <text:p>10'h0FD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10'h</text:p>
          </table:table-cell>
          <table:table-cell office:value-type="float" office:value="509" calcext:value-type="float">
            <text:p>509</text:p>
          </table:table-cell>
          <table:table-cell table:formula="of:=DEC2HEX([.D254])" office:value-type="string" office:string-value="1FD" calcext:value-type="string">
            <text:p>1FD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254];[.E254];[.G254];[.H254])" office:value-type="string" office:string-value="10'h1FD:out &lt;=8'b00000000;        " calcext:value-type="string">
            <text:p>10'h1FD:out &lt;=8'b00000000; <text:s text:c="7"/></text:p>
          </table:table-cell>
        </table:table-row>
        <table:table-row table:style-name="ro1">
          <table:table-cell office:value-type="string" calcext:value-type="string">
            <text:p>10'h0FE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10'h</text:p>
          </table:table-cell>
          <table:table-cell office:value-type="float" office:value="510" calcext:value-type="float">
            <text:p>510</text:p>
          </table:table-cell>
          <table:table-cell table:formula="of:=DEC2HEX([.D255])" office:value-type="string" office:string-value="1FE" calcext:value-type="string">
            <text:p>1FE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00; <text:s text:c="7"/></text:p>
          </table:table-cell>
          <table:table-cell/>
          <table:table-cell table:formula="of:=CONCATENATE([.C255];[.E255];[.G255];[.H255])" office:value-type="string" office:string-value="10'h1FE:out &lt;=8'b00000100;        " calcext:value-type="string">
            <text:p>10'h1FE:out &lt;=8'b00000100; <text:s text:c="7"/></text:p>
          </table:table-cell>
        </table:table-row>
        <table:table-row table:style-name="ro1">
          <table:table-cell office:value-type="string" calcext:value-type="string">
            <text:p>10'h0FF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10'h</text:p>
          </table:table-cell>
          <table:table-cell office:value-type="float" office:value="511" calcext:value-type="float">
            <text:p>511</text:p>
          </table:table-cell>
          <table:table-cell table:formula="of:=DEC2HEX([.D256])" office:value-type="string" office:string-value="1FF" calcext:value-type="string">
            <text:p>1FF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256];[.E256];[.G256];[.H256])" office:value-type="string" office:string-value="10'h1FF:out &lt;=8'b00000000;        " calcext:value-type="string">
            <text:p>10'h1FF:out &lt;=8'b00000000; <text:s text:c="7"/></text:p>
          </table:table-cell>
        </table:table-row>
        <table:table-row table:style-name="ro1">
          <table:table-cell office:value-type="string" calcext:value-type="string">
            <text:p>10'h1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0'h</text:p>
          </table:table-cell>
          <table:table-cell office:value-type="float" office:value="512" calcext:value-type="float">
            <text:p>512</text:p>
          </table:table-cell>
          <table:table-cell table:formula="of:=DEC2HEX([.D257])" office:value-type="string" office:string-value="200" calcext:value-type="string">
            <text:p>200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110; <text:s text:c="7"/>// @</text:p>
          </table:table-cell>
          <table:table-cell/>
          <table:table-cell table:formula="of:=CONCATENATE([.C257];[.E257];[.G257];[.H257])" office:value-type="string" office:string-value="10'h200:out &lt;=8'b00001110;        // @" calcext:value-type="string">
            <text:p>10'h200:out &lt;=8'b00001110; <text:s text:c="7"/>// @</text:p>
          </table:table-cell>
        </table:table-row>
        <table:table-row table:style-name="ro1">
          <table:table-cell office:value-type="string" calcext:value-type="string">
            <text:p>10'h101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10'h</text:p>
          </table:table-cell>
          <table:table-cell office:value-type="float" office:value="513" calcext:value-type="float">
            <text:p>513</text:p>
          </table:table-cell>
          <table:table-cell table:formula="of:=DEC2HEX([.D258])" office:value-type="string" office:string-value="201" calcext:value-type="string">
            <text:p>201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</text:p>
          </table:table-cell>
          <table:table-cell/>
          <table:table-cell table:formula="of:=CONCATENATE([.C258];[.E258];[.G258];[.H258])" office:value-type="string" office:string-value="10'h201:out &lt;=8'b00010001;        " calcext:value-type="string">
            <text:p>10'h201:out &lt;=8'b00010001; <text:s text:c="7"/></text:p>
          </table:table-cell>
        </table:table-row>
        <table:table-row table:style-name="ro1">
          <table:table-cell office:value-type="string" calcext:value-type="string">
            <text:p>10'h102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10'h</text:p>
          </table:table-cell>
          <table:table-cell office:value-type="float" office:value="514" calcext:value-type="float">
            <text:p>514</text:p>
          </table:table-cell>
          <table:table-cell table:formula="of:=DEC2HEX([.D259])" office:value-type="string" office:string-value="202" calcext:value-type="string">
            <text:p>202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1; <text:s text:c="7"/></text:p>
          </table:table-cell>
          <table:table-cell/>
          <table:table-cell table:formula="of:=CONCATENATE([.C259];[.E259];[.G259];[.H259])" office:value-type="string" office:string-value="10'h202:out &lt;=8'b00000001;        " calcext:value-type="string">
            <text:p>10'h202:out &lt;=8'b00000001; <text:s text:c="7"/></text:p>
          </table:table-cell>
        </table:table-row>
        <table:table-row table:style-name="ro1">
          <table:table-cell office:value-type="string" calcext:value-type="string">
            <text:p>10'h103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10'h</text:p>
          </table:table-cell>
          <table:table-cell office:value-type="float" office:value="515" calcext:value-type="float">
            <text:p>515</text:p>
          </table:table-cell>
          <table:table-cell table:formula="of:=DEC2HEX([.D260])" office:value-type="string" office:string-value="203" calcext:value-type="string">
            <text:p>203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101; <text:s text:c="7"/></text:p>
          </table:table-cell>
          <table:table-cell/>
          <table:table-cell table:formula="of:=CONCATENATE([.C260];[.E260];[.G260];[.H260])" office:value-type="string" office:string-value="10'h203:out &lt;=8'b00001101;        " calcext:value-type="string">
            <text:p>10'h203:out &lt;=8'b00001101; <text:s text:c="7"/></text:p>
          </table:table-cell>
        </table:table-row>
        <table:table-row table:style-name="ro1">
          <table:table-cell office:value-type="string" calcext:value-type="string">
            <text:p>10'h104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10'h</text:p>
          </table:table-cell>
          <table:table-cell office:value-type="float" office:value="516" calcext:value-type="float">
            <text:p>516</text:p>
          </table:table-cell>
          <table:table-cell table:formula="of:=DEC2HEX([.D261])" office:value-type="string" office:string-value="204" calcext:value-type="string">
            <text:p>204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101; <text:s text:c="7"/></text:p>
          </table:table-cell>
          <table:table-cell/>
          <table:table-cell table:formula="of:=CONCATENATE([.C261];[.E261];[.G261];[.H261])" office:value-type="string" office:string-value="10'h204:out &lt;=8'b00010101;        " calcext:value-type="string">
            <text:p>10'h204:out &lt;=8'b00010101; <text:s text:c="7"/></text:p>
          </table:table-cell>
        </table:table-row>
        <table:table-row table:style-name="ro1">
          <table:table-cell office:value-type="string" calcext:value-type="string">
            <text:p>10'h105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10'h</text:p>
          </table:table-cell>
          <table:table-cell office:value-type="float" office:value="517" calcext:value-type="float">
            <text:p>517</text:p>
          </table:table-cell>
          <table:table-cell table:formula="of:=DEC2HEX([.D262])" office:value-type="string" office:string-value="205" calcext:value-type="string">
            <text:p>205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101; <text:s text:c="7"/></text:p>
          </table:table-cell>
          <table:table-cell/>
          <table:table-cell table:formula="of:=CONCATENATE([.C262];[.E262];[.G262];[.H262])" office:value-type="string" office:string-value="10'h205:out &lt;=8'b00010101;        " calcext:value-type="string">
            <text:p>10'h205:out &lt;=8'b00010101; <text:s text:c="7"/></text:p>
          </table:table-cell>
        </table:table-row>
        <table:table-row table:style-name="ro1">
          <table:table-cell office:value-type="string" calcext:value-type="string">
            <text:p>10'h106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10'h</text:p>
          </table:table-cell>
          <table:table-cell office:value-type="float" office:value="518" calcext:value-type="float">
            <text:p>518</text:p>
          </table:table-cell>
          <table:table-cell table:formula="of:=DEC2HEX([.D263])" office:value-type="string" office:string-value="206" calcext:value-type="string">
            <text:p>206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110; <text:s text:c="7"/></text:p>
          </table:table-cell>
          <table:table-cell/>
          <table:table-cell table:formula="of:=CONCATENATE([.C263];[.E263];[.G263];[.H263])" office:value-type="string" office:string-value="10'h206:out &lt;=8'b00001110;        " calcext:value-type="string">
            <text:p>10'h206:out &lt;=8'b00001110; <text:s text:c="7"/></text:p>
          </table:table-cell>
        </table:table-row>
        <table:table-row table:style-name="ro1">
          <table:table-cell office:value-type="string" calcext:value-type="string">
            <text:p>10'h107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10'h</text:p>
          </table:table-cell>
          <table:table-cell office:value-type="float" office:value="519" calcext:value-type="float">
            <text:p>519</text:p>
          </table:table-cell>
          <table:table-cell table:formula="of:=DEC2HEX([.D264])" office:value-type="string" office:string-value="207" calcext:value-type="string">
            <text:p>207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264];[.E264];[.G264];[.H264])" office:value-type="string" office:string-value="10'h207:out &lt;=8'b00000000;        " calcext:value-type="string">
            <text:p>10'h207:out &lt;=8'b00000000; <text:s text:c="7"/></text:p>
          </table:table-cell>
        </table:table-row>
        <table:table-row table:style-name="ro1">
          <table:table-cell office:value-type="string" calcext:value-type="string">
            <text:p>10'h108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10'h</text:p>
          </table:table-cell>
          <table:table-cell office:value-type="float" office:value="520" calcext:value-type="float">
            <text:p>520</text:p>
          </table:table-cell>
          <table:table-cell table:formula="of:=DEC2HEX([.D265])" office:value-type="string" office:string-value="208" calcext:value-type="string">
            <text:p>208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110; <text:s text:c="7"/>// A</text:p>
          </table:table-cell>
          <table:table-cell/>
          <table:table-cell table:formula="of:=CONCATENATE([.C265];[.E265];[.G265];[.H265])" office:value-type="string" office:string-value="10'h208:out &lt;=8'b00001110;        // A" calcext:value-type="string">
            <text:p>10'h208:out &lt;=8'b00001110; <text:s text:c="7"/>// A</text:p>
          </table:table-cell>
        </table:table-row>
        <table:table-row table:style-name="ro1">
          <table:table-cell office:value-type="string" calcext:value-type="string">
            <text:p>10'h109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10'h</text:p>
          </table:table-cell>
          <table:table-cell office:value-type="float" office:value="521" calcext:value-type="float">
            <text:p>521</text:p>
          </table:table-cell>
          <table:table-cell table:formula="of:=DEC2HEX([.D266])" office:value-type="string" office:string-value="209" calcext:value-type="string">
            <text:p>209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</text:p>
          </table:table-cell>
          <table:table-cell/>
          <table:table-cell table:formula="of:=CONCATENATE([.C266];[.E266];[.G266];[.H266])" office:value-type="string" office:string-value="10'h209:out &lt;=8'b00010001;        " calcext:value-type="string">
            <text:p>10'h209:out &lt;=8'b00010001; <text:s text:c="7"/></text:p>
          </table:table-cell>
        </table:table-row>
        <table:table-row table:style-name="ro1">
          <table:table-cell office:value-type="string" calcext:value-type="string">
            <text:p>10'h10A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10'h</text:p>
          </table:table-cell>
          <table:table-cell office:value-type="float" office:value="522" calcext:value-type="float">
            <text:p>522</text:p>
          </table:table-cell>
          <table:table-cell table:formula="of:=DEC2HEX([.D267])" office:value-type="string" office:string-value="20A" calcext:value-type="string">
            <text:p>20A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</text:p>
          </table:table-cell>
          <table:table-cell/>
          <table:table-cell table:formula="of:=CONCATENATE([.C267];[.E267];[.G267];[.H267])" office:value-type="string" office:string-value="10'h20A:out &lt;=8'b00010001;        " calcext:value-type="string">
            <text:p>10'h20A:out &lt;=8'b00010001; <text:s text:c="7"/></text:p>
          </table:table-cell>
        </table:table-row>
        <table:table-row table:style-name="ro1">
          <table:table-cell office:value-type="string" calcext:value-type="string">
            <text:p>10'h10B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10'h</text:p>
          </table:table-cell>
          <table:table-cell office:value-type="float" office:value="523" calcext:value-type="float">
            <text:p>523</text:p>
          </table:table-cell>
          <table:table-cell table:formula="of:=DEC2HEX([.D268])" office:value-type="string" office:string-value="20B" calcext:value-type="string">
            <text:p>20B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</text:p>
          </table:table-cell>
          <table:table-cell/>
          <table:table-cell table:formula="of:=CONCATENATE([.C268];[.E268];[.G268];[.H268])" office:value-type="string" office:string-value="10'h20B:out &lt;=8'b00010001;        " calcext:value-type="string">
            <text:p>10'h20B:out &lt;=8'b00010001; <text:s text:c="7"/></text:p>
          </table:table-cell>
        </table:table-row>
        <table:table-row table:style-name="ro1">
          <table:table-cell office:value-type="string" calcext:value-type="string">
            <text:p>10'h10C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10'h</text:p>
          </table:table-cell>
          <table:table-cell office:value-type="float" office:value="524" calcext:value-type="float">
            <text:p>524</text:p>
          </table:table-cell>
          <table:table-cell table:formula="of:=DEC2HEX([.D269])" office:value-type="string" office:string-value="20C" calcext:value-type="string">
            <text:p>20C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1111; <text:s text:c="7"/></text:p>
          </table:table-cell>
          <table:table-cell/>
          <table:table-cell table:formula="of:=CONCATENATE([.C269];[.E269];[.G269];[.H269])" office:value-type="string" office:string-value="10'h20C:out &lt;=8'b00011111;        " calcext:value-type="string">
            <text:p>10'h20C:out &lt;=8'b00011111; <text:s text:c="7"/></text:p>
          </table:table-cell>
        </table:table-row>
        <table:table-row table:style-name="ro1">
          <table:table-cell office:value-type="string" calcext:value-type="string">
            <text:p>10'h10D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10'h</text:p>
          </table:table-cell>
          <table:table-cell office:value-type="float" office:value="525" calcext:value-type="float">
            <text:p>525</text:p>
          </table:table-cell>
          <table:table-cell table:formula="of:=DEC2HEX([.D270])" office:value-type="string" office:string-value="20D" calcext:value-type="string">
            <text:p>20D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</text:p>
          </table:table-cell>
          <table:table-cell/>
          <table:table-cell table:formula="of:=CONCATENATE([.C270];[.E270];[.G270];[.H270])" office:value-type="string" office:string-value="10'h20D:out &lt;=8'b00010001;        " calcext:value-type="string">
            <text:p>10'h20D:out &lt;=8'b00010001; <text:s text:c="7"/></text:p>
          </table:table-cell>
        </table:table-row>
        <table:table-row table:style-name="ro1">
          <table:table-cell office:value-type="string" calcext:value-type="string">
            <text:p>10'h10E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10'h</text:p>
          </table:table-cell>
          <table:table-cell office:value-type="float" office:value="526" calcext:value-type="float">
            <text:p>526</text:p>
          </table:table-cell>
          <table:table-cell table:formula="of:=DEC2HEX([.D271])" office:value-type="string" office:string-value="20E" calcext:value-type="string">
            <text:p>20E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</text:p>
          </table:table-cell>
          <table:table-cell/>
          <table:table-cell table:formula="of:=CONCATENATE([.C271];[.E271];[.G271];[.H271])" office:value-type="string" office:string-value="10'h20E:out &lt;=8'b00010001;        " calcext:value-type="string">
            <text:p>10'h20E:out &lt;=8'b00010001; <text:s text:c="7"/></text:p>
          </table:table-cell>
        </table:table-row>
        <table:table-row table:style-name="ro1">
          <table:table-cell office:value-type="string" calcext:value-type="string">
            <text:p>10'h10F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10'h</text:p>
          </table:table-cell>
          <table:table-cell office:value-type="float" office:value="527" calcext:value-type="float">
            <text:p>527</text:p>
          </table:table-cell>
          <table:table-cell table:formula="of:=DEC2HEX([.D272])" office:value-type="string" office:string-value="20F" calcext:value-type="string">
            <text:p>20F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272];[.E272];[.G272];[.H272])" office:value-type="string" office:string-value="10'h20F:out &lt;=8'b00000000;        " calcext:value-type="string">
            <text:p>10'h20F:out &lt;=8'b00000000; <text:s text:c="7"/></text:p>
          </table:table-cell>
        </table:table-row>
        <table:table-row table:style-name="ro1">
          <table:table-cell office:value-type="string" calcext:value-type="string">
            <text:p>10'h110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10'h</text:p>
          </table:table-cell>
          <table:table-cell office:value-type="float" office:value="528" calcext:value-type="float">
            <text:p>528</text:p>
          </table:table-cell>
          <table:table-cell table:formula="of:=DEC2HEX([.D273])" office:value-type="string" office:string-value="210" calcext:value-type="string">
            <text:p>210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1110; <text:s text:c="7"/>// B</text:p>
          </table:table-cell>
          <table:table-cell/>
          <table:table-cell table:formula="of:=CONCATENATE([.C273];[.E273];[.G273];[.H273])" office:value-type="string" office:string-value="10'h210:out &lt;=8'b00011110;        // B" calcext:value-type="string">
            <text:p>10'h210:out &lt;=8'b00011110; <text:s text:c="7"/>// B</text:p>
          </table:table-cell>
        </table:table-row>
        <table:table-row table:style-name="ro1">
          <table:table-cell office:value-type="string" calcext:value-type="string">
            <text:p>10'h111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10'h</text:p>
          </table:table-cell>
          <table:table-cell office:value-type="float" office:value="529" calcext:value-type="float">
            <text:p>529</text:p>
          </table:table-cell>
          <table:table-cell table:formula="of:=DEC2HEX([.D274])" office:value-type="string" office:string-value="211" calcext:value-type="string">
            <text:p>211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001; <text:s text:c="7"/></text:p>
          </table:table-cell>
          <table:table-cell/>
          <table:table-cell table:formula="of:=CONCATENATE([.C274];[.E274];[.G274];[.H274])" office:value-type="string" office:string-value="10'h211:out &lt;=8'b00001001;        " calcext:value-type="string">
            <text:p>10'h211:out &lt;=8'b00001001; <text:s text:c="7"/></text:p>
          </table:table-cell>
        </table:table-row>
        <table:table-row table:style-name="ro1">
          <table:table-cell office:value-type="string" calcext:value-type="string">
            <text:p>10'h112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10'h</text:p>
          </table:table-cell>
          <table:table-cell office:value-type="float" office:value="530" calcext:value-type="float">
            <text:p>530</text:p>
          </table:table-cell>
          <table:table-cell table:formula="of:=DEC2HEX([.D275])" office:value-type="string" office:string-value="212" calcext:value-type="string">
            <text:p>212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001; <text:s text:c="7"/></text:p>
          </table:table-cell>
          <table:table-cell/>
          <table:table-cell table:formula="of:=CONCATENATE([.C275];[.E275];[.G275];[.H275])" office:value-type="string" office:string-value="10'h212:out &lt;=8'b00001001;        " calcext:value-type="string">
            <text:p>10'h212:out &lt;=8'b00001001; <text:s text:c="7"/></text:p>
          </table:table-cell>
        </table:table-row>
        <table:table-row table:style-name="ro1">
          <table:table-cell office:value-type="string" calcext:value-type="string">
            <text:p>10'h113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10'h</text:p>
          </table:table-cell>
          <table:table-cell office:value-type="float" office:value="531" calcext:value-type="float">
            <text:p>531</text:p>
          </table:table-cell>
          <table:table-cell table:formula="of:=DEC2HEX([.D276])" office:value-type="string" office:string-value="213" calcext:value-type="string">
            <text:p>213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110; <text:s text:c="7"/></text:p>
          </table:table-cell>
          <table:table-cell/>
          <table:table-cell table:formula="of:=CONCATENATE([.C276];[.E276];[.G276];[.H276])" office:value-type="string" office:string-value="10'h213:out &lt;=8'b00001110;        " calcext:value-type="string">
            <text:p>10'h213:out &lt;=8'b00001110; <text:s text:c="7"/></text:p>
          </table:table-cell>
        </table:table-row>
        <table:table-row table:style-name="ro1">
          <table:table-cell office:value-type="string" calcext:value-type="string">
            <text:p>10'h114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10'h</text:p>
          </table:table-cell>
          <table:table-cell office:value-type="float" office:value="532" calcext:value-type="float">
            <text:p>532</text:p>
          </table:table-cell>
          <table:table-cell table:formula="of:=DEC2HEX([.D277])" office:value-type="string" office:string-value="214" calcext:value-type="string">
            <text:p>214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001; <text:s text:c="7"/></text:p>
          </table:table-cell>
          <table:table-cell/>
          <table:table-cell table:formula="of:=CONCATENATE([.C277];[.E277];[.G277];[.H277])" office:value-type="string" office:string-value="10'h214:out &lt;=8'b00001001;        " calcext:value-type="string">
            <text:p>10'h214:out &lt;=8'b00001001; <text:s text:c="7"/></text:p>
          </table:table-cell>
        </table:table-row>
        <table:table-row table:style-name="ro1">
          <table:table-cell office:value-type="string" calcext:value-type="string">
            <text:p>10'h115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10'h</text:p>
          </table:table-cell>
          <table:table-cell office:value-type="float" office:value="533" calcext:value-type="float">
            <text:p>533</text:p>
          </table:table-cell>
          <table:table-cell table:formula="of:=DEC2HEX([.D278])" office:value-type="string" office:string-value="215" calcext:value-type="string">
            <text:p>215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001; <text:s text:c="7"/></text:p>
          </table:table-cell>
          <table:table-cell/>
          <table:table-cell table:formula="of:=CONCATENATE([.C278];[.E278];[.G278];[.H278])" office:value-type="string" office:string-value="10'h215:out &lt;=8'b00001001;        " calcext:value-type="string">
            <text:p>10'h215:out &lt;=8'b00001001; <text:s text:c="7"/></text:p>
          </table:table-cell>
        </table:table-row>
        <table:table-row table:style-name="ro1">
          <table:table-cell office:value-type="string" calcext:value-type="string">
            <text:p>10'h116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10'h</text:p>
          </table:table-cell>
          <table:table-cell office:value-type="float" office:value="534" calcext:value-type="float">
            <text:p>534</text:p>
          </table:table-cell>
          <table:table-cell table:formula="of:=DEC2HEX([.D279])" office:value-type="string" office:string-value="216" calcext:value-type="string">
            <text:p>216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1110; <text:s text:c="7"/></text:p>
          </table:table-cell>
          <table:table-cell/>
          <table:table-cell table:formula="of:=CONCATENATE([.C279];[.E279];[.G279];[.H279])" office:value-type="string" office:string-value="10'h216:out &lt;=8'b00011110;        " calcext:value-type="string">
            <text:p>10'h216:out &lt;=8'b00011110; <text:s text:c="7"/></text:p>
          </table:table-cell>
        </table:table-row>
        <table:table-row table:style-name="ro1">
          <table:table-cell office:value-type="string" calcext:value-type="string">
            <text:p>10'h117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10'h</text:p>
          </table:table-cell>
          <table:table-cell office:value-type="float" office:value="535" calcext:value-type="float">
            <text:p>535</text:p>
          </table:table-cell>
          <table:table-cell table:formula="of:=DEC2HEX([.D280])" office:value-type="string" office:string-value="217" calcext:value-type="string">
            <text:p>217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280];[.E280];[.G280];[.H280])" office:value-type="string" office:string-value="10'h217:out &lt;=8'b00000000;        " calcext:value-type="string">
            <text:p>10'h217:out &lt;=8'b00000000; <text:s text:c="7"/></text:p>
          </table:table-cell>
        </table:table-row>
        <table:table-row table:style-name="ro1">
          <table:table-cell office:value-type="string" calcext:value-type="string">
            <text:p>10'h118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10'h</text:p>
          </table:table-cell>
          <table:table-cell office:value-type="float" office:value="536" calcext:value-type="float">
            <text:p>536</text:p>
          </table:table-cell>
          <table:table-cell table:formula="of:=DEC2HEX([.D281])" office:value-type="string" office:string-value="218" calcext:value-type="string">
            <text:p>218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110; <text:s text:c="7"/>// C</text:p>
          </table:table-cell>
          <table:table-cell/>
          <table:table-cell table:formula="of:=CONCATENATE([.C281];[.E281];[.G281];[.H281])" office:value-type="string" office:string-value="10'h218:out &lt;=8'b00001110;        // C" calcext:value-type="string">
            <text:p>10'h218:out &lt;=8'b00001110; <text:s text:c="7"/>// C</text:p>
          </table:table-cell>
        </table:table-row>
        <table:table-row table:style-name="ro1">
          <table:table-cell office:value-type="string" calcext:value-type="string">
            <text:p>10'h119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10'h</text:p>
          </table:table-cell>
          <table:table-cell office:value-type="float" office:value="537" calcext:value-type="float">
            <text:p>537</text:p>
          </table:table-cell>
          <table:table-cell table:formula="of:=DEC2HEX([.D282])" office:value-type="string" office:string-value="219" calcext:value-type="string">
            <text:p>219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</text:p>
          </table:table-cell>
          <table:table-cell/>
          <table:table-cell table:formula="of:=CONCATENATE([.C282];[.E282];[.G282];[.H282])" office:value-type="string" office:string-value="10'h219:out &lt;=8'b00010001;        " calcext:value-type="string">
            <text:p>10'h219:out &lt;=8'b00010001; <text:s text:c="7"/></text:p>
          </table:table-cell>
        </table:table-row>
        <table:table-row table:style-name="ro1">
          <table:table-cell office:value-type="string" calcext:value-type="string">
            <text:p>10'h11A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10'h</text:p>
          </table:table-cell>
          <table:table-cell office:value-type="float" office:value="538" calcext:value-type="float">
            <text:p>538</text:p>
          </table:table-cell>
          <table:table-cell table:formula="of:=DEC2HEX([.D283])" office:value-type="string" office:string-value="21A" calcext:value-type="string">
            <text:p>21A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0; <text:s text:c="7"/></text:p>
          </table:table-cell>
          <table:table-cell/>
          <table:table-cell table:formula="of:=CONCATENATE([.C283];[.E283];[.G283];[.H283])" office:value-type="string" office:string-value="10'h21A:out &lt;=8'b00010000;        " calcext:value-type="string">
            <text:p>10'h21A:out &lt;=8'b00010000; <text:s text:c="7"/></text:p>
          </table:table-cell>
        </table:table-row>
        <table:table-row table:style-name="ro1">
          <table:table-cell office:value-type="string" calcext:value-type="string">
            <text:p>10'h11B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10'h</text:p>
          </table:table-cell>
          <table:table-cell office:value-type="float" office:value="539" calcext:value-type="float">
            <text:p>539</text:p>
          </table:table-cell>
          <table:table-cell table:formula="of:=DEC2HEX([.D284])" office:value-type="string" office:string-value="21B" calcext:value-type="string">
            <text:p>21B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0; <text:s text:c="7"/></text:p>
          </table:table-cell>
          <table:table-cell/>
          <table:table-cell table:formula="of:=CONCATENATE([.C284];[.E284];[.G284];[.H284])" office:value-type="string" office:string-value="10'h21B:out &lt;=8'b00010000;        " calcext:value-type="string">
            <text:p>10'h21B:out &lt;=8'b00010000; <text:s text:c="7"/></text:p>
          </table:table-cell>
        </table:table-row>
        <table:table-row table:style-name="ro1">
          <table:table-cell office:value-type="string" calcext:value-type="string">
            <text:p>10'h11C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10'h</text:p>
          </table:table-cell>
          <table:table-cell office:value-type="float" office:value="540" calcext:value-type="float">
            <text:p>540</text:p>
          </table:table-cell>
          <table:table-cell table:formula="of:=DEC2HEX([.D285])" office:value-type="string" office:string-value="21C" calcext:value-type="string">
            <text:p>21C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0; <text:s text:c="7"/></text:p>
          </table:table-cell>
          <table:table-cell/>
          <table:table-cell table:formula="of:=CONCATENATE([.C285];[.E285];[.G285];[.H285])" office:value-type="string" office:string-value="10'h21C:out &lt;=8'b00010000;        " calcext:value-type="string">
            <text:p>10'h21C:out &lt;=8'b00010000; <text:s text:c="7"/></text:p>
          </table:table-cell>
        </table:table-row>
        <table:table-row table:style-name="ro1">
          <table:table-cell office:value-type="string" calcext:value-type="string">
            <text:p>10'h11D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10'h</text:p>
          </table:table-cell>
          <table:table-cell office:value-type="float" office:value="541" calcext:value-type="float">
            <text:p>541</text:p>
          </table:table-cell>
          <table:table-cell table:formula="of:=DEC2HEX([.D286])" office:value-type="string" office:string-value="21D" calcext:value-type="string">
            <text:p>21D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</text:p>
          </table:table-cell>
          <table:table-cell/>
          <table:table-cell table:formula="of:=CONCATENATE([.C286];[.E286];[.G286];[.H286])" office:value-type="string" office:string-value="10'h21D:out &lt;=8'b00010001;        " calcext:value-type="string">
            <text:p>10'h21D:out &lt;=8'b00010001; <text:s text:c="7"/></text:p>
          </table:table-cell>
        </table:table-row>
        <table:table-row table:style-name="ro1">
          <table:table-cell office:value-type="string" calcext:value-type="string">
            <text:p>10'h11E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10'h</text:p>
          </table:table-cell>
          <table:table-cell office:value-type="float" office:value="542" calcext:value-type="float">
            <text:p>542</text:p>
          </table:table-cell>
          <table:table-cell table:formula="of:=DEC2HEX([.D287])" office:value-type="string" office:string-value="21E" calcext:value-type="string">
            <text:p>21E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110; <text:s text:c="7"/></text:p>
          </table:table-cell>
          <table:table-cell/>
          <table:table-cell table:formula="of:=CONCATENATE([.C287];[.E287];[.G287];[.H287])" office:value-type="string" office:string-value="10'h21E:out &lt;=8'b00001110;        " calcext:value-type="string">
            <text:p>10'h21E:out &lt;=8'b00001110; <text:s text:c="7"/></text:p>
          </table:table-cell>
        </table:table-row>
        <table:table-row table:style-name="ro1">
          <table:table-cell office:value-type="string" calcext:value-type="string">
            <text:p>10'h11F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10'h</text:p>
          </table:table-cell>
          <table:table-cell office:value-type="float" office:value="543" calcext:value-type="float">
            <text:p>543</text:p>
          </table:table-cell>
          <table:table-cell table:formula="of:=DEC2HEX([.D288])" office:value-type="string" office:string-value="21F" calcext:value-type="string">
            <text:p>21F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288];[.E288];[.G288];[.H288])" office:value-type="string" office:string-value="10'h21F:out &lt;=8'b00000000;        " calcext:value-type="string">
            <text:p>10'h21F:out &lt;=8'b00000000; <text:s text:c="7"/></text:p>
          </table:table-cell>
        </table:table-row>
        <table:table-row table:style-name="ro1">
          <table:table-cell office:value-type="string" calcext:value-type="string">
            <text:p>10'h12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10'h</text:p>
          </table:table-cell>
          <table:table-cell office:value-type="float" office:value="544" calcext:value-type="float">
            <text:p>544</text:p>
          </table:table-cell>
          <table:table-cell table:formula="of:=DEC2HEX([.D289])" office:value-type="string" office:string-value="220" calcext:value-type="string">
            <text:p>220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1110; <text:s text:c="7"/>// D</text:p>
          </table:table-cell>
          <table:table-cell/>
          <table:table-cell table:formula="of:=CONCATENATE([.C289];[.E289];[.G289];[.H289])" office:value-type="string" office:string-value="10'h220:out &lt;=8'b00011110;        // D" calcext:value-type="string">
            <text:p>10'h220:out &lt;=8'b00011110; <text:s text:c="7"/>// D</text:p>
          </table:table-cell>
        </table:table-row>
        <table:table-row table:style-name="ro1">
          <table:table-cell office:value-type="string" calcext:value-type="string">
            <text:p>10'h121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10'h</text:p>
          </table:table-cell>
          <table:table-cell office:value-type="float" office:value="545" calcext:value-type="float">
            <text:p>545</text:p>
          </table:table-cell>
          <table:table-cell table:formula="of:=DEC2HEX([.D290])" office:value-type="string" office:string-value="221" calcext:value-type="string">
            <text:p>221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001; <text:s text:c="7"/></text:p>
          </table:table-cell>
          <table:table-cell/>
          <table:table-cell table:formula="of:=CONCATENATE([.C290];[.E290];[.G290];[.H290])" office:value-type="string" office:string-value="10'h221:out &lt;=8'b00001001;        " calcext:value-type="string">
            <text:p>10'h221:out &lt;=8'b00001001; <text:s text:c="7"/></text:p>
          </table:table-cell>
        </table:table-row>
        <table:table-row table:style-name="ro1">
          <table:table-cell office:value-type="string" calcext:value-type="string">
            <text:p>10'h122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10'h</text:p>
          </table:table-cell>
          <table:table-cell office:value-type="float" office:value="546" calcext:value-type="float">
            <text:p>546</text:p>
          </table:table-cell>
          <table:table-cell table:formula="of:=DEC2HEX([.D291])" office:value-type="string" office:string-value="222" calcext:value-type="string">
            <text:p>222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001; <text:s text:c="7"/></text:p>
          </table:table-cell>
          <table:table-cell/>
          <table:table-cell table:formula="of:=CONCATENATE([.C291];[.E291];[.G291];[.H291])" office:value-type="string" office:string-value="10'h222:out &lt;=8'b00001001;        " calcext:value-type="string">
            <text:p>10'h222:out &lt;=8'b00001001; <text:s text:c="7"/></text:p>
          </table:table-cell>
        </table:table-row>
        <table:table-row table:style-name="ro1">
          <table:table-cell office:value-type="string" calcext:value-type="string">
            <text:p>10'h123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10'h</text:p>
          </table:table-cell>
          <table:table-cell office:value-type="float" office:value="547" calcext:value-type="float">
            <text:p>547</text:p>
          </table:table-cell>
          <table:table-cell table:formula="of:=DEC2HEX([.D292])" office:value-type="string" office:string-value="223" calcext:value-type="string">
            <text:p>223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001; <text:s text:c="7"/></text:p>
          </table:table-cell>
          <table:table-cell/>
          <table:table-cell table:formula="of:=CONCATENATE([.C292];[.E292];[.G292];[.H292])" office:value-type="string" office:string-value="10'h223:out &lt;=8'b00001001;        " calcext:value-type="string">
            <text:p>10'h223:out &lt;=8'b00001001; <text:s text:c="7"/></text:p>
          </table:table-cell>
        </table:table-row>
        <table:table-row table:style-name="ro1">
          <table:table-cell office:value-type="string" calcext:value-type="string">
            <text:p>10'h124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10'h</text:p>
          </table:table-cell>
          <table:table-cell office:value-type="float" office:value="548" calcext:value-type="float">
            <text:p>548</text:p>
          </table:table-cell>
          <table:table-cell table:formula="of:=DEC2HEX([.D293])" office:value-type="string" office:string-value="224" calcext:value-type="string">
            <text:p>224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001; <text:s text:c="7"/></text:p>
          </table:table-cell>
          <table:table-cell/>
          <table:table-cell table:formula="of:=CONCATENATE([.C293];[.E293];[.G293];[.H293])" office:value-type="string" office:string-value="10'h224:out &lt;=8'b00001001;        " calcext:value-type="string">
            <text:p>10'h224:out &lt;=8'b00001001; <text:s text:c="7"/></text:p>
          </table:table-cell>
        </table:table-row>
        <table:table-row table:style-name="ro1">
          <table:table-cell office:value-type="string" calcext:value-type="string">
            <text:p>10'h125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10'h</text:p>
          </table:table-cell>
          <table:table-cell office:value-type="float" office:value="549" calcext:value-type="float">
            <text:p>549</text:p>
          </table:table-cell>
          <table:table-cell table:formula="of:=DEC2HEX([.D294])" office:value-type="string" office:string-value="225" calcext:value-type="string">
            <text:p>225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001; <text:s text:c="7"/></text:p>
          </table:table-cell>
          <table:table-cell/>
          <table:table-cell table:formula="of:=CONCATENATE([.C294];[.E294];[.G294];[.H294])" office:value-type="string" office:string-value="10'h225:out &lt;=8'b00001001;        " calcext:value-type="string">
            <text:p>10'h225:out &lt;=8'b00001001; <text:s text:c="7"/></text:p>
          </table:table-cell>
        </table:table-row>
        <table:table-row table:style-name="ro1">
          <table:table-cell office:value-type="string" calcext:value-type="string">
            <text:p>10'h12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10'h</text:p>
          </table:table-cell>
          <table:table-cell office:value-type="float" office:value="550" calcext:value-type="float">
            <text:p>550</text:p>
          </table:table-cell>
          <table:table-cell table:formula="of:=DEC2HEX([.D295])" office:value-type="string" office:string-value="226" calcext:value-type="string">
            <text:p>226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1110; <text:s text:c="7"/></text:p>
          </table:table-cell>
          <table:table-cell/>
          <table:table-cell table:formula="of:=CONCATENATE([.C295];[.E295];[.G295];[.H295])" office:value-type="string" office:string-value="10'h226:out &lt;=8'b00011110;        " calcext:value-type="string">
            <text:p>10'h226:out &lt;=8'b00011110; <text:s text:c="7"/></text:p>
          </table:table-cell>
        </table:table-row>
        <table:table-row table:style-name="ro1">
          <table:table-cell office:value-type="string" calcext:value-type="string">
            <text:p>10'h127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10'h</text:p>
          </table:table-cell>
          <table:table-cell office:value-type="float" office:value="551" calcext:value-type="float">
            <text:p>551</text:p>
          </table:table-cell>
          <table:table-cell table:formula="of:=DEC2HEX([.D296])" office:value-type="string" office:string-value="227" calcext:value-type="string">
            <text:p>227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296];[.E296];[.G296];[.H296])" office:value-type="string" office:string-value="10'h227:out &lt;=8'b00000000;        " calcext:value-type="string">
            <text:p>10'h227:out &lt;=8'b00000000; <text:s text:c="7"/></text:p>
          </table:table-cell>
        </table:table-row>
        <table:table-row table:style-name="ro1">
          <table:table-cell office:value-type="string" calcext:value-type="string">
            <text:p>10'h128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10'h</text:p>
          </table:table-cell>
          <table:table-cell office:value-type="float" office:value="552" calcext:value-type="float">
            <text:p>552</text:p>
          </table:table-cell>
          <table:table-cell table:formula="of:=DEC2HEX([.D297])" office:value-type="string" office:string-value="228" calcext:value-type="string">
            <text:p>228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1111; <text:s text:c="7"/>// E</text:p>
          </table:table-cell>
          <table:table-cell/>
          <table:table-cell table:formula="of:=CONCATENATE([.C297];[.E297];[.G297];[.H297])" office:value-type="string" office:string-value="10'h228:out &lt;=8'b00011111;        // E" calcext:value-type="string">
            <text:p>10'h228:out &lt;=8'b00011111; <text:s text:c="7"/>// E</text:p>
          </table:table-cell>
        </table:table-row>
        <table:table-row table:style-name="ro1">
          <table:table-cell office:value-type="string" calcext:value-type="string">
            <text:p>10'h129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10'h</text:p>
          </table:table-cell>
          <table:table-cell office:value-type="float" office:value="553" calcext:value-type="float">
            <text:p>553</text:p>
          </table:table-cell>
          <table:table-cell table:formula="of:=DEC2HEX([.D298])" office:value-type="string" office:string-value="229" calcext:value-type="string">
            <text:p>229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0; <text:s text:c="7"/></text:p>
          </table:table-cell>
          <table:table-cell/>
          <table:table-cell table:formula="of:=CONCATENATE([.C298];[.E298];[.G298];[.H298])" office:value-type="string" office:string-value="10'h229:out &lt;=8'b00010000;        " calcext:value-type="string">
            <text:p>10'h229:out &lt;=8'b00010000; <text:s text:c="7"/></text:p>
          </table:table-cell>
        </table:table-row>
        <table:table-row table:style-name="ro1">
          <table:table-cell office:value-type="string" calcext:value-type="string">
            <text:p>10'h12A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10'h</text:p>
          </table:table-cell>
          <table:table-cell office:value-type="float" office:value="554" calcext:value-type="float">
            <text:p>554</text:p>
          </table:table-cell>
          <table:table-cell table:formula="of:=DEC2HEX([.D299])" office:value-type="string" office:string-value="22A" calcext:value-type="string">
            <text:p>22A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0; <text:s text:c="7"/></text:p>
          </table:table-cell>
          <table:table-cell/>
          <table:table-cell table:formula="of:=CONCATENATE([.C299];[.E299];[.G299];[.H299])" office:value-type="string" office:string-value="10'h22A:out &lt;=8'b00010000;        " calcext:value-type="string">
            <text:p>10'h22A:out &lt;=8'b00010000; <text:s text:c="7"/></text:p>
          </table:table-cell>
        </table:table-row>
        <table:table-row table:style-name="ro1">
          <table:table-cell office:value-type="string" calcext:value-type="string">
            <text:p>10'h12B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10'h</text:p>
          </table:table-cell>
          <table:table-cell office:value-type="float" office:value="555" calcext:value-type="float">
            <text:p>555</text:p>
          </table:table-cell>
          <table:table-cell table:formula="of:=DEC2HEX([.D300])" office:value-type="string" office:string-value="22B" calcext:value-type="string">
            <text:p>22B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1111; <text:s text:c="7"/></text:p>
          </table:table-cell>
          <table:table-cell/>
          <table:table-cell table:formula="of:=CONCATENATE([.C300];[.E300];[.G300];[.H300])" office:value-type="string" office:string-value="10'h22B:out &lt;=8'b00011111;        " calcext:value-type="string">
            <text:p>10'h22B:out &lt;=8'b00011111; <text:s text:c="7"/></text:p>
          </table:table-cell>
        </table:table-row>
        <table:table-row table:style-name="ro1">
          <table:table-cell office:value-type="string" calcext:value-type="string">
            <text:p>10'h12C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10'h</text:p>
          </table:table-cell>
          <table:table-cell office:value-type="float" office:value="556" calcext:value-type="float">
            <text:p>556</text:p>
          </table:table-cell>
          <table:table-cell table:formula="of:=DEC2HEX([.D301])" office:value-type="string" office:string-value="22C" calcext:value-type="string">
            <text:p>22C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0; <text:s text:c="7"/></text:p>
          </table:table-cell>
          <table:table-cell/>
          <table:table-cell table:formula="of:=CONCATENATE([.C301];[.E301];[.G301];[.H301])" office:value-type="string" office:string-value="10'h22C:out &lt;=8'b00010000;        " calcext:value-type="string">
            <text:p>10'h22C:out &lt;=8'b00010000; <text:s text:c="7"/></text:p>
          </table:table-cell>
        </table:table-row>
        <table:table-row table:style-name="ro1">
          <table:table-cell office:value-type="string" calcext:value-type="string">
            <text:p>10'h12D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10'h</text:p>
          </table:table-cell>
          <table:table-cell office:value-type="float" office:value="557" calcext:value-type="float">
            <text:p>557</text:p>
          </table:table-cell>
          <table:table-cell table:formula="of:=DEC2HEX([.D302])" office:value-type="string" office:string-value="22D" calcext:value-type="string">
            <text:p>22D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0; <text:s text:c="7"/></text:p>
          </table:table-cell>
          <table:table-cell/>
          <table:table-cell table:formula="of:=CONCATENATE([.C302];[.E302];[.G302];[.H302])" office:value-type="string" office:string-value="10'h22D:out &lt;=8'b00010000;        " calcext:value-type="string">
            <text:p>10'h22D:out &lt;=8'b00010000; <text:s text:c="7"/></text:p>
          </table:table-cell>
        </table:table-row>
        <table:table-row table:style-name="ro1">
          <table:table-cell office:value-type="string" calcext:value-type="string">
            <text:p>10'h12E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10'h</text:p>
          </table:table-cell>
          <table:table-cell office:value-type="float" office:value="558" calcext:value-type="float">
            <text:p>558</text:p>
          </table:table-cell>
          <table:table-cell table:formula="of:=DEC2HEX([.D303])" office:value-type="string" office:string-value="22E" calcext:value-type="string">
            <text:p>22E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1111; <text:s text:c="7"/></text:p>
          </table:table-cell>
          <table:table-cell/>
          <table:table-cell table:formula="of:=CONCATENATE([.C303];[.E303];[.G303];[.H303])" office:value-type="string" office:string-value="10'h22E:out &lt;=8'b00011111;        " calcext:value-type="string">
            <text:p>10'h22E:out &lt;=8'b00011111; <text:s text:c="7"/></text:p>
          </table:table-cell>
        </table:table-row>
        <table:table-row table:style-name="ro1">
          <table:table-cell office:value-type="string" calcext:value-type="string">
            <text:p>10'h12F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10'h</text:p>
          </table:table-cell>
          <table:table-cell office:value-type="float" office:value="559" calcext:value-type="float">
            <text:p>559</text:p>
          </table:table-cell>
          <table:table-cell table:formula="of:=DEC2HEX([.D304])" office:value-type="string" office:string-value="22F" calcext:value-type="string">
            <text:p>22F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304];[.E304];[.G304];[.H304])" office:value-type="string" office:string-value="10'h22F:out &lt;=8'b00000000;        " calcext:value-type="string">
            <text:p>10'h22F:out &lt;=8'b00000000; <text:s text:c="7"/></text:p>
          </table:table-cell>
        </table:table-row>
        <table:table-row table:style-name="ro1">
          <table:table-cell office:value-type="string" calcext:value-type="string">
            <text:p>10'h130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10'h</text:p>
          </table:table-cell>
          <table:table-cell office:value-type="float" office:value="560" calcext:value-type="float">
            <text:p>560</text:p>
          </table:table-cell>
          <table:table-cell table:formula="of:=DEC2HEX([.D305])" office:value-type="string" office:string-value="230" calcext:value-type="string">
            <text:p>230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1111; <text:s text:c="7"/>// F</text:p>
          </table:table-cell>
          <table:table-cell/>
          <table:table-cell table:formula="of:=CONCATENATE([.C305];[.E305];[.G305];[.H305])" office:value-type="string" office:string-value="10'h230:out &lt;=8'b00011111;        // F" calcext:value-type="string">
            <text:p>10'h230:out &lt;=8'b00011111; <text:s text:c="7"/>// F</text:p>
          </table:table-cell>
        </table:table-row>
        <table:table-row table:style-name="ro1">
          <table:table-cell office:value-type="string" calcext:value-type="string">
            <text:p>10'h131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10'h</text:p>
          </table:table-cell>
          <table:table-cell office:value-type="float" office:value="561" calcext:value-type="float">
            <text:p>561</text:p>
          </table:table-cell>
          <table:table-cell table:formula="of:=DEC2HEX([.D306])" office:value-type="string" office:string-value="231" calcext:value-type="string">
            <text:p>231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0; <text:s text:c="7"/></text:p>
          </table:table-cell>
          <table:table-cell/>
          <table:table-cell table:formula="of:=CONCATENATE([.C306];[.E306];[.G306];[.H306])" office:value-type="string" office:string-value="10'h231:out &lt;=8'b00010000;        " calcext:value-type="string">
            <text:p>10'h231:out &lt;=8'b00010000; <text:s text:c="7"/></text:p>
          </table:table-cell>
        </table:table-row>
        <table:table-row table:style-name="ro1">
          <table:table-cell office:value-type="string" calcext:value-type="string">
            <text:p>10'h132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10'h</text:p>
          </table:table-cell>
          <table:table-cell office:value-type="float" office:value="562" calcext:value-type="float">
            <text:p>562</text:p>
          </table:table-cell>
          <table:table-cell table:formula="of:=DEC2HEX([.D307])" office:value-type="string" office:string-value="232" calcext:value-type="string">
            <text:p>232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0; <text:s text:c="7"/></text:p>
          </table:table-cell>
          <table:table-cell/>
          <table:table-cell table:formula="of:=CONCATENATE([.C307];[.E307];[.G307];[.H307])" office:value-type="string" office:string-value="10'h232:out &lt;=8'b00010000;        " calcext:value-type="string">
            <text:p>10'h232:out &lt;=8'b00010000; <text:s text:c="7"/></text:p>
          </table:table-cell>
        </table:table-row>
        <table:table-row table:style-name="ro1">
          <table:table-cell office:value-type="string" calcext:value-type="string">
            <text:p>10'h133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10'h</text:p>
          </table:table-cell>
          <table:table-cell office:value-type="float" office:value="563" calcext:value-type="float">
            <text:p>563</text:p>
          </table:table-cell>
          <table:table-cell table:formula="of:=DEC2HEX([.D308])" office:value-type="string" office:string-value="233" calcext:value-type="string">
            <text:p>233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1110; <text:s text:c="7"/></text:p>
          </table:table-cell>
          <table:table-cell/>
          <table:table-cell table:formula="of:=CONCATENATE([.C308];[.E308];[.G308];[.H308])" office:value-type="string" office:string-value="10'h233:out &lt;=8'b00011110;        " calcext:value-type="string">
            <text:p>10'h233:out &lt;=8'b00011110; <text:s text:c="7"/></text:p>
          </table:table-cell>
        </table:table-row>
        <table:table-row table:style-name="ro1">
          <table:table-cell office:value-type="string" calcext:value-type="string">
            <text:p>10'h134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10'h</text:p>
          </table:table-cell>
          <table:table-cell office:value-type="float" office:value="564" calcext:value-type="float">
            <text:p>564</text:p>
          </table:table-cell>
          <table:table-cell table:formula="of:=DEC2HEX([.D309])" office:value-type="string" office:string-value="234" calcext:value-type="string">
            <text:p>234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0; <text:s text:c="7"/></text:p>
          </table:table-cell>
          <table:table-cell/>
          <table:table-cell table:formula="of:=CONCATENATE([.C309];[.E309];[.G309];[.H309])" office:value-type="string" office:string-value="10'h234:out &lt;=8'b00010000;        " calcext:value-type="string">
            <text:p>10'h234:out &lt;=8'b00010000; <text:s text:c="7"/></text:p>
          </table:table-cell>
        </table:table-row>
        <table:table-row table:style-name="ro1">
          <table:table-cell office:value-type="string" calcext:value-type="string">
            <text:p>10'h135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10'h</text:p>
          </table:table-cell>
          <table:table-cell office:value-type="float" office:value="565" calcext:value-type="float">
            <text:p>565</text:p>
          </table:table-cell>
          <table:table-cell table:formula="of:=DEC2HEX([.D310])" office:value-type="string" office:string-value="235" calcext:value-type="string">
            <text:p>235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0; <text:s text:c="7"/></text:p>
          </table:table-cell>
          <table:table-cell/>
          <table:table-cell table:formula="of:=CONCATENATE([.C310];[.E310];[.G310];[.H310])" office:value-type="string" office:string-value="10'h235:out &lt;=8'b00010000;        " calcext:value-type="string">
            <text:p>10'h235:out &lt;=8'b00010000; <text:s text:c="7"/></text:p>
          </table:table-cell>
        </table:table-row>
        <table:table-row table:style-name="ro1">
          <table:table-cell office:value-type="string" calcext:value-type="string">
            <text:p>10'h136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10'h</text:p>
          </table:table-cell>
          <table:table-cell office:value-type="float" office:value="566" calcext:value-type="float">
            <text:p>566</text:p>
          </table:table-cell>
          <table:table-cell table:formula="of:=DEC2HEX([.D311])" office:value-type="string" office:string-value="236" calcext:value-type="string">
            <text:p>236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0; <text:s text:c="7"/></text:p>
          </table:table-cell>
          <table:table-cell/>
          <table:table-cell table:formula="of:=CONCATENATE([.C311];[.E311];[.G311];[.H311])" office:value-type="string" office:string-value="10'h236:out &lt;=8'b00010000;        " calcext:value-type="string">
            <text:p>10'h236:out &lt;=8'b00010000; <text:s text:c="7"/></text:p>
          </table:table-cell>
        </table:table-row>
        <table:table-row table:style-name="ro1">
          <table:table-cell office:value-type="string" calcext:value-type="string">
            <text:p>10'h137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10'h</text:p>
          </table:table-cell>
          <table:table-cell office:value-type="float" office:value="567" calcext:value-type="float">
            <text:p>567</text:p>
          </table:table-cell>
          <table:table-cell table:formula="of:=DEC2HEX([.D312])" office:value-type="string" office:string-value="237" calcext:value-type="string">
            <text:p>237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312];[.E312];[.G312];[.H312])" office:value-type="string" office:string-value="10'h237:out &lt;=8'b00000000;        " calcext:value-type="string">
            <text:p>10'h237:out &lt;=8'b00000000; <text:s text:c="7"/></text:p>
          </table:table-cell>
        </table:table-row>
        <table:table-row table:style-name="ro1">
          <table:table-cell office:value-type="string" calcext:value-type="string">
            <text:p>10'h138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10'h</text:p>
          </table:table-cell>
          <table:table-cell office:value-type="float" office:value="568" calcext:value-type="float">
            <text:p>568</text:p>
          </table:table-cell>
          <table:table-cell table:formula="of:=DEC2HEX([.D313])" office:value-type="string" office:string-value="238" calcext:value-type="string">
            <text:p>238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110; <text:s text:c="7"/>// G</text:p>
          </table:table-cell>
          <table:table-cell/>
          <table:table-cell table:formula="of:=CONCATENATE([.C313];[.E313];[.G313];[.H313])" office:value-type="string" office:string-value="10'h238:out &lt;=8'b00001110;        // G" calcext:value-type="string">
            <text:p>10'h238:out &lt;=8'b00001110; <text:s text:c="7"/>// G</text:p>
          </table:table-cell>
        </table:table-row>
        <table:table-row table:style-name="ro1">
          <table:table-cell office:value-type="string" calcext:value-type="string">
            <text:p>10'h139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10'h</text:p>
          </table:table-cell>
          <table:table-cell office:value-type="float" office:value="569" calcext:value-type="float">
            <text:p>569</text:p>
          </table:table-cell>
          <table:table-cell table:formula="of:=DEC2HEX([.D314])" office:value-type="string" office:string-value="239" calcext:value-type="string">
            <text:p>239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</text:p>
          </table:table-cell>
          <table:table-cell/>
          <table:table-cell table:formula="of:=CONCATENATE([.C314];[.E314];[.G314];[.H314])" office:value-type="string" office:string-value="10'h239:out &lt;=8'b00010001;        " calcext:value-type="string">
            <text:p>10'h239:out &lt;=8'b00010001; <text:s text:c="7"/></text:p>
          </table:table-cell>
        </table:table-row>
        <table:table-row table:style-name="ro1">
          <table:table-cell office:value-type="string" calcext:value-type="string">
            <text:p>10'h13A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10'h</text:p>
          </table:table-cell>
          <table:table-cell office:value-type="float" office:value="570" calcext:value-type="float">
            <text:p>570</text:p>
          </table:table-cell>
          <table:table-cell table:formula="of:=DEC2HEX([.D315])" office:value-type="string" office:string-value="23A" calcext:value-type="string">
            <text:p>23A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0; <text:s text:c="7"/></text:p>
          </table:table-cell>
          <table:table-cell/>
          <table:table-cell table:formula="of:=CONCATENATE([.C315];[.E315];[.G315];[.H315])" office:value-type="string" office:string-value="10'h23A:out &lt;=8'b00010000;        " calcext:value-type="string">
            <text:p>10'h23A:out &lt;=8'b00010000; <text:s text:c="7"/></text:p>
          </table:table-cell>
        </table:table-row>
        <table:table-row table:style-name="ro1">
          <table:table-cell office:value-type="string" calcext:value-type="string">
            <text:p>10'h13B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10'h</text:p>
          </table:table-cell>
          <table:table-cell office:value-type="float" office:value="571" calcext:value-type="float">
            <text:p>571</text:p>
          </table:table-cell>
          <table:table-cell table:formula="of:=DEC2HEX([.D316])" office:value-type="string" office:string-value="23B" calcext:value-type="string">
            <text:p>23B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11; <text:s text:c="7"/></text:p>
          </table:table-cell>
          <table:table-cell/>
          <table:table-cell table:formula="of:=CONCATENATE([.C316];[.E316];[.G316];[.H316])" office:value-type="string" office:string-value="10'h23B:out &lt;=8'b00010011;        " calcext:value-type="string">
            <text:p>10'h23B:out &lt;=8'b00010011; <text:s text:c="7"/></text:p>
          </table:table-cell>
        </table:table-row>
        <table:table-row table:style-name="ro1">
          <table:table-cell office:value-type="string" calcext:value-type="string">
            <text:p>10'h13C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10'h</text:p>
          </table:table-cell>
          <table:table-cell office:value-type="float" office:value="572" calcext:value-type="float">
            <text:p>572</text:p>
          </table:table-cell>
          <table:table-cell table:formula="of:=DEC2HEX([.D317])" office:value-type="string" office:string-value="23C" calcext:value-type="string">
            <text:p>23C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</text:p>
          </table:table-cell>
          <table:table-cell/>
          <table:table-cell table:formula="of:=CONCATENATE([.C317];[.E317];[.G317];[.H317])" office:value-type="string" office:string-value="10'h23C:out &lt;=8'b00010001;        " calcext:value-type="string">
            <text:p>10'h23C:out &lt;=8'b00010001; <text:s text:c="7"/></text:p>
          </table:table-cell>
        </table:table-row>
        <table:table-row table:style-name="ro1">
          <table:table-cell office:value-type="string" calcext:value-type="string">
            <text:p>10'h13D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10'h</text:p>
          </table:table-cell>
          <table:table-cell office:value-type="float" office:value="573" calcext:value-type="float">
            <text:p>573</text:p>
          </table:table-cell>
          <table:table-cell table:formula="of:=DEC2HEX([.D318])" office:value-type="string" office:string-value="23D" calcext:value-type="string">
            <text:p>23D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</text:p>
          </table:table-cell>
          <table:table-cell/>
          <table:table-cell table:formula="of:=CONCATENATE([.C318];[.E318];[.G318];[.H318])" office:value-type="string" office:string-value="10'h23D:out &lt;=8'b00010001;        " calcext:value-type="string">
            <text:p>10'h23D:out &lt;=8'b00010001; <text:s text:c="7"/></text:p>
          </table:table-cell>
        </table:table-row>
        <table:table-row table:style-name="ro1">
          <table:table-cell office:value-type="string" calcext:value-type="string">
            <text:p>10'h13E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10'h</text:p>
          </table:table-cell>
          <table:table-cell office:value-type="float" office:value="574" calcext:value-type="float">
            <text:p>574</text:p>
          </table:table-cell>
          <table:table-cell table:formula="of:=DEC2HEX([.D319])" office:value-type="string" office:string-value="23E" calcext:value-type="string">
            <text:p>23E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111; <text:s text:c="7"/></text:p>
          </table:table-cell>
          <table:table-cell/>
          <table:table-cell table:formula="of:=CONCATENATE([.C319];[.E319];[.G319];[.H319])" office:value-type="string" office:string-value="10'h23E:out &lt;=8'b00001111;        " calcext:value-type="string">
            <text:p>10'h23E:out &lt;=8'b00001111; <text:s text:c="7"/></text:p>
          </table:table-cell>
        </table:table-row>
        <table:table-row table:style-name="ro1">
          <table:table-cell office:value-type="string" calcext:value-type="string">
            <text:p>10'h13F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10'h</text:p>
          </table:table-cell>
          <table:table-cell office:value-type="float" office:value="575" calcext:value-type="float">
            <text:p>575</text:p>
          </table:table-cell>
          <table:table-cell table:formula="of:=DEC2HEX([.D320])" office:value-type="string" office:string-value="23F" calcext:value-type="string">
            <text:p>23F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320];[.E320];[.G320];[.H320])" office:value-type="string" office:string-value="10'h23F:out &lt;=8'b00000000;        " calcext:value-type="string">
            <text:p>10'h23F:out &lt;=8'b00000000; <text:s text:c="7"/></text:p>
          </table:table-cell>
        </table:table-row>
        <table:table-row table:style-name="ro1">
          <table:table-cell office:value-type="string" calcext:value-type="string">
            <text:p>10'h14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10'h</text:p>
          </table:table-cell>
          <table:table-cell office:value-type="float" office:value="576" calcext:value-type="float">
            <text:p>576</text:p>
          </table:table-cell>
          <table:table-cell table:formula="of:=DEC2HEX([.D321])" office:value-type="string" office:string-value="240" calcext:value-type="string">
            <text:p>240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// H</text:p>
          </table:table-cell>
          <table:table-cell/>
          <table:table-cell table:formula="of:=CONCATENATE([.C321];[.E321];[.G321];[.H321])" office:value-type="string" office:string-value="10'h240:out &lt;=8'b00010001;        // H" calcext:value-type="string">
            <text:p>10'h240:out &lt;=8'b00010001; <text:s text:c="7"/>// H</text:p>
          </table:table-cell>
        </table:table-row>
        <table:table-row table:style-name="ro1">
          <table:table-cell office:value-type="string" calcext:value-type="string">
            <text:p>10'h141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10'h</text:p>
          </table:table-cell>
          <table:table-cell office:value-type="float" office:value="577" calcext:value-type="float">
            <text:p>577</text:p>
          </table:table-cell>
          <table:table-cell table:formula="of:=DEC2HEX([.D322])" office:value-type="string" office:string-value="241" calcext:value-type="string">
            <text:p>241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</text:p>
          </table:table-cell>
          <table:table-cell/>
          <table:table-cell table:formula="of:=CONCATENATE([.C322];[.E322];[.G322];[.H322])" office:value-type="string" office:string-value="10'h241:out &lt;=8'b00010001;        " calcext:value-type="string">
            <text:p>10'h241:out &lt;=8'b00010001; <text:s text:c="7"/></text:p>
          </table:table-cell>
        </table:table-row>
        <table:table-row table:style-name="ro1">
          <table:table-cell office:value-type="string" calcext:value-type="string">
            <text:p>10'h142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10'h</text:p>
          </table:table-cell>
          <table:table-cell office:value-type="float" office:value="578" calcext:value-type="float">
            <text:p>578</text:p>
          </table:table-cell>
          <table:table-cell table:formula="of:=DEC2HEX([.D323])" office:value-type="string" office:string-value="242" calcext:value-type="string">
            <text:p>242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</text:p>
          </table:table-cell>
          <table:table-cell/>
          <table:table-cell table:formula="of:=CONCATENATE([.C323];[.E323];[.G323];[.H323])" office:value-type="string" office:string-value="10'h242:out &lt;=8'b00010001;        " calcext:value-type="string">
            <text:p>10'h242:out &lt;=8'b00010001; <text:s text:c="7"/></text:p>
          </table:table-cell>
        </table:table-row>
        <table:table-row table:style-name="ro1">
          <table:table-cell office:value-type="string" calcext:value-type="string">
            <text:p>10'h143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10'h</text:p>
          </table:table-cell>
          <table:table-cell office:value-type="float" office:value="579" calcext:value-type="float">
            <text:p>579</text:p>
          </table:table-cell>
          <table:table-cell table:formula="of:=DEC2HEX([.D324])" office:value-type="string" office:string-value="243" calcext:value-type="string">
            <text:p>243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1111; <text:s text:c="7"/></text:p>
          </table:table-cell>
          <table:table-cell/>
          <table:table-cell table:formula="of:=CONCATENATE([.C324];[.E324];[.G324];[.H324])" office:value-type="string" office:string-value="10'h243:out &lt;=8'b00011111;        " calcext:value-type="string">
            <text:p>10'h243:out &lt;=8'b00011111; <text:s text:c="7"/></text:p>
          </table:table-cell>
        </table:table-row>
        <table:table-row table:style-name="ro1">
          <table:table-cell office:value-type="string" calcext:value-type="string">
            <text:p>10'h144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10'h</text:p>
          </table:table-cell>
          <table:table-cell office:value-type="float" office:value="580" calcext:value-type="float">
            <text:p>580</text:p>
          </table:table-cell>
          <table:table-cell table:formula="of:=DEC2HEX([.D325])" office:value-type="string" office:string-value="244" calcext:value-type="string">
            <text:p>244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</text:p>
          </table:table-cell>
          <table:table-cell/>
          <table:table-cell table:formula="of:=CONCATENATE([.C325];[.E325];[.G325];[.H325])" office:value-type="string" office:string-value="10'h244:out &lt;=8'b00010001;        " calcext:value-type="string">
            <text:p>10'h244:out &lt;=8'b00010001; <text:s text:c="7"/></text:p>
          </table:table-cell>
        </table:table-row>
        <table:table-row table:style-name="ro1">
          <table:table-cell office:value-type="string" calcext:value-type="string">
            <text:p>10'h145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10'h</text:p>
          </table:table-cell>
          <table:table-cell office:value-type="float" office:value="581" calcext:value-type="float">
            <text:p>581</text:p>
          </table:table-cell>
          <table:table-cell table:formula="of:=DEC2HEX([.D326])" office:value-type="string" office:string-value="245" calcext:value-type="string">
            <text:p>245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</text:p>
          </table:table-cell>
          <table:table-cell/>
          <table:table-cell table:formula="of:=CONCATENATE([.C326];[.E326];[.G326];[.H326])" office:value-type="string" office:string-value="10'h245:out &lt;=8'b00010001;        " calcext:value-type="string">
            <text:p>10'h245:out &lt;=8'b00010001; <text:s text:c="7"/></text:p>
          </table:table-cell>
        </table:table-row>
        <table:table-row table:style-name="ro1">
          <table:table-cell office:value-type="string" calcext:value-type="string">
            <text:p>10'h146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10'h</text:p>
          </table:table-cell>
          <table:table-cell office:value-type="float" office:value="582" calcext:value-type="float">
            <text:p>582</text:p>
          </table:table-cell>
          <table:table-cell table:formula="of:=DEC2HEX([.D327])" office:value-type="string" office:string-value="246" calcext:value-type="string">
            <text:p>246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</text:p>
          </table:table-cell>
          <table:table-cell/>
          <table:table-cell table:formula="of:=CONCATENATE([.C327];[.E327];[.G327];[.H327])" office:value-type="string" office:string-value="10'h246:out &lt;=8'b00010001;        " calcext:value-type="string">
            <text:p>10'h246:out &lt;=8'b00010001; <text:s text:c="7"/></text:p>
          </table:table-cell>
        </table:table-row>
        <table:table-row table:style-name="ro1">
          <table:table-cell office:value-type="string" calcext:value-type="string">
            <text:p>10'h147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10'h</text:p>
          </table:table-cell>
          <table:table-cell office:value-type="float" office:value="583" calcext:value-type="float">
            <text:p>583</text:p>
          </table:table-cell>
          <table:table-cell table:formula="of:=DEC2HEX([.D328])" office:value-type="string" office:string-value="247" calcext:value-type="string">
            <text:p>247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328];[.E328];[.G328];[.H328])" office:value-type="string" office:string-value="10'h247:out &lt;=8'b00000000;        " calcext:value-type="string">
            <text:p>10'h247:out &lt;=8'b00000000; <text:s text:c="7"/></text:p>
          </table:table-cell>
        </table:table-row>
        <table:table-row table:style-name="ro1">
          <table:table-cell office:value-type="string" calcext:value-type="string">
            <text:p>10'h148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10'h</text:p>
          </table:table-cell>
          <table:table-cell office:value-type="float" office:value="584" calcext:value-type="float">
            <text:p>584</text:p>
          </table:table-cell>
          <table:table-cell table:formula="of:=DEC2HEX([.D329])" office:value-type="string" office:string-value="248" calcext:value-type="string">
            <text:p>248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110; <text:s text:c="7"/>// I</text:p>
          </table:table-cell>
          <table:table-cell/>
          <table:table-cell table:formula="of:=CONCATENATE([.C329];[.E329];[.G329];[.H329])" office:value-type="string" office:string-value="10'h248:out &lt;=8'b00001110;        // I" calcext:value-type="string">
            <text:p>10'h248:out &lt;=8'b00001110; <text:s text:c="7"/>// I</text:p>
          </table:table-cell>
        </table:table-row>
        <table:table-row table:style-name="ro1">
          <table:table-cell office:value-type="string" calcext:value-type="string">
            <text:p>10'h149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10'h</text:p>
          </table:table-cell>
          <table:table-cell office:value-type="float" office:value="585" calcext:value-type="float">
            <text:p>585</text:p>
          </table:table-cell>
          <table:table-cell table:formula="of:=DEC2HEX([.D330])" office:value-type="string" office:string-value="249" calcext:value-type="string">
            <text:p>249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00; <text:s text:c="7"/></text:p>
          </table:table-cell>
          <table:table-cell/>
          <table:table-cell table:formula="of:=CONCATENATE([.C330];[.E330];[.G330];[.H330])" office:value-type="string" office:string-value="10'h249:out &lt;=8'b00000100;        " calcext:value-type="string">
            <text:p>10'h249:out &lt;=8'b00000100; <text:s text:c="7"/></text:p>
          </table:table-cell>
        </table:table-row>
        <table:table-row table:style-name="ro1">
          <table:table-cell office:value-type="string" calcext:value-type="string">
            <text:p>10'h14A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10'h</text:p>
          </table:table-cell>
          <table:table-cell office:value-type="float" office:value="586" calcext:value-type="float">
            <text:p>586</text:p>
          </table:table-cell>
          <table:table-cell table:formula="of:=DEC2HEX([.D331])" office:value-type="string" office:string-value="24A" calcext:value-type="string">
            <text:p>24A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00; <text:s text:c="7"/></text:p>
          </table:table-cell>
          <table:table-cell/>
          <table:table-cell table:formula="of:=CONCATENATE([.C331];[.E331];[.G331];[.H331])" office:value-type="string" office:string-value="10'h24A:out &lt;=8'b00000100;        " calcext:value-type="string">
            <text:p>10'h24A:out &lt;=8'b00000100; <text:s text:c="7"/></text:p>
          </table:table-cell>
        </table:table-row>
        <table:table-row table:style-name="ro1">
          <table:table-cell office:value-type="string" calcext:value-type="string">
            <text:p>10'h14B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10'h</text:p>
          </table:table-cell>
          <table:table-cell office:value-type="float" office:value="587" calcext:value-type="float">
            <text:p>587</text:p>
          </table:table-cell>
          <table:table-cell table:formula="of:=DEC2HEX([.D332])" office:value-type="string" office:string-value="24B" calcext:value-type="string">
            <text:p>24B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00; <text:s text:c="7"/></text:p>
          </table:table-cell>
          <table:table-cell/>
          <table:table-cell table:formula="of:=CONCATENATE([.C332];[.E332];[.G332];[.H332])" office:value-type="string" office:string-value="10'h24B:out &lt;=8'b00000100;        " calcext:value-type="string">
            <text:p>10'h24B:out &lt;=8'b00000100; <text:s text:c="7"/></text:p>
          </table:table-cell>
        </table:table-row>
        <table:table-row table:style-name="ro1">
          <table:table-cell office:value-type="string" calcext:value-type="string">
            <text:p>10'h14C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10'h</text:p>
          </table:table-cell>
          <table:table-cell office:value-type="float" office:value="588" calcext:value-type="float">
            <text:p>588</text:p>
          </table:table-cell>
          <table:table-cell table:formula="of:=DEC2HEX([.D333])" office:value-type="string" office:string-value="24C" calcext:value-type="string">
            <text:p>24C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00; <text:s text:c="7"/></text:p>
          </table:table-cell>
          <table:table-cell/>
          <table:table-cell table:formula="of:=CONCATENATE([.C333];[.E333];[.G333];[.H333])" office:value-type="string" office:string-value="10'h24C:out &lt;=8'b00000100;        " calcext:value-type="string">
            <text:p>10'h24C:out &lt;=8'b00000100; <text:s text:c="7"/></text:p>
          </table:table-cell>
        </table:table-row>
        <table:table-row table:style-name="ro1">
          <table:table-cell office:value-type="string" calcext:value-type="string">
            <text:p>10'h14D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10'h</text:p>
          </table:table-cell>
          <table:table-cell office:value-type="float" office:value="589" calcext:value-type="float">
            <text:p>589</text:p>
          </table:table-cell>
          <table:table-cell table:formula="of:=DEC2HEX([.D334])" office:value-type="string" office:string-value="24D" calcext:value-type="string">
            <text:p>24D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00; <text:s text:c="7"/></text:p>
          </table:table-cell>
          <table:table-cell/>
          <table:table-cell table:formula="of:=CONCATENATE([.C334];[.E334];[.G334];[.H334])" office:value-type="string" office:string-value="10'h24D:out &lt;=8'b00000100;        " calcext:value-type="string">
            <text:p>10'h24D:out &lt;=8'b00000100; <text:s text:c="7"/></text:p>
          </table:table-cell>
        </table:table-row>
        <table:table-row table:style-name="ro1">
          <table:table-cell office:value-type="string" calcext:value-type="string">
            <text:p>10'h14E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10'h</text:p>
          </table:table-cell>
          <table:table-cell office:value-type="float" office:value="590" calcext:value-type="float">
            <text:p>590</text:p>
          </table:table-cell>
          <table:table-cell table:formula="of:=DEC2HEX([.D335])" office:value-type="string" office:string-value="24E" calcext:value-type="string">
            <text:p>24E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110; <text:s text:c="7"/></text:p>
          </table:table-cell>
          <table:table-cell/>
          <table:table-cell table:formula="of:=CONCATENATE([.C335];[.E335];[.G335];[.H335])" office:value-type="string" office:string-value="10'h24E:out &lt;=8'b00001110;        " calcext:value-type="string">
            <text:p>10'h24E:out &lt;=8'b00001110; <text:s text:c="7"/></text:p>
          </table:table-cell>
        </table:table-row>
        <table:table-row table:style-name="ro1">
          <table:table-cell office:value-type="string" calcext:value-type="string">
            <text:p>10'h14F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10'h</text:p>
          </table:table-cell>
          <table:table-cell office:value-type="float" office:value="591" calcext:value-type="float">
            <text:p>591</text:p>
          </table:table-cell>
          <table:table-cell table:formula="of:=DEC2HEX([.D336])" office:value-type="string" office:string-value="24F" calcext:value-type="string">
            <text:p>24F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336];[.E336];[.G336];[.H336])" office:value-type="string" office:string-value="10'h24F:out &lt;=8'b00000000;        " calcext:value-type="string">
            <text:p>10'h24F:out &lt;=8'b00000000; <text:s text:c="7"/></text:p>
          </table:table-cell>
        </table:table-row>
        <table:table-row table:style-name="ro1">
          <table:table-cell office:value-type="string" calcext:value-type="string">
            <text:p>10'h150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10'h</text:p>
          </table:table-cell>
          <table:table-cell office:value-type="float" office:value="592" calcext:value-type="float">
            <text:p>592</text:p>
          </table:table-cell>
          <table:table-cell table:formula="of:=DEC2HEX([.D337])" office:value-type="string" office:string-value="250" calcext:value-type="string">
            <text:p>250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11; <text:s text:c="7"/>// J</text:p>
          </table:table-cell>
          <table:table-cell/>
          <table:table-cell table:formula="of:=CONCATENATE([.C337];[.E337];[.G337];[.H337])" office:value-type="string" office:string-value="10'h250:out &lt;=8'b00000111;        // J" calcext:value-type="string">
            <text:p>10'h250:out &lt;=8'b00000111; <text:s text:c="7"/>// J</text:p>
          </table:table-cell>
        </table:table-row>
        <table:table-row table:style-name="ro1">
          <table:table-cell office:value-type="string" calcext:value-type="string">
            <text:p>10'h151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10'h</text:p>
          </table:table-cell>
          <table:table-cell office:value-type="float" office:value="593" calcext:value-type="float">
            <text:p>593</text:p>
          </table:table-cell>
          <table:table-cell table:formula="of:=DEC2HEX([.D338])" office:value-type="string" office:string-value="251" calcext:value-type="string">
            <text:p>251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10; <text:s text:c="7"/></text:p>
          </table:table-cell>
          <table:table-cell/>
          <table:table-cell table:formula="of:=CONCATENATE([.C338];[.E338];[.G338];[.H338])" office:value-type="string" office:string-value="10'h251:out &lt;=8'b00000010;        " calcext:value-type="string">
            <text:p>10'h251:out &lt;=8'b00000010; <text:s text:c="7"/></text:p>
          </table:table-cell>
        </table:table-row>
        <table:table-row table:style-name="ro1">
          <table:table-cell office:value-type="string" calcext:value-type="string">
            <text:p>10'h152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10'h</text:p>
          </table:table-cell>
          <table:table-cell office:value-type="float" office:value="594" calcext:value-type="float">
            <text:p>594</text:p>
          </table:table-cell>
          <table:table-cell table:formula="of:=DEC2HEX([.D339])" office:value-type="string" office:string-value="252" calcext:value-type="string">
            <text:p>252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10; <text:s text:c="7"/></text:p>
          </table:table-cell>
          <table:table-cell/>
          <table:table-cell table:formula="of:=CONCATENATE([.C339];[.E339];[.G339];[.H339])" office:value-type="string" office:string-value="10'h252:out &lt;=8'b00000010;        " calcext:value-type="string">
            <text:p>10'h252:out &lt;=8'b00000010; <text:s text:c="7"/></text:p>
          </table:table-cell>
        </table:table-row>
        <table:table-row table:style-name="ro1">
          <table:table-cell office:value-type="string" calcext:value-type="string">
            <text:p>10'h153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10'h</text:p>
          </table:table-cell>
          <table:table-cell office:value-type="float" office:value="595" calcext:value-type="float">
            <text:p>595</text:p>
          </table:table-cell>
          <table:table-cell table:formula="of:=DEC2HEX([.D340])" office:value-type="string" office:string-value="253" calcext:value-type="string">
            <text:p>253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10; <text:s text:c="7"/></text:p>
          </table:table-cell>
          <table:table-cell/>
          <table:table-cell table:formula="of:=CONCATENATE([.C340];[.E340];[.G340];[.H340])" office:value-type="string" office:string-value="10'h253:out &lt;=8'b00000010;        " calcext:value-type="string">
            <text:p>10'h253:out &lt;=8'b00000010; <text:s text:c="7"/></text:p>
          </table:table-cell>
        </table:table-row>
        <table:table-row table:style-name="ro1">
          <table:table-cell office:value-type="string" calcext:value-type="string">
            <text:p>10'h154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10'h</text:p>
          </table:table-cell>
          <table:table-cell office:value-type="float" office:value="596" calcext:value-type="float">
            <text:p>596</text:p>
          </table:table-cell>
          <table:table-cell table:formula="of:=DEC2HEX([.D341])" office:value-type="string" office:string-value="254" calcext:value-type="string">
            <text:p>254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10; <text:s text:c="7"/></text:p>
          </table:table-cell>
          <table:table-cell/>
          <table:table-cell table:formula="of:=CONCATENATE([.C341];[.E341];[.G341];[.H341])" office:value-type="string" office:string-value="10'h254:out &lt;=8'b00000010;        " calcext:value-type="string">
            <text:p>10'h254:out &lt;=8'b00000010; <text:s text:c="7"/></text:p>
          </table:table-cell>
        </table:table-row>
        <table:table-row table:style-name="ro1">
          <table:table-cell office:value-type="string" calcext:value-type="string">
            <text:p>10'h155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10'h</text:p>
          </table:table-cell>
          <table:table-cell office:value-type="float" office:value="597" calcext:value-type="float">
            <text:p>597</text:p>
          </table:table-cell>
          <table:table-cell table:formula="of:=DEC2HEX([.D342])" office:value-type="string" office:string-value="255" calcext:value-type="string">
            <text:p>255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10; <text:s text:c="7"/></text:p>
          </table:table-cell>
          <table:table-cell/>
          <table:table-cell table:formula="of:=CONCATENATE([.C342];[.E342];[.G342];[.H342])" office:value-type="string" office:string-value="10'h255:out &lt;=8'b00010010;        " calcext:value-type="string">
            <text:p>10'h255:out &lt;=8'b00010010; <text:s text:c="7"/></text:p>
          </table:table-cell>
        </table:table-row>
        <table:table-row table:style-name="ro1">
          <table:table-cell office:value-type="string" calcext:value-type="string">
            <text:p>10'h156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10'h</text:p>
          </table:table-cell>
          <table:table-cell office:value-type="float" office:value="598" calcext:value-type="float">
            <text:p>598</text:p>
          </table:table-cell>
          <table:table-cell table:formula="of:=DEC2HEX([.D343])" office:value-type="string" office:string-value="256" calcext:value-type="string">
            <text:p>256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100; <text:s text:c="7"/></text:p>
          </table:table-cell>
          <table:table-cell/>
          <table:table-cell table:formula="of:=CONCATENATE([.C343];[.E343];[.G343];[.H343])" office:value-type="string" office:string-value="10'h256:out &lt;=8'b00001100;        " calcext:value-type="string">
            <text:p>10'h256:out &lt;=8'b00001100; <text:s text:c="7"/></text:p>
          </table:table-cell>
        </table:table-row>
        <table:table-row table:style-name="ro1">
          <table:table-cell office:value-type="string" calcext:value-type="string">
            <text:p>10'h157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10'h</text:p>
          </table:table-cell>
          <table:table-cell office:value-type="float" office:value="599" calcext:value-type="float">
            <text:p>599</text:p>
          </table:table-cell>
          <table:table-cell table:formula="of:=DEC2HEX([.D344])" office:value-type="string" office:string-value="257" calcext:value-type="string">
            <text:p>257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344];[.E344];[.G344];[.H344])" office:value-type="string" office:string-value="10'h257:out &lt;=8'b00000000;        " calcext:value-type="string">
            <text:p>10'h257:out &lt;=8'b00000000; <text:s text:c="7"/></text:p>
          </table:table-cell>
        </table:table-row>
        <table:table-row table:style-name="ro1">
          <table:table-cell office:value-type="string" calcext:value-type="string">
            <text:p>10'h1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10'h</text:p>
          </table:table-cell>
          <table:table-cell office:value-type="float" office:value="600" calcext:value-type="float">
            <text:p>600</text:p>
          </table:table-cell>
          <table:table-cell table:formula="of:=DEC2HEX([.D345])" office:value-type="string" office:string-value="258" calcext:value-type="string">
            <text:p>258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// K</text:p>
          </table:table-cell>
          <table:table-cell/>
          <table:table-cell table:formula="of:=CONCATENATE([.C345];[.E345];[.G345];[.H345])" office:value-type="string" office:string-value="10'h258:out &lt;=8'b00010001;        // K" calcext:value-type="string">
            <text:p>10'h258:out &lt;=8'b00010001; <text:s text:c="7"/>// K</text:p>
          </table:table-cell>
        </table:table-row>
        <table:table-row table:style-name="ro1">
          <table:table-cell office:value-type="string" calcext:value-type="string">
            <text:p>10'h159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10'h</text:p>
          </table:table-cell>
          <table:table-cell office:value-type="float" office:value="601" calcext:value-type="float">
            <text:p>601</text:p>
          </table:table-cell>
          <table:table-cell table:formula="of:=DEC2HEX([.D346])" office:value-type="string" office:string-value="259" calcext:value-type="string">
            <text:p>259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10; <text:s text:c="7"/></text:p>
          </table:table-cell>
          <table:table-cell/>
          <table:table-cell table:formula="of:=CONCATENATE([.C346];[.E346];[.G346];[.H346])" office:value-type="string" office:string-value="10'h259:out &lt;=8'b00010010;        " calcext:value-type="string">
            <text:p>10'h259:out &lt;=8'b00010010; <text:s text:c="7"/></text:p>
          </table:table-cell>
        </table:table-row>
        <table:table-row table:style-name="ro1">
          <table:table-cell office:value-type="string" calcext:value-type="string">
            <text:p>10'h15A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10'h</text:p>
          </table:table-cell>
          <table:table-cell office:value-type="float" office:value="602" calcext:value-type="float">
            <text:p>602</text:p>
          </table:table-cell>
          <table:table-cell table:formula="of:=DEC2HEX([.D347])" office:value-type="string" office:string-value="25A" calcext:value-type="string">
            <text:p>25A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100; <text:s text:c="7"/></text:p>
          </table:table-cell>
          <table:table-cell/>
          <table:table-cell table:formula="of:=CONCATENATE([.C347];[.E347];[.G347];[.H347])" office:value-type="string" office:string-value="10'h25A:out &lt;=8'b00010100;        " calcext:value-type="string">
            <text:p>10'h25A:out &lt;=8'b00010100; <text:s text:c="7"/></text:p>
          </table:table-cell>
        </table:table-row>
        <table:table-row table:style-name="ro1">
          <table:table-cell office:value-type="string" calcext:value-type="string">
            <text:p>10'h15B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10'h</text:p>
          </table:table-cell>
          <table:table-cell office:value-type="float" office:value="603" calcext:value-type="float">
            <text:p>603</text:p>
          </table:table-cell>
          <table:table-cell table:formula="of:=DEC2HEX([.D348])" office:value-type="string" office:string-value="25B" calcext:value-type="string">
            <text:p>25B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1000; <text:s text:c="7"/></text:p>
          </table:table-cell>
          <table:table-cell/>
          <table:table-cell table:formula="of:=CONCATENATE([.C348];[.E348];[.G348];[.H348])" office:value-type="string" office:string-value="10'h25B:out &lt;=8'b00011000;        " calcext:value-type="string">
            <text:p>10'h25B:out &lt;=8'b00011000; <text:s text:c="7"/></text:p>
          </table:table-cell>
        </table:table-row>
        <table:table-row table:style-name="ro1">
          <table:table-cell office:value-type="string" calcext:value-type="string">
            <text:p>10'h15C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10'h</text:p>
          </table:table-cell>
          <table:table-cell office:value-type="float" office:value="604" calcext:value-type="float">
            <text:p>604</text:p>
          </table:table-cell>
          <table:table-cell table:formula="of:=DEC2HEX([.D349])" office:value-type="string" office:string-value="25C" calcext:value-type="string">
            <text:p>25C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100; <text:s text:c="7"/></text:p>
          </table:table-cell>
          <table:table-cell/>
          <table:table-cell table:formula="of:=CONCATENATE([.C349];[.E349];[.G349];[.H349])" office:value-type="string" office:string-value="10'h25C:out &lt;=8'b00010100;        " calcext:value-type="string">
            <text:p>10'h25C:out &lt;=8'b00010100; <text:s text:c="7"/></text:p>
          </table:table-cell>
        </table:table-row>
        <table:table-row table:style-name="ro1">
          <table:table-cell office:value-type="string" calcext:value-type="string">
            <text:p>10'h15D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10'h</text:p>
          </table:table-cell>
          <table:table-cell office:value-type="float" office:value="605" calcext:value-type="float">
            <text:p>605</text:p>
          </table:table-cell>
          <table:table-cell table:formula="of:=DEC2HEX([.D350])" office:value-type="string" office:string-value="25D" calcext:value-type="string">
            <text:p>25D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10; <text:s text:c="7"/></text:p>
          </table:table-cell>
          <table:table-cell/>
          <table:table-cell table:formula="of:=CONCATENATE([.C350];[.E350];[.G350];[.H350])" office:value-type="string" office:string-value="10'h25D:out &lt;=8'b00010010;        " calcext:value-type="string">
            <text:p>10'h25D:out &lt;=8'b00010010; <text:s text:c="7"/></text:p>
          </table:table-cell>
        </table:table-row>
        <table:table-row table:style-name="ro1">
          <table:table-cell office:value-type="string" calcext:value-type="string">
            <text:p>10'h15E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10'h</text:p>
          </table:table-cell>
          <table:table-cell office:value-type="float" office:value="606" calcext:value-type="float">
            <text:p>606</text:p>
          </table:table-cell>
          <table:table-cell table:formula="of:=DEC2HEX([.D351])" office:value-type="string" office:string-value="25E" calcext:value-type="string">
            <text:p>25E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</text:p>
          </table:table-cell>
          <table:table-cell/>
          <table:table-cell table:formula="of:=CONCATENATE([.C351];[.E351];[.G351];[.H351])" office:value-type="string" office:string-value="10'h25E:out &lt;=8'b00010001;        " calcext:value-type="string">
            <text:p>10'h25E:out &lt;=8'b00010001; <text:s text:c="7"/></text:p>
          </table:table-cell>
        </table:table-row>
        <table:table-row table:style-name="ro1">
          <table:table-cell office:value-type="string" calcext:value-type="string">
            <text:p>10'h15F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10'h</text:p>
          </table:table-cell>
          <table:table-cell office:value-type="float" office:value="607" calcext:value-type="float">
            <text:p>607</text:p>
          </table:table-cell>
          <table:table-cell table:formula="of:=DEC2HEX([.D352])" office:value-type="string" office:string-value="25F" calcext:value-type="string">
            <text:p>25F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352];[.E352];[.G352];[.H352])" office:value-type="string" office:string-value="10'h25F:out &lt;=8'b00000000;        " calcext:value-type="string">
            <text:p>10'h25F:out &lt;=8'b00000000; <text:s text:c="7"/></text:p>
          </table:table-cell>
        </table:table-row>
        <table:table-row table:style-name="ro1">
          <table:table-cell office:value-type="string" calcext:value-type="string">
            <text:p>10'h160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10'h</text:p>
          </table:table-cell>
          <table:table-cell office:value-type="float" office:value="608" calcext:value-type="float">
            <text:p>608</text:p>
          </table:table-cell>
          <table:table-cell table:formula="of:=DEC2HEX([.D353])" office:value-type="string" office:string-value="260" calcext:value-type="string">
            <text:p>260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0; <text:s text:c="7"/>// L</text:p>
          </table:table-cell>
          <table:table-cell/>
          <table:table-cell table:formula="of:=CONCATENATE([.C353];[.E353];[.G353];[.H353])" office:value-type="string" office:string-value="10'h260:out &lt;=8'b00010000;        // L" calcext:value-type="string">
            <text:p>10'h260:out &lt;=8'b00010000; <text:s text:c="7"/>// L</text:p>
          </table:table-cell>
        </table:table-row>
        <table:table-row table:style-name="ro1">
          <table:table-cell office:value-type="string" calcext:value-type="string">
            <text:p>10'h161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10'h</text:p>
          </table:table-cell>
          <table:table-cell office:value-type="float" office:value="609" calcext:value-type="float">
            <text:p>609</text:p>
          </table:table-cell>
          <table:table-cell table:formula="of:=DEC2HEX([.D354])" office:value-type="string" office:string-value="261" calcext:value-type="string">
            <text:p>261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0; <text:s text:c="7"/></text:p>
          </table:table-cell>
          <table:table-cell/>
          <table:table-cell table:formula="of:=CONCATENATE([.C354];[.E354];[.G354];[.H354])" office:value-type="string" office:string-value="10'h261:out &lt;=8'b00010000;        " calcext:value-type="string">
            <text:p>10'h261:out &lt;=8'b00010000; <text:s text:c="7"/></text:p>
          </table:table-cell>
        </table:table-row>
        <table:table-row table:style-name="ro1">
          <table:table-cell office:value-type="string" calcext:value-type="string">
            <text:p>10'h162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10'h</text:p>
          </table:table-cell>
          <table:table-cell office:value-type="float" office:value="610" calcext:value-type="float">
            <text:p>610</text:p>
          </table:table-cell>
          <table:table-cell table:formula="of:=DEC2HEX([.D355])" office:value-type="string" office:string-value="262" calcext:value-type="string">
            <text:p>262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0; <text:s text:c="7"/></text:p>
          </table:table-cell>
          <table:table-cell/>
          <table:table-cell table:formula="of:=CONCATENATE([.C355];[.E355];[.G355];[.H355])" office:value-type="string" office:string-value="10'h262:out &lt;=8'b00010000;        " calcext:value-type="string">
            <text:p>10'h262:out &lt;=8'b00010000; <text:s text:c="7"/></text:p>
          </table:table-cell>
        </table:table-row>
        <table:table-row table:style-name="ro1">
          <table:table-cell office:value-type="string" calcext:value-type="string">
            <text:p>10'h163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10'h</text:p>
          </table:table-cell>
          <table:table-cell office:value-type="float" office:value="611" calcext:value-type="float">
            <text:p>611</text:p>
          </table:table-cell>
          <table:table-cell table:formula="of:=DEC2HEX([.D356])" office:value-type="string" office:string-value="263" calcext:value-type="string">
            <text:p>263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0; <text:s text:c="7"/></text:p>
          </table:table-cell>
          <table:table-cell/>
          <table:table-cell table:formula="of:=CONCATENATE([.C356];[.E356];[.G356];[.H356])" office:value-type="string" office:string-value="10'h263:out &lt;=8'b00010000;        " calcext:value-type="string">
            <text:p>10'h263:out &lt;=8'b00010000; <text:s text:c="7"/></text:p>
          </table:table-cell>
        </table:table-row>
        <table:table-row table:style-name="ro1">
          <table:table-cell office:value-type="string" calcext:value-type="string">
            <text:p>10'h164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10'h</text:p>
          </table:table-cell>
          <table:table-cell office:value-type="float" office:value="612" calcext:value-type="float">
            <text:p>612</text:p>
          </table:table-cell>
          <table:table-cell table:formula="of:=DEC2HEX([.D357])" office:value-type="string" office:string-value="264" calcext:value-type="string">
            <text:p>264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0; <text:s text:c="7"/></text:p>
          </table:table-cell>
          <table:table-cell/>
          <table:table-cell table:formula="of:=CONCATENATE([.C357];[.E357];[.G357];[.H357])" office:value-type="string" office:string-value="10'h264:out &lt;=8'b00010000;        " calcext:value-type="string">
            <text:p>10'h264:out &lt;=8'b00010000; <text:s text:c="7"/></text:p>
          </table:table-cell>
        </table:table-row>
        <table:table-row table:style-name="ro1">
          <table:table-cell office:value-type="string" calcext:value-type="string">
            <text:p>10'h165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10'h</text:p>
          </table:table-cell>
          <table:table-cell office:value-type="float" office:value="613" calcext:value-type="float">
            <text:p>613</text:p>
          </table:table-cell>
          <table:table-cell table:formula="of:=DEC2HEX([.D358])" office:value-type="string" office:string-value="265" calcext:value-type="string">
            <text:p>265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0; <text:s text:c="7"/></text:p>
          </table:table-cell>
          <table:table-cell/>
          <table:table-cell table:formula="of:=CONCATENATE([.C358];[.E358];[.G358];[.H358])" office:value-type="string" office:string-value="10'h265:out &lt;=8'b00010000;        " calcext:value-type="string">
            <text:p>10'h265:out &lt;=8'b00010000; <text:s text:c="7"/></text:p>
          </table:table-cell>
        </table:table-row>
        <table:table-row table:style-name="ro1">
          <table:table-cell office:value-type="string" calcext:value-type="string">
            <text:p>10'h166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10'h</text:p>
          </table:table-cell>
          <table:table-cell office:value-type="float" office:value="614" calcext:value-type="float">
            <text:p>614</text:p>
          </table:table-cell>
          <table:table-cell table:formula="of:=DEC2HEX([.D359])" office:value-type="string" office:string-value="266" calcext:value-type="string">
            <text:p>266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1111; <text:s text:c="7"/></text:p>
          </table:table-cell>
          <table:table-cell/>
          <table:table-cell table:formula="of:=CONCATENATE([.C359];[.E359];[.G359];[.H359])" office:value-type="string" office:string-value="10'h266:out &lt;=8'b00011111;        " calcext:value-type="string">
            <text:p>10'h266:out &lt;=8'b00011111; <text:s text:c="7"/></text:p>
          </table:table-cell>
        </table:table-row>
        <table:table-row table:style-name="ro1">
          <table:table-cell office:value-type="string" calcext:value-type="string">
            <text:p>10'h167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10'h</text:p>
          </table:table-cell>
          <table:table-cell office:value-type="float" office:value="615" calcext:value-type="float">
            <text:p>615</text:p>
          </table:table-cell>
          <table:table-cell table:formula="of:=DEC2HEX([.D360])" office:value-type="string" office:string-value="267" calcext:value-type="string">
            <text:p>267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360];[.E360];[.G360];[.H360])" office:value-type="string" office:string-value="10'h267:out &lt;=8'b00000000;        " calcext:value-type="string">
            <text:p>10'h267:out &lt;=8'b00000000; <text:s text:c="7"/></text:p>
          </table:table-cell>
        </table:table-row>
        <table:table-row table:style-name="ro1">
          <table:table-cell office:value-type="string" calcext:value-type="string">
            <text:p>10'h168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10'h</text:p>
          </table:table-cell>
          <table:table-cell office:value-type="float" office:value="616" calcext:value-type="float">
            <text:p>616</text:p>
          </table:table-cell>
          <table:table-cell table:formula="of:=DEC2HEX([.D361])" office:value-type="string" office:string-value="268" calcext:value-type="string">
            <text:p>268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// M</text:p>
          </table:table-cell>
          <table:table-cell/>
          <table:table-cell table:formula="of:=CONCATENATE([.C361];[.E361];[.G361];[.H361])" office:value-type="string" office:string-value="10'h268:out &lt;=8'b00010001;        // M" calcext:value-type="string">
            <text:p>10'h268:out &lt;=8'b00010001; <text:s text:c="7"/>// M</text:p>
          </table:table-cell>
        </table:table-row>
        <table:table-row table:style-name="ro1">
          <table:table-cell office:value-type="string" calcext:value-type="string">
            <text:p>10'h169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10'h</text:p>
          </table:table-cell>
          <table:table-cell office:value-type="float" office:value="617" calcext:value-type="float">
            <text:p>617</text:p>
          </table:table-cell>
          <table:table-cell table:formula="of:=DEC2HEX([.D362])" office:value-type="string" office:string-value="269" calcext:value-type="string">
            <text:p>269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1011; <text:s text:c="7"/></text:p>
          </table:table-cell>
          <table:table-cell/>
          <table:table-cell table:formula="of:=CONCATENATE([.C362];[.E362];[.G362];[.H362])" office:value-type="string" office:string-value="10'h269:out &lt;=8'b00011011;        " calcext:value-type="string">
            <text:p>10'h269:out &lt;=8'b00011011; <text:s text:c="7"/></text:p>
          </table:table-cell>
        </table:table-row>
        <table:table-row table:style-name="ro1">
          <table:table-cell office:value-type="string" calcext:value-type="string">
            <text:p>10'h16A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10'h</text:p>
          </table:table-cell>
          <table:table-cell office:value-type="float" office:value="618" calcext:value-type="float">
            <text:p>618</text:p>
          </table:table-cell>
          <table:table-cell table:formula="of:=DEC2HEX([.D363])" office:value-type="string" office:string-value="26A" calcext:value-type="string">
            <text:p>26A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101; <text:s text:c="7"/></text:p>
          </table:table-cell>
          <table:table-cell/>
          <table:table-cell table:formula="of:=CONCATENATE([.C363];[.E363];[.G363];[.H363])" office:value-type="string" office:string-value="10'h26A:out &lt;=8'b00010101;        " calcext:value-type="string">
            <text:p>10'h26A:out &lt;=8'b00010101; <text:s text:c="7"/></text:p>
          </table:table-cell>
        </table:table-row>
        <table:table-row table:style-name="ro1">
          <table:table-cell office:value-type="string" calcext:value-type="string">
            <text:p>10'h16B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10'h</text:p>
          </table:table-cell>
          <table:table-cell office:value-type="float" office:value="619" calcext:value-type="float">
            <text:p>619</text:p>
          </table:table-cell>
          <table:table-cell table:formula="of:=DEC2HEX([.D364])" office:value-type="string" office:string-value="26B" calcext:value-type="string">
            <text:p>26B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101; <text:s text:c="7"/></text:p>
          </table:table-cell>
          <table:table-cell/>
          <table:table-cell table:formula="of:=CONCATENATE([.C364];[.E364];[.G364];[.H364])" office:value-type="string" office:string-value="10'h26B:out &lt;=8'b00010101;        " calcext:value-type="string">
            <text:p>10'h26B:out &lt;=8'b00010101; <text:s text:c="7"/></text:p>
          </table:table-cell>
        </table:table-row>
        <table:table-row table:style-name="ro1">
          <table:table-cell office:value-type="string" calcext:value-type="string">
            <text:p>10'h16C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10'h</text:p>
          </table:table-cell>
          <table:table-cell office:value-type="float" office:value="620" calcext:value-type="float">
            <text:p>620</text:p>
          </table:table-cell>
          <table:table-cell table:formula="of:=DEC2HEX([.D365])" office:value-type="string" office:string-value="26C" calcext:value-type="string">
            <text:p>26C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</text:p>
          </table:table-cell>
          <table:table-cell/>
          <table:table-cell table:formula="of:=CONCATENATE([.C365];[.E365];[.G365];[.H365])" office:value-type="string" office:string-value="10'h26C:out &lt;=8'b00010001;        " calcext:value-type="string">
            <text:p>10'h26C:out &lt;=8'b00010001; <text:s text:c="7"/></text:p>
          </table:table-cell>
        </table:table-row>
        <table:table-row table:style-name="ro1">
          <table:table-cell office:value-type="string" calcext:value-type="string">
            <text:p>10'h16D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10'h</text:p>
          </table:table-cell>
          <table:table-cell office:value-type="float" office:value="621" calcext:value-type="float">
            <text:p>621</text:p>
          </table:table-cell>
          <table:table-cell table:formula="of:=DEC2HEX([.D366])" office:value-type="string" office:string-value="26D" calcext:value-type="string">
            <text:p>26D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</text:p>
          </table:table-cell>
          <table:table-cell/>
          <table:table-cell table:formula="of:=CONCATENATE([.C366];[.E366];[.G366];[.H366])" office:value-type="string" office:string-value="10'h26D:out &lt;=8'b00010001;        " calcext:value-type="string">
            <text:p>10'h26D:out &lt;=8'b00010001; <text:s text:c="7"/></text:p>
          </table:table-cell>
        </table:table-row>
        <table:table-row table:style-name="ro1">
          <table:table-cell office:value-type="string" calcext:value-type="string">
            <text:p>10'h16E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10'h</text:p>
          </table:table-cell>
          <table:table-cell office:value-type="float" office:value="622" calcext:value-type="float">
            <text:p>622</text:p>
          </table:table-cell>
          <table:table-cell table:formula="of:=DEC2HEX([.D367])" office:value-type="string" office:string-value="26E" calcext:value-type="string">
            <text:p>26E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</text:p>
          </table:table-cell>
          <table:table-cell/>
          <table:table-cell table:formula="of:=CONCATENATE([.C367];[.E367];[.G367];[.H367])" office:value-type="string" office:string-value="10'h26E:out &lt;=8'b00010001;        " calcext:value-type="string">
            <text:p>10'h26E:out &lt;=8'b00010001; <text:s text:c="7"/></text:p>
          </table:table-cell>
        </table:table-row>
        <table:table-row table:style-name="ro1">
          <table:table-cell office:value-type="string" calcext:value-type="string">
            <text:p>10'h16F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10'h</text:p>
          </table:table-cell>
          <table:table-cell office:value-type="float" office:value="623" calcext:value-type="float">
            <text:p>623</text:p>
          </table:table-cell>
          <table:table-cell table:formula="of:=DEC2HEX([.D368])" office:value-type="string" office:string-value="26F" calcext:value-type="string">
            <text:p>26F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368];[.E368];[.G368];[.H368])" office:value-type="string" office:string-value="10'h26F:out &lt;=8'b00000000;        " calcext:value-type="string">
            <text:p>10'h26F:out &lt;=8'b00000000; <text:s text:c="7"/></text:p>
          </table:table-cell>
        </table:table-row>
        <table:table-row table:style-name="ro1">
          <table:table-cell office:value-type="string" calcext:value-type="string">
            <text:p>10'h170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10'h</text:p>
          </table:table-cell>
          <table:table-cell office:value-type="float" office:value="624" calcext:value-type="float">
            <text:p>624</text:p>
          </table:table-cell>
          <table:table-cell table:formula="of:=DEC2HEX([.D369])" office:value-type="string" office:string-value="270" calcext:value-type="string">
            <text:p>270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// N</text:p>
          </table:table-cell>
          <table:table-cell/>
          <table:table-cell table:formula="of:=CONCATENATE([.C369];[.E369];[.G369];[.H369])" office:value-type="string" office:string-value="10'h270:out &lt;=8'b00010001;        // N" calcext:value-type="string">
            <text:p>10'h270:out &lt;=8'b00010001; <text:s text:c="7"/>// N</text:p>
          </table:table-cell>
        </table:table-row>
        <table:table-row table:style-name="ro1">
          <table:table-cell office:value-type="string" calcext:value-type="string">
            <text:p>10'h171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10'h</text:p>
          </table:table-cell>
          <table:table-cell office:value-type="float" office:value="625" calcext:value-type="float">
            <text:p>625</text:p>
          </table:table-cell>
          <table:table-cell table:formula="of:=DEC2HEX([.D370])" office:value-type="string" office:string-value="271" calcext:value-type="string">
            <text:p>271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1001; <text:s text:c="7"/></text:p>
          </table:table-cell>
          <table:table-cell/>
          <table:table-cell table:formula="of:=CONCATENATE([.C370];[.E370];[.G370];[.H370])" office:value-type="string" office:string-value="10'h271:out &lt;=8'b00011001;        " calcext:value-type="string">
            <text:p>10'h271:out &lt;=8'b00011001; <text:s text:c="7"/></text:p>
          </table:table-cell>
        </table:table-row>
        <table:table-row table:style-name="ro1">
          <table:table-cell office:value-type="string" calcext:value-type="string">
            <text:p>10'h172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10'h</text:p>
          </table:table-cell>
          <table:table-cell office:value-type="float" office:value="626" calcext:value-type="float">
            <text:p>626</text:p>
          </table:table-cell>
          <table:table-cell table:formula="of:=DEC2HEX([.D371])" office:value-type="string" office:string-value="272" calcext:value-type="string">
            <text:p>272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1001; <text:s text:c="7"/></text:p>
          </table:table-cell>
          <table:table-cell/>
          <table:table-cell table:formula="of:=CONCATENATE([.C371];[.E371];[.G371];[.H371])" office:value-type="string" office:string-value="10'h272:out &lt;=8'b00011001;        " calcext:value-type="string">
            <text:p>10'h272:out &lt;=8'b00011001; <text:s text:c="7"/></text:p>
          </table:table-cell>
        </table:table-row>
        <table:table-row table:style-name="ro1">
          <table:table-cell office:value-type="string" calcext:value-type="string">
            <text:p>10'h173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10'h</text:p>
          </table:table-cell>
          <table:table-cell office:value-type="float" office:value="627" calcext:value-type="float">
            <text:p>627</text:p>
          </table:table-cell>
          <table:table-cell table:formula="of:=DEC2HEX([.D372])" office:value-type="string" office:string-value="273" calcext:value-type="string">
            <text:p>273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101; <text:s text:c="7"/></text:p>
          </table:table-cell>
          <table:table-cell/>
          <table:table-cell table:formula="of:=CONCATENATE([.C372];[.E372];[.G372];[.H372])" office:value-type="string" office:string-value="10'h273:out &lt;=8'b00010101;        " calcext:value-type="string">
            <text:p>10'h273:out &lt;=8'b00010101; <text:s text:c="7"/></text:p>
          </table:table-cell>
        </table:table-row>
        <table:table-row table:style-name="ro1">
          <table:table-cell office:value-type="string" calcext:value-type="string">
            <text:p>10'h174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10'h</text:p>
          </table:table-cell>
          <table:table-cell office:value-type="float" office:value="628" calcext:value-type="float">
            <text:p>628</text:p>
          </table:table-cell>
          <table:table-cell table:formula="of:=DEC2HEX([.D373])" office:value-type="string" office:string-value="274" calcext:value-type="string">
            <text:p>274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11; <text:s text:c="7"/></text:p>
          </table:table-cell>
          <table:table-cell/>
          <table:table-cell table:formula="of:=CONCATENATE([.C373];[.E373];[.G373];[.H373])" office:value-type="string" office:string-value="10'h274:out &lt;=8'b00010011;        " calcext:value-type="string">
            <text:p>10'h274:out &lt;=8'b00010011; <text:s text:c="7"/></text:p>
          </table:table-cell>
        </table:table-row>
        <table:table-row table:style-name="ro1">
          <table:table-cell office:value-type="string" calcext:value-type="string">
            <text:p>10'h175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10'h</text:p>
          </table:table-cell>
          <table:table-cell office:value-type="float" office:value="629" calcext:value-type="float">
            <text:p>629</text:p>
          </table:table-cell>
          <table:table-cell table:formula="of:=DEC2HEX([.D374])" office:value-type="string" office:string-value="275" calcext:value-type="string">
            <text:p>275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11; <text:s text:c="7"/></text:p>
          </table:table-cell>
          <table:table-cell/>
          <table:table-cell table:formula="of:=CONCATENATE([.C374];[.E374];[.G374];[.H374])" office:value-type="string" office:string-value="10'h275:out &lt;=8'b00010011;        " calcext:value-type="string">
            <text:p>10'h275:out &lt;=8'b00010011; <text:s text:c="7"/></text:p>
          </table:table-cell>
        </table:table-row>
        <table:table-row table:style-name="ro1">
          <table:table-cell office:value-type="string" calcext:value-type="string">
            <text:p>10'h176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10'h</text:p>
          </table:table-cell>
          <table:table-cell office:value-type="float" office:value="630" calcext:value-type="float">
            <text:p>630</text:p>
          </table:table-cell>
          <table:table-cell table:formula="of:=DEC2HEX([.D375])" office:value-type="string" office:string-value="276" calcext:value-type="string">
            <text:p>276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</text:p>
          </table:table-cell>
          <table:table-cell/>
          <table:table-cell table:formula="of:=CONCATENATE([.C375];[.E375];[.G375];[.H375])" office:value-type="string" office:string-value="10'h276:out &lt;=8'b00010001;        " calcext:value-type="string">
            <text:p>10'h276:out &lt;=8'b00010001; <text:s text:c="7"/></text:p>
          </table:table-cell>
        </table:table-row>
        <table:table-row table:style-name="ro1">
          <table:table-cell office:value-type="string" calcext:value-type="string">
            <text:p>10'h177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10'h</text:p>
          </table:table-cell>
          <table:table-cell office:value-type="float" office:value="631" calcext:value-type="float">
            <text:p>631</text:p>
          </table:table-cell>
          <table:table-cell table:formula="of:=DEC2HEX([.D376])" office:value-type="string" office:string-value="277" calcext:value-type="string">
            <text:p>277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376];[.E376];[.G376];[.H376])" office:value-type="string" office:string-value="10'h277:out &lt;=8'b00000000;        " calcext:value-type="string">
            <text:p>10'h277:out &lt;=8'b00000000; <text:s text:c="7"/></text:p>
          </table:table-cell>
        </table:table-row>
        <table:table-row table:style-name="ro1">
          <table:table-cell office:value-type="string" calcext:value-type="string">
            <text:p>10'h178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10'h</text:p>
          </table:table-cell>
          <table:table-cell office:value-type="float" office:value="632" calcext:value-type="float">
            <text:p>632</text:p>
          </table:table-cell>
          <table:table-cell table:formula="of:=DEC2HEX([.D377])" office:value-type="string" office:string-value="278" calcext:value-type="string">
            <text:p>278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110; <text:s text:c="7"/>// O</text:p>
          </table:table-cell>
          <table:table-cell/>
          <table:table-cell table:formula="of:=CONCATENATE([.C377];[.E377];[.G377];[.H377])" office:value-type="string" office:string-value="10'h278:out &lt;=8'b00001110;        // O" calcext:value-type="string">
            <text:p>10'h278:out &lt;=8'b00001110; <text:s text:c="7"/>// O</text:p>
          </table:table-cell>
        </table:table-row>
        <table:table-row table:style-name="ro1">
          <table:table-cell office:value-type="string" calcext:value-type="string">
            <text:p>10'h179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10'h</text:p>
          </table:table-cell>
          <table:table-cell office:value-type="float" office:value="633" calcext:value-type="float">
            <text:p>633</text:p>
          </table:table-cell>
          <table:table-cell table:formula="of:=DEC2HEX([.D378])" office:value-type="string" office:string-value="279" calcext:value-type="string">
            <text:p>279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</text:p>
          </table:table-cell>
          <table:table-cell/>
          <table:table-cell table:formula="of:=CONCATENATE([.C378];[.E378];[.G378];[.H378])" office:value-type="string" office:string-value="10'h279:out &lt;=8'b00010001;        " calcext:value-type="string">
            <text:p>10'h279:out &lt;=8'b00010001; <text:s text:c="7"/></text:p>
          </table:table-cell>
        </table:table-row>
        <table:table-row table:style-name="ro1">
          <table:table-cell office:value-type="string" calcext:value-type="string">
            <text:p>10'h17A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10'h</text:p>
          </table:table-cell>
          <table:table-cell office:value-type="float" office:value="634" calcext:value-type="float">
            <text:p>634</text:p>
          </table:table-cell>
          <table:table-cell table:formula="of:=DEC2HEX([.D379])" office:value-type="string" office:string-value="27A" calcext:value-type="string">
            <text:p>27A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</text:p>
          </table:table-cell>
          <table:table-cell/>
          <table:table-cell table:formula="of:=CONCATENATE([.C379];[.E379];[.G379];[.H379])" office:value-type="string" office:string-value="10'h27A:out &lt;=8'b00010001;        " calcext:value-type="string">
            <text:p>10'h27A:out &lt;=8'b00010001; <text:s text:c="7"/></text:p>
          </table:table-cell>
        </table:table-row>
        <table:table-row table:style-name="ro1">
          <table:table-cell office:value-type="string" calcext:value-type="string">
            <text:p>10'h17B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10'h</text:p>
          </table:table-cell>
          <table:table-cell office:value-type="float" office:value="635" calcext:value-type="float">
            <text:p>635</text:p>
          </table:table-cell>
          <table:table-cell table:formula="of:=DEC2HEX([.D380])" office:value-type="string" office:string-value="27B" calcext:value-type="string">
            <text:p>27B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</text:p>
          </table:table-cell>
          <table:table-cell/>
          <table:table-cell table:formula="of:=CONCATENATE([.C380];[.E380];[.G380];[.H380])" office:value-type="string" office:string-value="10'h27B:out &lt;=8'b00010001;        " calcext:value-type="string">
            <text:p>10'h27B:out &lt;=8'b00010001; <text:s text:c="7"/></text:p>
          </table:table-cell>
        </table:table-row>
        <table:table-row table:style-name="ro1">
          <table:table-cell office:value-type="string" calcext:value-type="string">
            <text:p>10'h17C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10'h</text:p>
          </table:table-cell>
          <table:table-cell office:value-type="float" office:value="636" calcext:value-type="float">
            <text:p>636</text:p>
          </table:table-cell>
          <table:table-cell table:formula="of:=DEC2HEX([.D381])" office:value-type="string" office:string-value="27C" calcext:value-type="string">
            <text:p>27C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</text:p>
          </table:table-cell>
          <table:table-cell/>
          <table:table-cell table:formula="of:=CONCATENATE([.C381];[.E381];[.G381];[.H381])" office:value-type="string" office:string-value="10'h27C:out &lt;=8'b00010001;        " calcext:value-type="string">
            <text:p>10'h27C:out &lt;=8'b00010001; <text:s text:c="7"/></text:p>
          </table:table-cell>
        </table:table-row>
        <table:table-row table:style-name="ro1">
          <table:table-cell office:value-type="string" calcext:value-type="string">
            <text:p>10'h17D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10'h</text:p>
          </table:table-cell>
          <table:table-cell office:value-type="float" office:value="637" calcext:value-type="float">
            <text:p>637</text:p>
          </table:table-cell>
          <table:table-cell table:formula="of:=DEC2HEX([.D382])" office:value-type="string" office:string-value="27D" calcext:value-type="string">
            <text:p>27D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</text:p>
          </table:table-cell>
          <table:table-cell/>
          <table:table-cell table:formula="of:=CONCATENATE([.C382];[.E382];[.G382];[.H382])" office:value-type="string" office:string-value="10'h27D:out &lt;=8'b00010001;        " calcext:value-type="string">
            <text:p>10'h27D:out &lt;=8'b00010001; <text:s text:c="7"/></text:p>
          </table:table-cell>
        </table:table-row>
        <table:table-row table:style-name="ro1">
          <table:table-cell office:value-type="string" calcext:value-type="string">
            <text:p>10'h17E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10'h</text:p>
          </table:table-cell>
          <table:table-cell office:value-type="float" office:value="638" calcext:value-type="float">
            <text:p>638</text:p>
          </table:table-cell>
          <table:table-cell table:formula="of:=DEC2HEX([.D383])" office:value-type="string" office:string-value="27E" calcext:value-type="string">
            <text:p>27E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110; <text:s text:c="7"/></text:p>
          </table:table-cell>
          <table:table-cell/>
          <table:table-cell table:formula="of:=CONCATENATE([.C383];[.E383];[.G383];[.H383])" office:value-type="string" office:string-value="10'h27E:out &lt;=8'b00001110;        " calcext:value-type="string">
            <text:p>10'h27E:out &lt;=8'b00001110; <text:s text:c="7"/></text:p>
          </table:table-cell>
        </table:table-row>
        <table:table-row table:style-name="ro1">
          <table:table-cell office:value-type="string" calcext:value-type="string">
            <text:p>10'h17F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10'h</text:p>
          </table:table-cell>
          <table:table-cell office:value-type="float" office:value="639" calcext:value-type="float">
            <text:p>639</text:p>
          </table:table-cell>
          <table:table-cell table:formula="of:=DEC2HEX([.D384])" office:value-type="string" office:string-value="27F" calcext:value-type="string">
            <text:p>27F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384];[.E384];[.G384];[.H384])" office:value-type="string" office:string-value="10'h27F:out &lt;=8'b00000000;        " calcext:value-type="string">
            <text:p>10'h27F:out &lt;=8'b00000000; <text:s text:c="7"/></text:p>
          </table:table-cell>
        </table:table-row>
        <table:table-row table:style-name="ro1">
          <table:table-cell office:value-type="string" calcext:value-type="string">
            <text:p>10'h1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10'h</text:p>
          </table:table-cell>
          <table:table-cell office:value-type="float" office:value="640" calcext:value-type="float">
            <text:p>640</text:p>
          </table:table-cell>
          <table:table-cell table:formula="of:=DEC2HEX([.D385])" office:value-type="string" office:string-value="280" calcext:value-type="string">
            <text:p>280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1110; <text:s text:c="7"/>// P</text:p>
          </table:table-cell>
          <table:table-cell/>
          <table:table-cell table:formula="of:=CONCATENATE([.C385];[.E385];[.G385];[.H385])" office:value-type="string" office:string-value="10'h280:out &lt;=8'b00011110;        // P" calcext:value-type="string">
            <text:p>10'h280:out &lt;=8'b00011110; <text:s text:c="7"/>// P</text:p>
          </table:table-cell>
        </table:table-row>
        <table:table-row table:style-name="ro1">
          <table:table-cell office:value-type="string" calcext:value-type="string">
            <text:p>10'h181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10'h</text:p>
          </table:table-cell>
          <table:table-cell office:value-type="float" office:value="641" calcext:value-type="float">
            <text:p>641</text:p>
          </table:table-cell>
          <table:table-cell table:formula="of:=DEC2HEX([.D386])" office:value-type="string" office:string-value="281" calcext:value-type="string">
            <text:p>281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</text:p>
          </table:table-cell>
          <table:table-cell/>
          <table:table-cell table:formula="of:=CONCATENATE([.C386];[.E386];[.G386];[.H386])" office:value-type="string" office:string-value="10'h281:out &lt;=8'b00010001;        " calcext:value-type="string">
            <text:p>10'h281:out &lt;=8'b00010001; <text:s text:c="7"/></text:p>
          </table:table-cell>
        </table:table-row>
        <table:table-row table:style-name="ro1">
          <table:table-cell office:value-type="string" calcext:value-type="string">
            <text:p>10'h182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10'h</text:p>
          </table:table-cell>
          <table:table-cell office:value-type="float" office:value="642" calcext:value-type="float">
            <text:p>642</text:p>
          </table:table-cell>
          <table:table-cell table:formula="of:=DEC2HEX([.D387])" office:value-type="string" office:string-value="282" calcext:value-type="string">
            <text:p>282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</text:p>
          </table:table-cell>
          <table:table-cell/>
          <table:table-cell table:formula="of:=CONCATENATE([.C387];[.E387];[.G387];[.H387])" office:value-type="string" office:string-value="10'h282:out &lt;=8'b00010001;        " calcext:value-type="string">
            <text:p>10'h282:out &lt;=8'b00010001; <text:s text:c="7"/></text:p>
          </table:table-cell>
        </table:table-row>
        <table:table-row table:style-name="ro1">
          <table:table-cell office:value-type="string" calcext:value-type="string">
            <text:p>10'h183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10'h</text:p>
          </table:table-cell>
          <table:table-cell office:value-type="float" office:value="643" calcext:value-type="float">
            <text:p>643</text:p>
          </table:table-cell>
          <table:table-cell table:formula="of:=DEC2HEX([.D388])" office:value-type="string" office:string-value="283" calcext:value-type="string">
            <text:p>283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1110; <text:s text:c="7"/></text:p>
          </table:table-cell>
          <table:table-cell/>
          <table:table-cell table:formula="of:=CONCATENATE([.C388];[.E388];[.G388];[.H388])" office:value-type="string" office:string-value="10'h283:out &lt;=8'b00011110;        " calcext:value-type="string">
            <text:p>10'h283:out &lt;=8'b00011110; <text:s text:c="7"/></text:p>
          </table:table-cell>
        </table:table-row>
        <table:table-row table:style-name="ro1">
          <table:table-cell office:value-type="string" calcext:value-type="string">
            <text:p>10'h184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10'h</text:p>
          </table:table-cell>
          <table:table-cell office:value-type="float" office:value="644" calcext:value-type="float">
            <text:p>644</text:p>
          </table:table-cell>
          <table:table-cell table:formula="of:=DEC2HEX([.D389])" office:value-type="string" office:string-value="284" calcext:value-type="string">
            <text:p>284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0; <text:s text:c="7"/></text:p>
          </table:table-cell>
          <table:table-cell/>
          <table:table-cell table:formula="of:=CONCATENATE([.C389];[.E389];[.G389];[.H389])" office:value-type="string" office:string-value="10'h284:out &lt;=8'b00010000;        " calcext:value-type="string">
            <text:p>10'h284:out &lt;=8'b00010000; <text:s text:c="7"/></text:p>
          </table:table-cell>
        </table:table-row>
        <table:table-row table:style-name="ro1">
          <table:table-cell office:value-type="string" calcext:value-type="string">
            <text:p>10'h185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10'h</text:p>
          </table:table-cell>
          <table:table-cell office:value-type="float" office:value="645" calcext:value-type="float">
            <text:p>645</text:p>
          </table:table-cell>
          <table:table-cell table:formula="of:=DEC2HEX([.D390])" office:value-type="string" office:string-value="285" calcext:value-type="string">
            <text:p>285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0; <text:s text:c="7"/></text:p>
          </table:table-cell>
          <table:table-cell/>
          <table:table-cell table:formula="of:=CONCATENATE([.C390];[.E390];[.G390];[.H390])" office:value-type="string" office:string-value="10'h285:out &lt;=8'b00010000;        " calcext:value-type="string">
            <text:p>10'h285:out &lt;=8'b00010000; <text:s text:c="7"/></text:p>
          </table:table-cell>
        </table:table-row>
        <table:table-row table:style-name="ro1">
          <table:table-cell office:value-type="string" calcext:value-type="string">
            <text:p>10'h186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10'h</text:p>
          </table:table-cell>
          <table:table-cell office:value-type="float" office:value="646" calcext:value-type="float">
            <text:p>646</text:p>
          </table:table-cell>
          <table:table-cell table:formula="of:=DEC2HEX([.D391])" office:value-type="string" office:string-value="286" calcext:value-type="string">
            <text:p>286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0; <text:s text:c="7"/></text:p>
          </table:table-cell>
          <table:table-cell/>
          <table:table-cell table:formula="of:=CONCATENATE([.C391];[.E391];[.G391];[.H391])" office:value-type="string" office:string-value="10'h286:out &lt;=8'b00010000;        " calcext:value-type="string">
            <text:p>10'h286:out &lt;=8'b00010000; <text:s text:c="7"/></text:p>
          </table:table-cell>
        </table:table-row>
        <table:table-row table:style-name="ro1">
          <table:table-cell office:value-type="string" calcext:value-type="string">
            <text:p>10'h187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10'h</text:p>
          </table:table-cell>
          <table:table-cell office:value-type="float" office:value="647" calcext:value-type="float">
            <text:p>647</text:p>
          </table:table-cell>
          <table:table-cell table:formula="of:=DEC2HEX([.D392])" office:value-type="string" office:string-value="287" calcext:value-type="string">
            <text:p>287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392];[.E392];[.G392];[.H392])" office:value-type="string" office:string-value="10'h287:out &lt;=8'b00000000;        " calcext:value-type="string">
            <text:p>10'h287:out &lt;=8'b00000000; <text:s text:c="7"/></text:p>
          </table:table-cell>
        </table:table-row>
        <table:table-row table:style-name="ro1">
          <table:table-cell office:value-type="string" calcext:value-type="string">
            <text:p>10'h188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10'h</text:p>
          </table:table-cell>
          <table:table-cell office:value-type="float" office:value="648" calcext:value-type="float">
            <text:p>648</text:p>
          </table:table-cell>
          <table:table-cell table:formula="of:=DEC2HEX([.D393])" office:value-type="string" office:string-value="288" calcext:value-type="string">
            <text:p>288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110; <text:s text:c="7"/>// Q</text:p>
          </table:table-cell>
          <table:table-cell/>
          <table:table-cell table:formula="of:=CONCATENATE([.C393];[.E393];[.G393];[.H393])" office:value-type="string" office:string-value="10'h288:out &lt;=8'b00001110;        // Q" calcext:value-type="string">
            <text:p>10'h288:out &lt;=8'b00001110; <text:s text:c="7"/>// Q</text:p>
          </table:table-cell>
        </table:table-row>
        <table:table-row table:style-name="ro1">
          <table:table-cell office:value-type="string" calcext:value-type="string">
            <text:p>10'h189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10'h</text:p>
          </table:table-cell>
          <table:table-cell office:value-type="float" office:value="649" calcext:value-type="float">
            <text:p>649</text:p>
          </table:table-cell>
          <table:table-cell table:formula="of:=DEC2HEX([.D394])" office:value-type="string" office:string-value="289" calcext:value-type="string">
            <text:p>289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</text:p>
          </table:table-cell>
          <table:table-cell/>
          <table:table-cell table:formula="of:=CONCATENATE([.C394];[.E394];[.G394];[.H394])" office:value-type="string" office:string-value="10'h289:out &lt;=8'b00010001;        " calcext:value-type="string">
            <text:p>10'h289:out &lt;=8'b00010001; <text:s text:c="7"/></text:p>
          </table:table-cell>
        </table:table-row>
        <table:table-row table:style-name="ro1">
          <table:table-cell office:value-type="string" calcext:value-type="string">
            <text:p>10'h18A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10'h</text:p>
          </table:table-cell>
          <table:table-cell office:value-type="float" office:value="650" calcext:value-type="float">
            <text:p>650</text:p>
          </table:table-cell>
          <table:table-cell table:formula="of:=DEC2HEX([.D395])" office:value-type="string" office:string-value="28A" calcext:value-type="string">
            <text:p>28A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</text:p>
          </table:table-cell>
          <table:table-cell/>
          <table:table-cell table:formula="of:=CONCATENATE([.C395];[.E395];[.G395];[.H395])" office:value-type="string" office:string-value="10'h28A:out &lt;=8'b00010001;        " calcext:value-type="string">
            <text:p>10'h28A:out &lt;=8'b00010001; <text:s text:c="7"/></text:p>
          </table:table-cell>
        </table:table-row>
        <table:table-row table:style-name="ro1">
          <table:table-cell office:value-type="string" calcext:value-type="string">
            <text:p>10'h18B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10'h</text:p>
          </table:table-cell>
          <table:table-cell office:value-type="float" office:value="651" calcext:value-type="float">
            <text:p>651</text:p>
          </table:table-cell>
          <table:table-cell table:formula="of:=DEC2HEX([.D396])" office:value-type="string" office:string-value="28B" calcext:value-type="string">
            <text:p>28B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</text:p>
          </table:table-cell>
          <table:table-cell/>
          <table:table-cell table:formula="of:=CONCATENATE([.C396];[.E396];[.G396];[.H396])" office:value-type="string" office:string-value="10'h28B:out &lt;=8'b00010001;        " calcext:value-type="string">
            <text:p>10'h28B:out &lt;=8'b00010001; <text:s text:c="7"/></text:p>
          </table:table-cell>
        </table:table-row>
        <table:table-row table:style-name="ro1">
          <table:table-cell office:value-type="string" calcext:value-type="string">
            <text:p>10'h18C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10'h</text:p>
          </table:table-cell>
          <table:table-cell office:value-type="float" office:value="652" calcext:value-type="float">
            <text:p>652</text:p>
          </table:table-cell>
          <table:table-cell table:formula="of:=DEC2HEX([.D397])" office:value-type="string" office:string-value="28C" calcext:value-type="string">
            <text:p>28C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101; <text:s text:c="7"/></text:p>
          </table:table-cell>
          <table:table-cell/>
          <table:table-cell table:formula="of:=CONCATENATE([.C397];[.E397];[.G397];[.H397])" office:value-type="string" office:string-value="10'h28C:out &lt;=8'b00010101;        " calcext:value-type="string">
            <text:p>10'h28C:out &lt;=8'b00010101; <text:s text:c="7"/></text:p>
          </table:table-cell>
        </table:table-row>
        <table:table-row table:style-name="ro1">
          <table:table-cell office:value-type="string" calcext:value-type="string">
            <text:p>10'h18D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10'h</text:p>
          </table:table-cell>
          <table:table-cell office:value-type="float" office:value="653" calcext:value-type="float">
            <text:p>653</text:p>
          </table:table-cell>
          <table:table-cell table:formula="of:=DEC2HEX([.D398])" office:value-type="string" office:string-value="28D" calcext:value-type="string">
            <text:p>28D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10; <text:s text:c="7"/></text:p>
          </table:table-cell>
          <table:table-cell/>
          <table:table-cell table:formula="of:=CONCATENATE([.C398];[.E398];[.G398];[.H398])" office:value-type="string" office:string-value="10'h28D:out &lt;=8'b00010010;        " calcext:value-type="string">
            <text:p>10'h28D:out &lt;=8'b00010010; <text:s text:c="7"/></text:p>
          </table:table-cell>
        </table:table-row>
        <table:table-row table:style-name="ro1">
          <table:table-cell office:value-type="string" calcext:value-type="string">
            <text:p>10'h18E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10'h</text:p>
          </table:table-cell>
          <table:table-cell office:value-type="float" office:value="654" calcext:value-type="float">
            <text:p>654</text:p>
          </table:table-cell>
          <table:table-cell table:formula="of:=DEC2HEX([.D399])" office:value-type="string" office:string-value="28E" calcext:value-type="string">
            <text:p>28E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1101; <text:s text:c="7"/></text:p>
          </table:table-cell>
          <table:table-cell/>
          <table:table-cell table:formula="of:=CONCATENATE([.C399];[.E399];[.G399];[.H399])" office:value-type="string" office:string-value="10'h28E:out &lt;=8'b00011101;        " calcext:value-type="string">
            <text:p>10'h28E:out &lt;=8'b00011101; <text:s text:c="7"/></text:p>
          </table:table-cell>
        </table:table-row>
        <table:table-row table:style-name="ro1">
          <table:table-cell office:value-type="string" calcext:value-type="string">
            <text:p>10'h18F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10'h</text:p>
          </table:table-cell>
          <table:table-cell office:value-type="float" office:value="655" calcext:value-type="float">
            <text:p>655</text:p>
          </table:table-cell>
          <table:table-cell table:formula="of:=DEC2HEX([.D400])" office:value-type="string" office:string-value="28F" calcext:value-type="string">
            <text:p>28F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400];[.E400];[.G400];[.H400])" office:value-type="string" office:string-value="10'h28F:out &lt;=8'b00000000;        " calcext:value-type="string">
            <text:p>10'h28F:out &lt;=8'b00000000; <text:s text:c="7"/></text:p>
          </table:table-cell>
        </table:table-row>
        <table:table-row table:style-name="ro1">
          <table:table-cell office:value-type="string" calcext:value-type="string">
            <text:p>10'h190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10'h</text:p>
          </table:table-cell>
          <table:table-cell office:value-type="float" office:value="656" calcext:value-type="float">
            <text:p>656</text:p>
          </table:table-cell>
          <table:table-cell table:formula="of:=DEC2HEX([.D401])" office:value-type="string" office:string-value="290" calcext:value-type="string">
            <text:p>290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1110; <text:s text:c="7"/>// R</text:p>
          </table:table-cell>
          <table:table-cell/>
          <table:table-cell table:formula="of:=CONCATENATE([.C401];[.E401];[.G401];[.H401])" office:value-type="string" office:string-value="10'h290:out &lt;=8'b00011110;        // R" calcext:value-type="string">
            <text:p>10'h290:out &lt;=8'b00011110; <text:s text:c="7"/>// R</text:p>
          </table:table-cell>
        </table:table-row>
        <table:table-row table:style-name="ro1">
          <table:table-cell office:value-type="string" calcext:value-type="string">
            <text:p>10'h191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10'h</text:p>
          </table:table-cell>
          <table:table-cell office:value-type="float" office:value="657" calcext:value-type="float">
            <text:p>657</text:p>
          </table:table-cell>
          <table:table-cell table:formula="of:=DEC2HEX([.D402])" office:value-type="string" office:string-value="291" calcext:value-type="string">
            <text:p>291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</text:p>
          </table:table-cell>
          <table:table-cell/>
          <table:table-cell table:formula="of:=CONCATENATE([.C402];[.E402];[.G402];[.H402])" office:value-type="string" office:string-value="10'h291:out &lt;=8'b00010001;        " calcext:value-type="string">
            <text:p>10'h291:out &lt;=8'b00010001; <text:s text:c="7"/></text:p>
          </table:table-cell>
        </table:table-row>
        <table:table-row table:style-name="ro1">
          <table:table-cell office:value-type="string" calcext:value-type="string">
            <text:p>10'h192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10'h</text:p>
          </table:table-cell>
          <table:table-cell office:value-type="float" office:value="658" calcext:value-type="float">
            <text:p>658</text:p>
          </table:table-cell>
          <table:table-cell table:formula="of:=DEC2HEX([.D403])" office:value-type="string" office:string-value="292" calcext:value-type="string">
            <text:p>292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</text:p>
          </table:table-cell>
          <table:table-cell/>
          <table:table-cell table:formula="of:=CONCATENATE([.C403];[.E403];[.G403];[.H403])" office:value-type="string" office:string-value="10'h292:out &lt;=8'b00010001;        " calcext:value-type="string">
            <text:p>10'h292:out &lt;=8'b00010001; <text:s text:c="7"/></text:p>
          </table:table-cell>
        </table:table-row>
        <table:table-row table:style-name="ro1">
          <table:table-cell office:value-type="string" calcext:value-type="string">
            <text:p>10'h193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10'h</text:p>
          </table:table-cell>
          <table:table-cell office:value-type="float" office:value="659" calcext:value-type="float">
            <text:p>659</text:p>
          </table:table-cell>
          <table:table-cell table:formula="of:=DEC2HEX([.D404])" office:value-type="string" office:string-value="293" calcext:value-type="string">
            <text:p>293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1110; <text:s text:c="7"/></text:p>
          </table:table-cell>
          <table:table-cell/>
          <table:table-cell table:formula="of:=CONCATENATE([.C404];[.E404];[.G404];[.H404])" office:value-type="string" office:string-value="10'h293:out &lt;=8'b00011110;        " calcext:value-type="string">
            <text:p>10'h293:out &lt;=8'b00011110; <text:s text:c="7"/></text:p>
          </table:table-cell>
        </table:table-row>
        <table:table-row table:style-name="ro1">
          <table:table-cell office:value-type="string" calcext:value-type="string">
            <text:p>10'h194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10'h</text:p>
          </table:table-cell>
          <table:table-cell office:value-type="float" office:value="660" calcext:value-type="float">
            <text:p>660</text:p>
          </table:table-cell>
          <table:table-cell table:formula="of:=DEC2HEX([.D405])" office:value-type="string" office:string-value="294" calcext:value-type="string">
            <text:p>294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100; <text:s text:c="7"/></text:p>
          </table:table-cell>
          <table:table-cell/>
          <table:table-cell table:formula="of:=CONCATENATE([.C405];[.E405];[.G405];[.H405])" office:value-type="string" office:string-value="10'h294:out &lt;=8'b00010100;        " calcext:value-type="string">
            <text:p>10'h294:out &lt;=8'b00010100; <text:s text:c="7"/></text:p>
          </table:table-cell>
        </table:table-row>
        <table:table-row table:style-name="ro1">
          <table:table-cell office:value-type="string" calcext:value-type="string">
            <text:p>10'h195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10'h</text:p>
          </table:table-cell>
          <table:table-cell office:value-type="float" office:value="661" calcext:value-type="float">
            <text:p>661</text:p>
          </table:table-cell>
          <table:table-cell table:formula="of:=DEC2HEX([.D406])" office:value-type="string" office:string-value="295" calcext:value-type="string">
            <text:p>295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10; <text:s text:c="7"/></text:p>
          </table:table-cell>
          <table:table-cell/>
          <table:table-cell table:formula="of:=CONCATENATE([.C406];[.E406];[.G406];[.H406])" office:value-type="string" office:string-value="10'h295:out &lt;=8'b00010010;        " calcext:value-type="string">
            <text:p>10'h295:out &lt;=8'b00010010; <text:s text:c="7"/></text:p>
          </table:table-cell>
        </table:table-row>
        <table:table-row table:style-name="ro1">
          <table:table-cell office:value-type="string" calcext:value-type="string">
            <text:p>10'h196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10'h</text:p>
          </table:table-cell>
          <table:table-cell office:value-type="float" office:value="662" calcext:value-type="float">
            <text:p>662</text:p>
          </table:table-cell>
          <table:table-cell table:formula="of:=DEC2HEX([.D407])" office:value-type="string" office:string-value="296" calcext:value-type="string">
            <text:p>296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</text:p>
          </table:table-cell>
          <table:table-cell/>
          <table:table-cell table:formula="of:=CONCATENATE([.C407];[.E407];[.G407];[.H407])" office:value-type="string" office:string-value="10'h296:out &lt;=8'b00010001;        " calcext:value-type="string">
            <text:p>10'h296:out &lt;=8'b00010001; <text:s text:c="7"/></text:p>
          </table:table-cell>
        </table:table-row>
        <table:table-row table:style-name="ro1">
          <table:table-cell office:value-type="string" calcext:value-type="string">
            <text:p>10'h197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10'h</text:p>
          </table:table-cell>
          <table:table-cell office:value-type="float" office:value="663" calcext:value-type="float">
            <text:p>663</text:p>
          </table:table-cell>
          <table:table-cell table:formula="of:=DEC2HEX([.D408])" office:value-type="string" office:string-value="297" calcext:value-type="string">
            <text:p>297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408];[.E408];[.G408];[.H408])" office:value-type="string" office:string-value="10'h297:out &lt;=8'b00000000;        " calcext:value-type="string">
            <text:p>10'h297:out &lt;=8'b00000000; <text:s text:c="7"/></text:p>
          </table:table-cell>
        </table:table-row>
        <table:table-row table:style-name="ro1">
          <table:table-cell office:value-type="string" calcext:value-type="string">
            <text:p>10'h198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10'h</text:p>
          </table:table-cell>
          <table:table-cell office:value-type="float" office:value="664" calcext:value-type="float">
            <text:p>664</text:p>
          </table:table-cell>
          <table:table-cell table:formula="of:=DEC2HEX([.D409])" office:value-type="string" office:string-value="298" calcext:value-type="string">
            <text:p>298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110; <text:s text:c="7"/>// S</text:p>
          </table:table-cell>
          <table:table-cell/>
          <table:table-cell table:formula="of:=CONCATENATE([.C409];[.E409];[.G409];[.H409])" office:value-type="string" office:string-value="10'h298:out &lt;=8'b00001110;        // S" calcext:value-type="string">
            <text:p>10'h298:out &lt;=8'b00001110; <text:s text:c="7"/>// S</text:p>
          </table:table-cell>
        </table:table-row>
        <table:table-row table:style-name="ro1">
          <table:table-cell office:value-type="string" calcext:value-type="string">
            <text:p>10'h199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10'h</text:p>
          </table:table-cell>
          <table:table-cell office:value-type="float" office:value="665" calcext:value-type="float">
            <text:p>665</text:p>
          </table:table-cell>
          <table:table-cell table:formula="of:=DEC2HEX([.D410])" office:value-type="string" office:string-value="299" calcext:value-type="string">
            <text:p>299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</text:p>
          </table:table-cell>
          <table:table-cell/>
          <table:table-cell table:formula="of:=CONCATENATE([.C410];[.E410];[.G410];[.H410])" office:value-type="string" office:string-value="10'h299:out &lt;=8'b00010001;        " calcext:value-type="string">
            <text:p>10'h299:out &lt;=8'b00010001; <text:s text:c="7"/></text:p>
          </table:table-cell>
        </table:table-row>
        <table:table-row table:style-name="ro1">
          <table:table-cell office:value-type="string" calcext:value-type="string">
            <text:p>10'h19A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10'h</text:p>
          </table:table-cell>
          <table:table-cell office:value-type="float" office:value="666" calcext:value-type="float">
            <text:p>666</text:p>
          </table:table-cell>
          <table:table-cell table:formula="of:=DEC2HEX([.D411])" office:value-type="string" office:string-value="29A" calcext:value-type="string">
            <text:p>29A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0; <text:s text:c="7"/></text:p>
          </table:table-cell>
          <table:table-cell/>
          <table:table-cell table:formula="of:=CONCATENATE([.C411];[.E411];[.G411];[.H411])" office:value-type="string" office:string-value="10'h29A:out &lt;=8'b00010000;        " calcext:value-type="string">
            <text:p>10'h29A:out &lt;=8'b00010000; <text:s text:c="7"/></text:p>
          </table:table-cell>
        </table:table-row>
        <table:table-row table:style-name="ro1">
          <table:table-cell office:value-type="string" calcext:value-type="string">
            <text:p>10'h19B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10'h</text:p>
          </table:table-cell>
          <table:table-cell office:value-type="float" office:value="667" calcext:value-type="float">
            <text:p>667</text:p>
          </table:table-cell>
          <table:table-cell table:formula="of:=DEC2HEX([.D412])" office:value-type="string" office:string-value="29B" calcext:value-type="string">
            <text:p>29B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110; <text:s text:c="7"/></text:p>
          </table:table-cell>
          <table:table-cell/>
          <table:table-cell table:formula="of:=CONCATENATE([.C412];[.E412];[.G412];[.H412])" office:value-type="string" office:string-value="10'h29B:out &lt;=8'b00001110;        " calcext:value-type="string">
            <text:p>10'h29B:out &lt;=8'b00001110; <text:s text:c="7"/></text:p>
          </table:table-cell>
        </table:table-row>
        <table:table-row table:style-name="ro1">
          <table:table-cell office:value-type="string" calcext:value-type="string">
            <text:p>10'h19C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10'h</text:p>
          </table:table-cell>
          <table:table-cell office:value-type="float" office:value="668" calcext:value-type="float">
            <text:p>668</text:p>
          </table:table-cell>
          <table:table-cell table:formula="of:=DEC2HEX([.D413])" office:value-type="string" office:string-value="29C" calcext:value-type="string">
            <text:p>29C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1; <text:s text:c="7"/></text:p>
          </table:table-cell>
          <table:table-cell/>
          <table:table-cell table:formula="of:=CONCATENATE([.C413];[.E413];[.G413];[.H413])" office:value-type="string" office:string-value="10'h29C:out &lt;=8'b00000001;        " calcext:value-type="string">
            <text:p>10'h29C:out &lt;=8'b00000001; <text:s text:c="7"/></text:p>
          </table:table-cell>
        </table:table-row>
        <table:table-row table:style-name="ro1">
          <table:table-cell office:value-type="string" calcext:value-type="string">
            <text:p>10'h19D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10'h</text:p>
          </table:table-cell>
          <table:table-cell office:value-type="float" office:value="669" calcext:value-type="float">
            <text:p>669</text:p>
          </table:table-cell>
          <table:table-cell table:formula="of:=DEC2HEX([.D414])" office:value-type="string" office:string-value="29D" calcext:value-type="string">
            <text:p>29D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</text:p>
          </table:table-cell>
          <table:table-cell/>
          <table:table-cell table:formula="of:=CONCATENATE([.C414];[.E414];[.G414];[.H414])" office:value-type="string" office:string-value="10'h29D:out &lt;=8'b00010001;        " calcext:value-type="string">
            <text:p>10'h29D:out &lt;=8'b00010001; <text:s text:c="7"/></text:p>
          </table:table-cell>
        </table:table-row>
        <table:table-row table:style-name="ro1">
          <table:table-cell office:value-type="string" calcext:value-type="string">
            <text:p>10'h19E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10'h</text:p>
          </table:table-cell>
          <table:table-cell office:value-type="float" office:value="670" calcext:value-type="float">
            <text:p>670</text:p>
          </table:table-cell>
          <table:table-cell table:formula="of:=DEC2HEX([.D415])" office:value-type="string" office:string-value="29E" calcext:value-type="string">
            <text:p>29E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110; <text:s text:c="7"/></text:p>
          </table:table-cell>
          <table:table-cell/>
          <table:table-cell table:formula="of:=CONCATENATE([.C415];[.E415];[.G415];[.H415])" office:value-type="string" office:string-value="10'h29E:out &lt;=8'b00001110;        " calcext:value-type="string">
            <text:p>10'h29E:out &lt;=8'b00001110; <text:s text:c="7"/></text:p>
          </table:table-cell>
        </table:table-row>
        <table:table-row table:style-name="ro1">
          <table:table-cell office:value-type="string" calcext:value-type="string">
            <text:p>10'h19F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10'h</text:p>
          </table:table-cell>
          <table:table-cell office:value-type="float" office:value="671" calcext:value-type="float">
            <text:p>671</text:p>
          </table:table-cell>
          <table:table-cell table:formula="of:=DEC2HEX([.D416])" office:value-type="string" office:string-value="29F" calcext:value-type="string">
            <text:p>29F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416];[.E416];[.G416];[.H416])" office:value-type="string" office:string-value="10'h29F:out &lt;=8'b00000000;        " calcext:value-type="string">
            <text:p>10'h29F:out &lt;=8'b00000000; <text:s text:c="7"/></text:p>
          </table:table-cell>
        </table:table-row>
        <table:table-row table:style-name="ro1">
          <table:table-cell office:value-type="string" calcext:value-type="string">
            <text:p>10'h1A0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10'h</text:p>
          </table:table-cell>
          <table:table-cell office:value-type="float" office:value="672" calcext:value-type="float">
            <text:p>672</text:p>
          </table:table-cell>
          <table:table-cell table:formula="of:=DEC2HEX([.D417])" office:value-type="string" office:string-value="2A0" calcext:value-type="string">
            <text:p>2A0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1111; <text:s text:c="7"/>// T</text:p>
          </table:table-cell>
          <table:table-cell/>
          <table:table-cell table:formula="of:=CONCATENATE([.C417];[.E417];[.G417];[.H417])" office:value-type="string" office:string-value="10'h2A0:out &lt;=8'b00011111;        // T" calcext:value-type="string">
            <text:p>10'h2A0:out &lt;=8'b00011111; <text:s text:c="7"/>// T</text:p>
          </table:table-cell>
        </table:table-row>
        <table:table-row table:style-name="ro1">
          <table:table-cell office:value-type="string" calcext:value-type="string">
            <text:p>10'h1A1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10'h</text:p>
          </table:table-cell>
          <table:table-cell office:value-type="float" office:value="673" calcext:value-type="float">
            <text:p>673</text:p>
          </table:table-cell>
          <table:table-cell table:formula="of:=DEC2HEX([.D418])" office:value-type="string" office:string-value="2A1" calcext:value-type="string">
            <text:p>2A1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00; <text:s text:c="7"/></text:p>
          </table:table-cell>
          <table:table-cell/>
          <table:table-cell table:formula="of:=CONCATENATE([.C418];[.E418];[.G418];[.H418])" office:value-type="string" office:string-value="10'h2A1:out &lt;=8'b00000100;        " calcext:value-type="string">
            <text:p>10'h2A1:out &lt;=8'b00000100; <text:s text:c="7"/></text:p>
          </table:table-cell>
        </table:table-row>
        <table:table-row table:style-name="ro1">
          <table:table-cell office:value-type="string" calcext:value-type="string">
            <text:p>10'h1A2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10'h</text:p>
          </table:table-cell>
          <table:table-cell office:value-type="float" office:value="674" calcext:value-type="float">
            <text:p>674</text:p>
          </table:table-cell>
          <table:table-cell table:formula="of:=DEC2HEX([.D419])" office:value-type="string" office:string-value="2A2" calcext:value-type="string">
            <text:p>2A2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00; <text:s text:c="7"/></text:p>
          </table:table-cell>
          <table:table-cell/>
          <table:table-cell table:formula="of:=CONCATENATE([.C419];[.E419];[.G419];[.H419])" office:value-type="string" office:string-value="10'h2A2:out &lt;=8'b00000100;        " calcext:value-type="string">
            <text:p>10'h2A2:out &lt;=8'b00000100; <text:s text:c="7"/></text:p>
          </table:table-cell>
        </table:table-row>
        <table:table-row table:style-name="ro1">
          <table:table-cell office:value-type="string" calcext:value-type="string">
            <text:p>10'h1A3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10'h</text:p>
          </table:table-cell>
          <table:table-cell office:value-type="float" office:value="675" calcext:value-type="float">
            <text:p>675</text:p>
          </table:table-cell>
          <table:table-cell table:formula="of:=DEC2HEX([.D420])" office:value-type="string" office:string-value="2A3" calcext:value-type="string">
            <text:p>2A3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00; <text:s text:c="7"/></text:p>
          </table:table-cell>
          <table:table-cell/>
          <table:table-cell table:formula="of:=CONCATENATE([.C420];[.E420];[.G420];[.H420])" office:value-type="string" office:string-value="10'h2A3:out &lt;=8'b00000100;        " calcext:value-type="string">
            <text:p>10'h2A3:out &lt;=8'b00000100; <text:s text:c="7"/></text:p>
          </table:table-cell>
        </table:table-row>
        <table:table-row table:style-name="ro1">
          <table:table-cell office:value-type="string" calcext:value-type="string">
            <text:p>10'h1A4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10'h</text:p>
          </table:table-cell>
          <table:table-cell office:value-type="float" office:value="676" calcext:value-type="float">
            <text:p>676</text:p>
          </table:table-cell>
          <table:table-cell table:formula="of:=DEC2HEX([.D421])" office:value-type="string" office:string-value="2A4" calcext:value-type="string">
            <text:p>2A4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00; <text:s text:c="7"/></text:p>
          </table:table-cell>
          <table:table-cell/>
          <table:table-cell table:formula="of:=CONCATENATE([.C421];[.E421];[.G421];[.H421])" office:value-type="string" office:string-value="10'h2A4:out &lt;=8'b00000100;        " calcext:value-type="string">
            <text:p>10'h2A4:out &lt;=8'b00000100; <text:s text:c="7"/></text:p>
          </table:table-cell>
        </table:table-row>
        <table:table-row table:style-name="ro1">
          <table:table-cell office:value-type="string" calcext:value-type="string">
            <text:p>10'h1A5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10'h</text:p>
          </table:table-cell>
          <table:table-cell office:value-type="float" office:value="677" calcext:value-type="float">
            <text:p>677</text:p>
          </table:table-cell>
          <table:table-cell table:formula="of:=DEC2HEX([.D422])" office:value-type="string" office:string-value="2A5" calcext:value-type="string">
            <text:p>2A5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00; <text:s text:c="7"/></text:p>
          </table:table-cell>
          <table:table-cell/>
          <table:table-cell table:formula="of:=CONCATENATE([.C422];[.E422];[.G422];[.H422])" office:value-type="string" office:string-value="10'h2A5:out &lt;=8'b00000100;        " calcext:value-type="string">
            <text:p>10'h2A5:out &lt;=8'b00000100; <text:s text:c="7"/></text:p>
          </table:table-cell>
        </table:table-row>
        <table:table-row table:style-name="ro1">
          <table:table-cell office:value-type="string" calcext:value-type="string">
            <text:p>10'h1A6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10'h</text:p>
          </table:table-cell>
          <table:table-cell office:value-type="float" office:value="678" calcext:value-type="float">
            <text:p>678</text:p>
          </table:table-cell>
          <table:table-cell table:formula="of:=DEC2HEX([.D423])" office:value-type="string" office:string-value="2A6" calcext:value-type="string">
            <text:p>2A6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00; <text:s text:c="7"/></text:p>
          </table:table-cell>
          <table:table-cell/>
          <table:table-cell table:formula="of:=CONCATENATE([.C423];[.E423];[.G423];[.H423])" office:value-type="string" office:string-value="10'h2A6:out &lt;=8'b00000100;        " calcext:value-type="string">
            <text:p>10'h2A6:out &lt;=8'b00000100; <text:s text:c="7"/></text:p>
          </table:table-cell>
        </table:table-row>
        <table:table-row table:style-name="ro1">
          <table:table-cell office:value-type="string" calcext:value-type="string">
            <text:p>10'h1A7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10'h</text:p>
          </table:table-cell>
          <table:table-cell office:value-type="float" office:value="679" calcext:value-type="float">
            <text:p>679</text:p>
          </table:table-cell>
          <table:table-cell table:formula="of:=DEC2HEX([.D424])" office:value-type="string" office:string-value="2A7" calcext:value-type="string">
            <text:p>2A7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424];[.E424];[.G424];[.H424])" office:value-type="string" office:string-value="10'h2A7:out &lt;=8'b00000000;        " calcext:value-type="string">
            <text:p>10'h2A7:out &lt;=8'b00000000; <text:s text:c="7"/></text:p>
          </table:table-cell>
        </table:table-row>
        <table:table-row table:style-name="ro1">
          <table:table-cell office:value-type="string" calcext:value-type="string">
            <text:p>10'h1A8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10'h</text:p>
          </table:table-cell>
          <table:table-cell office:value-type="float" office:value="680" calcext:value-type="float">
            <text:p>680</text:p>
          </table:table-cell>
          <table:table-cell table:formula="of:=DEC2HEX([.D425])" office:value-type="string" office:string-value="2A8" calcext:value-type="string">
            <text:p>2A8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// U</text:p>
          </table:table-cell>
          <table:table-cell/>
          <table:table-cell table:formula="of:=CONCATENATE([.C425];[.E425];[.G425];[.H425])" office:value-type="string" office:string-value="10'h2A8:out &lt;=8'b00010001;        // U" calcext:value-type="string">
            <text:p>10'h2A8:out &lt;=8'b00010001; <text:s text:c="7"/>// U</text:p>
          </table:table-cell>
        </table:table-row>
        <table:table-row table:style-name="ro1">
          <table:table-cell office:value-type="string" calcext:value-type="string">
            <text:p>10'h1A9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10'h</text:p>
          </table:table-cell>
          <table:table-cell office:value-type="float" office:value="681" calcext:value-type="float">
            <text:p>681</text:p>
          </table:table-cell>
          <table:table-cell table:formula="of:=DEC2HEX([.D426])" office:value-type="string" office:string-value="2A9" calcext:value-type="string">
            <text:p>2A9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</text:p>
          </table:table-cell>
          <table:table-cell/>
          <table:table-cell table:formula="of:=CONCATENATE([.C426];[.E426];[.G426];[.H426])" office:value-type="string" office:string-value="10'h2A9:out &lt;=8'b00010001;        " calcext:value-type="string">
            <text:p>10'h2A9:out &lt;=8'b00010001; <text:s text:c="7"/></text:p>
          </table:table-cell>
        </table:table-row>
        <table:table-row table:style-name="ro1">
          <table:table-cell office:value-type="string" calcext:value-type="string">
            <text:p>10'h1AA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10'h</text:p>
          </table:table-cell>
          <table:table-cell office:value-type="float" office:value="682" calcext:value-type="float">
            <text:p>682</text:p>
          </table:table-cell>
          <table:table-cell table:formula="of:=DEC2HEX([.D427])" office:value-type="string" office:string-value="2AA" calcext:value-type="string">
            <text:p>2AA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</text:p>
          </table:table-cell>
          <table:table-cell/>
          <table:table-cell table:formula="of:=CONCATENATE([.C427];[.E427];[.G427];[.H427])" office:value-type="string" office:string-value="10'h2AA:out &lt;=8'b00010001;        " calcext:value-type="string">
            <text:p>10'h2AA:out &lt;=8'b00010001; <text:s text:c="7"/></text:p>
          </table:table-cell>
        </table:table-row>
        <table:table-row table:style-name="ro1">
          <table:table-cell office:value-type="string" calcext:value-type="string">
            <text:p>10'h1AB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10'h</text:p>
          </table:table-cell>
          <table:table-cell office:value-type="float" office:value="683" calcext:value-type="float">
            <text:p>683</text:p>
          </table:table-cell>
          <table:table-cell table:formula="of:=DEC2HEX([.D428])" office:value-type="string" office:string-value="2AB" calcext:value-type="string">
            <text:p>2AB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</text:p>
          </table:table-cell>
          <table:table-cell/>
          <table:table-cell table:formula="of:=CONCATENATE([.C428];[.E428];[.G428];[.H428])" office:value-type="string" office:string-value="10'h2AB:out &lt;=8'b00010001;        " calcext:value-type="string">
            <text:p>10'h2AB:out &lt;=8'b00010001; <text:s text:c="7"/></text:p>
          </table:table-cell>
        </table:table-row>
        <table:table-row table:style-name="ro1">
          <table:table-cell office:value-type="string" calcext:value-type="string">
            <text:p>10'h1AC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10'h</text:p>
          </table:table-cell>
          <table:table-cell office:value-type="float" office:value="684" calcext:value-type="float">
            <text:p>684</text:p>
          </table:table-cell>
          <table:table-cell table:formula="of:=DEC2HEX([.D429])" office:value-type="string" office:string-value="2AC" calcext:value-type="string">
            <text:p>2AC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</text:p>
          </table:table-cell>
          <table:table-cell/>
          <table:table-cell table:formula="of:=CONCATENATE([.C429];[.E429];[.G429];[.H429])" office:value-type="string" office:string-value="10'h2AC:out &lt;=8'b00010001;        " calcext:value-type="string">
            <text:p>10'h2AC:out &lt;=8'b00010001; <text:s text:c="7"/></text:p>
          </table:table-cell>
        </table:table-row>
        <table:table-row table:style-name="ro1">
          <table:table-cell office:value-type="string" calcext:value-type="string">
            <text:p>10'h1AD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10'h</text:p>
          </table:table-cell>
          <table:table-cell office:value-type="float" office:value="685" calcext:value-type="float">
            <text:p>685</text:p>
          </table:table-cell>
          <table:table-cell table:formula="of:=DEC2HEX([.D430])" office:value-type="string" office:string-value="2AD" calcext:value-type="string">
            <text:p>2AD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</text:p>
          </table:table-cell>
          <table:table-cell/>
          <table:table-cell table:formula="of:=CONCATENATE([.C430];[.E430];[.G430];[.H430])" office:value-type="string" office:string-value="10'h2AD:out &lt;=8'b00010001;        " calcext:value-type="string">
            <text:p>10'h2AD:out &lt;=8'b00010001; <text:s text:c="7"/></text:p>
          </table:table-cell>
        </table:table-row>
        <table:table-row table:style-name="ro1">
          <table:table-cell office:value-type="string" calcext:value-type="string">
            <text:p>10'h1AE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10'h</text:p>
          </table:table-cell>
          <table:table-cell office:value-type="float" office:value="686" calcext:value-type="float">
            <text:p>686</text:p>
          </table:table-cell>
          <table:table-cell table:formula="of:=DEC2HEX([.D431])" office:value-type="string" office:string-value="2AE" calcext:value-type="string">
            <text:p>2AE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110; <text:s text:c="7"/></text:p>
          </table:table-cell>
          <table:table-cell/>
          <table:table-cell table:formula="of:=CONCATENATE([.C431];[.E431];[.G431];[.H431])" office:value-type="string" office:string-value="10'h2AE:out &lt;=8'b00001110;        " calcext:value-type="string">
            <text:p>10'h2AE:out &lt;=8'b00001110; <text:s text:c="7"/></text:p>
          </table:table-cell>
        </table:table-row>
        <table:table-row table:style-name="ro1">
          <table:table-cell office:value-type="string" calcext:value-type="string">
            <text:p>10'h1AF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10'h</text:p>
          </table:table-cell>
          <table:table-cell office:value-type="float" office:value="687" calcext:value-type="float">
            <text:p>687</text:p>
          </table:table-cell>
          <table:table-cell table:formula="of:=DEC2HEX([.D432])" office:value-type="string" office:string-value="2AF" calcext:value-type="string">
            <text:p>2AF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432];[.E432];[.G432];[.H432])" office:value-type="string" office:string-value="10'h2AF:out &lt;=8'b00000000;        " calcext:value-type="string">
            <text:p>10'h2AF:out &lt;=8'b00000000; <text:s text:c="7"/></text:p>
          </table:table-cell>
        </table:table-row>
        <table:table-row table:style-name="ro1">
          <table:table-cell office:value-type="string" calcext:value-type="string">
            <text:p>10'h1B0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10'h</text:p>
          </table:table-cell>
          <table:table-cell office:value-type="float" office:value="688" calcext:value-type="float">
            <text:p>688</text:p>
          </table:table-cell>
          <table:table-cell table:formula="of:=DEC2HEX([.D433])" office:value-type="string" office:string-value="2B0" calcext:value-type="string">
            <text:p>2B0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// V</text:p>
          </table:table-cell>
          <table:table-cell/>
          <table:table-cell table:formula="of:=CONCATENATE([.C433];[.E433];[.G433];[.H433])" office:value-type="string" office:string-value="10'h2B0:out &lt;=8'b00010001;        // V" calcext:value-type="string">
            <text:p>10'h2B0:out &lt;=8'b00010001; <text:s text:c="7"/>// V</text:p>
          </table:table-cell>
        </table:table-row>
        <table:table-row table:style-name="ro1">
          <table:table-cell office:value-type="string" calcext:value-type="string">
            <text:p>10'h1B1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10'h</text:p>
          </table:table-cell>
          <table:table-cell office:value-type="float" office:value="689" calcext:value-type="float">
            <text:p>689</text:p>
          </table:table-cell>
          <table:table-cell table:formula="of:=DEC2HEX([.D434])" office:value-type="string" office:string-value="2B1" calcext:value-type="string">
            <text:p>2B1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</text:p>
          </table:table-cell>
          <table:table-cell/>
          <table:table-cell table:formula="of:=CONCATENATE([.C434];[.E434];[.G434];[.H434])" office:value-type="string" office:string-value="10'h2B1:out &lt;=8'b00010001;        " calcext:value-type="string">
            <text:p>10'h2B1:out &lt;=8'b00010001; <text:s text:c="7"/></text:p>
          </table:table-cell>
        </table:table-row>
        <table:table-row table:style-name="ro1">
          <table:table-cell office:value-type="string" calcext:value-type="string">
            <text:p>10'h1B2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10'h</text:p>
          </table:table-cell>
          <table:table-cell office:value-type="float" office:value="690" calcext:value-type="float">
            <text:p>690</text:p>
          </table:table-cell>
          <table:table-cell table:formula="of:=DEC2HEX([.D435])" office:value-type="string" office:string-value="2B2" calcext:value-type="string">
            <text:p>2B2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</text:p>
          </table:table-cell>
          <table:table-cell/>
          <table:table-cell table:formula="of:=CONCATENATE([.C435];[.E435];[.G435];[.H435])" office:value-type="string" office:string-value="10'h2B2:out &lt;=8'b00010001;        " calcext:value-type="string">
            <text:p>10'h2B2:out &lt;=8'b00010001; <text:s text:c="7"/></text:p>
          </table:table-cell>
        </table:table-row>
        <table:table-row table:style-name="ro1">
          <table:table-cell office:value-type="string" calcext:value-type="string">
            <text:p>10'h1B3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10'h</text:p>
          </table:table-cell>
          <table:table-cell office:value-type="float" office:value="691" calcext:value-type="float">
            <text:p>691</text:p>
          </table:table-cell>
          <table:table-cell table:formula="of:=DEC2HEX([.D436])" office:value-type="string" office:string-value="2B3" calcext:value-type="string">
            <text:p>2B3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</text:p>
          </table:table-cell>
          <table:table-cell/>
          <table:table-cell table:formula="of:=CONCATENATE([.C436];[.E436];[.G436];[.H436])" office:value-type="string" office:string-value="10'h2B3:out &lt;=8'b00010001;        " calcext:value-type="string">
            <text:p>10'h2B3:out &lt;=8'b00010001; <text:s text:c="7"/></text:p>
          </table:table-cell>
        </table:table-row>
        <table:table-row table:style-name="ro1">
          <table:table-cell office:value-type="string" calcext:value-type="string">
            <text:p>10'h1B4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10'h</text:p>
          </table:table-cell>
          <table:table-cell office:value-type="float" office:value="692" calcext:value-type="float">
            <text:p>692</text:p>
          </table:table-cell>
          <table:table-cell table:formula="of:=DEC2HEX([.D437])" office:value-type="string" office:string-value="2B4" calcext:value-type="string">
            <text:p>2B4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</text:p>
          </table:table-cell>
          <table:table-cell/>
          <table:table-cell table:formula="of:=CONCATENATE([.C437];[.E437];[.G437];[.H437])" office:value-type="string" office:string-value="10'h2B4:out &lt;=8'b00010001;        " calcext:value-type="string">
            <text:p>10'h2B4:out &lt;=8'b00010001; <text:s text:c="7"/></text:p>
          </table:table-cell>
        </table:table-row>
        <table:table-row table:style-name="ro1">
          <table:table-cell office:value-type="string" calcext:value-type="string">
            <text:p>10'h1B5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10'h</text:p>
          </table:table-cell>
          <table:table-cell office:value-type="float" office:value="693" calcext:value-type="float">
            <text:p>693</text:p>
          </table:table-cell>
          <table:table-cell table:formula="of:=DEC2HEX([.D438])" office:value-type="string" office:string-value="2B5" calcext:value-type="string">
            <text:p>2B5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010; <text:s text:c="7"/></text:p>
          </table:table-cell>
          <table:table-cell/>
          <table:table-cell table:formula="of:=CONCATENATE([.C438];[.E438];[.G438];[.H438])" office:value-type="string" office:string-value="10'h2B5:out &lt;=8'b00001010;        " calcext:value-type="string">
            <text:p>10'h2B5:out &lt;=8'b00001010; <text:s text:c="7"/></text:p>
          </table:table-cell>
        </table:table-row>
        <table:table-row table:style-name="ro1">
          <table:table-cell office:value-type="string" calcext:value-type="string">
            <text:p>10'h1B6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10'h</text:p>
          </table:table-cell>
          <table:table-cell office:value-type="float" office:value="694" calcext:value-type="float">
            <text:p>694</text:p>
          </table:table-cell>
          <table:table-cell table:formula="of:=DEC2HEX([.D439])" office:value-type="string" office:string-value="2B6" calcext:value-type="string">
            <text:p>2B6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00; <text:s text:c="7"/></text:p>
          </table:table-cell>
          <table:table-cell/>
          <table:table-cell table:formula="of:=CONCATENATE([.C439];[.E439];[.G439];[.H439])" office:value-type="string" office:string-value="10'h2B6:out &lt;=8'b00000100;        " calcext:value-type="string">
            <text:p>10'h2B6:out &lt;=8'b00000100; <text:s text:c="7"/></text:p>
          </table:table-cell>
        </table:table-row>
        <table:table-row table:style-name="ro1">
          <table:table-cell office:value-type="string" calcext:value-type="string">
            <text:p>10'h1B7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10'h</text:p>
          </table:table-cell>
          <table:table-cell office:value-type="float" office:value="695" calcext:value-type="float">
            <text:p>695</text:p>
          </table:table-cell>
          <table:table-cell table:formula="of:=DEC2HEX([.D440])" office:value-type="string" office:string-value="2B7" calcext:value-type="string">
            <text:p>2B7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440];[.E440];[.G440];[.H440])" office:value-type="string" office:string-value="10'h2B7:out &lt;=8'b00000000;        " calcext:value-type="string">
            <text:p>10'h2B7:out &lt;=8'b00000000; <text:s text:c="7"/></text:p>
          </table:table-cell>
        </table:table-row>
        <table:table-row table:style-name="ro1">
          <table:table-cell office:value-type="string" calcext:value-type="string">
            <text:p>10'h1B8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10'h</text:p>
          </table:table-cell>
          <table:table-cell office:value-type="float" office:value="696" calcext:value-type="float">
            <text:p>696</text:p>
          </table:table-cell>
          <table:table-cell table:formula="of:=DEC2HEX([.D441])" office:value-type="string" office:string-value="2B8" calcext:value-type="string">
            <text:p>2B8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// W</text:p>
          </table:table-cell>
          <table:table-cell/>
          <table:table-cell table:formula="of:=CONCATENATE([.C441];[.E441];[.G441];[.H441])" office:value-type="string" office:string-value="10'h2B8:out &lt;=8'b00010001;        // W" calcext:value-type="string">
            <text:p>10'h2B8:out &lt;=8'b00010001; <text:s text:c="7"/>// W</text:p>
          </table:table-cell>
        </table:table-row>
        <table:table-row table:style-name="ro1">
          <table:table-cell office:value-type="string" calcext:value-type="string">
            <text:p>10'h1B9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10'h</text:p>
          </table:table-cell>
          <table:table-cell office:value-type="float" office:value="697" calcext:value-type="float">
            <text:p>697</text:p>
          </table:table-cell>
          <table:table-cell table:formula="of:=DEC2HEX([.D442])" office:value-type="string" office:string-value="2B9" calcext:value-type="string">
            <text:p>2B9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</text:p>
          </table:table-cell>
          <table:table-cell/>
          <table:table-cell table:formula="of:=CONCATENATE([.C442];[.E442];[.G442];[.H442])" office:value-type="string" office:string-value="10'h2B9:out &lt;=8'b00010001;        " calcext:value-type="string">
            <text:p>10'h2B9:out &lt;=8'b00010001; <text:s text:c="7"/></text:p>
          </table:table-cell>
        </table:table-row>
        <table:table-row table:style-name="ro1">
          <table:table-cell office:value-type="string" calcext:value-type="string">
            <text:p>10'h1BA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10'h</text:p>
          </table:table-cell>
          <table:table-cell office:value-type="float" office:value="698" calcext:value-type="float">
            <text:p>698</text:p>
          </table:table-cell>
          <table:table-cell table:formula="of:=DEC2HEX([.D443])" office:value-type="string" office:string-value="2BA" calcext:value-type="string">
            <text:p>2BA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</text:p>
          </table:table-cell>
          <table:table-cell/>
          <table:table-cell table:formula="of:=CONCATENATE([.C443];[.E443];[.G443];[.H443])" office:value-type="string" office:string-value="10'h2BA:out &lt;=8'b00010001;        " calcext:value-type="string">
            <text:p>10'h2BA:out &lt;=8'b00010001; <text:s text:c="7"/></text:p>
          </table:table-cell>
        </table:table-row>
        <table:table-row table:style-name="ro1">
          <table:table-cell office:value-type="string" calcext:value-type="string">
            <text:p>10'h1BB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10'h</text:p>
          </table:table-cell>
          <table:table-cell office:value-type="float" office:value="699" calcext:value-type="float">
            <text:p>699</text:p>
          </table:table-cell>
          <table:table-cell table:formula="of:=DEC2HEX([.D444])" office:value-type="string" office:string-value="2BB" calcext:value-type="string">
            <text:p>2BB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101; <text:s text:c="7"/></text:p>
          </table:table-cell>
          <table:table-cell/>
          <table:table-cell table:formula="of:=CONCATENATE([.C444];[.E444];[.G444];[.H444])" office:value-type="string" office:string-value="10'h2BB:out &lt;=8'b00010101;        " calcext:value-type="string">
            <text:p>10'h2BB:out &lt;=8'b00010101; <text:s text:c="7"/></text:p>
          </table:table-cell>
        </table:table-row>
        <table:table-row table:style-name="ro1">
          <table:table-cell office:value-type="string" calcext:value-type="string">
            <text:p>10'h1BC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10'h</text:p>
          </table:table-cell>
          <table:table-cell office:value-type="float" office:value="700" calcext:value-type="float">
            <text:p>700</text:p>
          </table:table-cell>
          <table:table-cell table:formula="of:=DEC2HEX([.D445])" office:value-type="string" office:string-value="2BC" calcext:value-type="string">
            <text:p>2BC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101; <text:s text:c="7"/></text:p>
          </table:table-cell>
          <table:table-cell/>
          <table:table-cell table:formula="of:=CONCATENATE([.C445];[.E445];[.G445];[.H445])" office:value-type="string" office:string-value="10'h2BC:out &lt;=8'b00010101;        " calcext:value-type="string">
            <text:p>10'h2BC:out &lt;=8'b00010101; <text:s text:c="7"/></text:p>
          </table:table-cell>
        </table:table-row>
        <table:table-row table:style-name="ro1">
          <table:table-cell office:value-type="string" calcext:value-type="string">
            <text:p>10'h1BD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10'h</text:p>
          </table:table-cell>
          <table:table-cell office:value-type="float" office:value="701" calcext:value-type="float">
            <text:p>701</text:p>
          </table:table-cell>
          <table:table-cell table:formula="of:=DEC2HEX([.D446])" office:value-type="string" office:string-value="2BD" calcext:value-type="string">
            <text:p>2BD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1011; <text:s text:c="7"/></text:p>
          </table:table-cell>
          <table:table-cell/>
          <table:table-cell table:formula="of:=CONCATENATE([.C446];[.E446];[.G446];[.H446])" office:value-type="string" office:string-value="10'h2BD:out &lt;=8'b00011011;        " calcext:value-type="string">
            <text:p>10'h2BD:out &lt;=8'b00011011; <text:s text:c="7"/></text:p>
          </table:table-cell>
        </table:table-row>
        <table:table-row table:style-name="ro1">
          <table:table-cell office:value-type="string" calcext:value-type="string">
            <text:p>10'h1BE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10'h</text:p>
          </table:table-cell>
          <table:table-cell office:value-type="float" office:value="702" calcext:value-type="float">
            <text:p>702</text:p>
          </table:table-cell>
          <table:table-cell table:formula="of:=DEC2HEX([.D447])" office:value-type="string" office:string-value="2BE" calcext:value-type="string">
            <text:p>2BE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</text:p>
          </table:table-cell>
          <table:table-cell/>
          <table:table-cell table:formula="of:=CONCATENATE([.C447];[.E447];[.G447];[.H447])" office:value-type="string" office:string-value="10'h2BE:out &lt;=8'b00010001;        " calcext:value-type="string">
            <text:p>10'h2BE:out &lt;=8'b00010001; <text:s text:c="7"/></text:p>
          </table:table-cell>
        </table:table-row>
        <table:table-row table:style-name="ro1">
          <table:table-cell office:value-type="string" calcext:value-type="string">
            <text:p>10'h1BF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10'h</text:p>
          </table:table-cell>
          <table:table-cell office:value-type="float" office:value="703" calcext:value-type="float">
            <text:p>703</text:p>
          </table:table-cell>
          <table:table-cell table:formula="of:=DEC2HEX([.D448])" office:value-type="string" office:string-value="2BF" calcext:value-type="string">
            <text:p>2BF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448];[.E448];[.G448];[.H448])" office:value-type="string" office:string-value="10'h2BF:out &lt;=8'b00000000;        " calcext:value-type="string">
            <text:p>10'h2BF:out &lt;=8'b00000000; <text:s text:c="7"/></text:p>
          </table:table-cell>
        </table:table-row>
        <table:table-row table:style-name="ro1">
          <table:table-cell office:value-type="string" calcext:value-type="string">
            <text:p>10'h1C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10'h</text:p>
          </table:table-cell>
          <table:table-cell office:value-type="float" office:value="704" calcext:value-type="float">
            <text:p>704</text:p>
          </table:table-cell>
          <table:table-cell table:formula="of:=DEC2HEX([.D449])" office:value-type="string" office:string-value="2C0" calcext:value-type="string">
            <text:p>2C0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// X</text:p>
          </table:table-cell>
          <table:table-cell/>
          <table:table-cell table:formula="of:=CONCATENATE([.C449];[.E449];[.G449];[.H449])" office:value-type="string" office:string-value="10'h2C0:out &lt;=8'b00010001;        // X" calcext:value-type="string">
            <text:p>10'h2C0:out &lt;=8'b00010001; <text:s text:c="7"/>// X</text:p>
          </table:table-cell>
        </table:table-row>
        <table:table-row table:style-name="ro1">
          <table:table-cell office:value-type="string" calcext:value-type="string">
            <text:p>10'h1C1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10'h</text:p>
          </table:table-cell>
          <table:table-cell office:value-type="float" office:value="705" calcext:value-type="float">
            <text:p>705</text:p>
          </table:table-cell>
          <table:table-cell table:formula="of:=DEC2HEX([.D450])" office:value-type="string" office:string-value="2C1" calcext:value-type="string">
            <text:p>2C1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</text:p>
          </table:table-cell>
          <table:table-cell/>
          <table:table-cell table:formula="of:=CONCATENATE([.C450];[.E450];[.G450];[.H450])" office:value-type="string" office:string-value="10'h2C1:out &lt;=8'b00010001;        " calcext:value-type="string">
            <text:p>10'h2C1:out &lt;=8'b00010001; <text:s text:c="7"/></text:p>
          </table:table-cell>
        </table:table-row>
        <table:table-row table:style-name="ro1">
          <table:table-cell office:value-type="string" calcext:value-type="string">
            <text:p>10'h1C2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10'h</text:p>
          </table:table-cell>
          <table:table-cell office:value-type="float" office:value="706" calcext:value-type="float">
            <text:p>706</text:p>
          </table:table-cell>
          <table:table-cell table:formula="of:=DEC2HEX([.D451])" office:value-type="string" office:string-value="2C2" calcext:value-type="string">
            <text:p>2C2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010; <text:s text:c="7"/></text:p>
          </table:table-cell>
          <table:table-cell/>
          <table:table-cell table:formula="of:=CONCATENATE([.C451];[.E451];[.G451];[.H451])" office:value-type="string" office:string-value="10'h2C2:out &lt;=8'b00001010;        " calcext:value-type="string">
            <text:p>10'h2C2:out &lt;=8'b00001010; <text:s text:c="7"/></text:p>
          </table:table-cell>
        </table:table-row>
        <table:table-row table:style-name="ro1">
          <table:table-cell office:value-type="string" calcext:value-type="string">
            <text:p>10'h1C3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10'h</text:p>
          </table:table-cell>
          <table:table-cell office:value-type="float" office:value="707" calcext:value-type="float">
            <text:p>707</text:p>
          </table:table-cell>
          <table:table-cell table:formula="of:=DEC2HEX([.D452])" office:value-type="string" office:string-value="2C3" calcext:value-type="string">
            <text:p>2C3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00; <text:s text:c="7"/></text:p>
          </table:table-cell>
          <table:table-cell/>
          <table:table-cell table:formula="of:=CONCATENATE([.C452];[.E452];[.G452];[.H452])" office:value-type="string" office:string-value="10'h2C3:out &lt;=8'b00000100;        " calcext:value-type="string">
            <text:p>10'h2C3:out &lt;=8'b00000100; <text:s text:c="7"/></text:p>
          </table:table-cell>
        </table:table-row>
        <table:table-row table:style-name="ro1">
          <table:table-cell office:value-type="string" calcext:value-type="string">
            <text:p>10'h1C4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10'h</text:p>
          </table:table-cell>
          <table:table-cell office:value-type="float" office:value="708" calcext:value-type="float">
            <text:p>708</text:p>
          </table:table-cell>
          <table:table-cell table:formula="of:=DEC2HEX([.D453])" office:value-type="string" office:string-value="2C4" calcext:value-type="string">
            <text:p>2C4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010; <text:s text:c="7"/></text:p>
          </table:table-cell>
          <table:table-cell/>
          <table:table-cell table:formula="of:=CONCATENATE([.C453];[.E453];[.G453];[.H453])" office:value-type="string" office:string-value="10'h2C4:out &lt;=8'b00001010;        " calcext:value-type="string">
            <text:p>10'h2C4:out &lt;=8'b00001010; <text:s text:c="7"/></text:p>
          </table:table-cell>
        </table:table-row>
        <table:table-row table:style-name="ro1">
          <table:table-cell office:value-type="string" calcext:value-type="string">
            <text:p>10'h1C5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10'h</text:p>
          </table:table-cell>
          <table:table-cell office:value-type="float" office:value="709" calcext:value-type="float">
            <text:p>709</text:p>
          </table:table-cell>
          <table:table-cell table:formula="of:=DEC2HEX([.D454])" office:value-type="string" office:string-value="2C5" calcext:value-type="string">
            <text:p>2C5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</text:p>
          </table:table-cell>
          <table:table-cell/>
          <table:table-cell table:formula="of:=CONCATENATE([.C454];[.E454];[.G454];[.H454])" office:value-type="string" office:string-value="10'h2C5:out &lt;=8'b00010001;        " calcext:value-type="string">
            <text:p>10'h2C5:out &lt;=8'b00010001; <text:s text:c="7"/></text:p>
          </table:table-cell>
        </table:table-row>
        <table:table-row table:style-name="ro1">
          <table:table-cell office:value-type="string" calcext:value-type="string">
            <text:p>10'h1C6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10'h</text:p>
          </table:table-cell>
          <table:table-cell office:value-type="float" office:value="710" calcext:value-type="float">
            <text:p>710</text:p>
          </table:table-cell>
          <table:table-cell table:formula="of:=DEC2HEX([.D455])" office:value-type="string" office:string-value="2C6" calcext:value-type="string">
            <text:p>2C6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</text:p>
          </table:table-cell>
          <table:table-cell/>
          <table:table-cell table:formula="of:=CONCATENATE([.C455];[.E455];[.G455];[.H455])" office:value-type="string" office:string-value="10'h2C6:out &lt;=8'b00010001;        " calcext:value-type="string">
            <text:p>10'h2C6:out &lt;=8'b00010001; <text:s text:c="7"/></text:p>
          </table:table-cell>
        </table:table-row>
        <table:table-row table:style-name="ro1">
          <table:table-cell office:value-type="string" calcext:value-type="string">
            <text:p>10'h1C7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10'h</text:p>
          </table:table-cell>
          <table:table-cell office:value-type="float" office:value="711" calcext:value-type="float">
            <text:p>711</text:p>
          </table:table-cell>
          <table:table-cell table:formula="of:=DEC2HEX([.D456])" office:value-type="string" office:string-value="2C7" calcext:value-type="string">
            <text:p>2C7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456];[.E456];[.G456];[.H456])" office:value-type="string" office:string-value="10'h2C7:out &lt;=8'b00000000;        " calcext:value-type="string">
            <text:p>10'h2C7:out &lt;=8'b00000000; <text:s text:c="7"/></text:p>
          </table:table-cell>
        </table:table-row>
        <table:table-row table:style-name="ro1">
          <table:table-cell office:value-type="string" calcext:value-type="string">
            <text:p>10'h1C8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10'h</text:p>
          </table:table-cell>
          <table:table-cell office:value-type="float" office:value="712" calcext:value-type="float">
            <text:p>712</text:p>
          </table:table-cell>
          <table:table-cell table:formula="of:=DEC2HEX([.D457])" office:value-type="string" office:string-value="2C8" calcext:value-type="string">
            <text:p>2C8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// Y</text:p>
          </table:table-cell>
          <table:table-cell/>
          <table:table-cell table:formula="of:=CONCATENATE([.C457];[.E457];[.G457];[.H457])" office:value-type="string" office:string-value="10'h2C8:out &lt;=8'b00010001;        // Y" calcext:value-type="string">
            <text:p>10'h2C8:out &lt;=8'b00010001; <text:s text:c="7"/>// Y</text:p>
          </table:table-cell>
        </table:table-row>
        <table:table-row table:style-name="ro1">
          <table:table-cell office:value-type="string" calcext:value-type="string">
            <text:p>10'h1C9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10'h</text:p>
          </table:table-cell>
          <table:table-cell office:value-type="float" office:value="713" calcext:value-type="float">
            <text:p>713</text:p>
          </table:table-cell>
          <table:table-cell table:formula="of:=DEC2HEX([.D458])" office:value-type="string" office:string-value="2C9" calcext:value-type="string">
            <text:p>2C9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</text:p>
          </table:table-cell>
          <table:table-cell/>
          <table:table-cell table:formula="of:=CONCATENATE([.C458];[.E458];[.G458];[.H458])" office:value-type="string" office:string-value="10'h2C9:out &lt;=8'b00010001;        " calcext:value-type="string">
            <text:p>10'h2C9:out &lt;=8'b00010001; <text:s text:c="7"/></text:p>
          </table:table-cell>
        </table:table-row>
        <table:table-row table:style-name="ro1">
          <table:table-cell office:value-type="string" calcext:value-type="string">
            <text:p>10'h1CA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10'h</text:p>
          </table:table-cell>
          <table:table-cell office:value-type="float" office:value="714" calcext:value-type="float">
            <text:p>714</text:p>
          </table:table-cell>
          <table:table-cell table:formula="of:=DEC2HEX([.D459])" office:value-type="string" office:string-value="2CA" calcext:value-type="string">
            <text:p>2CA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</text:p>
          </table:table-cell>
          <table:table-cell/>
          <table:table-cell table:formula="of:=CONCATENATE([.C459];[.E459];[.G459];[.H459])" office:value-type="string" office:string-value="10'h2CA:out &lt;=8'b00010001;        " calcext:value-type="string">
            <text:p>10'h2CA:out &lt;=8'b00010001; <text:s text:c="7"/></text:p>
          </table:table-cell>
        </table:table-row>
        <table:table-row table:style-name="ro1">
          <table:table-cell office:value-type="string" calcext:value-type="string">
            <text:p>10'h1CB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10'h</text:p>
          </table:table-cell>
          <table:table-cell office:value-type="float" office:value="715" calcext:value-type="float">
            <text:p>715</text:p>
          </table:table-cell>
          <table:table-cell table:formula="of:=DEC2HEX([.D460])" office:value-type="string" office:string-value="2CB" calcext:value-type="string">
            <text:p>2CB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010; <text:s text:c="7"/></text:p>
          </table:table-cell>
          <table:table-cell/>
          <table:table-cell table:formula="of:=CONCATENATE([.C460];[.E460];[.G460];[.H460])" office:value-type="string" office:string-value="10'h2CB:out &lt;=8'b00001010;        " calcext:value-type="string">
            <text:p>10'h2CB:out &lt;=8'b00001010; <text:s text:c="7"/></text:p>
          </table:table-cell>
        </table:table-row>
        <table:table-row table:style-name="ro1">
          <table:table-cell office:value-type="string" calcext:value-type="string">
            <text:p>10'h1CC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10'h</text:p>
          </table:table-cell>
          <table:table-cell office:value-type="float" office:value="716" calcext:value-type="float">
            <text:p>716</text:p>
          </table:table-cell>
          <table:table-cell table:formula="of:=DEC2HEX([.D461])" office:value-type="string" office:string-value="2CC" calcext:value-type="string">
            <text:p>2CC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00; <text:s text:c="7"/></text:p>
          </table:table-cell>
          <table:table-cell/>
          <table:table-cell table:formula="of:=CONCATENATE([.C461];[.E461];[.G461];[.H461])" office:value-type="string" office:string-value="10'h2CC:out &lt;=8'b00000100;        " calcext:value-type="string">
            <text:p>10'h2CC:out &lt;=8'b00000100; <text:s text:c="7"/></text:p>
          </table:table-cell>
        </table:table-row>
        <table:table-row table:style-name="ro1">
          <table:table-cell office:value-type="string" calcext:value-type="string">
            <text:p>10'h1CD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10'h</text:p>
          </table:table-cell>
          <table:table-cell office:value-type="float" office:value="717" calcext:value-type="float">
            <text:p>717</text:p>
          </table:table-cell>
          <table:table-cell table:formula="of:=DEC2HEX([.D462])" office:value-type="string" office:string-value="2CD" calcext:value-type="string">
            <text:p>2CD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00; <text:s text:c="7"/></text:p>
          </table:table-cell>
          <table:table-cell/>
          <table:table-cell table:formula="of:=CONCATENATE([.C462];[.E462];[.G462];[.H462])" office:value-type="string" office:string-value="10'h2CD:out &lt;=8'b00000100;        " calcext:value-type="string">
            <text:p>10'h2CD:out &lt;=8'b00000100; <text:s text:c="7"/></text:p>
          </table:table-cell>
        </table:table-row>
        <table:table-row table:style-name="ro1">
          <table:table-cell office:value-type="string" calcext:value-type="string">
            <text:p>10'h1CE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10'h</text:p>
          </table:table-cell>
          <table:table-cell office:value-type="float" office:value="718" calcext:value-type="float">
            <text:p>718</text:p>
          </table:table-cell>
          <table:table-cell table:formula="of:=DEC2HEX([.D463])" office:value-type="string" office:string-value="2CE" calcext:value-type="string">
            <text:p>2CE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00; <text:s text:c="7"/></text:p>
          </table:table-cell>
          <table:table-cell/>
          <table:table-cell table:formula="of:=CONCATENATE([.C463];[.E463];[.G463];[.H463])" office:value-type="string" office:string-value="10'h2CE:out &lt;=8'b00000100;        " calcext:value-type="string">
            <text:p>10'h2CE:out &lt;=8'b00000100; <text:s text:c="7"/></text:p>
          </table:table-cell>
        </table:table-row>
        <table:table-row table:style-name="ro1">
          <table:table-cell office:value-type="string" calcext:value-type="string">
            <text:p>10'h1CF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10'h</text:p>
          </table:table-cell>
          <table:table-cell office:value-type="float" office:value="719" calcext:value-type="float">
            <text:p>719</text:p>
          </table:table-cell>
          <table:table-cell table:formula="of:=DEC2HEX([.D464])" office:value-type="string" office:string-value="2CF" calcext:value-type="string">
            <text:p>2CF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464];[.E464];[.G464];[.H464])" office:value-type="string" office:string-value="10'h2CF:out &lt;=8'b00000000;        " calcext:value-type="string">
            <text:p>10'h2CF:out &lt;=8'b00000000; <text:s text:c="7"/></text:p>
          </table:table-cell>
        </table:table-row>
        <table:table-row table:style-name="ro1">
          <table:table-cell office:value-type="string" calcext:value-type="string">
            <text:p>10'h1D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10'h</text:p>
          </table:table-cell>
          <table:table-cell office:value-type="float" office:value="720" calcext:value-type="float">
            <text:p>720</text:p>
          </table:table-cell>
          <table:table-cell table:formula="of:=DEC2HEX([.D465])" office:value-type="string" office:string-value="2D0" calcext:value-type="string">
            <text:p>2D0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1111; <text:s text:c="7"/>// Z</text:p>
          </table:table-cell>
          <table:table-cell/>
          <table:table-cell table:formula="of:=CONCATENATE([.C465];[.E465];[.G465];[.H465])" office:value-type="string" office:string-value="10'h2D0:out &lt;=8'b00011111;        // Z" calcext:value-type="string">
            <text:p>10'h2D0:out &lt;=8'b00011111; <text:s text:c="7"/>// Z</text:p>
          </table:table-cell>
        </table:table-row>
        <table:table-row table:style-name="ro1">
          <table:table-cell office:value-type="string" calcext:value-type="string">
            <text:p>10'h1D1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10'h</text:p>
          </table:table-cell>
          <table:table-cell office:value-type="float" office:value="721" calcext:value-type="float">
            <text:p>721</text:p>
          </table:table-cell>
          <table:table-cell table:formula="of:=DEC2HEX([.D466])" office:value-type="string" office:string-value="2D1" calcext:value-type="string">
            <text:p>2D1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1; <text:s text:c="7"/></text:p>
          </table:table-cell>
          <table:table-cell/>
          <table:table-cell table:formula="of:=CONCATENATE([.C466];[.E466];[.G466];[.H466])" office:value-type="string" office:string-value="10'h2D1:out &lt;=8'b00000001;        " calcext:value-type="string">
            <text:p>10'h2D1:out &lt;=8'b00000001; <text:s text:c="7"/></text:p>
          </table:table-cell>
        </table:table-row>
        <table:table-row table:style-name="ro1">
          <table:table-cell office:value-type="string" calcext:value-type="string">
            <text:p>10'h1D2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10'h</text:p>
          </table:table-cell>
          <table:table-cell office:value-type="float" office:value="722" calcext:value-type="float">
            <text:p>722</text:p>
          </table:table-cell>
          <table:table-cell table:formula="of:=DEC2HEX([.D467])" office:value-type="string" office:string-value="2D2" calcext:value-type="string">
            <text:p>2D2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10; <text:s text:c="7"/></text:p>
          </table:table-cell>
          <table:table-cell/>
          <table:table-cell table:formula="of:=CONCATENATE([.C467];[.E467];[.G467];[.H467])" office:value-type="string" office:string-value="10'h2D2:out &lt;=8'b00000010;        " calcext:value-type="string">
            <text:p>10'h2D2:out &lt;=8'b00000010; <text:s text:c="7"/></text:p>
          </table:table-cell>
        </table:table-row>
        <table:table-row table:style-name="ro1">
          <table:table-cell office:value-type="string" calcext:value-type="string">
            <text:p>10'h1D3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10'h</text:p>
          </table:table-cell>
          <table:table-cell office:value-type="float" office:value="723" calcext:value-type="float">
            <text:p>723</text:p>
          </table:table-cell>
          <table:table-cell table:formula="of:=DEC2HEX([.D468])" office:value-type="string" office:string-value="2D3" calcext:value-type="string">
            <text:p>2D3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00; <text:s text:c="7"/></text:p>
          </table:table-cell>
          <table:table-cell/>
          <table:table-cell table:formula="of:=CONCATENATE([.C468];[.E468];[.G468];[.H468])" office:value-type="string" office:string-value="10'h2D3:out &lt;=8'b00000100;        " calcext:value-type="string">
            <text:p>10'h2D3:out &lt;=8'b00000100; <text:s text:c="7"/></text:p>
          </table:table-cell>
        </table:table-row>
        <table:table-row table:style-name="ro1">
          <table:table-cell office:value-type="string" calcext:value-type="string">
            <text:p>10'h1D4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10'h</text:p>
          </table:table-cell>
          <table:table-cell office:value-type="float" office:value="724" calcext:value-type="float">
            <text:p>724</text:p>
          </table:table-cell>
          <table:table-cell table:formula="of:=DEC2HEX([.D469])" office:value-type="string" office:string-value="2D4" calcext:value-type="string">
            <text:p>2D4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000; <text:s text:c="7"/></text:p>
          </table:table-cell>
          <table:table-cell/>
          <table:table-cell table:formula="of:=CONCATENATE([.C469];[.E469];[.G469];[.H469])" office:value-type="string" office:string-value="10'h2D4:out &lt;=8'b00001000;        " calcext:value-type="string">
            <text:p>10'h2D4:out &lt;=8'b00001000; <text:s text:c="7"/></text:p>
          </table:table-cell>
        </table:table-row>
        <table:table-row table:style-name="ro1">
          <table:table-cell office:value-type="string" calcext:value-type="string">
            <text:p>10'h1D5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10'h</text:p>
          </table:table-cell>
          <table:table-cell office:value-type="float" office:value="725" calcext:value-type="float">
            <text:p>725</text:p>
          </table:table-cell>
          <table:table-cell table:formula="of:=DEC2HEX([.D470])" office:value-type="string" office:string-value="2D5" calcext:value-type="string">
            <text:p>2D5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0; <text:s text:c="7"/></text:p>
          </table:table-cell>
          <table:table-cell/>
          <table:table-cell table:formula="of:=CONCATENATE([.C470];[.E470];[.G470];[.H470])" office:value-type="string" office:string-value="10'h2D5:out &lt;=8'b00010000;        " calcext:value-type="string">
            <text:p>10'h2D5:out &lt;=8'b00010000; <text:s text:c="7"/></text:p>
          </table:table-cell>
        </table:table-row>
        <table:table-row table:style-name="ro1">
          <table:table-cell office:value-type="string" calcext:value-type="string">
            <text:p>10'h1D6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10'h</text:p>
          </table:table-cell>
          <table:table-cell office:value-type="float" office:value="726" calcext:value-type="float">
            <text:p>726</text:p>
          </table:table-cell>
          <table:table-cell table:formula="of:=DEC2HEX([.D471])" office:value-type="string" office:string-value="2D6" calcext:value-type="string">
            <text:p>2D6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1111; <text:s text:c="7"/></text:p>
          </table:table-cell>
          <table:table-cell/>
          <table:table-cell table:formula="of:=CONCATENATE([.C471];[.E471];[.G471];[.H471])" office:value-type="string" office:string-value="10'h2D6:out &lt;=8'b00011111;        " calcext:value-type="string">
            <text:p>10'h2D6:out &lt;=8'b00011111; <text:s text:c="7"/></text:p>
          </table:table-cell>
        </table:table-row>
        <table:table-row table:style-name="ro1">
          <table:table-cell office:value-type="string" calcext:value-type="string">
            <text:p>10'h1D7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10'h</text:p>
          </table:table-cell>
          <table:table-cell office:value-type="float" office:value="727" calcext:value-type="float">
            <text:p>727</text:p>
          </table:table-cell>
          <table:table-cell table:formula="of:=DEC2HEX([.D472])" office:value-type="string" office:string-value="2D7" calcext:value-type="string">
            <text:p>2D7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472];[.E472];[.G472];[.H472])" office:value-type="string" office:string-value="10'h2D7:out &lt;=8'b00000000;        " calcext:value-type="string">
            <text:p>10'h2D7:out &lt;=8'b00000000; <text:s text:c="7"/></text:p>
          </table:table-cell>
        </table:table-row>
        <table:table-row table:style-name="ro1">
          <table:table-cell office:value-type="string" calcext:value-type="string">
            <text:p>10'h1D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10'h</text:p>
          </table:table-cell>
          <table:table-cell office:value-type="float" office:value="728" calcext:value-type="float">
            <text:p>728</text:p>
          </table:table-cell>
          <table:table-cell table:formula="of:=DEC2HEX([.D473])" office:value-type="string" office:string-value="2D8" calcext:value-type="string">
            <text:p>2D8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110; <text:s text:c="7"/>// [</text:p>
          </table:table-cell>
          <table:table-cell/>
          <table:table-cell table:formula="of:=CONCATENATE([.C473];[.E473];[.G473];[.H473])" office:value-type="string" office:string-value="10'h2D8:out &lt;=8'b00001110;        // [" calcext:value-type="string">
            <text:p>10'h2D8:out &lt;=8'b00001110; <text:s text:c="7"/>// [</text:p>
          </table:table-cell>
        </table:table-row>
        <table:table-row table:style-name="ro1">
          <table:table-cell office:value-type="string" calcext:value-type="string">
            <text:p>10'h1D9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10'h</text:p>
          </table:table-cell>
          <table:table-cell office:value-type="float" office:value="729" calcext:value-type="float">
            <text:p>729</text:p>
          </table:table-cell>
          <table:table-cell table:formula="of:=DEC2HEX([.D474])" office:value-type="string" office:string-value="2D9" calcext:value-type="string">
            <text:p>2D9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000; <text:s text:c="7"/></text:p>
          </table:table-cell>
          <table:table-cell/>
          <table:table-cell table:formula="of:=CONCATENATE([.C474];[.E474];[.G474];[.H474])" office:value-type="string" office:string-value="10'h2D9:out &lt;=8'b00001000;        " calcext:value-type="string">
            <text:p>10'h2D9:out &lt;=8'b00001000; <text:s text:c="7"/></text:p>
          </table:table-cell>
        </table:table-row>
        <table:table-row table:style-name="ro1">
          <table:table-cell office:value-type="string" calcext:value-type="string">
            <text:p>10'h1DA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10'h</text:p>
          </table:table-cell>
          <table:table-cell office:value-type="float" office:value="730" calcext:value-type="float">
            <text:p>730</text:p>
          </table:table-cell>
          <table:table-cell table:formula="of:=DEC2HEX([.D475])" office:value-type="string" office:string-value="2DA" calcext:value-type="string">
            <text:p>2DA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000; <text:s text:c="7"/></text:p>
          </table:table-cell>
          <table:table-cell/>
          <table:table-cell table:formula="of:=CONCATENATE([.C475];[.E475];[.G475];[.H475])" office:value-type="string" office:string-value="10'h2DA:out &lt;=8'b00001000;        " calcext:value-type="string">
            <text:p>10'h2DA:out &lt;=8'b00001000; <text:s text:c="7"/></text:p>
          </table:table-cell>
        </table:table-row>
        <table:table-row table:style-name="ro1">
          <table:table-cell office:value-type="string" calcext:value-type="string">
            <text:p>10'h1DB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10'h</text:p>
          </table:table-cell>
          <table:table-cell office:value-type="float" office:value="731" calcext:value-type="float">
            <text:p>731</text:p>
          </table:table-cell>
          <table:table-cell table:formula="of:=DEC2HEX([.D476])" office:value-type="string" office:string-value="2DB" calcext:value-type="string">
            <text:p>2DB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000; <text:s text:c="7"/></text:p>
          </table:table-cell>
          <table:table-cell/>
          <table:table-cell table:formula="of:=CONCATENATE([.C476];[.E476];[.G476];[.H476])" office:value-type="string" office:string-value="10'h2DB:out &lt;=8'b00001000;        " calcext:value-type="string">
            <text:p>10'h2DB:out &lt;=8'b00001000; <text:s text:c="7"/></text:p>
          </table:table-cell>
        </table:table-row>
        <table:table-row table:style-name="ro1">
          <table:table-cell office:value-type="string" calcext:value-type="string">
            <text:p>10'h1DC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10'h</text:p>
          </table:table-cell>
          <table:table-cell office:value-type="float" office:value="732" calcext:value-type="float">
            <text:p>732</text:p>
          </table:table-cell>
          <table:table-cell table:formula="of:=DEC2HEX([.D477])" office:value-type="string" office:string-value="2DC" calcext:value-type="string">
            <text:p>2DC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000; <text:s text:c="7"/></text:p>
          </table:table-cell>
          <table:table-cell/>
          <table:table-cell table:formula="of:=CONCATENATE([.C477];[.E477];[.G477];[.H477])" office:value-type="string" office:string-value="10'h2DC:out &lt;=8'b00001000;        " calcext:value-type="string">
            <text:p>10'h2DC:out &lt;=8'b00001000; <text:s text:c="7"/></text:p>
          </table:table-cell>
        </table:table-row>
        <table:table-row table:style-name="ro1">
          <table:table-cell office:value-type="string" calcext:value-type="string">
            <text:p>10'h1DD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10'h</text:p>
          </table:table-cell>
          <table:table-cell office:value-type="float" office:value="733" calcext:value-type="float">
            <text:p>733</text:p>
          </table:table-cell>
          <table:table-cell table:formula="of:=DEC2HEX([.D478])" office:value-type="string" office:string-value="2DD" calcext:value-type="string">
            <text:p>2DD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000; <text:s text:c="7"/></text:p>
          </table:table-cell>
          <table:table-cell/>
          <table:table-cell table:formula="of:=CONCATENATE([.C478];[.E478];[.G478];[.H478])" office:value-type="string" office:string-value="10'h2DD:out &lt;=8'b00001000;        " calcext:value-type="string">
            <text:p>10'h2DD:out &lt;=8'b00001000; <text:s text:c="7"/></text:p>
          </table:table-cell>
        </table:table-row>
        <table:table-row table:style-name="ro1">
          <table:table-cell office:value-type="string" calcext:value-type="string">
            <text:p>10'h1DE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10'h</text:p>
          </table:table-cell>
          <table:table-cell office:value-type="float" office:value="734" calcext:value-type="float">
            <text:p>734</text:p>
          </table:table-cell>
          <table:table-cell table:formula="of:=DEC2HEX([.D479])" office:value-type="string" office:string-value="2DE" calcext:value-type="string">
            <text:p>2DE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110; <text:s text:c="7"/></text:p>
          </table:table-cell>
          <table:table-cell/>
          <table:table-cell table:formula="of:=CONCATENATE([.C479];[.E479];[.G479];[.H479])" office:value-type="string" office:string-value="10'h2DE:out &lt;=8'b00001110;        " calcext:value-type="string">
            <text:p>10'h2DE:out &lt;=8'b00001110; <text:s text:c="7"/></text:p>
          </table:table-cell>
        </table:table-row>
        <table:table-row table:style-name="ro1">
          <table:table-cell office:value-type="string" calcext:value-type="string">
            <text:p>10'h1DF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10'h</text:p>
          </table:table-cell>
          <table:table-cell office:value-type="float" office:value="735" calcext:value-type="float">
            <text:p>735</text:p>
          </table:table-cell>
          <table:table-cell table:formula="of:=DEC2HEX([.D480])" office:value-type="string" office:string-value="2DF" calcext:value-type="string">
            <text:p>2DF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480];[.E480];[.G480];[.H480])" office:value-type="string" office:string-value="10'h2DF:out &lt;=8'b00000000;        " calcext:value-type="string">
            <text:p>10'h2DF:out &lt;=8'b00000000; <text:s text:c="7"/></text:p>
          </table:table-cell>
        </table:table-row>
        <table:table-row table:style-name="ro1">
          <table:table-cell office:value-type="string" calcext:value-type="string">
            <text:p>10'h1E0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10'h</text:p>
          </table:table-cell>
          <table:table-cell office:value-type="float" office:value="736" calcext:value-type="float">
            <text:p>736</text:p>
          </table:table-cell>
          <table:table-cell table:formula="of:=DEC2HEX([.D481])" office:value-type="string" office:string-value="2E0" calcext:value-type="string">
            <text:p>2E0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// \</text:p>
          </table:table-cell>
          <table:table-cell/>
          <table:table-cell table:formula="of:=CONCATENATE([.C481];[.E481];[.G481];[.H481])" office:value-type="string" office:string-value="10'h2E0:out &lt;=8'b00000000;        // \" calcext:value-type="string">
            <text:p>10'h2E0:out &lt;=8'b00000000; <text:s text:c="7"/>// \</text:p>
          </table:table-cell>
        </table:table-row>
        <table:table-row table:style-name="ro1">
          <table:table-cell office:value-type="string" calcext:value-type="string">
            <text:p>10'h1E1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10'h</text:p>
          </table:table-cell>
          <table:table-cell office:value-type="float" office:value="737" calcext:value-type="float">
            <text:p>737</text:p>
          </table:table-cell>
          <table:table-cell table:formula="of:=DEC2HEX([.D482])" office:value-type="string" office:string-value="2E1" calcext:value-type="string">
            <text:p>2E1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0; <text:s text:c="7"/></text:p>
          </table:table-cell>
          <table:table-cell/>
          <table:table-cell table:formula="of:=CONCATENATE([.C482];[.E482];[.G482];[.H482])" office:value-type="string" office:string-value="10'h2E1:out &lt;=8'b00010000;        " calcext:value-type="string">
            <text:p>10'h2E1:out &lt;=8'b00010000; <text:s text:c="7"/></text:p>
          </table:table-cell>
        </table:table-row>
        <table:table-row table:style-name="ro1">
          <table:table-cell office:value-type="string" calcext:value-type="string">
            <text:p>10'h1E2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10'h</text:p>
          </table:table-cell>
          <table:table-cell office:value-type="float" office:value="738" calcext:value-type="float">
            <text:p>738</text:p>
          </table:table-cell>
          <table:table-cell table:formula="of:=DEC2HEX([.D483])" office:value-type="string" office:string-value="2E2" calcext:value-type="string">
            <text:p>2E2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000; <text:s text:c="7"/></text:p>
          </table:table-cell>
          <table:table-cell/>
          <table:table-cell table:formula="of:=CONCATENATE([.C483];[.E483];[.G483];[.H483])" office:value-type="string" office:string-value="10'h2E2:out &lt;=8'b00001000;        " calcext:value-type="string">
            <text:p>10'h2E2:out &lt;=8'b00001000; <text:s text:c="7"/></text:p>
          </table:table-cell>
        </table:table-row>
        <table:table-row table:style-name="ro1">
          <table:table-cell office:value-type="string" calcext:value-type="string">
            <text:p>10'h1E3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10'h</text:p>
          </table:table-cell>
          <table:table-cell office:value-type="float" office:value="739" calcext:value-type="float">
            <text:p>739</text:p>
          </table:table-cell>
          <table:table-cell table:formula="of:=DEC2HEX([.D484])" office:value-type="string" office:string-value="2E3" calcext:value-type="string">
            <text:p>2E3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00; <text:s text:c="7"/></text:p>
          </table:table-cell>
          <table:table-cell/>
          <table:table-cell table:formula="of:=CONCATENATE([.C484];[.E484];[.G484];[.H484])" office:value-type="string" office:string-value="10'h2E3:out &lt;=8'b00000100;        " calcext:value-type="string">
            <text:p>10'h2E3:out &lt;=8'b00000100; <text:s text:c="7"/></text:p>
          </table:table-cell>
        </table:table-row>
        <table:table-row table:style-name="ro1">
          <table:table-cell office:value-type="string" calcext:value-type="string">
            <text:p>10'h1E4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10'h</text:p>
          </table:table-cell>
          <table:table-cell office:value-type="float" office:value="740" calcext:value-type="float">
            <text:p>740</text:p>
          </table:table-cell>
          <table:table-cell table:formula="of:=DEC2HEX([.D485])" office:value-type="string" office:string-value="2E4" calcext:value-type="string">
            <text:p>2E4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10; <text:s text:c="7"/></text:p>
          </table:table-cell>
          <table:table-cell/>
          <table:table-cell table:formula="of:=CONCATENATE([.C485];[.E485];[.G485];[.H485])" office:value-type="string" office:string-value="10'h2E4:out &lt;=8'b00000010;        " calcext:value-type="string">
            <text:p>10'h2E4:out &lt;=8'b00000010; <text:s text:c="7"/></text:p>
          </table:table-cell>
        </table:table-row>
        <table:table-row table:style-name="ro1">
          <table:table-cell office:value-type="string" calcext:value-type="string">
            <text:p>10'h1E5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10'h</text:p>
          </table:table-cell>
          <table:table-cell office:value-type="float" office:value="741" calcext:value-type="float">
            <text:p>741</text:p>
          </table:table-cell>
          <table:table-cell table:formula="of:=DEC2HEX([.D486])" office:value-type="string" office:string-value="2E5" calcext:value-type="string">
            <text:p>2E5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1; <text:s text:c="7"/></text:p>
          </table:table-cell>
          <table:table-cell/>
          <table:table-cell table:formula="of:=CONCATENATE([.C486];[.E486];[.G486];[.H486])" office:value-type="string" office:string-value="10'h2E5:out &lt;=8'b00000001;        " calcext:value-type="string">
            <text:p>10'h2E5:out &lt;=8'b00000001; <text:s text:c="7"/></text:p>
          </table:table-cell>
        </table:table-row>
        <table:table-row table:style-name="ro1">
          <table:table-cell office:value-type="string" calcext:value-type="string">
            <text:p>10'h1E6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10'h</text:p>
          </table:table-cell>
          <table:table-cell office:value-type="float" office:value="742" calcext:value-type="float">
            <text:p>742</text:p>
          </table:table-cell>
          <table:table-cell table:formula="of:=DEC2HEX([.D487])" office:value-type="string" office:string-value="2E6" calcext:value-type="string">
            <text:p>2E6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487];[.E487];[.G487];[.H487])" office:value-type="string" office:string-value="10'h2E6:out &lt;=8'b00000000;        " calcext:value-type="string">
            <text:p>10'h2E6:out &lt;=8'b00000000; <text:s text:c="7"/></text:p>
          </table:table-cell>
        </table:table-row>
        <table:table-row table:style-name="ro1">
          <table:table-cell office:value-type="string" calcext:value-type="string">
            <text:p>10'h1E7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10'h</text:p>
          </table:table-cell>
          <table:table-cell office:value-type="float" office:value="743" calcext:value-type="float">
            <text:p>743</text:p>
          </table:table-cell>
          <table:table-cell table:formula="of:=DEC2HEX([.D488])" office:value-type="string" office:string-value="2E7" calcext:value-type="string">
            <text:p>2E7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488];[.E488];[.G488];[.H488])" office:value-type="string" office:string-value="10'h2E7:out &lt;=8'b00000000;        " calcext:value-type="string">
            <text:p>10'h2E7:out &lt;=8'b00000000; <text:s text:c="7"/></text:p>
          </table:table-cell>
        </table:table-row>
        <table:table-row table:style-name="ro1">
          <table:table-cell office:value-type="string" calcext:value-type="string">
            <text:p>10'h1E8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10'h</text:p>
          </table:table-cell>
          <table:table-cell office:value-type="float" office:value="744" calcext:value-type="float">
            <text:p>744</text:p>
          </table:table-cell>
          <table:table-cell table:formula="of:=DEC2HEX([.D489])" office:value-type="string" office:string-value="2E8" calcext:value-type="string">
            <text:p>2E8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110; <text:s text:c="7"/>// ]</text:p>
          </table:table-cell>
          <table:table-cell/>
          <table:table-cell table:formula="of:=CONCATENATE([.C489];[.E489];[.G489];[.H489])" office:value-type="string" office:string-value="10'h2E8:out &lt;=8'b00001110;        // ]" calcext:value-type="string">
            <text:p>10'h2E8:out &lt;=8'b00001110; <text:s text:c="7"/>// ]</text:p>
          </table:table-cell>
        </table:table-row>
        <table:table-row table:style-name="ro1">
          <table:table-cell office:value-type="string" calcext:value-type="string">
            <text:p>10'h1E9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10'h</text:p>
          </table:table-cell>
          <table:table-cell office:value-type="float" office:value="745" calcext:value-type="float">
            <text:p>745</text:p>
          </table:table-cell>
          <table:table-cell table:formula="of:=DEC2HEX([.D490])" office:value-type="string" office:string-value="2E9" calcext:value-type="string">
            <text:p>2E9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10; <text:s text:c="7"/></text:p>
          </table:table-cell>
          <table:table-cell/>
          <table:table-cell table:formula="of:=CONCATENATE([.C490];[.E490];[.G490];[.H490])" office:value-type="string" office:string-value="10'h2E9:out &lt;=8'b00000010;        " calcext:value-type="string">
            <text:p>10'h2E9:out &lt;=8'b00000010; <text:s text:c="7"/></text:p>
          </table:table-cell>
        </table:table-row>
        <table:table-row table:style-name="ro1">
          <table:table-cell office:value-type="string" calcext:value-type="string">
            <text:p>10'h1EA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10'h</text:p>
          </table:table-cell>
          <table:table-cell office:value-type="float" office:value="746" calcext:value-type="float">
            <text:p>746</text:p>
          </table:table-cell>
          <table:table-cell table:formula="of:=DEC2HEX([.D491])" office:value-type="string" office:string-value="2EA" calcext:value-type="string">
            <text:p>2EA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10; <text:s text:c="7"/></text:p>
          </table:table-cell>
          <table:table-cell/>
          <table:table-cell table:formula="of:=CONCATENATE([.C491];[.E491];[.G491];[.H491])" office:value-type="string" office:string-value="10'h2EA:out &lt;=8'b00000010;        " calcext:value-type="string">
            <text:p>10'h2EA:out &lt;=8'b00000010; <text:s text:c="7"/></text:p>
          </table:table-cell>
        </table:table-row>
        <table:table-row table:style-name="ro1">
          <table:table-cell office:value-type="string" calcext:value-type="string">
            <text:p>10'h1EB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10'h</text:p>
          </table:table-cell>
          <table:table-cell office:value-type="float" office:value="747" calcext:value-type="float">
            <text:p>747</text:p>
          </table:table-cell>
          <table:table-cell table:formula="of:=DEC2HEX([.D492])" office:value-type="string" office:string-value="2EB" calcext:value-type="string">
            <text:p>2EB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10; <text:s text:c="7"/></text:p>
          </table:table-cell>
          <table:table-cell/>
          <table:table-cell table:formula="of:=CONCATENATE([.C492];[.E492];[.G492];[.H492])" office:value-type="string" office:string-value="10'h2EB:out &lt;=8'b00000010;        " calcext:value-type="string">
            <text:p>10'h2EB:out &lt;=8'b00000010; <text:s text:c="7"/></text:p>
          </table:table-cell>
        </table:table-row>
        <table:table-row table:style-name="ro1">
          <table:table-cell office:value-type="string" calcext:value-type="string">
            <text:p>10'h1EC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10'h</text:p>
          </table:table-cell>
          <table:table-cell office:value-type="float" office:value="748" calcext:value-type="float">
            <text:p>748</text:p>
          </table:table-cell>
          <table:table-cell table:formula="of:=DEC2HEX([.D493])" office:value-type="string" office:string-value="2EC" calcext:value-type="string">
            <text:p>2EC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10; <text:s text:c="7"/></text:p>
          </table:table-cell>
          <table:table-cell/>
          <table:table-cell table:formula="of:=CONCATENATE([.C493];[.E493];[.G493];[.H493])" office:value-type="string" office:string-value="10'h2EC:out &lt;=8'b00000010;        " calcext:value-type="string">
            <text:p>10'h2EC:out &lt;=8'b00000010; <text:s text:c="7"/></text:p>
          </table:table-cell>
        </table:table-row>
        <table:table-row table:style-name="ro1">
          <table:table-cell office:value-type="string" calcext:value-type="string">
            <text:p>10'h1ED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10'h</text:p>
          </table:table-cell>
          <table:table-cell office:value-type="float" office:value="749" calcext:value-type="float">
            <text:p>749</text:p>
          </table:table-cell>
          <table:table-cell table:formula="of:=DEC2HEX([.D494])" office:value-type="string" office:string-value="2ED" calcext:value-type="string">
            <text:p>2ED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10; <text:s text:c="7"/></text:p>
          </table:table-cell>
          <table:table-cell/>
          <table:table-cell table:formula="of:=CONCATENATE([.C494];[.E494];[.G494];[.H494])" office:value-type="string" office:string-value="10'h2ED:out &lt;=8'b00000010;        " calcext:value-type="string">
            <text:p>10'h2ED:out &lt;=8'b00000010; <text:s text:c="7"/></text:p>
          </table:table-cell>
        </table:table-row>
        <table:table-row table:style-name="ro1">
          <table:table-cell office:value-type="string" calcext:value-type="string">
            <text:p>10'h1EE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10'h</text:p>
          </table:table-cell>
          <table:table-cell office:value-type="float" office:value="750" calcext:value-type="float">
            <text:p>750</text:p>
          </table:table-cell>
          <table:table-cell table:formula="of:=DEC2HEX([.D495])" office:value-type="string" office:string-value="2EE" calcext:value-type="string">
            <text:p>2EE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110; <text:s text:c="7"/></text:p>
          </table:table-cell>
          <table:table-cell/>
          <table:table-cell table:formula="of:=CONCATENATE([.C495];[.E495];[.G495];[.H495])" office:value-type="string" office:string-value="10'h2EE:out &lt;=8'b00001110;        " calcext:value-type="string">
            <text:p>10'h2EE:out &lt;=8'b00001110; <text:s text:c="7"/></text:p>
          </table:table-cell>
        </table:table-row>
        <table:table-row table:style-name="ro1">
          <table:table-cell office:value-type="string" calcext:value-type="string">
            <text:p>10'h1EF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10'h</text:p>
          </table:table-cell>
          <table:table-cell office:value-type="float" office:value="751" calcext:value-type="float">
            <text:p>751</text:p>
          </table:table-cell>
          <table:table-cell table:formula="of:=DEC2HEX([.D496])" office:value-type="string" office:string-value="2EF" calcext:value-type="string">
            <text:p>2EF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496];[.E496];[.G496];[.H496])" office:value-type="string" office:string-value="10'h2EF:out &lt;=8'b00000000;        " calcext:value-type="string">
            <text:p>10'h2EF:out &lt;=8'b00000000; <text:s text:c="7"/></text:p>
          </table:table-cell>
        </table:table-row>
        <table:table-row table:style-name="ro1">
          <table:table-cell office:value-type="string" calcext:value-type="string">
            <text:p>10'h1F0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10'h</text:p>
          </table:table-cell>
          <table:table-cell office:value-type="float" office:value="752" calcext:value-type="float">
            <text:p>752</text:p>
          </table:table-cell>
          <table:table-cell table:formula="of:=DEC2HEX([.D497])" office:value-type="string" office:string-value="2F0" calcext:value-type="string">
            <text:p>2F0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00; <text:s text:c="7"/>// ^</text:p>
          </table:table-cell>
          <table:table-cell/>
          <table:table-cell table:formula="of:=CONCATENATE([.C497];[.E497];[.G497];[.H497])" office:value-type="string" office:string-value="10'h2F0:out &lt;=8'b00000100;        // ^" calcext:value-type="string">
            <text:p>10'h2F0:out &lt;=8'b00000100; <text:s text:c="7"/>// ^</text:p>
          </table:table-cell>
        </table:table-row>
        <table:table-row table:style-name="ro1">
          <table:table-cell office:value-type="string" calcext:value-type="string">
            <text:p>10'h1F1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10'h</text:p>
          </table:table-cell>
          <table:table-cell office:value-type="float" office:value="753" calcext:value-type="float">
            <text:p>753</text:p>
          </table:table-cell>
          <table:table-cell table:formula="of:=DEC2HEX([.D498])" office:value-type="string" office:string-value="2F1" calcext:value-type="string">
            <text:p>2F1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010; <text:s text:c="7"/></text:p>
          </table:table-cell>
          <table:table-cell/>
          <table:table-cell table:formula="of:=CONCATENATE([.C498];[.E498];[.G498];[.H498])" office:value-type="string" office:string-value="10'h2F1:out &lt;=8'b00001010;        " calcext:value-type="string">
            <text:p>10'h2F1:out &lt;=8'b00001010; <text:s text:c="7"/></text:p>
          </table:table-cell>
        </table:table-row>
        <table:table-row table:style-name="ro1">
          <table:table-cell office:value-type="string" calcext:value-type="string">
            <text:p>10'h1F2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10'h</text:p>
          </table:table-cell>
          <table:table-cell office:value-type="float" office:value="754" calcext:value-type="float">
            <text:p>754</text:p>
          </table:table-cell>
          <table:table-cell table:formula="of:=DEC2HEX([.D499])" office:value-type="string" office:string-value="2F2" calcext:value-type="string">
            <text:p>2F2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</text:p>
          </table:table-cell>
          <table:table-cell/>
          <table:table-cell table:formula="of:=CONCATENATE([.C499];[.E499];[.G499];[.H499])" office:value-type="string" office:string-value="10'h2F2:out &lt;=8'b00010001;        " calcext:value-type="string">
            <text:p>10'h2F2:out &lt;=8'b00010001; <text:s text:c="7"/></text:p>
          </table:table-cell>
        </table:table-row>
        <table:table-row table:style-name="ro1">
          <table:table-cell office:value-type="string" calcext:value-type="string">
            <text:p>10'h1F3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10'h</text:p>
          </table:table-cell>
          <table:table-cell office:value-type="float" office:value="755" calcext:value-type="float">
            <text:p>755</text:p>
          </table:table-cell>
          <table:table-cell table:formula="of:=DEC2HEX([.D500])" office:value-type="string" office:string-value="2F3" calcext:value-type="string">
            <text:p>2F3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500];[.E500];[.G500];[.H500])" office:value-type="string" office:string-value="10'h2F3:out &lt;=8'b00000000;        " calcext:value-type="string">
            <text:p>10'h2F3:out &lt;=8'b00000000; <text:s text:c="7"/></text:p>
          </table:table-cell>
        </table:table-row>
        <table:table-row table:style-name="ro1">
          <table:table-cell office:value-type="string" calcext:value-type="string">
            <text:p>10'h1F4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10'h</text:p>
          </table:table-cell>
          <table:table-cell office:value-type="float" office:value="756" calcext:value-type="float">
            <text:p>756</text:p>
          </table:table-cell>
          <table:table-cell table:formula="of:=DEC2HEX([.D501])" office:value-type="string" office:string-value="2F4" calcext:value-type="string">
            <text:p>2F4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501];[.E501];[.G501];[.H501])" office:value-type="string" office:string-value="10'h2F4:out &lt;=8'b00000000;        " calcext:value-type="string">
            <text:p>10'h2F4:out &lt;=8'b00000000; <text:s text:c="7"/></text:p>
          </table:table-cell>
        </table:table-row>
        <table:table-row table:style-name="ro1">
          <table:table-cell office:value-type="string" calcext:value-type="string">
            <text:p>10'h1F5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10'h</text:p>
          </table:table-cell>
          <table:table-cell office:value-type="float" office:value="757" calcext:value-type="float">
            <text:p>757</text:p>
          </table:table-cell>
          <table:table-cell table:formula="of:=DEC2HEX([.D502])" office:value-type="string" office:string-value="2F5" calcext:value-type="string">
            <text:p>2F5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502];[.E502];[.G502];[.H502])" office:value-type="string" office:string-value="10'h2F5:out &lt;=8'b00000000;        " calcext:value-type="string">
            <text:p>10'h2F5:out &lt;=8'b00000000; <text:s text:c="7"/></text:p>
          </table:table-cell>
        </table:table-row>
        <table:table-row table:style-name="ro1">
          <table:table-cell office:value-type="string" calcext:value-type="string">
            <text:p>10'h1F6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10'h</text:p>
          </table:table-cell>
          <table:table-cell office:value-type="float" office:value="758" calcext:value-type="float">
            <text:p>758</text:p>
          </table:table-cell>
          <table:table-cell table:formula="of:=DEC2HEX([.D503])" office:value-type="string" office:string-value="2F6" calcext:value-type="string">
            <text:p>2F6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503];[.E503];[.G503];[.H503])" office:value-type="string" office:string-value="10'h2F6:out &lt;=8'b00000000;        " calcext:value-type="string">
            <text:p>10'h2F6:out &lt;=8'b00000000; <text:s text:c="7"/></text:p>
          </table:table-cell>
        </table:table-row>
        <table:table-row table:style-name="ro1">
          <table:table-cell office:value-type="string" calcext:value-type="string">
            <text:p>10'h1F7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10'h</text:p>
          </table:table-cell>
          <table:table-cell office:value-type="float" office:value="759" calcext:value-type="float">
            <text:p>759</text:p>
          </table:table-cell>
          <table:table-cell table:formula="of:=DEC2HEX([.D504])" office:value-type="string" office:string-value="2F7" calcext:value-type="string">
            <text:p>2F7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504];[.E504];[.G504];[.H504])" office:value-type="string" office:string-value="10'h2F7:out &lt;=8'b00000000;        " calcext:value-type="string">
            <text:p>10'h2F7:out &lt;=8'b00000000; <text:s text:c="7"/></text:p>
          </table:table-cell>
        </table:table-row>
        <table:table-row table:style-name="ro1">
          <table:table-cell office:value-type="string" calcext:value-type="string">
            <text:p>10'h1F8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10'h</text:p>
          </table:table-cell>
          <table:table-cell office:value-type="float" office:value="760" calcext:value-type="float">
            <text:p>760</text:p>
          </table:table-cell>
          <table:table-cell table:formula="of:=DEC2HEX([.D505])" office:value-type="string" office:string-value="2F8" calcext:value-type="string">
            <text:p>2F8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// _</text:p>
          </table:table-cell>
          <table:table-cell/>
          <table:table-cell table:formula="of:=CONCATENATE([.C505];[.E505];[.G505];[.H505])" office:value-type="string" office:string-value="10'h2F8:out &lt;=8'b00000000;        // _" calcext:value-type="string">
            <text:p>10'h2F8:out &lt;=8'b00000000; <text:s text:c="7"/>// _</text:p>
          </table:table-cell>
        </table:table-row>
        <table:table-row table:style-name="ro1">
          <table:table-cell office:value-type="string" calcext:value-type="string">
            <text:p>10'h1F9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10'h</text:p>
          </table:table-cell>
          <table:table-cell office:value-type="float" office:value="761" calcext:value-type="float">
            <text:p>761</text:p>
          </table:table-cell>
          <table:table-cell table:formula="of:=DEC2HEX([.D506])" office:value-type="string" office:string-value="2F9" calcext:value-type="string">
            <text:p>2F9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506];[.E506];[.G506];[.H506])" office:value-type="string" office:string-value="10'h2F9:out &lt;=8'b00000000;        " calcext:value-type="string">
            <text:p>10'h2F9:out &lt;=8'b00000000; <text:s text:c="7"/></text:p>
          </table:table-cell>
        </table:table-row>
        <table:table-row table:style-name="ro1">
          <table:table-cell office:value-type="string" calcext:value-type="string">
            <text:p>10'h1FA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10'h</text:p>
          </table:table-cell>
          <table:table-cell office:value-type="float" office:value="762" calcext:value-type="float">
            <text:p>762</text:p>
          </table:table-cell>
          <table:table-cell table:formula="of:=DEC2HEX([.D507])" office:value-type="string" office:string-value="2FA" calcext:value-type="string">
            <text:p>2FA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507];[.E507];[.G507];[.H507])" office:value-type="string" office:string-value="10'h2FA:out &lt;=8'b00000000;        " calcext:value-type="string">
            <text:p>10'h2FA:out &lt;=8'b00000000; <text:s text:c="7"/></text:p>
          </table:table-cell>
        </table:table-row>
        <table:table-row table:style-name="ro1">
          <table:table-cell office:value-type="string" calcext:value-type="string">
            <text:p>10'h1FB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10'h</text:p>
          </table:table-cell>
          <table:table-cell office:value-type="float" office:value="763" calcext:value-type="float">
            <text:p>763</text:p>
          </table:table-cell>
          <table:table-cell table:formula="of:=DEC2HEX([.D508])" office:value-type="string" office:string-value="2FB" calcext:value-type="string">
            <text:p>2FB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508];[.E508];[.G508];[.H508])" office:value-type="string" office:string-value="10'h2FB:out &lt;=8'b00000000;        " calcext:value-type="string">
            <text:p>10'h2FB:out &lt;=8'b00000000; <text:s text:c="7"/></text:p>
          </table:table-cell>
        </table:table-row>
        <table:table-row table:style-name="ro1">
          <table:table-cell office:value-type="string" calcext:value-type="string">
            <text:p>10'h1FC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10'h</text:p>
          </table:table-cell>
          <table:table-cell office:value-type="float" office:value="764" calcext:value-type="float">
            <text:p>764</text:p>
          </table:table-cell>
          <table:table-cell table:formula="of:=DEC2HEX([.D509])" office:value-type="string" office:string-value="2FC" calcext:value-type="string">
            <text:p>2FC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509];[.E509];[.G509];[.H509])" office:value-type="string" office:string-value="10'h2FC:out &lt;=8'b00000000;        " calcext:value-type="string">
            <text:p>10'h2FC:out &lt;=8'b00000000; <text:s text:c="7"/></text:p>
          </table:table-cell>
        </table:table-row>
        <table:table-row table:style-name="ro1">
          <table:table-cell office:value-type="string" calcext:value-type="string">
            <text:p>10'h1FD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10'h</text:p>
          </table:table-cell>
          <table:table-cell office:value-type="float" office:value="765" calcext:value-type="float">
            <text:p>765</text:p>
          </table:table-cell>
          <table:table-cell table:formula="of:=DEC2HEX([.D510])" office:value-type="string" office:string-value="2FD" calcext:value-type="string">
            <text:p>2FD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510];[.E510];[.G510];[.H510])" office:value-type="string" office:string-value="10'h2FD:out &lt;=8'b00000000;        " calcext:value-type="string">
            <text:p>10'h2FD:out &lt;=8'b00000000; <text:s text:c="7"/></text:p>
          </table:table-cell>
        </table:table-row>
        <table:table-row table:style-name="ro1">
          <table:table-cell office:value-type="string" calcext:value-type="string">
            <text:p>10'h1FE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10'h</text:p>
          </table:table-cell>
          <table:table-cell office:value-type="float" office:value="766" calcext:value-type="float">
            <text:p>766</text:p>
          </table:table-cell>
          <table:table-cell table:formula="of:=DEC2HEX([.D511])" office:value-type="string" office:string-value="2FE" calcext:value-type="string">
            <text:p>2FE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1111; <text:s text:c="7"/></text:p>
          </table:table-cell>
          <table:table-cell/>
          <table:table-cell table:formula="of:=CONCATENATE([.C511];[.E511];[.G511];[.H511])" office:value-type="string" office:string-value="10'h2FE:out &lt;=8'b00011111;        " calcext:value-type="string">
            <text:p>10'h2FE:out &lt;=8'b00011111; <text:s text:c="7"/></text:p>
          </table:table-cell>
        </table:table-row>
        <table:table-row table:style-name="ro1">
          <table:table-cell office:value-type="string" calcext:value-type="string">
            <text:p>10'h1FF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10'h</text:p>
          </table:table-cell>
          <table:table-cell office:value-type="float" office:value="767" calcext:value-type="float">
            <text:p>767</text:p>
          </table:table-cell>
          <table:table-cell table:formula="of:=DEC2HEX([.D512])" office:value-type="string" office:string-value="2FF" calcext:value-type="string">
            <text:p>2FF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512];[.E512];[.G512];[.H512])" office:value-type="string" office:string-value="10'h2FF:out &lt;=8'b00000000;        " calcext:value-type="string">
            <text:p>10'h2FF:out &lt;=8'b00000000; <text:s text:c="7"/></text:p>
          </table:table-cell>
        </table:table-row>
        <table:table-row table:style-name="ro1">
          <table:table-cell office:value-type="string" calcext:value-type="string">
            <text:p>10'h2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10'h</text:p>
          </table:table-cell>
          <table:table-cell office:value-type="float" office:value="768" calcext:value-type="float">
            <text:p>768</text:p>
          </table:table-cell>
          <table:table-cell table:formula="of:=DEC2HEX([.D513])" office:value-type="string" office:string-value="300" calcext:value-type="string">
            <text:p>300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0; <text:s text:c="7"/>// `</text:p>
          </table:table-cell>
          <table:table-cell/>
          <table:table-cell table:formula="of:=CONCATENATE([.C513];[.E513];[.G513];[.H513])" office:value-type="string" office:string-value="10'h300:out &lt;=8'b00010000;        // `" calcext:value-type="string">
            <text:p>10'h300:out &lt;=8'b00010000; <text:s text:c="7"/>// `</text:p>
          </table:table-cell>
        </table:table-row>
        <table:table-row table:style-name="ro1">
          <table:table-cell office:value-type="string" calcext:value-type="string">
            <text:p>10'h201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10'h</text:p>
          </table:table-cell>
          <table:table-cell office:value-type="float" office:value="769" calcext:value-type="float">
            <text:p>769</text:p>
          </table:table-cell>
          <table:table-cell table:formula="of:=DEC2HEX([.D514])" office:value-type="string" office:string-value="301" calcext:value-type="string">
            <text:p>301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000; <text:s text:c="7"/></text:p>
          </table:table-cell>
          <table:table-cell/>
          <table:table-cell table:formula="of:=CONCATENATE([.C514];[.E514];[.G514];[.H514])" office:value-type="string" office:string-value="10'h301:out &lt;=8'b00001000;        " calcext:value-type="string">
            <text:p>10'h301:out &lt;=8'b00001000; <text:s text:c="7"/></text:p>
          </table:table-cell>
        </table:table-row>
        <table:table-row table:style-name="ro1">
          <table:table-cell office:value-type="string" calcext:value-type="string">
            <text:p>10'h202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10'h</text:p>
          </table:table-cell>
          <table:table-cell office:value-type="float" office:value="770" calcext:value-type="float">
            <text:p>770</text:p>
          </table:table-cell>
          <table:table-cell table:formula="of:=DEC2HEX([.D515])" office:value-type="string" office:string-value="302" calcext:value-type="string">
            <text:p>302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00; <text:s text:c="7"/></text:p>
          </table:table-cell>
          <table:table-cell/>
          <table:table-cell table:formula="of:=CONCATENATE([.C515];[.E515];[.G515];[.H515])" office:value-type="string" office:string-value="10'h302:out &lt;=8'b00000100;        " calcext:value-type="string">
            <text:p>10'h302:out &lt;=8'b00000100; <text:s text:c="7"/></text:p>
          </table:table-cell>
        </table:table-row>
        <table:table-row table:style-name="ro1">
          <table:table-cell office:value-type="string" calcext:value-type="string">
            <text:p>10'h203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10'h</text:p>
          </table:table-cell>
          <table:table-cell office:value-type="float" office:value="771" calcext:value-type="float">
            <text:p>771</text:p>
          </table:table-cell>
          <table:table-cell table:formula="of:=DEC2HEX([.D516])" office:value-type="string" office:string-value="303" calcext:value-type="string">
            <text:p>303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516];[.E516];[.G516];[.H516])" office:value-type="string" office:string-value="10'h303:out &lt;=8'b00000000;        " calcext:value-type="string">
            <text:p>10'h303:out &lt;=8'b00000000; <text:s text:c="7"/></text:p>
          </table:table-cell>
        </table:table-row>
        <table:table-row table:style-name="ro1">
          <table:table-cell office:value-type="string" calcext:value-type="string">
            <text:p>10'h204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10'h</text:p>
          </table:table-cell>
          <table:table-cell office:value-type="float" office:value="772" calcext:value-type="float">
            <text:p>772</text:p>
          </table:table-cell>
          <table:table-cell table:formula="of:=DEC2HEX([.D517])" office:value-type="string" office:string-value="304" calcext:value-type="string">
            <text:p>304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517];[.E517];[.G517];[.H517])" office:value-type="string" office:string-value="10'h304:out &lt;=8'b00000000;        " calcext:value-type="string">
            <text:p>10'h304:out &lt;=8'b00000000; <text:s text:c="7"/></text:p>
          </table:table-cell>
        </table:table-row>
        <table:table-row table:style-name="ro1">
          <table:table-cell office:value-type="string" calcext:value-type="string">
            <text:p>10'h205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10'h</text:p>
          </table:table-cell>
          <table:table-cell office:value-type="float" office:value="773" calcext:value-type="float">
            <text:p>773</text:p>
          </table:table-cell>
          <table:table-cell table:formula="of:=DEC2HEX([.D518])" office:value-type="string" office:string-value="305" calcext:value-type="string">
            <text:p>305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518];[.E518];[.G518];[.H518])" office:value-type="string" office:string-value="10'h305:out &lt;=8'b00000000;        " calcext:value-type="string">
            <text:p>10'h305:out &lt;=8'b00000000; <text:s text:c="7"/></text:p>
          </table:table-cell>
        </table:table-row>
        <table:table-row table:style-name="ro1">
          <table:table-cell office:value-type="string" calcext:value-type="string">
            <text:p>10'h206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10'h</text:p>
          </table:table-cell>
          <table:table-cell office:value-type="float" office:value="774" calcext:value-type="float">
            <text:p>774</text:p>
          </table:table-cell>
          <table:table-cell table:formula="of:=DEC2HEX([.D519])" office:value-type="string" office:string-value="306" calcext:value-type="string">
            <text:p>306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519];[.E519];[.G519];[.H519])" office:value-type="string" office:string-value="10'h306:out &lt;=8'b00000000;        " calcext:value-type="string">
            <text:p>10'h306:out &lt;=8'b00000000; <text:s text:c="7"/></text:p>
          </table:table-cell>
        </table:table-row>
        <table:table-row table:style-name="ro1">
          <table:table-cell office:value-type="string" calcext:value-type="string">
            <text:p>10'h207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10'h</text:p>
          </table:table-cell>
          <table:table-cell office:value-type="float" office:value="775" calcext:value-type="float">
            <text:p>775</text:p>
          </table:table-cell>
          <table:table-cell table:formula="of:=DEC2HEX([.D520])" office:value-type="string" office:string-value="307" calcext:value-type="string">
            <text:p>307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520];[.E520];[.G520];[.H520])" office:value-type="string" office:string-value="10'h307:out &lt;=8'b00000000;        " calcext:value-type="string">
            <text:p>10'h307:out &lt;=8'b00000000; <text:s text:c="7"/></text:p>
          </table:table-cell>
        </table:table-row>
        <table:table-row table:style-name="ro1">
          <table:table-cell office:value-type="string" calcext:value-type="string">
            <text:p>10'h208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10'h</text:p>
          </table:table-cell>
          <table:table-cell office:value-type="float" office:value="776" calcext:value-type="float">
            <text:p>776</text:p>
          </table:table-cell>
          <table:table-cell table:formula="of:=DEC2HEX([.D521])" office:value-type="string" office:string-value="308" calcext:value-type="string">
            <text:p>308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// a</text:p>
          </table:table-cell>
          <table:table-cell/>
          <table:table-cell table:formula="of:=CONCATENATE([.C521];[.E521];[.G521];[.H521])" office:value-type="string" office:string-value="10'h308:out &lt;=8'b00000000;        // a" calcext:value-type="string">
            <text:p>10'h308:out &lt;=8'b00000000; <text:s text:c="7"/>// a</text:p>
          </table:table-cell>
        </table:table-row>
        <table:table-row table:style-name="ro1">
          <table:table-cell office:value-type="string" calcext:value-type="string">
            <text:p>10'h209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10'h</text:p>
          </table:table-cell>
          <table:table-cell office:value-type="float" office:value="777" calcext:value-type="float">
            <text:p>777</text:p>
          </table:table-cell>
          <table:table-cell table:formula="of:=DEC2HEX([.D522])" office:value-type="string" office:string-value="309" calcext:value-type="string">
            <text:p>309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522];[.E522];[.G522];[.H522])" office:value-type="string" office:string-value="10'h309:out &lt;=8'b00000000;        " calcext:value-type="string">
            <text:p>10'h309:out &lt;=8'b00000000; <text:s text:c="7"/></text:p>
          </table:table-cell>
        </table:table-row>
        <table:table-row table:style-name="ro1">
          <table:table-cell office:value-type="string" calcext:value-type="string">
            <text:p>10'h20A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10'h</text:p>
          </table:table-cell>
          <table:table-cell office:value-type="float" office:value="778" calcext:value-type="float">
            <text:p>778</text:p>
          </table:table-cell>
          <table:table-cell table:formula="of:=DEC2HEX([.D523])" office:value-type="string" office:string-value="30A" calcext:value-type="string">
            <text:p>30A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110; <text:s text:c="7"/></text:p>
          </table:table-cell>
          <table:table-cell/>
          <table:table-cell table:formula="of:=CONCATENATE([.C523];[.E523];[.G523];[.H523])" office:value-type="string" office:string-value="10'h30A:out &lt;=8'b00001110;        " calcext:value-type="string">
            <text:p>10'h30A:out &lt;=8'b00001110; <text:s text:c="7"/></text:p>
          </table:table-cell>
        </table:table-row>
        <table:table-row table:style-name="ro1">
          <table:table-cell office:value-type="string" calcext:value-type="string">
            <text:p>10'h20B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10'h</text:p>
          </table:table-cell>
          <table:table-cell office:value-type="float" office:value="779" calcext:value-type="float">
            <text:p>779</text:p>
          </table:table-cell>
          <table:table-cell table:formula="of:=DEC2HEX([.D524])" office:value-type="string" office:string-value="30B" calcext:value-type="string">
            <text:p>30B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1; <text:s text:c="7"/></text:p>
          </table:table-cell>
          <table:table-cell/>
          <table:table-cell table:formula="of:=CONCATENATE([.C524];[.E524];[.G524];[.H524])" office:value-type="string" office:string-value="10'h30B:out &lt;=8'b00000001;        " calcext:value-type="string">
            <text:p>10'h30B:out &lt;=8'b00000001; <text:s text:c="7"/></text:p>
          </table:table-cell>
        </table:table-row>
        <table:table-row table:style-name="ro1">
          <table:table-cell office:value-type="string" calcext:value-type="string">
            <text:p>10'h20C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10'h</text:p>
          </table:table-cell>
          <table:table-cell office:value-type="float" office:value="780" calcext:value-type="float">
            <text:p>780</text:p>
          </table:table-cell>
          <table:table-cell table:formula="of:=DEC2HEX([.D525])" office:value-type="string" office:string-value="30C" calcext:value-type="string">
            <text:p>30C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111; <text:s text:c="7"/></text:p>
          </table:table-cell>
          <table:table-cell/>
          <table:table-cell table:formula="of:=CONCATENATE([.C525];[.E525];[.G525];[.H525])" office:value-type="string" office:string-value="10'h30C:out &lt;=8'b00001111;        " calcext:value-type="string">
            <text:p>10'h30C:out &lt;=8'b00001111; <text:s text:c="7"/></text:p>
          </table:table-cell>
        </table:table-row>
        <table:table-row table:style-name="ro1">
          <table:table-cell office:value-type="string" calcext:value-type="string">
            <text:p>10'h20D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10'h</text:p>
          </table:table-cell>
          <table:table-cell office:value-type="float" office:value="781" calcext:value-type="float">
            <text:p>781</text:p>
          </table:table-cell>
          <table:table-cell table:formula="of:=DEC2HEX([.D526])" office:value-type="string" office:string-value="30D" calcext:value-type="string">
            <text:p>30D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</text:p>
          </table:table-cell>
          <table:table-cell/>
          <table:table-cell table:formula="of:=CONCATENATE([.C526];[.E526];[.G526];[.H526])" office:value-type="string" office:string-value="10'h30D:out &lt;=8'b00010001;        " calcext:value-type="string">
            <text:p>10'h30D:out &lt;=8'b00010001; <text:s text:c="7"/></text:p>
          </table:table-cell>
        </table:table-row>
        <table:table-row table:style-name="ro1">
          <table:table-cell office:value-type="string" calcext:value-type="string">
            <text:p>10'h20E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10'h</text:p>
          </table:table-cell>
          <table:table-cell office:value-type="float" office:value="782" calcext:value-type="float">
            <text:p>782</text:p>
          </table:table-cell>
          <table:table-cell table:formula="of:=DEC2HEX([.D527])" office:value-type="string" office:string-value="30E" calcext:value-type="string">
            <text:p>30E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111; <text:s text:c="7"/></text:p>
          </table:table-cell>
          <table:table-cell/>
          <table:table-cell table:formula="of:=CONCATENATE([.C527];[.E527];[.G527];[.H527])" office:value-type="string" office:string-value="10'h30E:out &lt;=8'b00001111;        " calcext:value-type="string">
            <text:p>10'h30E:out &lt;=8'b00001111; <text:s text:c="7"/></text:p>
          </table:table-cell>
        </table:table-row>
        <table:table-row table:style-name="ro1">
          <table:table-cell office:value-type="string" calcext:value-type="string">
            <text:p>10'h20F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10'h</text:p>
          </table:table-cell>
          <table:table-cell office:value-type="float" office:value="783" calcext:value-type="float">
            <text:p>783</text:p>
          </table:table-cell>
          <table:table-cell table:formula="of:=DEC2HEX([.D528])" office:value-type="string" office:string-value="30F" calcext:value-type="string">
            <text:p>30F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528];[.E528];[.G528];[.H528])" office:value-type="string" office:string-value="10'h30F:out &lt;=8'b00000000;        " calcext:value-type="string">
            <text:p>10'h30F:out &lt;=8'b00000000; <text:s text:c="7"/></text:p>
          </table:table-cell>
        </table:table-row>
        <table:table-row table:style-name="ro1">
          <table:table-cell office:value-type="string" calcext:value-type="string">
            <text:p>10'h210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10'h</text:p>
          </table:table-cell>
          <table:table-cell office:value-type="float" office:value="784" calcext:value-type="float">
            <text:p>784</text:p>
          </table:table-cell>
          <table:table-cell table:formula="of:=DEC2HEX([.D529])" office:value-type="string" office:string-value="310" calcext:value-type="string">
            <text:p>310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0; <text:s text:c="7"/>// b</text:p>
          </table:table-cell>
          <table:table-cell/>
          <table:table-cell table:formula="of:=CONCATENATE([.C529];[.E529];[.G529];[.H529])" office:value-type="string" office:string-value="10'h310:out &lt;=8'b00010000;        // b" calcext:value-type="string">
            <text:p>10'h310:out &lt;=8'b00010000; <text:s text:c="7"/>// b</text:p>
          </table:table-cell>
        </table:table-row>
        <table:table-row table:style-name="ro1">
          <table:table-cell office:value-type="string" calcext:value-type="string">
            <text:p>10'h211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10'h</text:p>
          </table:table-cell>
          <table:table-cell office:value-type="float" office:value="785" calcext:value-type="float">
            <text:p>785</text:p>
          </table:table-cell>
          <table:table-cell table:formula="of:=DEC2HEX([.D530])" office:value-type="string" office:string-value="311" calcext:value-type="string">
            <text:p>311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0; <text:s text:c="7"/></text:p>
          </table:table-cell>
          <table:table-cell/>
          <table:table-cell table:formula="of:=CONCATENATE([.C530];[.E530];[.G530];[.H530])" office:value-type="string" office:string-value="10'h311:out &lt;=8'b00010000;        " calcext:value-type="string">
            <text:p>10'h311:out &lt;=8'b00010000; <text:s text:c="7"/></text:p>
          </table:table-cell>
        </table:table-row>
        <table:table-row table:style-name="ro1">
          <table:table-cell office:value-type="string" calcext:value-type="string">
            <text:p>10'h212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10'h</text:p>
          </table:table-cell>
          <table:table-cell office:value-type="float" office:value="786" calcext:value-type="float">
            <text:p>786</text:p>
          </table:table-cell>
          <table:table-cell table:formula="of:=DEC2HEX([.D531])" office:value-type="string" office:string-value="312" calcext:value-type="string">
            <text:p>312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110; <text:s text:c="7"/></text:p>
          </table:table-cell>
          <table:table-cell/>
          <table:table-cell table:formula="of:=CONCATENATE([.C531];[.E531];[.G531];[.H531])" office:value-type="string" office:string-value="10'h312:out &lt;=8'b00010110;        " calcext:value-type="string">
            <text:p>10'h312:out &lt;=8'b00010110; <text:s text:c="7"/></text:p>
          </table:table-cell>
        </table:table-row>
        <table:table-row table:style-name="ro1">
          <table:table-cell office:value-type="string" calcext:value-type="string">
            <text:p>10'h213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10'h</text:p>
          </table:table-cell>
          <table:table-cell office:value-type="float" office:value="787" calcext:value-type="float">
            <text:p>787</text:p>
          </table:table-cell>
          <table:table-cell table:formula="of:=DEC2HEX([.D532])" office:value-type="string" office:string-value="313" calcext:value-type="string">
            <text:p>313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1001; <text:s text:c="7"/></text:p>
          </table:table-cell>
          <table:table-cell/>
          <table:table-cell table:formula="of:=CONCATENATE([.C532];[.E532];[.G532];[.H532])" office:value-type="string" office:string-value="10'h313:out &lt;=8'b00011001;        " calcext:value-type="string">
            <text:p>10'h313:out &lt;=8'b00011001; <text:s text:c="7"/></text:p>
          </table:table-cell>
        </table:table-row>
        <table:table-row table:style-name="ro1">
          <table:table-cell office:value-type="string" calcext:value-type="string">
            <text:p>10'h214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10'h</text:p>
          </table:table-cell>
          <table:table-cell office:value-type="float" office:value="788" calcext:value-type="float">
            <text:p>788</text:p>
          </table:table-cell>
          <table:table-cell table:formula="of:=DEC2HEX([.D533])" office:value-type="string" office:string-value="314" calcext:value-type="string">
            <text:p>314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</text:p>
          </table:table-cell>
          <table:table-cell/>
          <table:table-cell table:formula="of:=CONCATENATE([.C533];[.E533];[.G533];[.H533])" office:value-type="string" office:string-value="10'h314:out &lt;=8'b00010001;        " calcext:value-type="string">
            <text:p>10'h314:out &lt;=8'b00010001; <text:s text:c="7"/></text:p>
          </table:table-cell>
        </table:table-row>
        <table:table-row table:style-name="ro1">
          <table:table-cell office:value-type="string" calcext:value-type="string">
            <text:p>10'h215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10'h</text:p>
          </table:table-cell>
          <table:table-cell office:value-type="float" office:value="789" calcext:value-type="float">
            <text:p>789</text:p>
          </table:table-cell>
          <table:table-cell table:formula="of:=DEC2HEX([.D534])" office:value-type="string" office:string-value="315" calcext:value-type="string">
            <text:p>315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</text:p>
          </table:table-cell>
          <table:table-cell/>
          <table:table-cell table:formula="of:=CONCATENATE([.C534];[.E534];[.G534];[.H534])" office:value-type="string" office:string-value="10'h315:out &lt;=8'b00010001;        " calcext:value-type="string">
            <text:p>10'h315:out &lt;=8'b00010001; <text:s text:c="7"/></text:p>
          </table:table-cell>
        </table:table-row>
        <table:table-row table:style-name="ro1">
          <table:table-cell office:value-type="string" calcext:value-type="string">
            <text:p>10'h216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10'h</text:p>
          </table:table-cell>
          <table:table-cell office:value-type="float" office:value="790" calcext:value-type="float">
            <text:p>790</text:p>
          </table:table-cell>
          <table:table-cell table:formula="of:=DEC2HEX([.D535])" office:value-type="string" office:string-value="316" calcext:value-type="string">
            <text:p>316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1110; <text:s text:c="7"/></text:p>
          </table:table-cell>
          <table:table-cell/>
          <table:table-cell table:formula="of:=CONCATENATE([.C535];[.E535];[.G535];[.H535])" office:value-type="string" office:string-value="10'h316:out &lt;=8'b00011110;        " calcext:value-type="string">
            <text:p>10'h316:out &lt;=8'b00011110; <text:s text:c="7"/></text:p>
          </table:table-cell>
        </table:table-row>
        <table:table-row table:style-name="ro1">
          <table:table-cell office:value-type="string" calcext:value-type="string">
            <text:p>10'h217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10'h</text:p>
          </table:table-cell>
          <table:table-cell office:value-type="float" office:value="791" calcext:value-type="float">
            <text:p>791</text:p>
          </table:table-cell>
          <table:table-cell table:formula="of:=DEC2HEX([.D536])" office:value-type="string" office:string-value="317" calcext:value-type="string">
            <text:p>317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536];[.E536];[.G536];[.H536])" office:value-type="string" office:string-value="10'h317:out &lt;=8'b00000000;        " calcext:value-type="string">
            <text:p>10'h317:out &lt;=8'b00000000; <text:s text:c="7"/></text:p>
          </table:table-cell>
        </table:table-row>
        <table:table-row table:style-name="ro1">
          <table:table-cell office:value-type="string" calcext:value-type="string">
            <text:p>10'h218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10'h</text:p>
          </table:table-cell>
          <table:table-cell office:value-type="float" office:value="792" calcext:value-type="float">
            <text:p>792</text:p>
          </table:table-cell>
          <table:table-cell table:formula="of:=DEC2HEX([.D537])" office:value-type="string" office:string-value="318" calcext:value-type="string">
            <text:p>318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// c</text:p>
          </table:table-cell>
          <table:table-cell/>
          <table:table-cell table:formula="of:=CONCATENATE([.C537];[.E537];[.G537];[.H537])" office:value-type="string" office:string-value="10'h318:out &lt;=8'b00000000;        // c" calcext:value-type="string">
            <text:p>10'h318:out &lt;=8'b00000000; <text:s text:c="7"/>// c</text:p>
          </table:table-cell>
        </table:table-row>
        <table:table-row table:style-name="ro1">
          <table:table-cell office:value-type="string" calcext:value-type="string">
            <text:p>10'h219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10'h</text:p>
          </table:table-cell>
          <table:table-cell office:value-type="float" office:value="793" calcext:value-type="float">
            <text:p>793</text:p>
          </table:table-cell>
          <table:table-cell table:formula="of:=DEC2HEX([.D538])" office:value-type="string" office:string-value="319" calcext:value-type="string">
            <text:p>319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538];[.E538];[.G538];[.H538])" office:value-type="string" office:string-value="10'h319:out &lt;=8'b00000000;        " calcext:value-type="string">
            <text:p>10'h319:out &lt;=8'b00000000; <text:s text:c="7"/></text:p>
          </table:table-cell>
        </table:table-row>
        <table:table-row table:style-name="ro1">
          <table:table-cell office:value-type="string" calcext:value-type="string">
            <text:p>10'h21A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10'h</text:p>
          </table:table-cell>
          <table:table-cell office:value-type="float" office:value="794" calcext:value-type="float">
            <text:p>794</text:p>
          </table:table-cell>
          <table:table-cell table:formula="of:=DEC2HEX([.D539])" office:value-type="string" office:string-value="31A" calcext:value-type="string">
            <text:p>31A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110; <text:s text:c="7"/></text:p>
          </table:table-cell>
          <table:table-cell/>
          <table:table-cell table:formula="of:=CONCATENATE([.C539];[.E539];[.G539];[.H539])" office:value-type="string" office:string-value="10'h31A:out &lt;=8'b00001110;        " calcext:value-type="string">
            <text:p>10'h31A:out &lt;=8'b00001110; <text:s text:c="7"/></text:p>
          </table:table-cell>
        </table:table-row>
        <table:table-row table:style-name="ro1">
          <table:table-cell office:value-type="string" calcext:value-type="string">
            <text:p>10'h21B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10'h</text:p>
          </table:table-cell>
          <table:table-cell office:value-type="float" office:value="795" calcext:value-type="float">
            <text:p>795</text:p>
          </table:table-cell>
          <table:table-cell table:formula="of:=DEC2HEX([.D540])" office:value-type="string" office:string-value="31B" calcext:value-type="string">
            <text:p>31B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</text:p>
          </table:table-cell>
          <table:table-cell/>
          <table:table-cell table:formula="of:=CONCATENATE([.C540];[.E540];[.G540];[.H540])" office:value-type="string" office:string-value="10'h31B:out &lt;=8'b00010001;        " calcext:value-type="string">
            <text:p>10'h31B:out &lt;=8'b00010001; <text:s text:c="7"/></text:p>
          </table:table-cell>
        </table:table-row>
        <table:table-row table:style-name="ro1">
          <table:table-cell office:value-type="string" calcext:value-type="string">
            <text:p>10'h21C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10'h</text:p>
          </table:table-cell>
          <table:table-cell office:value-type="float" office:value="796" calcext:value-type="float">
            <text:p>796</text:p>
          </table:table-cell>
          <table:table-cell table:formula="of:=DEC2HEX([.D541])" office:value-type="string" office:string-value="31C" calcext:value-type="string">
            <text:p>31C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0; <text:s text:c="7"/></text:p>
          </table:table-cell>
          <table:table-cell/>
          <table:table-cell table:formula="of:=CONCATENATE([.C541];[.E541];[.G541];[.H541])" office:value-type="string" office:string-value="10'h31C:out &lt;=8'b00010000;        " calcext:value-type="string">
            <text:p>10'h31C:out &lt;=8'b00010000; <text:s text:c="7"/></text:p>
          </table:table-cell>
        </table:table-row>
        <table:table-row table:style-name="ro1">
          <table:table-cell office:value-type="string" calcext:value-type="string">
            <text:p>10'h21D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10'h</text:p>
          </table:table-cell>
          <table:table-cell office:value-type="float" office:value="797" calcext:value-type="float">
            <text:p>797</text:p>
          </table:table-cell>
          <table:table-cell table:formula="of:=DEC2HEX([.D542])" office:value-type="string" office:string-value="31D" calcext:value-type="string">
            <text:p>31D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</text:p>
          </table:table-cell>
          <table:table-cell/>
          <table:table-cell table:formula="of:=CONCATENATE([.C542];[.E542];[.G542];[.H542])" office:value-type="string" office:string-value="10'h31D:out &lt;=8'b00010001;        " calcext:value-type="string">
            <text:p>10'h31D:out &lt;=8'b00010001; <text:s text:c="7"/></text:p>
          </table:table-cell>
        </table:table-row>
        <table:table-row table:style-name="ro1">
          <table:table-cell office:value-type="string" calcext:value-type="string">
            <text:p>10'h21E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10'h</text:p>
          </table:table-cell>
          <table:table-cell office:value-type="float" office:value="798" calcext:value-type="float">
            <text:p>798</text:p>
          </table:table-cell>
          <table:table-cell table:formula="of:=DEC2HEX([.D543])" office:value-type="string" office:string-value="31E" calcext:value-type="string">
            <text:p>31E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110; <text:s text:c="7"/></text:p>
          </table:table-cell>
          <table:table-cell/>
          <table:table-cell table:formula="of:=CONCATENATE([.C543];[.E543];[.G543];[.H543])" office:value-type="string" office:string-value="10'h31E:out &lt;=8'b00001110;        " calcext:value-type="string">
            <text:p>10'h31E:out &lt;=8'b00001110; <text:s text:c="7"/></text:p>
          </table:table-cell>
        </table:table-row>
        <table:table-row table:style-name="ro1">
          <table:table-cell office:value-type="string" calcext:value-type="string">
            <text:p>10'h21F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10'h</text:p>
          </table:table-cell>
          <table:table-cell office:value-type="float" office:value="799" calcext:value-type="float">
            <text:p>799</text:p>
          </table:table-cell>
          <table:table-cell table:formula="of:=DEC2HEX([.D544])" office:value-type="string" office:string-value="31F" calcext:value-type="string">
            <text:p>31F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544];[.E544];[.G544];[.H544])" office:value-type="string" office:string-value="10'h31F:out &lt;=8'b00000000;        " calcext:value-type="string">
            <text:p>10'h31F:out &lt;=8'b00000000; <text:s text:c="7"/></text:p>
          </table:table-cell>
        </table:table-row>
        <table:table-row table:style-name="ro1">
          <table:table-cell office:value-type="string" calcext:value-type="string">
            <text:p>10'h22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10'h</text:p>
          </table:table-cell>
          <table:table-cell office:value-type="float" office:value="800" calcext:value-type="float">
            <text:p>800</text:p>
          </table:table-cell>
          <table:table-cell table:formula="of:=DEC2HEX([.D545])" office:value-type="string" office:string-value="320" calcext:value-type="string">
            <text:p>320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1; <text:s text:c="7"/>// d</text:p>
          </table:table-cell>
          <table:table-cell/>
          <table:table-cell table:formula="of:=CONCATENATE([.C545];[.E545];[.G545];[.H545])" office:value-type="string" office:string-value="10'h320:out &lt;=8'b00000001;        // d" calcext:value-type="string">
            <text:p>10'h320:out &lt;=8'b00000001; <text:s text:c="7"/>// d</text:p>
          </table:table-cell>
        </table:table-row>
        <table:table-row table:style-name="ro1">
          <table:table-cell office:value-type="string" calcext:value-type="string">
            <text:p>10'h221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10'h</text:p>
          </table:table-cell>
          <table:table-cell office:value-type="float" office:value="801" calcext:value-type="float">
            <text:p>801</text:p>
          </table:table-cell>
          <table:table-cell table:formula="of:=DEC2HEX([.D546])" office:value-type="string" office:string-value="321" calcext:value-type="string">
            <text:p>321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1; <text:s text:c="7"/></text:p>
          </table:table-cell>
          <table:table-cell/>
          <table:table-cell table:formula="of:=CONCATENATE([.C546];[.E546];[.G546];[.H546])" office:value-type="string" office:string-value="10'h321:out &lt;=8'b00000001;        " calcext:value-type="string">
            <text:p>10'h321:out &lt;=8'b00000001; <text:s text:c="7"/></text:p>
          </table:table-cell>
        </table:table-row>
        <table:table-row table:style-name="ro1">
          <table:table-cell office:value-type="string" calcext:value-type="string">
            <text:p>10'h222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10'h</text:p>
          </table:table-cell>
          <table:table-cell office:value-type="float" office:value="802" calcext:value-type="float">
            <text:p>802</text:p>
          </table:table-cell>
          <table:table-cell table:formula="of:=DEC2HEX([.D547])" office:value-type="string" office:string-value="322" calcext:value-type="string">
            <text:p>322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101; <text:s text:c="7"/></text:p>
          </table:table-cell>
          <table:table-cell/>
          <table:table-cell table:formula="of:=CONCATENATE([.C547];[.E547];[.G547];[.H547])" office:value-type="string" office:string-value="10'h322:out &lt;=8'b00001101;        " calcext:value-type="string">
            <text:p>10'h322:out &lt;=8'b00001101; <text:s text:c="7"/></text:p>
          </table:table-cell>
        </table:table-row>
        <table:table-row table:style-name="ro1">
          <table:table-cell office:value-type="string" calcext:value-type="string">
            <text:p>10'h223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10'h</text:p>
          </table:table-cell>
          <table:table-cell office:value-type="float" office:value="803" calcext:value-type="float">
            <text:p>803</text:p>
          </table:table-cell>
          <table:table-cell table:formula="of:=DEC2HEX([.D548])" office:value-type="string" office:string-value="323" calcext:value-type="string">
            <text:p>323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11; <text:s text:c="7"/></text:p>
          </table:table-cell>
          <table:table-cell/>
          <table:table-cell table:formula="of:=CONCATENATE([.C548];[.E548];[.G548];[.H548])" office:value-type="string" office:string-value="10'h323:out &lt;=8'b00010011;        " calcext:value-type="string">
            <text:p>10'h323:out &lt;=8'b00010011; <text:s text:c="7"/></text:p>
          </table:table-cell>
        </table:table-row>
        <table:table-row table:style-name="ro1">
          <table:table-cell office:value-type="string" calcext:value-type="string">
            <text:p>10'h224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10'h</text:p>
          </table:table-cell>
          <table:table-cell office:value-type="float" office:value="804" calcext:value-type="float">
            <text:p>804</text:p>
          </table:table-cell>
          <table:table-cell table:formula="of:=DEC2HEX([.D549])" office:value-type="string" office:string-value="324" calcext:value-type="string">
            <text:p>324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</text:p>
          </table:table-cell>
          <table:table-cell/>
          <table:table-cell table:formula="of:=CONCATENATE([.C549];[.E549];[.G549];[.H549])" office:value-type="string" office:string-value="10'h324:out &lt;=8'b00010001;        " calcext:value-type="string">
            <text:p>10'h324:out &lt;=8'b00010001; <text:s text:c="7"/></text:p>
          </table:table-cell>
        </table:table-row>
        <table:table-row table:style-name="ro1">
          <table:table-cell office:value-type="string" calcext:value-type="string">
            <text:p>10'h225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10'h</text:p>
          </table:table-cell>
          <table:table-cell office:value-type="float" office:value="805" calcext:value-type="float">
            <text:p>805</text:p>
          </table:table-cell>
          <table:table-cell table:formula="of:=DEC2HEX([.D550])" office:value-type="string" office:string-value="325" calcext:value-type="string">
            <text:p>325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</text:p>
          </table:table-cell>
          <table:table-cell/>
          <table:table-cell table:formula="of:=CONCATENATE([.C550];[.E550];[.G550];[.H550])" office:value-type="string" office:string-value="10'h325:out &lt;=8'b00010001;        " calcext:value-type="string">
            <text:p>10'h325:out &lt;=8'b00010001; <text:s text:c="7"/></text:p>
          </table:table-cell>
        </table:table-row>
        <table:table-row table:style-name="ro1">
          <table:table-cell office:value-type="string" calcext:value-type="string">
            <text:p>10'h226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10'h</text:p>
          </table:table-cell>
          <table:table-cell office:value-type="float" office:value="806" calcext:value-type="float">
            <text:p>806</text:p>
          </table:table-cell>
          <table:table-cell table:formula="of:=DEC2HEX([.D551])" office:value-type="string" office:string-value="326" calcext:value-type="string">
            <text:p>326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111; <text:s text:c="7"/></text:p>
          </table:table-cell>
          <table:table-cell/>
          <table:table-cell table:formula="of:=CONCATENATE([.C551];[.E551];[.G551];[.H551])" office:value-type="string" office:string-value="10'h326:out &lt;=8'b00001111;        " calcext:value-type="string">
            <text:p>10'h326:out &lt;=8'b00001111; <text:s text:c="7"/></text:p>
          </table:table-cell>
        </table:table-row>
        <table:table-row table:style-name="ro1">
          <table:table-cell office:value-type="string" calcext:value-type="string">
            <text:p>10'h227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10'h</text:p>
          </table:table-cell>
          <table:table-cell office:value-type="float" office:value="807" calcext:value-type="float">
            <text:p>807</text:p>
          </table:table-cell>
          <table:table-cell table:formula="of:=DEC2HEX([.D552])" office:value-type="string" office:string-value="327" calcext:value-type="string">
            <text:p>327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552];[.E552];[.G552];[.H552])" office:value-type="string" office:string-value="10'h327:out &lt;=8'b00000000;        " calcext:value-type="string">
            <text:p>10'h327:out &lt;=8'b00000000; <text:s text:c="7"/></text:p>
          </table:table-cell>
        </table:table-row>
        <table:table-row table:style-name="ro1">
          <table:table-cell office:value-type="string" calcext:value-type="string">
            <text:p>10'h228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10'h</text:p>
          </table:table-cell>
          <table:table-cell office:value-type="float" office:value="808" calcext:value-type="float">
            <text:p>808</text:p>
          </table:table-cell>
          <table:table-cell table:formula="of:=DEC2HEX([.D553])" office:value-type="string" office:string-value="328" calcext:value-type="string">
            <text:p>328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// e</text:p>
          </table:table-cell>
          <table:table-cell/>
          <table:table-cell table:formula="of:=CONCATENATE([.C553];[.E553];[.G553];[.H553])" office:value-type="string" office:string-value="10'h328:out &lt;=8'b00000000;        // e" calcext:value-type="string">
            <text:p>10'h328:out &lt;=8'b00000000; <text:s text:c="7"/>// e</text:p>
          </table:table-cell>
        </table:table-row>
        <table:table-row table:style-name="ro1">
          <table:table-cell office:value-type="string" calcext:value-type="string">
            <text:p>10'h229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10'h</text:p>
          </table:table-cell>
          <table:table-cell office:value-type="float" office:value="809" calcext:value-type="float">
            <text:p>809</text:p>
          </table:table-cell>
          <table:table-cell table:formula="of:=DEC2HEX([.D554])" office:value-type="string" office:string-value="329" calcext:value-type="string">
            <text:p>329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554];[.E554];[.G554];[.H554])" office:value-type="string" office:string-value="10'h329:out &lt;=8'b00000000;        " calcext:value-type="string">
            <text:p>10'h329:out &lt;=8'b00000000; <text:s text:c="7"/></text:p>
          </table:table-cell>
        </table:table-row>
        <table:table-row table:style-name="ro1">
          <table:table-cell office:value-type="string" calcext:value-type="string">
            <text:p>10'h22A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10'h</text:p>
          </table:table-cell>
          <table:table-cell office:value-type="float" office:value="810" calcext:value-type="float">
            <text:p>810</text:p>
          </table:table-cell>
          <table:table-cell table:formula="of:=DEC2HEX([.D555])" office:value-type="string" office:string-value="32A" calcext:value-type="string">
            <text:p>32A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110; <text:s text:c="7"/></text:p>
          </table:table-cell>
          <table:table-cell/>
          <table:table-cell table:formula="of:=CONCATENATE([.C555];[.E555];[.G555];[.H555])" office:value-type="string" office:string-value="10'h32A:out &lt;=8'b00001110;        " calcext:value-type="string">
            <text:p>10'h32A:out &lt;=8'b00001110; <text:s text:c="7"/></text:p>
          </table:table-cell>
        </table:table-row>
        <table:table-row table:style-name="ro1">
          <table:table-cell office:value-type="string" calcext:value-type="string">
            <text:p>10'h22B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10'h</text:p>
          </table:table-cell>
          <table:table-cell office:value-type="float" office:value="811" calcext:value-type="float">
            <text:p>811</text:p>
          </table:table-cell>
          <table:table-cell table:formula="of:=DEC2HEX([.D556])" office:value-type="string" office:string-value="32B" calcext:value-type="string">
            <text:p>32B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</text:p>
          </table:table-cell>
          <table:table-cell/>
          <table:table-cell table:formula="of:=CONCATENATE([.C556];[.E556];[.G556];[.H556])" office:value-type="string" office:string-value="10'h32B:out &lt;=8'b00010001;        " calcext:value-type="string">
            <text:p>10'h32B:out &lt;=8'b00010001; <text:s text:c="7"/></text:p>
          </table:table-cell>
        </table:table-row>
        <table:table-row table:style-name="ro1">
          <table:table-cell office:value-type="string" calcext:value-type="string">
            <text:p>10'h22C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10'h</text:p>
          </table:table-cell>
          <table:table-cell office:value-type="float" office:value="812" calcext:value-type="float">
            <text:p>812</text:p>
          </table:table-cell>
          <table:table-cell table:formula="of:=DEC2HEX([.D557])" office:value-type="string" office:string-value="32C" calcext:value-type="string">
            <text:p>32C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1111; <text:s text:c="7"/></text:p>
          </table:table-cell>
          <table:table-cell/>
          <table:table-cell table:formula="of:=CONCATENATE([.C557];[.E557];[.G557];[.H557])" office:value-type="string" office:string-value="10'h32C:out &lt;=8'b00011111;        " calcext:value-type="string">
            <text:p>10'h32C:out &lt;=8'b00011111; <text:s text:c="7"/></text:p>
          </table:table-cell>
        </table:table-row>
        <table:table-row table:style-name="ro1">
          <table:table-cell office:value-type="string" calcext:value-type="string">
            <text:p>10'h22D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10'h</text:p>
          </table:table-cell>
          <table:table-cell office:value-type="float" office:value="813" calcext:value-type="float">
            <text:p>813</text:p>
          </table:table-cell>
          <table:table-cell table:formula="of:=DEC2HEX([.D558])" office:value-type="string" office:string-value="32D" calcext:value-type="string">
            <text:p>32D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0; <text:s text:c="7"/></text:p>
          </table:table-cell>
          <table:table-cell/>
          <table:table-cell table:formula="of:=CONCATENATE([.C558];[.E558];[.G558];[.H558])" office:value-type="string" office:string-value="10'h32D:out &lt;=8'b00010000;        " calcext:value-type="string">
            <text:p>10'h32D:out &lt;=8'b00010000; <text:s text:c="7"/></text:p>
          </table:table-cell>
        </table:table-row>
        <table:table-row table:style-name="ro1">
          <table:table-cell office:value-type="string" calcext:value-type="string">
            <text:p>10'h22E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10'h</text:p>
          </table:table-cell>
          <table:table-cell office:value-type="float" office:value="814" calcext:value-type="float">
            <text:p>814</text:p>
          </table:table-cell>
          <table:table-cell table:formula="of:=DEC2HEX([.D559])" office:value-type="string" office:string-value="32E" calcext:value-type="string">
            <text:p>32E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110; <text:s text:c="7"/></text:p>
          </table:table-cell>
          <table:table-cell/>
          <table:table-cell table:formula="of:=CONCATENATE([.C559];[.E559];[.G559];[.H559])" office:value-type="string" office:string-value="10'h32E:out &lt;=8'b00001110;        " calcext:value-type="string">
            <text:p>10'h32E:out &lt;=8'b00001110; <text:s text:c="7"/></text:p>
          </table:table-cell>
        </table:table-row>
        <table:table-row table:style-name="ro1">
          <table:table-cell office:value-type="string" calcext:value-type="string">
            <text:p>10'h22F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10'h</text:p>
          </table:table-cell>
          <table:table-cell office:value-type="float" office:value="815" calcext:value-type="float">
            <text:p>815</text:p>
          </table:table-cell>
          <table:table-cell table:formula="of:=DEC2HEX([.D560])" office:value-type="string" office:string-value="32F" calcext:value-type="string">
            <text:p>32F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560];[.E560];[.G560];[.H560])" office:value-type="string" office:string-value="10'h32F:out &lt;=8'b00000000;        " calcext:value-type="string">
            <text:p>10'h32F:out &lt;=8'b00000000; <text:s text:c="7"/></text:p>
          </table:table-cell>
        </table:table-row>
        <table:table-row table:style-name="ro1">
          <table:table-cell office:value-type="string" calcext:value-type="string">
            <text:p>10'h230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10'h</text:p>
          </table:table-cell>
          <table:table-cell office:value-type="float" office:value="816" calcext:value-type="float">
            <text:p>816</text:p>
          </table:table-cell>
          <table:table-cell table:formula="of:=DEC2HEX([.D561])" office:value-type="string" office:string-value="330" calcext:value-type="string">
            <text:p>330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10; <text:s text:c="7"/>// f</text:p>
          </table:table-cell>
          <table:table-cell/>
          <table:table-cell table:formula="of:=CONCATENATE([.C561];[.E561];[.G561];[.H561])" office:value-type="string" office:string-value="10'h330:out &lt;=8'b00000010;        // f" calcext:value-type="string">
            <text:p>10'h330:out &lt;=8'b00000010; <text:s text:c="7"/>// f</text:p>
          </table:table-cell>
        </table:table-row>
        <table:table-row table:style-name="ro1">
          <table:table-cell office:value-type="string" calcext:value-type="string">
            <text:p>10'h231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10'h</text:p>
          </table:table-cell>
          <table:table-cell office:value-type="float" office:value="817" calcext:value-type="float">
            <text:p>817</text:p>
          </table:table-cell>
          <table:table-cell table:formula="of:=DEC2HEX([.D562])" office:value-type="string" office:string-value="331" calcext:value-type="string">
            <text:p>331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01; <text:s text:c="7"/></text:p>
          </table:table-cell>
          <table:table-cell/>
          <table:table-cell table:formula="of:=CONCATENATE([.C562];[.E562];[.G562];[.H562])" office:value-type="string" office:string-value="10'h331:out &lt;=8'b00000101;        " calcext:value-type="string">
            <text:p>10'h331:out &lt;=8'b00000101; <text:s text:c="7"/></text:p>
          </table:table-cell>
        </table:table-row>
        <table:table-row table:style-name="ro1">
          <table:table-cell office:value-type="string" calcext:value-type="string">
            <text:p>10'h232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10'h</text:p>
          </table:table-cell>
          <table:table-cell office:value-type="float" office:value="818" calcext:value-type="float">
            <text:p>818</text:p>
          </table:table-cell>
          <table:table-cell table:formula="of:=DEC2HEX([.D563])" office:value-type="string" office:string-value="332" calcext:value-type="string">
            <text:p>332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00; <text:s text:c="7"/></text:p>
          </table:table-cell>
          <table:table-cell/>
          <table:table-cell table:formula="of:=CONCATENATE([.C563];[.E563];[.G563];[.H563])" office:value-type="string" office:string-value="10'h332:out &lt;=8'b00000100;        " calcext:value-type="string">
            <text:p>10'h332:out &lt;=8'b00000100; <text:s text:c="7"/></text:p>
          </table:table-cell>
        </table:table-row>
        <table:table-row table:style-name="ro1">
          <table:table-cell office:value-type="string" calcext:value-type="string">
            <text:p>10'h233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10'h</text:p>
          </table:table-cell>
          <table:table-cell office:value-type="float" office:value="819" calcext:value-type="float">
            <text:p>819</text:p>
          </table:table-cell>
          <table:table-cell table:formula="of:=DEC2HEX([.D564])" office:value-type="string" office:string-value="333" calcext:value-type="string">
            <text:p>333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110; <text:s text:c="7"/></text:p>
          </table:table-cell>
          <table:table-cell/>
          <table:table-cell table:formula="of:=CONCATENATE([.C564];[.E564];[.G564];[.H564])" office:value-type="string" office:string-value="10'h333:out &lt;=8'b00001110;        " calcext:value-type="string">
            <text:p>10'h333:out &lt;=8'b00001110; <text:s text:c="7"/></text:p>
          </table:table-cell>
        </table:table-row>
        <table:table-row table:style-name="ro1">
          <table:table-cell office:value-type="string" calcext:value-type="string">
            <text:p>10'h234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10'h</text:p>
          </table:table-cell>
          <table:table-cell office:value-type="float" office:value="820" calcext:value-type="float">
            <text:p>820</text:p>
          </table:table-cell>
          <table:table-cell table:formula="of:=DEC2HEX([.D565])" office:value-type="string" office:string-value="334" calcext:value-type="string">
            <text:p>334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00; <text:s text:c="7"/></text:p>
          </table:table-cell>
          <table:table-cell/>
          <table:table-cell table:formula="of:=CONCATENATE([.C565];[.E565];[.G565];[.H565])" office:value-type="string" office:string-value="10'h334:out &lt;=8'b00000100;        " calcext:value-type="string">
            <text:p>10'h334:out &lt;=8'b00000100; <text:s text:c="7"/></text:p>
          </table:table-cell>
        </table:table-row>
        <table:table-row table:style-name="ro1">
          <table:table-cell office:value-type="string" calcext:value-type="string">
            <text:p>10'h235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10'h</text:p>
          </table:table-cell>
          <table:table-cell office:value-type="float" office:value="821" calcext:value-type="float">
            <text:p>821</text:p>
          </table:table-cell>
          <table:table-cell table:formula="of:=DEC2HEX([.D566])" office:value-type="string" office:string-value="335" calcext:value-type="string">
            <text:p>335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00; <text:s text:c="7"/></text:p>
          </table:table-cell>
          <table:table-cell/>
          <table:table-cell table:formula="of:=CONCATENATE([.C566];[.E566];[.G566];[.H566])" office:value-type="string" office:string-value="10'h335:out &lt;=8'b00000100;        " calcext:value-type="string">
            <text:p>10'h335:out &lt;=8'b00000100; <text:s text:c="7"/></text:p>
          </table:table-cell>
        </table:table-row>
        <table:table-row table:style-name="ro1">
          <table:table-cell office:value-type="string" calcext:value-type="string">
            <text:p>10'h236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10'h</text:p>
          </table:table-cell>
          <table:table-cell office:value-type="float" office:value="822" calcext:value-type="float">
            <text:p>822</text:p>
          </table:table-cell>
          <table:table-cell table:formula="of:=DEC2HEX([.D567])" office:value-type="string" office:string-value="336" calcext:value-type="string">
            <text:p>336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00; <text:s text:c="7"/></text:p>
          </table:table-cell>
          <table:table-cell/>
          <table:table-cell table:formula="of:=CONCATENATE([.C567];[.E567];[.G567];[.H567])" office:value-type="string" office:string-value="10'h336:out &lt;=8'b00000100;        " calcext:value-type="string">
            <text:p>10'h336:out &lt;=8'b00000100; <text:s text:c="7"/></text:p>
          </table:table-cell>
        </table:table-row>
        <table:table-row table:style-name="ro1">
          <table:table-cell office:value-type="string" calcext:value-type="string">
            <text:p>10'h237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10'h</text:p>
          </table:table-cell>
          <table:table-cell office:value-type="float" office:value="823" calcext:value-type="float">
            <text:p>823</text:p>
          </table:table-cell>
          <table:table-cell table:formula="of:=DEC2HEX([.D568])" office:value-type="string" office:string-value="337" calcext:value-type="string">
            <text:p>337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568];[.E568];[.G568];[.H568])" office:value-type="string" office:string-value="10'h337:out &lt;=8'b00000000;        " calcext:value-type="string">
            <text:p>10'h337:out &lt;=8'b00000000; <text:s text:c="7"/></text:p>
          </table:table-cell>
        </table:table-row>
        <table:table-row table:style-name="ro1">
          <table:table-cell office:value-type="string" calcext:value-type="string">
            <text:p>10'h238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10'h</text:p>
          </table:table-cell>
          <table:table-cell office:value-type="float" office:value="824" calcext:value-type="float">
            <text:p>824</text:p>
          </table:table-cell>
          <table:table-cell table:formula="of:=DEC2HEX([.D569])" office:value-type="string" office:string-value="338" calcext:value-type="string">
            <text:p>338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// g</text:p>
          </table:table-cell>
          <table:table-cell/>
          <table:table-cell table:formula="of:=CONCATENATE([.C569];[.E569];[.G569];[.H569])" office:value-type="string" office:string-value="10'h338:out &lt;=8'b00000000;        // g" calcext:value-type="string">
            <text:p>10'h338:out &lt;=8'b00000000; <text:s text:c="7"/>// g</text:p>
          </table:table-cell>
        </table:table-row>
        <table:table-row table:style-name="ro1">
          <table:table-cell office:value-type="string" calcext:value-type="string">
            <text:p>10'h239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10'h</text:p>
          </table:table-cell>
          <table:table-cell office:value-type="float" office:value="825" calcext:value-type="float">
            <text:p>825</text:p>
          </table:table-cell>
          <table:table-cell table:formula="of:=DEC2HEX([.D570])" office:value-type="string" office:string-value="339" calcext:value-type="string">
            <text:p>339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101; <text:s text:c="7"/></text:p>
          </table:table-cell>
          <table:table-cell/>
          <table:table-cell table:formula="of:=CONCATENATE([.C570];[.E570];[.G570];[.H570])" office:value-type="string" office:string-value="10'h339:out &lt;=8'b00001101;        " calcext:value-type="string">
            <text:p>10'h339:out &lt;=8'b00001101; <text:s text:c="7"/></text:p>
          </table:table-cell>
        </table:table-row>
        <table:table-row table:style-name="ro1">
          <table:table-cell office:value-type="string" calcext:value-type="string">
            <text:p>10'h23A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10'h</text:p>
          </table:table-cell>
          <table:table-cell office:value-type="float" office:value="826" calcext:value-type="float">
            <text:p>826</text:p>
          </table:table-cell>
          <table:table-cell table:formula="of:=DEC2HEX([.D571])" office:value-type="string" office:string-value="33A" calcext:value-type="string">
            <text:p>33A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11; <text:s text:c="7"/></text:p>
          </table:table-cell>
          <table:table-cell/>
          <table:table-cell table:formula="of:=CONCATENATE([.C571];[.E571];[.G571];[.H571])" office:value-type="string" office:string-value="10'h33A:out &lt;=8'b00010011;        " calcext:value-type="string">
            <text:p>10'h33A:out &lt;=8'b00010011; <text:s text:c="7"/></text:p>
          </table:table-cell>
        </table:table-row>
        <table:table-row table:style-name="ro1">
          <table:table-cell office:value-type="string" calcext:value-type="string">
            <text:p>10'h23B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10'h</text:p>
          </table:table-cell>
          <table:table-cell office:value-type="float" office:value="827" calcext:value-type="float">
            <text:p>827</text:p>
          </table:table-cell>
          <table:table-cell table:formula="of:=DEC2HEX([.D572])" office:value-type="string" office:string-value="33B" calcext:value-type="string">
            <text:p>33B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11; <text:s text:c="7"/></text:p>
          </table:table-cell>
          <table:table-cell/>
          <table:table-cell table:formula="of:=CONCATENATE([.C572];[.E572];[.G572];[.H572])" office:value-type="string" office:string-value="10'h33B:out &lt;=8'b00010011;        " calcext:value-type="string">
            <text:p>10'h33B:out &lt;=8'b00010011; <text:s text:c="7"/></text:p>
          </table:table-cell>
        </table:table-row>
        <table:table-row table:style-name="ro1">
          <table:table-cell office:value-type="string" calcext:value-type="string">
            <text:p>10'h23C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10'h</text:p>
          </table:table-cell>
          <table:table-cell office:value-type="float" office:value="828" calcext:value-type="float">
            <text:p>828</text:p>
          </table:table-cell>
          <table:table-cell table:formula="of:=DEC2HEX([.D573])" office:value-type="string" office:string-value="33C" calcext:value-type="string">
            <text:p>33C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101; <text:s text:c="7"/></text:p>
          </table:table-cell>
          <table:table-cell/>
          <table:table-cell table:formula="of:=CONCATENATE([.C573];[.E573];[.G573];[.H573])" office:value-type="string" office:string-value="10'h33C:out &lt;=8'b00001101;        " calcext:value-type="string">
            <text:p>10'h33C:out &lt;=8'b00001101; <text:s text:c="7"/></text:p>
          </table:table-cell>
        </table:table-row>
        <table:table-row table:style-name="ro1">
          <table:table-cell office:value-type="string" calcext:value-type="string">
            <text:p>10'h23D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10'h</text:p>
          </table:table-cell>
          <table:table-cell office:value-type="float" office:value="829" calcext:value-type="float">
            <text:p>829</text:p>
          </table:table-cell>
          <table:table-cell table:formula="of:=DEC2HEX([.D574])" office:value-type="string" office:string-value="33D" calcext:value-type="string">
            <text:p>33D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1; <text:s text:c="7"/></text:p>
          </table:table-cell>
          <table:table-cell/>
          <table:table-cell table:formula="of:=CONCATENATE([.C574];[.E574];[.G574];[.H574])" office:value-type="string" office:string-value="10'h33D:out &lt;=8'b00000001;        " calcext:value-type="string">
            <text:p>10'h33D:out &lt;=8'b00000001; <text:s text:c="7"/></text:p>
          </table:table-cell>
        </table:table-row>
        <table:table-row table:style-name="ro1">
          <table:table-cell office:value-type="string" calcext:value-type="string">
            <text:p>10'h23E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10'h</text:p>
          </table:table-cell>
          <table:table-cell office:value-type="float" office:value="830" calcext:value-type="float">
            <text:p>830</text:p>
          </table:table-cell>
          <table:table-cell table:formula="of:=DEC2HEX([.D575])" office:value-type="string" office:string-value="33E" calcext:value-type="string">
            <text:p>33E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110; <text:s text:c="7"/></text:p>
          </table:table-cell>
          <table:table-cell/>
          <table:table-cell table:formula="of:=CONCATENATE([.C575];[.E575];[.G575];[.H575])" office:value-type="string" office:string-value="10'h33E:out &lt;=8'b00001110;        " calcext:value-type="string">
            <text:p>10'h33E:out &lt;=8'b00001110; <text:s text:c="7"/></text:p>
          </table:table-cell>
        </table:table-row>
        <table:table-row table:style-name="ro1">
          <table:table-cell office:value-type="string" calcext:value-type="string">
            <text:p>10'h23F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10'h</text:p>
          </table:table-cell>
          <table:table-cell office:value-type="float" office:value="831" calcext:value-type="float">
            <text:p>831</text:p>
          </table:table-cell>
          <table:table-cell table:formula="of:=DEC2HEX([.D576])" office:value-type="string" office:string-value="33F" calcext:value-type="string">
            <text:p>33F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576];[.E576];[.G576];[.H576])" office:value-type="string" office:string-value="10'h33F:out &lt;=8'b00000000;        " calcext:value-type="string">
            <text:p>10'h33F:out &lt;=8'b00000000; <text:s text:c="7"/></text:p>
          </table:table-cell>
        </table:table-row>
        <table:table-row table:style-name="ro1">
          <table:table-cell office:value-type="string" calcext:value-type="string">
            <text:p>10'h240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10'h</text:p>
          </table:table-cell>
          <table:table-cell office:value-type="float" office:value="832" calcext:value-type="float">
            <text:p>832</text:p>
          </table:table-cell>
          <table:table-cell table:formula="of:=DEC2HEX([.D577])" office:value-type="string" office:string-value="340" calcext:value-type="string">
            <text:p>340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0; <text:s text:c="7"/>// h</text:p>
          </table:table-cell>
          <table:table-cell/>
          <table:table-cell table:formula="of:=CONCATENATE([.C577];[.E577];[.G577];[.H577])" office:value-type="string" office:string-value="10'h340:out &lt;=8'b00010000;        // h" calcext:value-type="string">
            <text:p>10'h340:out &lt;=8'b00010000; <text:s text:c="7"/>// h</text:p>
          </table:table-cell>
        </table:table-row>
        <table:table-row table:style-name="ro1">
          <table:table-cell office:value-type="string" calcext:value-type="string">
            <text:p>10'h241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10'h</text:p>
          </table:table-cell>
          <table:table-cell office:value-type="float" office:value="833" calcext:value-type="float">
            <text:p>833</text:p>
          </table:table-cell>
          <table:table-cell table:formula="of:=DEC2HEX([.D578])" office:value-type="string" office:string-value="341" calcext:value-type="string">
            <text:p>341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0; <text:s text:c="7"/></text:p>
          </table:table-cell>
          <table:table-cell/>
          <table:table-cell table:formula="of:=CONCATENATE([.C578];[.E578];[.G578];[.H578])" office:value-type="string" office:string-value="10'h341:out &lt;=8'b00010000;        " calcext:value-type="string">
            <text:p>10'h341:out &lt;=8'b00010000; <text:s text:c="7"/></text:p>
          </table:table-cell>
        </table:table-row>
        <table:table-row table:style-name="ro1">
          <table:table-cell office:value-type="string" calcext:value-type="string">
            <text:p>10'h242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10'h</text:p>
          </table:table-cell>
          <table:table-cell office:value-type="float" office:value="834" calcext:value-type="float">
            <text:p>834</text:p>
          </table:table-cell>
          <table:table-cell table:formula="of:=DEC2HEX([.D579])" office:value-type="string" office:string-value="342" calcext:value-type="string">
            <text:p>342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110; <text:s text:c="7"/></text:p>
          </table:table-cell>
          <table:table-cell/>
          <table:table-cell table:formula="of:=CONCATENATE([.C579];[.E579];[.G579];[.H579])" office:value-type="string" office:string-value="10'h342:out &lt;=8'b00010110;        " calcext:value-type="string">
            <text:p>10'h342:out &lt;=8'b00010110; <text:s text:c="7"/></text:p>
          </table:table-cell>
        </table:table-row>
        <table:table-row table:style-name="ro1">
          <table:table-cell office:value-type="string" calcext:value-type="string">
            <text:p>10'h243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10'h</text:p>
          </table:table-cell>
          <table:table-cell office:value-type="float" office:value="835" calcext:value-type="float">
            <text:p>835</text:p>
          </table:table-cell>
          <table:table-cell table:formula="of:=DEC2HEX([.D580])" office:value-type="string" office:string-value="343" calcext:value-type="string">
            <text:p>343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1001; <text:s text:c="7"/></text:p>
          </table:table-cell>
          <table:table-cell/>
          <table:table-cell table:formula="of:=CONCATENATE([.C580];[.E580];[.G580];[.H580])" office:value-type="string" office:string-value="10'h343:out &lt;=8'b00011001;        " calcext:value-type="string">
            <text:p>10'h343:out &lt;=8'b00011001; <text:s text:c="7"/></text:p>
          </table:table-cell>
        </table:table-row>
        <table:table-row table:style-name="ro1">
          <table:table-cell office:value-type="string" calcext:value-type="string">
            <text:p>10'h244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10'h</text:p>
          </table:table-cell>
          <table:table-cell office:value-type="float" office:value="836" calcext:value-type="float">
            <text:p>836</text:p>
          </table:table-cell>
          <table:table-cell table:formula="of:=DEC2HEX([.D581])" office:value-type="string" office:string-value="344" calcext:value-type="string">
            <text:p>344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</text:p>
          </table:table-cell>
          <table:table-cell/>
          <table:table-cell table:formula="of:=CONCATENATE([.C581];[.E581];[.G581];[.H581])" office:value-type="string" office:string-value="10'h344:out &lt;=8'b00010001;        " calcext:value-type="string">
            <text:p>10'h344:out &lt;=8'b00010001; <text:s text:c="7"/></text:p>
          </table:table-cell>
        </table:table-row>
        <table:table-row table:style-name="ro1">
          <table:table-cell office:value-type="string" calcext:value-type="string">
            <text:p>10'h245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10'h</text:p>
          </table:table-cell>
          <table:table-cell office:value-type="float" office:value="837" calcext:value-type="float">
            <text:p>837</text:p>
          </table:table-cell>
          <table:table-cell table:formula="of:=DEC2HEX([.D582])" office:value-type="string" office:string-value="345" calcext:value-type="string">
            <text:p>345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</text:p>
          </table:table-cell>
          <table:table-cell/>
          <table:table-cell table:formula="of:=CONCATENATE([.C582];[.E582];[.G582];[.H582])" office:value-type="string" office:string-value="10'h345:out &lt;=8'b00010001;        " calcext:value-type="string">
            <text:p>10'h345:out &lt;=8'b00010001; <text:s text:c="7"/></text:p>
          </table:table-cell>
        </table:table-row>
        <table:table-row table:style-name="ro1">
          <table:table-cell office:value-type="string" calcext:value-type="string">
            <text:p>10'h246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10'h</text:p>
          </table:table-cell>
          <table:table-cell office:value-type="float" office:value="838" calcext:value-type="float">
            <text:p>838</text:p>
          </table:table-cell>
          <table:table-cell table:formula="of:=DEC2HEX([.D583])" office:value-type="string" office:string-value="346" calcext:value-type="string">
            <text:p>346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</text:p>
          </table:table-cell>
          <table:table-cell/>
          <table:table-cell table:formula="of:=CONCATENATE([.C583];[.E583];[.G583];[.H583])" office:value-type="string" office:string-value="10'h346:out &lt;=8'b00010001;        " calcext:value-type="string">
            <text:p>10'h346:out &lt;=8'b00010001; <text:s text:c="7"/></text:p>
          </table:table-cell>
        </table:table-row>
        <table:table-row table:style-name="ro1">
          <table:table-cell office:value-type="string" calcext:value-type="string">
            <text:p>10'h247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10'h</text:p>
          </table:table-cell>
          <table:table-cell office:value-type="float" office:value="839" calcext:value-type="float">
            <text:p>839</text:p>
          </table:table-cell>
          <table:table-cell table:formula="of:=DEC2HEX([.D584])" office:value-type="string" office:string-value="347" calcext:value-type="string">
            <text:p>347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584];[.E584];[.G584];[.H584])" office:value-type="string" office:string-value="10'h347:out &lt;=8'b00000000;        " calcext:value-type="string">
            <text:p>10'h347:out &lt;=8'b00000000; <text:s text:c="7"/></text:p>
          </table:table-cell>
        </table:table-row>
        <table:table-row table:style-name="ro1">
          <table:table-cell office:value-type="string" calcext:value-type="string">
            <text:p>10'h248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10'h</text:p>
          </table:table-cell>
          <table:table-cell office:value-type="float" office:value="840" calcext:value-type="float">
            <text:p>840</text:p>
          </table:table-cell>
          <table:table-cell table:formula="of:=DEC2HEX([.D585])" office:value-type="string" office:string-value="348" calcext:value-type="string">
            <text:p>348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00; <text:s text:c="7"/>// i</text:p>
          </table:table-cell>
          <table:table-cell/>
          <table:table-cell table:formula="of:=CONCATENATE([.C585];[.E585];[.G585];[.H585])" office:value-type="string" office:string-value="10'h348:out &lt;=8'b00000100;        // i" calcext:value-type="string">
            <text:p>10'h348:out &lt;=8'b00000100; <text:s text:c="7"/>// i</text:p>
          </table:table-cell>
        </table:table-row>
        <table:table-row table:style-name="ro1">
          <table:table-cell office:value-type="string" calcext:value-type="string">
            <text:p>10'h249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10'h</text:p>
          </table:table-cell>
          <table:table-cell office:value-type="float" office:value="841" calcext:value-type="float">
            <text:p>841</text:p>
          </table:table-cell>
          <table:table-cell table:formula="of:=DEC2HEX([.D586])" office:value-type="string" office:string-value="349" calcext:value-type="string">
            <text:p>349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586];[.E586];[.G586];[.H586])" office:value-type="string" office:string-value="10'h349:out &lt;=8'b00000000;        " calcext:value-type="string">
            <text:p>10'h349:out &lt;=8'b00000000; <text:s text:c="7"/></text:p>
          </table:table-cell>
        </table:table-row>
        <table:table-row table:style-name="ro1">
          <table:table-cell office:value-type="string" calcext:value-type="string">
            <text:p>10'h24A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10'h</text:p>
          </table:table-cell>
          <table:table-cell office:value-type="float" office:value="842" calcext:value-type="float">
            <text:p>842</text:p>
          </table:table-cell>
          <table:table-cell table:formula="of:=DEC2HEX([.D587])" office:value-type="string" office:string-value="34A" calcext:value-type="string">
            <text:p>34A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100; <text:s text:c="7"/></text:p>
          </table:table-cell>
          <table:table-cell/>
          <table:table-cell table:formula="of:=CONCATENATE([.C587];[.E587];[.G587];[.H587])" office:value-type="string" office:string-value="10'h34A:out &lt;=8'b00001100;        " calcext:value-type="string">
            <text:p>10'h34A:out &lt;=8'b00001100; <text:s text:c="7"/></text:p>
          </table:table-cell>
        </table:table-row>
        <table:table-row table:style-name="ro1">
          <table:table-cell office:value-type="string" calcext:value-type="string">
            <text:p>10'h24B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10'h</text:p>
          </table:table-cell>
          <table:table-cell office:value-type="float" office:value="843" calcext:value-type="float">
            <text:p>843</text:p>
          </table:table-cell>
          <table:table-cell table:formula="of:=DEC2HEX([.D588])" office:value-type="string" office:string-value="34B" calcext:value-type="string">
            <text:p>34B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00; <text:s text:c="7"/></text:p>
          </table:table-cell>
          <table:table-cell/>
          <table:table-cell table:formula="of:=CONCATENATE([.C588];[.E588];[.G588];[.H588])" office:value-type="string" office:string-value="10'h34B:out &lt;=8'b00000100;        " calcext:value-type="string">
            <text:p>10'h34B:out &lt;=8'b00000100; <text:s text:c="7"/></text:p>
          </table:table-cell>
        </table:table-row>
        <table:table-row table:style-name="ro1">
          <table:table-cell office:value-type="string" calcext:value-type="string">
            <text:p>10'h24C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10'h</text:p>
          </table:table-cell>
          <table:table-cell office:value-type="float" office:value="844" calcext:value-type="float">
            <text:p>844</text:p>
          </table:table-cell>
          <table:table-cell table:formula="of:=DEC2HEX([.D589])" office:value-type="string" office:string-value="34C" calcext:value-type="string">
            <text:p>34C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00; <text:s text:c="7"/></text:p>
          </table:table-cell>
          <table:table-cell/>
          <table:table-cell table:formula="of:=CONCATENATE([.C589];[.E589];[.G589];[.H589])" office:value-type="string" office:string-value="10'h34C:out &lt;=8'b00000100;        " calcext:value-type="string">
            <text:p>10'h34C:out &lt;=8'b00000100; <text:s text:c="7"/></text:p>
          </table:table-cell>
        </table:table-row>
        <table:table-row table:style-name="ro1">
          <table:table-cell office:value-type="string" calcext:value-type="string">
            <text:p>10'h24D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10'h</text:p>
          </table:table-cell>
          <table:table-cell office:value-type="float" office:value="845" calcext:value-type="float">
            <text:p>845</text:p>
          </table:table-cell>
          <table:table-cell table:formula="of:=DEC2HEX([.D590])" office:value-type="string" office:string-value="34D" calcext:value-type="string">
            <text:p>34D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00; <text:s text:c="7"/></text:p>
          </table:table-cell>
          <table:table-cell/>
          <table:table-cell table:formula="of:=CONCATENATE([.C590];[.E590];[.G590];[.H590])" office:value-type="string" office:string-value="10'h34D:out &lt;=8'b00000100;        " calcext:value-type="string">
            <text:p>10'h34D:out &lt;=8'b00000100; <text:s text:c="7"/></text:p>
          </table:table-cell>
        </table:table-row>
        <table:table-row table:style-name="ro1">
          <table:table-cell office:value-type="string" calcext:value-type="string">
            <text:p>10'h24E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10'h</text:p>
          </table:table-cell>
          <table:table-cell office:value-type="float" office:value="846" calcext:value-type="float">
            <text:p>846</text:p>
          </table:table-cell>
          <table:table-cell table:formula="of:=DEC2HEX([.D591])" office:value-type="string" office:string-value="34E" calcext:value-type="string">
            <text:p>34E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110; <text:s text:c="7"/></text:p>
          </table:table-cell>
          <table:table-cell/>
          <table:table-cell table:formula="of:=CONCATENATE([.C591];[.E591];[.G591];[.H591])" office:value-type="string" office:string-value="10'h34E:out &lt;=8'b00001110;        " calcext:value-type="string">
            <text:p>10'h34E:out &lt;=8'b00001110; <text:s text:c="7"/></text:p>
          </table:table-cell>
        </table:table-row>
        <table:table-row table:style-name="ro1">
          <table:table-cell office:value-type="string" calcext:value-type="string">
            <text:p>10'h24F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10'h</text:p>
          </table:table-cell>
          <table:table-cell office:value-type="float" office:value="847" calcext:value-type="float">
            <text:p>847</text:p>
          </table:table-cell>
          <table:table-cell table:formula="of:=DEC2HEX([.D592])" office:value-type="string" office:string-value="34F" calcext:value-type="string">
            <text:p>34F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592];[.E592];[.G592];[.H592])" office:value-type="string" office:string-value="10'h34F:out &lt;=8'b00000000;        " calcext:value-type="string">
            <text:p>10'h34F:out &lt;=8'b00000000; <text:s text:c="7"/></text:p>
          </table:table-cell>
        </table:table-row>
        <table:table-row table:style-name="ro1">
          <table:table-cell office:value-type="string" calcext:value-type="string">
            <text:p>10'h250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10'h</text:p>
          </table:table-cell>
          <table:table-cell office:value-type="float" office:value="848" calcext:value-type="float">
            <text:p>848</text:p>
          </table:table-cell>
          <table:table-cell table:formula="of:=DEC2HEX([.D593])" office:value-type="string" office:string-value="350" calcext:value-type="string">
            <text:p>350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10; <text:s text:c="7"/>// j</text:p>
          </table:table-cell>
          <table:table-cell/>
          <table:table-cell table:formula="of:=CONCATENATE([.C593];[.E593];[.G593];[.H593])" office:value-type="string" office:string-value="10'h350:out &lt;=8'b00000010;        // j" calcext:value-type="string">
            <text:p>10'h350:out &lt;=8'b00000010; <text:s text:c="7"/>// j</text:p>
          </table:table-cell>
        </table:table-row>
        <table:table-row table:style-name="ro1">
          <table:table-cell office:value-type="string" calcext:value-type="string">
            <text:p>10'h251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10'h</text:p>
          </table:table-cell>
          <table:table-cell office:value-type="float" office:value="849" calcext:value-type="float">
            <text:p>849</text:p>
          </table:table-cell>
          <table:table-cell table:formula="of:=DEC2HEX([.D594])" office:value-type="string" office:string-value="351" calcext:value-type="string">
            <text:p>351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594];[.E594];[.G594];[.H594])" office:value-type="string" office:string-value="10'h351:out &lt;=8'b00000000;        " calcext:value-type="string">
            <text:p>10'h351:out &lt;=8'b00000000; <text:s text:c="7"/></text:p>
          </table:table-cell>
        </table:table-row>
        <table:table-row table:style-name="ro1">
          <table:table-cell office:value-type="string" calcext:value-type="string">
            <text:p>10'h252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10'h</text:p>
          </table:table-cell>
          <table:table-cell office:value-type="float" office:value="850" calcext:value-type="float">
            <text:p>850</text:p>
          </table:table-cell>
          <table:table-cell table:formula="of:=DEC2HEX([.D595])" office:value-type="string" office:string-value="352" calcext:value-type="string">
            <text:p>352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10; <text:s text:c="7"/></text:p>
          </table:table-cell>
          <table:table-cell/>
          <table:table-cell table:formula="of:=CONCATENATE([.C595];[.E595];[.G595];[.H595])" office:value-type="string" office:string-value="10'h352:out &lt;=8'b00000110;        " calcext:value-type="string">
            <text:p>10'h352:out &lt;=8'b00000110; <text:s text:c="7"/></text:p>
          </table:table-cell>
        </table:table-row>
        <table:table-row table:style-name="ro1">
          <table:table-cell office:value-type="string" calcext:value-type="string">
            <text:p>10'h253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10'h</text:p>
          </table:table-cell>
          <table:table-cell office:value-type="float" office:value="851" calcext:value-type="float">
            <text:p>851</text:p>
          </table:table-cell>
          <table:table-cell table:formula="of:=DEC2HEX([.D596])" office:value-type="string" office:string-value="353" calcext:value-type="string">
            <text:p>353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10; <text:s text:c="7"/></text:p>
          </table:table-cell>
          <table:table-cell/>
          <table:table-cell table:formula="of:=CONCATENATE([.C596];[.E596];[.G596];[.H596])" office:value-type="string" office:string-value="10'h353:out &lt;=8'b00000010;        " calcext:value-type="string">
            <text:p>10'h353:out &lt;=8'b00000010; <text:s text:c="7"/></text:p>
          </table:table-cell>
        </table:table-row>
        <table:table-row table:style-name="ro1">
          <table:table-cell office:value-type="string" calcext:value-type="string">
            <text:p>10'h254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10'h</text:p>
          </table:table-cell>
          <table:table-cell office:value-type="float" office:value="852" calcext:value-type="float">
            <text:p>852</text:p>
          </table:table-cell>
          <table:table-cell table:formula="of:=DEC2HEX([.D597])" office:value-type="string" office:string-value="354" calcext:value-type="string">
            <text:p>354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10; <text:s text:c="7"/></text:p>
          </table:table-cell>
          <table:table-cell/>
          <table:table-cell table:formula="of:=CONCATENATE([.C597];[.E597];[.G597];[.H597])" office:value-type="string" office:string-value="10'h354:out &lt;=8'b00000010;        " calcext:value-type="string">
            <text:p>10'h354:out &lt;=8'b00000010; <text:s text:c="7"/></text:p>
          </table:table-cell>
        </table:table-row>
        <table:table-row table:style-name="ro1">
          <table:table-cell office:value-type="string" calcext:value-type="string">
            <text:p>10'h255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10'h</text:p>
          </table:table-cell>
          <table:table-cell office:value-type="float" office:value="853" calcext:value-type="float">
            <text:p>853</text:p>
          </table:table-cell>
          <table:table-cell table:formula="of:=DEC2HEX([.D598])" office:value-type="string" office:string-value="355" calcext:value-type="string">
            <text:p>355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10; <text:s text:c="7"/></text:p>
          </table:table-cell>
          <table:table-cell/>
          <table:table-cell table:formula="of:=CONCATENATE([.C598];[.E598];[.G598];[.H598])" office:value-type="string" office:string-value="10'h355:out &lt;=8'b00010010;        " calcext:value-type="string">
            <text:p>10'h355:out &lt;=8'b00010010; <text:s text:c="7"/></text:p>
          </table:table-cell>
        </table:table-row>
        <table:table-row table:style-name="ro1">
          <table:table-cell office:value-type="string" calcext:value-type="string">
            <text:p>10'h256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10'h</text:p>
          </table:table-cell>
          <table:table-cell office:value-type="float" office:value="854" calcext:value-type="float">
            <text:p>854</text:p>
          </table:table-cell>
          <table:table-cell table:formula="of:=DEC2HEX([.D599])" office:value-type="string" office:string-value="356" calcext:value-type="string">
            <text:p>356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100; <text:s text:c="7"/></text:p>
          </table:table-cell>
          <table:table-cell/>
          <table:table-cell table:formula="of:=CONCATENATE([.C599];[.E599];[.G599];[.H599])" office:value-type="string" office:string-value="10'h356:out &lt;=8'b00001100;        " calcext:value-type="string">
            <text:p>10'h356:out &lt;=8'b00001100; <text:s text:c="7"/></text:p>
          </table:table-cell>
        </table:table-row>
        <table:table-row table:style-name="ro1">
          <table:table-cell office:value-type="string" calcext:value-type="string">
            <text:p>10'h257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10'h</text:p>
          </table:table-cell>
          <table:table-cell office:value-type="float" office:value="855" calcext:value-type="float">
            <text:p>855</text:p>
          </table:table-cell>
          <table:table-cell table:formula="of:=DEC2HEX([.D600])" office:value-type="string" office:string-value="357" calcext:value-type="string">
            <text:p>357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600];[.E600];[.G600];[.H600])" office:value-type="string" office:string-value="10'h357:out &lt;=8'b00000000;        " calcext:value-type="string">
            <text:p>10'h357:out &lt;=8'b00000000; <text:s text:c="7"/></text:p>
          </table:table-cell>
        </table:table-row>
        <table:table-row table:style-name="ro1">
          <table:table-cell office:value-type="string" calcext:value-type="string">
            <text:p>10'h258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10'h</text:p>
          </table:table-cell>
          <table:table-cell office:value-type="float" office:value="856" calcext:value-type="float">
            <text:p>856</text:p>
          </table:table-cell>
          <table:table-cell table:formula="of:=DEC2HEX([.D601])" office:value-type="string" office:string-value="358" calcext:value-type="string">
            <text:p>358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000; <text:s text:c="7"/>// k</text:p>
          </table:table-cell>
          <table:table-cell/>
          <table:table-cell table:formula="of:=CONCATENATE([.C601];[.E601];[.G601];[.H601])" office:value-type="string" office:string-value="10'h358:out &lt;=8'b00001000;        // k" calcext:value-type="string">
            <text:p>10'h358:out &lt;=8'b00001000; <text:s text:c="7"/>// k</text:p>
          </table:table-cell>
        </table:table-row>
        <table:table-row table:style-name="ro1">
          <table:table-cell office:value-type="string" calcext:value-type="string">
            <text:p>10'h259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10'h</text:p>
          </table:table-cell>
          <table:table-cell office:value-type="float" office:value="857" calcext:value-type="float">
            <text:p>857</text:p>
          </table:table-cell>
          <table:table-cell table:formula="of:=DEC2HEX([.D602])" office:value-type="string" office:string-value="359" calcext:value-type="string">
            <text:p>359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000; <text:s text:c="7"/></text:p>
          </table:table-cell>
          <table:table-cell/>
          <table:table-cell table:formula="of:=CONCATENATE([.C602];[.E602];[.G602];[.H602])" office:value-type="string" office:string-value="10'h359:out &lt;=8'b00001000;        " calcext:value-type="string">
            <text:p>10'h359:out &lt;=8'b00001000; <text:s text:c="7"/></text:p>
          </table:table-cell>
        </table:table-row>
        <table:table-row table:style-name="ro1">
          <table:table-cell office:value-type="string" calcext:value-type="string">
            <text:p>10'h25A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10'h</text:p>
          </table:table-cell>
          <table:table-cell office:value-type="float" office:value="858" calcext:value-type="float">
            <text:p>858</text:p>
          </table:table-cell>
          <table:table-cell table:formula="of:=DEC2HEX([.D603])" office:value-type="string" office:string-value="35A" calcext:value-type="string">
            <text:p>35A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001; <text:s text:c="7"/></text:p>
          </table:table-cell>
          <table:table-cell/>
          <table:table-cell table:formula="of:=CONCATENATE([.C603];[.E603];[.G603];[.H603])" office:value-type="string" office:string-value="10'h35A:out &lt;=8'b00001001;        " calcext:value-type="string">
            <text:p>10'h35A:out &lt;=8'b00001001; <text:s text:c="7"/></text:p>
          </table:table-cell>
        </table:table-row>
        <table:table-row table:style-name="ro1">
          <table:table-cell office:value-type="string" calcext:value-type="string">
            <text:p>10'h25B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10'h</text:p>
          </table:table-cell>
          <table:table-cell office:value-type="float" office:value="859" calcext:value-type="float">
            <text:p>859</text:p>
          </table:table-cell>
          <table:table-cell table:formula="of:=DEC2HEX([.D604])" office:value-type="string" office:string-value="35B" calcext:value-type="string">
            <text:p>35B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010; <text:s text:c="7"/></text:p>
          </table:table-cell>
          <table:table-cell/>
          <table:table-cell table:formula="of:=CONCATENATE([.C604];[.E604];[.G604];[.H604])" office:value-type="string" office:string-value="10'h35B:out &lt;=8'b00001010;        " calcext:value-type="string">
            <text:p>10'h35B:out &lt;=8'b00001010; <text:s text:c="7"/></text:p>
          </table:table-cell>
        </table:table-row>
        <table:table-row table:style-name="ro1">
          <table:table-cell office:value-type="string" calcext:value-type="string">
            <text:p>10'h25C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10'h</text:p>
          </table:table-cell>
          <table:table-cell office:value-type="float" office:value="860" calcext:value-type="float">
            <text:p>860</text:p>
          </table:table-cell>
          <table:table-cell table:formula="of:=DEC2HEX([.D605])" office:value-type="string" office:string-value="35C" calcext:value-type="string">
            <text:p>35C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100; <text:s text:c="7"/></text:p>
          </table:table-cell>
          <table:table-cell/>
          <table:table-cell table:formula="of:=CONCATENATE([.C605];[.E605];[.G605];[.H605])" office:value-type="string" office:string-value="10'h35C:out &lt;=8'b00001100;        " calcext:value-type="string">
            <text:p>10'h35C:out &lt;=8'b00001100; <text:s text:c="7"/></text:p>
          </table:table-cell>
        </table:table-row>
        <table:table-row table:style-name="ro1">
          <table:table-cell office:value-type="string" calcext:value-type="string">
            <text:p>10'h25D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10'h</text:p>
          </table:table-cell>
          <table:table-cell office:value-type="float" office:value="861" calcext:value-type="float">
            <text:p>861</text:p>
          </table:table-cell>
          <table:table-cell table:formula="of:=DEC2HEX([.D606])" office:value-type="string" office:string-value="35D" calcext:value-type="string">
            <text:p>35D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010; <text:s text:c="7"/></text:p>
          </table:table-cell>
          <table:table-cell/>
          <table:table-cell table:formula="of:=CONCATENATE([.C606];[.E606];[.G606];[.H606])" office:value-type="string" office:string-value="10'h35D:out &lt;=8'b00001010;        " calcext:value-type="string">
            <text:p>10'h35D:out &lt;=8'b00001010; <text:s text:c="7"/></text:p>
          </table:table-cell>
        </table:table-row>
        <table:table-row table:style-name="ro1">
          <table:table-cell office:value-type="string" calcext:value-type="string">
            <text:p>10'h25E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10'h</text:p>
          </table:table-cell>
          <table:table-cell office:value-type="float" office:value="862" calcext:value-type="float">
            <text:p>862</text:p>
          </table:table-cell>
          <table:table-cell table:formula="of:=DEC2HEX([.D607])" office:value-type="string" office:string-value="35E" calcext:value-type="string">
            <text:p>35E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001; <text:s text:c="7"/></text:p>
          </table:table-cell>
          <table:table-cell/>
          <table:table-cell table:formula="of:=CONCATENATE([.C607];[.E607];[.G607];[.H607])" office:value-type="string" office:string-value="10'h35E:out &lt;=8'b00001001;        " calcext:value-type="string">
            <text:p>10'h35E:out &lt;=8'b00001001; <text:s text:c="7"/></text:p>
          </table:table-cell>
        </table:table-row>
        <table:table-row table:style-name="ro1">
          <table:table-cell office:value-type="string" calcext:value-type="string">
            <text:p>10'h25F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10'h</text:p>
          </table:table-cell>
          <table:table-cell office:value-type="float" office:value="863" calcext:value-type="float">
            <text:p>863</text:p>
          </table:table-cell>
          <table:table-cell table:formula="of:=DEC2HEX([.D608])" office:value-type="string" office:string-value="35F" calcext:value-type="string">
            <text:p>35F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608];[.E608];[.G608];[.H608])" office:value-type="string" office:string-value="10'h35F:out &lt;=8'b00000000;        " calcext:value-type="string">
            <text:p>10'h35F:out &lt;=8'b00000000; <text:s text:c="7"/></text:p>
          </table:table-cell>
        </table:table-row>
        <table:table-row table:style-name="ro1">
          <table:table-cell office:value-type="string" calcext:value-type="string">
            <text:p>10'h260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10'h</text:p>
          </table:table-cell>
          <table:table-cell office:value-type="float" office:value="864" calcext:value-type="float">
            <text:p>864</text:p>
          </table:table-cell>
          <table:table-cell table:formula="of:=DEC2HEX([.D609])" office:value-type="string" office:string-value="360" calcext:value-type="string">
            <text:p>360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100; <text:s text:c="7"/>// l</text:p>
          </table:table-cell>
          <table:table-cell/>
          <table:table-cell table:formula="of:=CONCATENATE([.C609];[.E609];[.G609];[.H609])" office:value-type="string" office:string-value="10'h360:out &lt;=8'b00001100;        // l" calcext:value-type="string">
            <text:p>10'h360:out &lt;=8'b00001100; <text:s text:c="7"/>// l</text:p>
          </table:table-cell>
        </table:table-row>
        <table:table-row table:style-name="ro1">
          <table:table-cell office:value-type="string" calcext:value-type="string">
            <text:p>10'h261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10'h</text:p>
          </table:table-cell>
          <table:table-cell office:value-type="float" office:value="865" calcext:value-type="float">
            <text:p>865</text:p>
          </table:table-cell>
          <table:table-cell table:formula="of:=DEC2HEX([.D610])" office:value-type="string" office:string-value="361" calcext:value-type="string">
            <text:p>361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00; <text:s text:c="7"/></text:p>
          </table:table-cell>
          <table:table-cell/>
          <table:table-cell table:formula="of:=CONCATENATE([.C610];[.E610];[.G610];[.H610])" office:value-type="string" office:string-value="10'h361:out &lt;=8'b00000100;        " calcext:value-type="string">
            <text:p>10'h361:out &lt;=8'b00000100; <text:s text:c="7"/></text:p>
          </table:table-cell>
        </table:table-row>
        <table:table-row table:style-name="ro1">
          <table:table-cell office:value-type="string" calcext:value-type="string">
            <text:p>10'h262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10'h</text:p>
          </table:table-cell>
          <table:table-cell office:value-type="float" office:value="866" calcext:value-type="float">
            <text:p>866</text:p>
          </table:table-cell>
          <table:table-cell table:formula="of:=DEC2HEX([.D611])" office:value-type="string" office:string-value="362" calcext:value-type="string">
            <text:p>362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00; <text:s text:c="7"/></text:p>
          </table:table-cell>
          <table:table-cell/>
          <table:table-cell table:formula="of:=CONCATENATE([.C611];[.E611];[.G611];[.H611])" office:value-type="string" office:string-value="10'h362:out &lt;=8'b00000100;        " calcext:value-type="string">
            <text:p>10'h362:out &lt;=8'b00000100; <text:s text:c="7"/></text:p>
          </table:table-cell>
        </table:table-row>
        <table:table-row table:style-name="ro1">
          <table:table-cell office:value-type="string" calcext:value-type="string">
            <text:p>10'h263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10'h</text:p>
          </table:table-cell>
          <table:table-cell office:value-type="float" office:value="867" calcext:value-type="float">
            <text:p>867</text:p>
          </table:table-cell>
          <table:table-cell table:formula="of:=DEC2HEX([.D612])" office:value-type="string" office:string-value="363" calcext:value-type="string">
            <text:p>363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00; <text:s text:c="7"/></text:p>
          </table:table-cell>
          <table:table-cell/>
          <table:table-cell table:formula="of:=CONCATENATE([.C612];[.E612];[.G612];[.H612])" office:value-type="string" office:string-value="10'h363:out &lt;=8'b00000100;        " calcext:value-type="string">
            <text:p>10'h363:out &lt;=8'b00000100; <text:s text:c="7"/></text:p>
          </table:table-cell>
        </table:table-row>
        <table:table-row table:style-name="ro1">
          <table:table-cell office:value-type="string" calcext:value-type="string">
            <text:p>10'h264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10'h</text:p>
          </table:table-cell>
          <table:table-cell office:value-type="float" office:value="868" calcext:value-type="float">
            <text:p>868</text:p>
          </table:table-cell>
          <table:table-cell table:formula="of:=DEC2HEX([.D613])" office:value-type="string" office:string-value="364" calcext:value-type="string">
            <text:p>364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00; <text:s text:c="7"/></text:p>
          </table:table-cell>
          <table:table-cell/>
          <table:table-cell table:formula="of:=CONCATENATE([.C613];[.E613];[.G613];[.H613])" office:value-type="string" office:string-value="10'h364:out &lt;=8'b00000100;        " calcext:value-type="string">
            <text:p>10'h364:out &lt;=8'b00000100; <text:s text:c="7"/></text:p>
          </table:table-cell>
        </table:table-row>
        <table:table-row table:style-name="ro1">
          <table:table-cell office:value-type="string" calcext:value-type="string">
            <text:p>10'h265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10'h</text:p>
          </table:table-cell>
          <table:table-cell office:value-type="float" office:value="869" calcext:value-type="float">
            <text:p>869</text:p>
          </table:table-cell>
          <table:table-cell table:formula="of:=DEC2HEX([.D614])" office:value-type="string" office:string-value="365" calcext:value-type="string">
            <text:p>365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00; <text:s text:c="7"/></text:p>
          </table:table-cell>
          <table:table-cell/>
          <table:table-cell table:formula="of:=CONCATENATE([.C614];[.E614];[.G614];[.H614])" office:value-type="string" office:string-value="10'h365:out &lt;=8'b00000100;        " calcext:value-type="string">
            <text:p>10'h365:out &lt;=8'b00000100; <text:s text:c="7"/></text:p>
          </table:table-cell>
        </table:table-row>
        <table:table-row table:style-name="ro1">
          <table:table-cell office:value-type="string" calcext:value-type="string">
            <text:p>10'h266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10'h</text:p>
          </table:table-cell>
          <table:table-cell office:value-type="float" office:value="870" calcext:value-type="float">
            <text:p>870</text:p>
          </table:table-cell>
          <table:table-cell table:formula="of:=DEC2HEX([.D615])" office:value-type="string" office:string-value="366" calcext:value-type="string">
            <text:p>366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110; <text:s text:c="7"/></text:p>
          </table:table-cell>
          <table:table-cell/>
          <table:table-cell table:formula="of:=CONCATENATE([.C615];[.E615];[.G615];[.H615])" office:value-type="string" office:string-value="10'h366:out &lt;=8'b00001110;        " calcext:value-type="string">
            <text:p>10'h366:out &lt;=8'b00001110; <text:s text:c="7"/></text:p>
          </table:table-cell>
        </table:table-row>
        <table:table-row table:style-name="ro1">
          <table:table-cell office:value-type="string" calcext:value-type="string">
            <text:p>10'h267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10'h</text:p>
          </table:table-cell>
          <table:table-cell office:value-type="float" office:value="871" calcext:value-type="float">
            <text:p>871</text:p>
          </table:table-cell>
          <table:table-cell table:formula="of:=DEC2HEX([.D616])" office:value-type="string" office:string-value="367" calcext:value-type="string">
            <text:p>367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616];[.E616];[.G616];[.H616])" office:value-type="string" office:string-value="10'h367:out &lt;=8'b00000000;        " calcext:value-type="string">
            <text:p>10'h367:out &lt;=8'b00000000; <text:s text:c="7"/></text:p>
          </table:table-cell>
        </table:table-row>
        <table:table-row table:style-name="ro1">
          <table:table-cell office:value-type="string" calcext:value-type="string">
            <text:p>10'h268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10'h</text:p>
          </table:table-cell>
          <table:table-cell office:value-type="float" office:value="872" calcext:value-type="float">
            <text:p>872</text:p>
          </table:table-cell>
          <table:table-cell table:formula="of:=DEC2HEX([.D617])" office:value-type="string" office:string-value="368" calcext:value-type="string">
            <text:p>368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// m</text:p>
          </table:table-cell>
          <table:table-cell/>
          <table:table-cell table:formula="of:=CONCATENATE([.C617];[.E617];[.G617];[.H617])" office:value-type="string" office:string-value="10'h368:out &lt;=8'b00000000;        // m" calcext:value-type="string">
            <text:p>10'h368:out &lt;=8'b00000000; <text:s text:c="7"/>// m</text:p>
          </table:table-cell>
        </table:table-row>
        <table:table-row table:style-name="ro1">
          <table:table-cell office:value-type="string" calcext:value-type="string">
            <text:p>10'h269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10'h</text:p>
          </table:table-cell>
          <table:table-cell office:value-type="float" office:value="873" calcext:value-type="float">
            <text:p>873</text:p>
          </table:table-cell>
          <table:table-cell table:formula="of:=DEC2HEX([.D618])" office:value-type="string" office:string-value="369" calcext:value-type="string">
            <text:p>369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618];[.E618];[.G618];[.H618])" office:value-type="string" office:string-value="10'h369:out &lt;=8'b00000000;        " calcext:value-type="string">
            <text:p>10'h369:out &lt;=8'b00000000; <text:s text:c="7"/></text:p>
          </table:table-cell>
        </table:table-row>
        <table:table-row table:style-name="ro1">
          <table:table-cell office:value-type="string" calcext:value-type="string">
            <text:p>10'h26A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10'h</text:p>
          </table:table-cell>
          <table:table-cell office:value-type="float" office:value="874" calcext:value-type="float">
            <text:p>874</text:p>
          </table:table-cell>
          <table:table-cell table:formula="of:=DEC2HEX([.D619])" office:value-type="string" office:string-value="36A" calcext:value-type="string">
            <text:p>36A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1010; <text:s text:c="7"/></text:p>
          </table:table-cell>
          <table:table-cell/>
          <table:table-cell table:formula="of:=CONCATENATE([.C619];[.E619];[.G619];[.H619])" office:value-type="string" office:string-value="10'h36A:out &lt;=8'b00011010;        " calcext:value-type="string">
            <text:p>10'h36A:out &lt;=8'b00011010; <text:s text:c="7"/></text:p>
          </table:table-cell>
        </table:table-row>
        <table:table-row table:style-name="ro1">
          <table:table-cell office:value-type="string" calcext:value-type="string">
            <text:p>10'h26B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10'h</text:p>
          </table:table-cell>
          <table:table-cell office:value-type="float" office:value="875" calcext:value-type="float">
            <text:p>875</text:p>
          </table:table-cell>
          <table:table-cell table:formula="of:=DEC2HEX([.D620])" office:value-type="string" office:string-value="36B" calcext:value-type="string">
            <text:p>36B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101; <text:s text:c="7"/></text:p>
          </table:table-cell>
          <table:table-cell/>
          <table:table-cell table:formula="of:=CONCATENATE([.C620];[.E620];[.G620];[.H620])" office:value-type="string" office:string-value="10'h36B:out &lt;=8'b00010101;        " calcext:value-type="string">
            <text:p>10'h36B:out &lt;=8'b00010101; <text:s text:c="7"/></text:p>
          </table:table-cell>
        </table:table-row>
        <table:table-row table:style-name="ro1">
          <table:table-cell office:value-type="string" calcext:value-type="string">
            <text:p>10'h26C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10'h</text:p>
          </table:table-cell>
          <table:table-cell office:value-type="float" office:value="876" calcext:value-type="float">
            <text:p>876</text:p>
          </table:table-cell>
          <table:table-cell table:formula="of:=DEC2HEX([.D621])" office:value-type="string" office:string-value="36C" calcext:value-type="string">
            <text:p>36C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101; <text:s text:c="7"/></text:p>
          </table:table-cell>
          <table:table-cell/>
          <table:table-cell table:formula="of:=CONCATENATE([.C621];[.E621];[.G621];[.H621])" office:value-type="string" office:string-value="10'h36C:out &lt;=8'b00010101;        " calcext:value-type="string">
            <text:p>10'h36C:out &lt;=8'b00010101; <text:s text:c="7"/></text:p>
          </table:table-cell>
        </table:table-row>
        <table:table-row table:style-name="ro1">
          <table:table-cell office:value-type="string" calcext:value-type="string">
            <text:p>10'h26D</text:p>
          </table:table-cell>
          <table:table-cell office:value-type="float" office:value="877" calcext:value-type="float">
            <text:p>877</text:p>
          </table:table-cell>
          <table:table-cell office:value-type="string" calcext:value-type="string">
            <text:p>10'h</text:p>
          </table:table-cell>
          <table:table-cell office:value-type="float" office:value="877" calcext:value-type="float">
            <text:p>877</text:p>
          </table:table-cell>
          <table:table-cell table:formula="of:=DEC2HEX([.D622])" office:value-type="string" office:string-value="36D" calcext:value-type="string">
            <text:p>36D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101; <text:s text:c="7"/></text:p>
          </table:table-cell>
          <table:table-cell/>
          <table:table-cell table:formula="of:=CONCATENATE([.C622];[.E622];[.G622];[.H622])" office:value-type="string" office:string-value="10'h36D:out &lt;=8'b00010101;        " calcext:value-type="string">
            <text:p>10'h36D:out &lt;=8'b00010101; <text:s text:c="7"/></text:p>
          </table:table-cell>
        </table:table-row>
        <table:table-row table:style-name="ro1">
          <table:table-cell office:value-type="string" calcext:value-type="string">
            <text:p>10'h26E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10'h</text:p>
          </table:table-cell>
          <table:table-cell office:value-type="float" office:value="878" calcext:value-type="float">
            <text:p>878</text:p>
          </table:table-cell>
          <table:table-cell table:formula="of:=DEC2HEX([.D623])" office:value-type="string" office:string-value="36E" calcext:value-type="string">
            <text:p>36E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101; <text:s text:c="7"/></text:p>
          </table:table-cell>
          <table:table-cell/>
          <table:table-cell table:formula="of:=CONCATENATE([.C623];[.E623];[.G623];[.H623])" office:value-type="string" office:string-value="10'h36E:out &lt;=8'b00010101;        " calcext:value-type="string">
            <text:p>10'h36E:out &lt;=8'b00010101; <text:s text:c="7"/></text:p>
          </table:table-cell>
        </table:table-row>
        <table:table-row table:style-name="ro1">
          <table:table-cell office:value-type="string" calcext:value-type="string">
            <text:p>10'h26F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10'h</text:p>
          </table:table-cell>
          <table:table-cell office:value-type="float" office:value="879" calcext:value-type="float">
            <text:p>879</text:p>
          </table:table-cell>
          <table:table-cell table:formula="of:=DEC2HEX([.D624])" office:value-type="string" office:string-value="36F" calcext:value-type="string">
            <text:p>36F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624];[.E624];[.G624];[.H624])" office:value-type="string" office:string-value="10'h36F:out &lt;=8'b00000000;        " calcext:value-type="string">
            <text:p>10'h36F:out &lt;=8'b00000000; <text:s text:c="7"/></text:p>
          </table:table-cell>
        </table:table-row>
        <table:table-row table:style-name="ro1">
          <table:table-cell office:value-type="string" calcext:value-type="string">
            <text:p>10'h270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10'h</text:p>
          </table:table-cell>
          <table:table-cell office:value-type="float" office:value="880" calcext:value-type="float">
            <text:p>880</text:p>
          </table:table-cell>
          <table:table-cell table:formula="of:=DEC2HEX([.D625])" office:value-type="string" office:string-value="370" calcext:value-type="string">
            <text:p>370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// n</text:p>
          </table:table-cell>
          <table:table-cell/>
          <table:table-cell table:formula="of:=CONCATENATE([.C625];[.E625];[.G625];[.H625])" office:value-type="string" office:string-value="10'h370:out &lt;=8'b00000000;        // n" calcext:value-type="string">
            <text:p>10'h370:out &lt;=8'b00000000; <text:s text:c="7"/>// n</text:p>
          </table:table-cell>
        </table:table-row>
        <table:table-row table:style-name="ro1">
          <table:table-cell office:value-type="string" calcext:value-type="string">
            <text:p>10'h271</text:p>
          </table:table-cell>
          <table:table-cell office:value-type="float" office:value="881" calcext:value-type="float">
            <text:p>881</text:p>
          </table:table-cell>
          <table:table-cell office:value-type="string" calcext:value-type="string">
            <text:p>10'h</text:p>
          </table:table-cell>
          <table:table-cell office:value-type="float" office:value="881" calcext:value-type="float">
            <text:p>881</text:p>
          </table:table-cell>
          <table:table-cell table:formula="of:=DEC2HEX([.D626])" office:value-type="string" office:string-value="371" calcext:value-type="string">
            <text:p>371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626];[.E626];[.G626];[.H626])" office:value-type="string" office:string-value="10'h371:out &lt;=8'b00000000;        " calcext:value-type="string">
            <text:p>10'h371:out &lt;=8'b00000000; <text:s text:c="7"/></text:p>
          </table:table-cell>
        </table:table-row>
        <table:table-row table:style-name="ro1">
          <table:table-cell office:value-type="string" calcext:value-type="string">
            <text:p>10'h272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10'h</text:p>
          </table:table-cell>
          <table:table-cell office:value-type="float" office:value="882" calcext:value-type="float">
            <text:p>882</text:p>
          </table:table-cell>
          <table:table-cell table:formula="of:=DEC2HEX([.D627])" office:value-type="string" office:string-value="372" calcext:value-type="string">
            <text:p>372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110; <text:s text:c="7"/></text:p>
          </table:table-cell>
          <table:table-cell/>
          <table:table-cell table:formula="of:=CONCATENATE([.C627];[.E627];[.G627];[.H627])" office:value-type="string" office:string-value="10'h372:out &lt;=8'b00010110;        " calcext:value-type="string">
            <text:p>10'h372:out &lt;=8'b00010110; <text:s text:c="7"/></text:p>
          </table:table-cell>
        </table:table-row>
        <table:table-row table:style-name="ro1">
          <table:table-cell office:value-type="string" calcext:value-type="string">
            <text:p>10'h273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10'h</text:p>
          </table:table-cell>
          <table:table-cell office:value-type="float" office:value="883" calcext:value-type="float">
            <text:p>883</text:p>
          </table:table-cell>
          <table:table-cell table:formula="of:=DEC2HEX([.D628])" office:value-type="string" office:string-value="373" calcext:value-type="string">
            <text:p>373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1001; <text:s text:c="7"/></text:p>
          </table:table-cell>
          <table:table-cell/>
          <table:table-cell table:formula="of:=CONCATENATE([.C628];[.E628];[.G628];[.H628])" office:value-type="string" office:string-value="10'h373:out &lt;=8'b00011001;        " calcext:value-type="string">
            <text:p>10'h373:out &lt;=8'b00011001; <text:s text:c="7"/></text:p>
          </table:table-cell>
        </table:table-row>
        <table:table-row table:style-name="ro1">
          <table:table-cell office:value-type="string" calcext:value-type="string">
            <text:p>10'h274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10'h</text:p>
          </table:table-cell>
          <table:table-cell office:value-type="float" office:value="884" calcext:value-type="float">
            <text:p>884</text:p>
          </table:table-cell>
          <table:table-cell table:formula="of:=DEC2HEX([.D629])" office:value-type="string" office:string-value="374" calcext:value-type="string">
            <text:p>374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</text:p>
          </table:table-cell>
          <table:table-cell/>
          <table:table-cell table:formula="of:=CONCATENATE([.C629];[.E629];[.G629];[.H629])" office:value-type="string" office:string-value="10'h374:out &lt;=8'b00010001;        " calcext:value-type="string">
            <text:p>10'h374:out &lt;=8'b00010001; <text:s text:c="7"/></text:p>
          </table:table-cell>
        </table:table-row>
        <table:table-row table:style-name="ro1">
          <table:table-cell office:value-type="string" calcext:value-type="string">
            <text:p>10'h275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10'h</text:p>
          </table:table-cell>
          <table:table-cell office:value-type="float" office:value="885" calcext:value-type="float">
            <text:p>885</text:p>
          </table:table-cell>
          <table:table-cell table:formula="of:=DEC2HEX([.D630])" office:value-type="string" office:string-value="375" calcext:value-type="string">
            <text:p>375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</text:p>
          </table:table-cell>
          <table:table-cell/>
          <table:table-cell table:formula="of:=CONCATENATE([.C630];[.E630];[.G630];[.H630])" office:value-type="string" office:string-value="10'h375:out &lt;=8'b00010001;        " calcext:value-type="string">
            <text:p>10'h375:out &lt;=8'b00010001; <text:s text:c="7"/></text:p>
          </table:table-cell>
        </table:table-row>
        <table:table-row table:style-name="ro1">
          <table:table-cell office:value-type="string" calcext:value-type="string">
            <text:p>10'h276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10'h</text:p>
          </table:table-cell>
          <table:table-cell office:value-type="float" office:value="886" calcext:value-type="float">
            <text:p>886</text:p>
          </table:table-cell>
          <table:table-cell table:formula="of:=DEC2HEX([.D631])" office:value-type="string" office:string-value="376" calcext:value-type="string">
            <text:p>376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</text:p>
          </table:table-cell>
          <table:table-cell/>
          <table:table-cell table:formula="of:=CONCATENATE([.C631];[.E631];[.G631];[.H631])" office:value-type="string" office:string-value="10'h376:out &lt;=8'b00010001;        " calcext:value-type="string">
            <text:p>10'h376:out &lt;=8'b00010001; <text:s text:c="7"/></text:p>
          </table:table-cell>
        </table:table-row>
        <table:table-row table:style-name="ro1">
          <table:table-cell office:value-type="string" calcext:value-type="string">
            <text:p>10'h277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10'h</text:p>
          </table:table-cell>
          <table:table-cell office:value-type="float" office:value="887" calcext:value-type="float">
            <text:p>887</text:p>
          </table:table-cell>
          <table:table-cell table:formula="of:=DEC2HEX([.D632])" office:value-type="string" office:string-value="377" calcext:value-type="string">
            <text:p>377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632];[.E632];[.G632];[.H632])" office:value-type="string" office:string-value="10'h377:out &lt;=8'b00000000;        " calcext:value-type="string">
            <text:p>10'h377:out &lt;=8'b00000000; <text:s text:c="7"/></text:p>
          </table:table-cell>
        </table:table-row>
        <table:table-row table:style-name="ro1">
          <table:table-cell office:value-type="string" calcext:value-type="string">
            <text:p>10'h278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10'h</text:p>
          </table:table-cell>
          <table:table-cell office:value-type="float" office:value="888" calcext:value-type="float">
            <text:p>888</text:p>
          </table:table-cell>
          <table:table-cell table:formula="of:=DEC2HEX([.D633])" office:value-type="string" office:string-value="378" calcext:value-type="string">
            <text:p>378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// o</text:p>
          </table:table-cell>
          <table:table-cell/>
          <table:table-cell table:formula="of:=CONCATENATE([.C633];[.E633];[.G633];[.H633])" office:value-type="string" office:string-value="10'h378:out &lt;=8'b00000000;        // o" calcext:value-type="string">
            <text:p>10'h378:out &lt;=8'b00000000; <text:s text:c="7"/>// o</text:p>
          </table:table-cell>
        </table:table-row>
        <table:table-row table:style-name="ro1">
          <table:table-cell office:value-type="string" calcext:value-type="string">
            <text:p>10'h279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10'h</text:p>
          </table:table-cell>
          <table:table-cell office:value-type="float" office:value="889" calcext:value-type="float">
            <text:p>889</text:p>
          </table:table-cell>
          <table:table-cell table:formula="of:=DEC2HEX([.D634])" office:value-type="string" office:string-value="379" calcext:value-type="string">
            <text:p>379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634];[.E634];[.G634];[.H634])" office:value-type="string" office:string-value="10'h379:out &lt;=8'b00000000;        " calcext:value-type="string">
            <text:p>10'h379:out &lt;=8'b00000000; <text:s text:c="7"/></text:p>
          </table:table-cell>
        </table:table-row>
        <table:table-row table:style-name="ro1">
          <table:table-cell office:value-type="string" calcext:value-type="string">
            <text:p>10'h27A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10'h</text:p>
          </table:table-cell>
          <table:table-cell office:value-type="float" office:value="890" calcext:value-type="float">
            <text:p>890</text:p>
          </table:table-cell>
          <table:table-cell table:formula="of:=DEC2HEX([.D635])" office:value-type="string" office:string-value="37A" calcext:value-type="string">
            <text:p>37A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110; <text:s text:c="7"/></text:p>
          </table:table-cell>
          <table:table-cell/>
          <table:table-cell table:formula="of:=CONCATENATE([.C635];[.E635];[.G635];[.H635])" office:value-type="string" office:string-value="10'h37A:out &lt;=8'b00001110;        " calcext:value-type="string">
            <text:p>10'h37A:out &lt;=8'b00001110; <text:s text:c="7"/></text:p>
          </table:table-cell>
        </table:table-row>
        <table:table-row table:style-name="ro1">
          <table:table-cell office:value-type="string" calcext:value-type="string">
            <text:p>10'h27B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10'h</text:p>
          </table:table-cell>
          <table:table-cell office:value-type="float" office:value="891" calcext:value-type="float">
            <text:p>891</text:p>
          </table:table-cell>
          <table:table-cell table:formula="of:=DEC2HEX([.D636])" office:value-type="string" office:string-value="37B" calcext:value-type="string">
            <text:p>37B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</text:p>
          </table:table-cell>
          <table:table-cell/>
          <table:table-cell table:formula="of:=CONCATENATE([.C636];[.E636];[.G636];[.H636])" office:value-type="string" office:string-value="10'h37B:out &lt;=8'b00010001;        " calcext:value-type="string">
            <text:p>10'h37B:out &lt;=8'b00010001; <text:s text:c="7"/></text:p>
          </table:table-cell>
        </table:table-row>
        <table:table-row table:style-name="ro1">
          <table:table-cell office:value-type="string" calcext:value-type="string">
            <text:p>10'h27C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10'h</text:p>
          </table:table-cell>
          <table:table-cell office:value-type="float" office:value="892" calcext:value-type="float">
            <text:p>892</text:p>
          </table:table-cell>
          <table:table-cell table:formula="of:=DEC2HEX([.D637])" office:value-type="string" office:string-value="37C" calcext:value-type="string">
            <text:p>37C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</text:p>
          </table:table-cell>
          <table:table-cell/>
          <table:table-cell table:formula="of:=CONCATENATE([.C637];[.E637];[.G637];[.H637])" office:value-type="string" office:string-value="10'h37C:out &lt;=8'b00010001;        " calcext:value-type="string">
            <text:p>10'h37C:out &lt;=8'b00010001; <text:s text:c="7"/></text:p>
          </table:table-cell>
        </table:table-row>
        <table:table-row table:style-name="ro1">
          <table:table-cell office:value-type="string" calcext:value-type="string">
            <text:p>10'h27D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10'h</text:p>
          </table:table-cell>
          <table:table-cell office:value-type="float" office:value="893" calcext:value-type="float">
            <text:p>893</text:p>
          </table:table-cell>
          <table:table-cell table:formula="of:=DEC2HEX([.D638])" office:value-type="string" office:string-value="37D" calcext:value-type="string">
            <text:p>37D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</text:p>
          </table:table-cell>
          <table:table-cell/>
          <table:table-cell table:formula="of:=CONCATENATE([.C638];[.E638];[.G638];[.H638])" office:value-type="string" office:string-value="10'h37D:out &lt;=8'b00010001;        " calcext:value-type="string">
            <text:p>10'h37D:out &lt;=8'b00010001; <text:s text:c="7"/></text:p>
          </table:table-cell>
        </table:table-row>
        <table:table-row table:style-name="ro1">
          <table:table-cell office:value-type="string" calcext:value-type="string">
            <text:p>10'h27E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10'h</text:p>
          </table:table-cell>
          <table:table-cell office:value-type="float" office:value="894" calcext:value-type="float">
            <text:p>894</text:p>
          </table:table-cell>
          <table:table-cell table:formula="of:=DEC2HEX([.D639])" office:value-type="string" office:string-value="37E" calcext:value-type="string">
            <text:p>37E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110; <text:s text:c="7"/></text:p>
          </table:table-cell>
          <table:table-cell/>
          <table:table-cell table:formula="of:=CONCATENATE([.C639];[.E639];[.G639];[.H639])" office:value-type="string" office:string-value="10'h37E:out &lt;=8'b00001110;        " calcext:value-type="string">
            <text:p>10'h37E:out &lt;=8'b00001110; <text:s text:c="7"/></text:p>
          </table:table-cell>
        </table:table-row>
        <table:table-row table:style-name="ro1">
          <table:table-cell office:value-type="string" calcext:value-type="string">
            <text:p>10'h27F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10'h</text:p>
          </table:table-cell>
          <table:table-cell office:value-type="float" office:value="895" calcext:value-type="float">
            <text:p>895</text:p>
          </table:table-cell>
          <table:table-cell table:formula="of:=DEC2HEX([.D640])" office:value-type="string" office:string-value="37F" calcext:value-type="string">
            <text:p>37F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640];[.E640];[.G640];[.H640])" office:value-type="string" office:string-value="10'h37F:out &lt;=8'b00000000;        " calcext:value-type="string">
            <text:p>10'h37F:out &lt;=8'b00000000; <text:s text:c="7"/></text:p>
          </table:table-cell>
        </table:table-row>
        <table:table-row table:style-name="ro1">
          <table:table-cell office:value-type="string" calcext:value-type="string">
            <text:p>10'h280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10'h</text:p>
          </table:table-cell>
          <table:table-cell office:value-type="float" office:value="896" calcext:value-type="float">
            <text:p>896</text:p>
          </table:table-cell>
          <table:table-cell table:formula="of:=DEC2HEX([.D641])" office:value-type="string" office:string-value="380" calcext:value-type="string">
            <text:p>380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// p</text:p>
          </table:table-cell>
          <table:table-cell/>
          <table:table-cell table:formula="of:=CONCATENATE([.C641];[.E641];[.G641];[.H641])" office:value-type="string" office:string-value="10'h380:out &lt;=8'b00000000;        // p" calcext:value-type="string">
            <text:p>10'h380:out &lt;=8'b00000000; <text:s text:c="7"/>// p</text:p>
          </table:table-cell>
        </table:table-row>
        <table:table-row table:style-name="ro1">
          <table:table-cell office:value-type="string" calcext:value-type="string">
            <text:p>10'h281</text:p>
          </table:table-cell>
          <table:table-cell office:value-type="float" office:value="897" calcext:value-type="float">
            <text:p>897</text:p>
          </table:table-cell>
          <table:table-cell office:value-type="string" calcext:value-type="string">
            <text:p>10'h</text:p>
          </table:table-cell>
          <table:table-cell office:value-type="float" office:value="897" calcext:value-type="float">
            <text:p>897</text:p>
          </table:table-cell>
          <table:table-cell table:formula="of:=DEC2HEX([.D642])" office:value-type="string" office:string-value="381" calcext:value-type="string">
            <text:p>381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110; <text:s text:c="7"/></text:p>
          </table:table-cell>
          <table:table-cell/>
          <table:table-cell table:formula="of:=CONCATENATE([.C642];[.E642];[.G642];[.H642])" office:value-type="string" office:string-value="10'h381:out &lt;=8'b00010110;        " calcext:value-type="string">
            <text:p>10'h381:out &lt;=8'b00010110; <text:s text:c="7"/></text:p>
          </table:table-cell>
        </table:table-row>
        <table:table-row table:style-name="ro1">
          <table:table-cell office:value-type="string" calcext:value-type="string">
            <text:p>10'h282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10'h</text:p>
          </table:table-cell>
          <table:table-cell office:value-type="float" office:value="898" calcext:value-type="float">
            <text:p>898</text:p>
          </table:table-cell>
          <table:table-cell table:formula="of:=DEC2HEX([.D643])" office:value-type="string" office:string-value="382" calcext:value-type="string">
            <text:p>382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1001; <text:s text:c="7"/></text:p>
          </table:table-cell>
          <table:table-cell/>
          <table:table-cell table:formula="of:=CONCATENATE([.C643];[.E643];[.G643];[.H643])" office:value-type="string" office:string-value="10'h382:out &lt;=8'b00011001;        " calcext:value-type="string">
            <text:p>10'h382:out &lt;=8'b00011001; <text:s text:c="7"/></text:p>
          </table:table-cell>
        </table:table-row>
        <table:table-row table:style-name="ro1">
          <table:table-cell office:value-type="string" calcext:value-type="string">
            <text:p>10'h283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10'h</text:p>
          </table:table-cell>
          <table:table-cell office:value-type="float" office:value="899" calcext:value-type="float">
            <text:p>899</text:p>
          </table:table-cell>
          <table:table-cell table:formula="of:=DEC2HEX([.D644])" office:value-type="string" office:string-value="383" calcext:value-type="string">
            <text:p>383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1001; <text:s text:c="7"/></text:p>
          </table:table-cell>
          <table:table-cell/>
          <table:table-cell table:formula="of:=CONCATENATE([.C644];[.E644];[.G644];[.H644])" office:value-type="string" office:string-value="10'h383:out &lt;=8'b00011001;        " calcext:value-type="string">
            <text:p>10'h383:out &lt;=8'b00011001; <text:s text:c="7"/></text:p>
          </table:table-cell>
        </table:table-row>
        <table:table-row table:style-name="ro1">
          <table:table-cell office:value-type="string" calcext:value-type="string">
            <text:p>10'h284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10'h</text:p>
          </table:table-cell>
          <table:table-cell office:value-type="float" office:value="900" calcext:value-type="float">
            <text:p>900</text:p>
          </table:table-cell>
          <table:table-cell table:formula="of:=DEC2HEX([.D645])" office:value-type="string" office:string-value="384" calcext:value-type="string">
            <text:p>384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110; <text:s text:c="7"/></text:p>
          </table:table-cell>
          <table:table-cell/>
          <table:table-cell table:formula="of:=CONCATENATE([.C645];[.E645];[.G645];[.H645])" office:value-type="string" office:string-value="10'h384:out &lt;=8'b00010110;        " calcext:value-type="string">
            <text:p>10'h384:out &lt;=8'b00010110; <text:s text:c="7"/></text:p>
          </table:table-cell>
        </table:table-row>
        <table:table-row table:style-name="ro1">
          <table:table-cell office:value-type="string" calcext:value-type="string">
            <text:p>10'h285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10'h</text:p>
          </table:table-cell>
          <table:table-cell office:value-type="float" office:value="901" calcext:value-type="float">
            <text:p>901</text:p>
          </table:table-cell>
          <table:table-cell table:formula="of:=DEC2HEX([.D646])" office:value-type="string" office:string-value="385" calcext:value-type="string">
            <text:p>385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0; <text:s text:c="7"/></text:p>
          </table:table-cell>
          <table:table-cell/>
          <table:table-cell table:formula="of:=CONCATENATE([.C646];[.E646];[.G646];[.H646])" office:value-type="string" office:string-value="10'h385:out &lt;=8'b00010000;        " calcext:value-type="string">
            <text:p>10'h385:out &lt;=8'b00010000; <text:s text:c="7"/></text:p>
          </table:table-cell>
        </table:table-row>
        <table:table-row table:style-name="ro1">
          <table:table-cell office:value-type="string" calcext:value-type="string">
            <text:p>10'h286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10'h</text:p>
          </table:table-cell>
          <table:table-cell office:value-type="float" office:value="902" calcext:value-type="float">
            <text:p>902</text:p>
          </table:table-cell>
          <table:table-cell table:formula="of:=DEC2HEX([.D647])" office:value-type="string" office:string-value="386" calcext:value-type="string">
            <text:p>386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0; <text:s text:c="7"/></text:p>
          </table:table-cell>
          <table:table-cell/>
          <table:table-cell table:formula="of:=CONCATENATE([.C647];[.E647];[.G647];[.H647])" office:value-type="string" office:string-value="10'h386:out &lt;=8'b00010000;        " calcext:value-type="string">
            <text:p>10'h386:out &lt;=8'b00010000; <text:s text:c="7"/></text:p>
          </table:table-cell>
        </table:table-row>
        <table:table-row table:style-name="ro1">
          <table:table-cell office:value-type="string" calcext:value-type="string">
            <text:p>10'h287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10'h</text:p>
          </table:table-cell>
          <table:table-cell office:value-type="float" office:value="903" calcext:value-type="float">
            <text:p>903</text:p>
          </table:table-cell>
          <table:table-cell table:formula="of:=DEC2HEX([.D648])" office:value-type="string" office:string-value="387" calcext:value-type="string">
            <text:p>387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648];[.E648];[.G648];[.H648])" office:value-type="string" office:string-value="10'h387:out &lt;=8'b00000000;        " calcext:value-type="string">
            <text:p>10'h387:out &lt;=8'b00000000; <text:s text:c="7"/></text:p>
          </table:table-cell>
        </table:table-row>
        <table:table-row table:style-name="ro1">
          <table:table-cell office:value-type="string" calcext:value-type="string">
            <text:p>10'h288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10'h</text:p>
          </table:table-cell>
          <table:table-cell office:value-type="float" office:value="904" calcext:value-type="float">
            <text:p>904</text:p>
          </table:table-cell>
          <table:table-cell table:formula="of:=DEC2HEX([.D649])" office:value-type="string" office:string-value="388" calcext:value-type="string">
            <text:p>388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// q</text:p>
          </table:table-cell>
          <table:table-cell/>
          <table:table-cell table:formula="of:=CONCATENATE([.C649];[.E649];[.G649];[.H649])" office:value-type="string" office:string-value="10'h388:out &lt;=8'b00000000;        // q" calcext:value-type="string">
            <text:p>10'h388:out &lt;=8'b00000000; <text:s text:c="7"/>// q</text:p>
          </table:table-cell>
        </table:table-row>
        <table:table-row table:style-name="ro1">
          <table:table-cell office:value-type="string" calcext:value-type="string">
            <text:p>10'h289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10'h</text:p>
          </table:table-cell>
          <table:table-cell office:value-type="float" office:value="905" calcext:value-type="float">
            <text:p>905</text:p>
          </table:table-cell>
          <table:table-cell table:formula="of:=DEC2HEX([.D650])" office:value-type="string" office:string-value="389" calcext:value-type="string">
            <text:p>389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101; <text:s text:c="7"/></text:p>
          </table:table-cell>
          <table:table-cell/>
          <table:table-cell table:formula="of:=CONCATENATE([.C650];[.E650];[.G650];[.H650])" office:value-type="string" office:string-value="10'h389:out &lt;=8'b00001101;        " calcext:value-type="string">
            <text:p>10'h389:out &lt;=8'b00001101; <text:s text:c="7"/></text:p>
          </table:table-cell>
        </table:table-row>
        <table:table-row table:style-name="ro1">
          <table:table-cell office:value-type="string" calcext:value-type="string">
            <text:p>10'h28A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10'h</text:p>
          </table:table-cell>
          <table:table-cell office:value-type="float" office:value="906" calcext:value-type="float">
            <text:p>906</text:p>
          </table:table-cell>
          <table:table-cell table:formula="of:=DEC2HEX([.D651])" office:value-type="string" office:string-value="38A" calcext:value-type="string">
            <text:p>38A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11; <text:s text:c="7"/></text:p>
          </table:table-cell>
          <table:table-cell/>
          <table:table-cell table:formula="of:=CONCATENATE([.C651];[.E651];[.G651];[.H651])" office:value-type="string" office:string-value="10'h38A:out &lt;=8'b00010011;        " calcext:value-type="string">
            <text:p>10'h38A:out &lt;=8'b00010011; <text:s text:c="7"/></text:p>
          </table:table-cell>
        </table:table-row>
        <table:table-row table:style-name="ro1">
          <table:table-cell office:value-type="string" calcext:value-type="string">
            <text:p>10'h28B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10'h</text:p>
          </table:table-cell>
          <table:table-cell office:value-type="float" office:value="907" calcext:value-type="float">
            <text:p>907</text:p>
          </table:table-cell>
          <table:table-cell table:formula="of:=DEC2HEX([.D652])" office:value-type="string" office:string-value="38B" calcext:value-type="string">
            <text:p>38B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11; <text:s text:c="7"/></text:p>
          </table:table-cell>
          <table:table-cell/>
          <table:table-cell table:formula="of:=CONCATENATE([.C652];[.E652];[.G652];[.H652])" office:value-type="string" office:string-value="10'h38B:out &lt;=8'b00010011;        " calcext:value-type="string">
            <text:p>10'h38B:out &lt;=8'b00010011; <text:s text:c="7"/></text:p>
          </table:table-cell>
        </table:table-row>
        <table:table-row table:style-name="ro1">
          <table:table-cell office:value-type="string" calcext:value-type="string">
            <text:p>10'h28C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10'h</text:p>
          </table:table-cell>
          <table:table-cell office:value-type="float" office:value="908" calcext:value-type="float">
            <text:p>908</text:p>
          </table:table-cell>
          <table:table-cell table:formula="of:=DEC2HEX([.D653])" office:value-type="string" office:string-value="38C" calcext:value-type="string">
            <text:p>38C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101; <text:s text:c="7"/></text:p>
          </table:table-cell>
          <table:table-cell/>
          <table:table-cell table:formula="of:=CONCATENATE([.C653];[.E653];[.G653];[.H653])" office:value-type="string" office:string-value="10'h38C:out &lt;=8'b00001101;        " calcext:value-type="string">
            <text:p>10'h38C:out &lt;=8'b00001101; <text:s text:c="7"/></text:p>
          </table:table-cell>
        </table:table-row>
        <table:table-row table:style-name="ro1">
          <table:table-cell office:value-type="string" calcext:value-type="string">
            <text:p>10'h28D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10'h</text:p>
          </table:table-cell>
          <table:table-cell office:value-type="float" office:value="909" calcext:value-type="float">
            <text:p>909</text:p>
          </table:table-cell>
          <table:table-cell table:formula="of:=DEC2HEX([.D654])" office:value-type="string" office:string-value="38D" calcext:value-type="string">
            <text:p>38D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1; <text:s text:c="7"/></text:p>
          </table:table-cell>
          <table:table-cell/>
          <table:table-cell table:formula="of:=CONCATENATE([.C654];[.E654];[.G654];[.H654])" office:value-type="string" office:string-value="10'h38D:out &lt;=8'b00000001;        " calcext:value-type="string">
            <text:p>10'h38D:out &lt;=8'b00000001; <text:s text:c="7"/></text:p>
          </table:table-cell>
        </table:table-row>
        <table:table-row table:style-name="ro1">
          <table:table-cell office:value-type="string" calcext:value-type="string">
            <text:p>10'h28E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10'h</text:p>
          </table:table-cell>
          <table:table-cell office:value-type="float" office:value="910" calcext:value-type="float">
            <text:p>910</text:p>
          </table:table-cell>
          <table:table-cell table:formula="of:=DEC2HEX([.D655])" office:value-type="string" office:string-value="38E" calcext:value-type="string">
            <text:p>38E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1; <text:s text:c="7"/></text:p>
          </table:table-cell>
          <table:table-cell/>
          <table:table-cell table:formula="of:=CONCATENATE([.C655];[.E655];[.G655];[.H655])" office:value-type="string" office:string-value="10'h38E:out &lt;=8'b00000001;        " calcext:value-type="string">
            <text:p>10'h38E:out &lt;=8'b00000001; <text:s text:c="7"/></text:p>
          </table:table-cell>
        </table:table-row>
        <table:table-row table:style-name="ro1">
          <table:table-cell office:value-type="string" calcext:value-type="string">
            <text:p>10'h28F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10'h</text:p>
          </table:table-cell>
          <table:table-cell office:value-type="float" office:value="911" calcext:value-type="float">
            <text:p>911</text:p>
          </table:table-cell>
          <table:table-cell table:formula="of:=DEC2HEX([.D656])" office:value-type="string" office:string-value="38F" calcext:value-type="string">
            <text:p>38F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656];[.E656];[.G656];[.H656])" office:value-type="string" office:string-value="10'h38F:out &lt;=8'b00000000;        " calcext:value-type="string">
            <text:p>10'h38F:out &lt;=8'b00000000; <text:s text:c="7"/></text:p>
          </table:table-cell>
        </table:table-row>
        <table:table-row table:style-name="ro1">
          <table:table-cell office:value-type="string" calcext:value-type="string">
            <text:p>10'h290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10'h</text:p>
          </table:table-cell>
          <table:table-cell office:value-type="float" office:value="912" calcext:value-type="float">
            <text:p>912</text:p>
          </table:table-cell>
          <table:table-cell table:formula="of:=DEC2HEX([.D657])" office:value-type="string" office:string-value="390" calcext:value-type="string">
            <text:p>390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// r</text:p>
          </table:table-cell>
          <table:table-cell/>
          <table:table-cell table:formula="of:=CONCATENATE([.C657];[.E657];[.G657];[.H657])" office:value-type="string" office:string-value="10'h390:out &lt;=8'b00000000;        // r" calcext:value-type="string">
            <text:p>10'h390:out &lt;=8'b00000000; <text:s text:c="7"/>// r</text:p>
          </table:table-cell>
        </table:table-row>
        <table:table-row table:style-name="ro1">
          <table:table-cell office:value-type="string" calcext:value-type="string">
            <text:p>10'h291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10'h</text:p>
          </table:table-cell>
          <table:table-cell office:value-type="float" office:value="913" calcext:value-type="float">
            <text:p>913</text:p>
          </table:table-cell>
          <table:table-cell table:formula="of:=DEC2HEX([.D658])" office:value-type="string" office:string-value="391" calcext:value-type="string">
            <text:p>391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658];[.E658];[.G658];[.H658])" office:value-type="string" office:string-value="10'h391:out &lt;=8'b00000000;        " calcext:value-type="string">
            <text:p>10'h391:out &lt;=8'b00000000; <text:s text:c="7"/></text:p>
          </table:table-cell>
        </table:table-row>
        <table:table-row table:style-name="ro1">
          <table:table-cell office:value-type="string" calcext:value-type="string">
            <text:p>10'h292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10'h</text:p>
          </table:table-cell>
          <table:table-cell office:value-type="float" office:value="914" calcext:value-type="float">
            <text:p>914</text:p>
          </table:table-cell>
          <table:table-cell table:formula="of:=DEC2HEX([.D659])" office:value-type="string" office:string-value="392" calcext:value-type="string">
            <text:p>392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110; <text:s text:c="7"/></text:p>
          </table:table-cell>
          <table:table-cell/>
          <table:table-cell table:formula="of:=CONCATENATE([.C659];[.E659];[.G659];[.H659])" office:value-type="string" office:string-value="10'h392:out &lt;=8'b00010110;        " calcext:value-type="string">
            <text:p>10'h392:out &lt;=8'b00010110; <text:s text:c="7"/></text:p>
          </table:table-cell>
        </table:table-row>
        <table:table-row table:style-name="ro1">
          <table:table-cell office:value-type="string" calcext:value-type="string">
            <text:p>10'h293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10'h</text:p>
          </table:table-cell>
          <table:table-cell office:value-type="float" office:value="915" calcext:value-type="float">
            <text:p>915</text:p>
          </table:table-cell>
          <table:table-cell table:formula="of:=DEC2HEX([.D660])" office:value-type="string" office:string-value="393" calcext:value-type="string">
            <text:p>393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1001; <text:s text:c="7"/></text:p>
          </table:table-cell>
          <table:table-cell/>
          <table:table-cell table:formula="of:=CONCATENATE([.C660];[.E660];[.G660];[.H660])" office:value-type="string" office:string-value="10'h393:out &lt;=8'b00011001;        " calcext:value-type="string">
            <text:p>10'h393:out &lt;=8'b00011001; <text:s text:c="7"/></text:p>
          </table:table-cell>
        </table:table-row>
        <table:table-row table:style-name="ro1">
          <table:table-cell office:value-type="string" calcext:value-type="string">
            <text:p>10'h294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10'h</text:p>
          </table:table-cell>
          <table:table-cell office:value-type="float" office:value="916" calcext:value-type="float">
            <text:p>916</text:p>
          </table:table-cell>
          <table:table-cell table:formula="of:=DEC2HEX([.D661])" office:value-type="string" office:string-value="394" calcext:value-type="string">
            <text:p>394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0; <text:s text:c="7"/></text:p>
          </table:table-cell>
          <table:table-cell/>
          <table:table-cell table:formula="of:=CONCATENATE([.C661];[.E661];[.G661];[.H661])" office:value-type="string" office:string-value="10'h394:out &lt;=8'b00010000;        " calcext:value-type="string">
            <text:p>10'h394:out &lt;=8'b00010000; <text:s text:c="7"/></text:p>
          </table:table-cell>
        </table:table-row>
        <table:table-row table:style-name="ro1">
          <table:table-cell office:value-type="string" calcext:value-type="string">
            <text:p>10'h295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10'h</text:p>
          </table:table-cell>
          <table:table-cell office:value-type="float" office:value="917" calcext:value-type="float">
            <text:p>917</text:p>
          </table:table-cell>
          <table:table-cell table:formula="of:=DEC2HEX([.D662])" office:value-type="string" office:string-value="395" calcext:value-type="string">
            <text:p>395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0; <text:s text:c="7"/></text:p>
          </table:table-cell>
          <table:table-cell/>
          <table:table-cell table:formula="of:=CONCATENATE([.C662];[.E662];[.G662];[.H662])" office:value-type="string" office:string-value="10'h395:out &lt;=8'b00010000;        " calcext:value-type="string">
            <text:p>10'h395:out &lt;=8'b00010000; <text:s text:c="7"/></text:p>
          </table:table-cell>
        </table:table-row>
        <table:table-row table:style-name="ro1">
          <table:table-cell office:value-type="string" calcext:value-type="string">
            <text:p>10'h296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10'h</text:p>
          </table:table-cell>
          <table:table-cell office:value-type="float" office:value="918" calcext:value-type="float">
            <text:p>918</text:p>
          </table:table-cell>
          <table:table-cell table:formula="of:=DEC2HEX([.D663])" office:value-type="string" office:string-value="396" calcext:value-type="string">
            <text:p>396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0; <text:s text:c="7"/></text:p>
          </table:table-cell>
          <table:table-cell/>
          <table:table-cell table:formula="of:=CONCATENATE([.C663];[.E663];[.G663];[.H663])" office:value-type="string" office:string-value="10'h396:out &lt;=8'b00010000;        " calcext:value-type="string">
            <text:p>10'h396:out &lt;=8'b00010000; <text:s text:c="7"/></text:p>
          </table:table-cell>
        </table:table-row>
        <table:table-row table:style-name="ro1">
          <table:table-cell office:value-type="string" calcext:value-type="string">
            <text:p>10'h297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10'h</text:p>
          </table:table-cell>
          <table:table-cell office:value-type="float" office:value="919" calcext:value-type="float">
            <text:p>919</text:p>
          </table:table-cell>
          <table:table-cell table:formula="of:=DEC2HEX([.D664])" office:value-type="string" office:string-value="397" calcext:value-type="string">
            <text:p>397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664];[.E664];[.G664];[.H664])" office:value-type="string" office:string-value="10'h397:out &lt;=8'b00000000;        " calcext:value-type="string">
            <text:p>10'h397:out &lt;=8'b00000000; <text:s text:c="7"/></text:p>
          </table:table-cell>
        </table:table-row>
        <table:table-row table:style-name="ro1">
          <table:table-cell office:value-type="string" calcext:value-type="string">
            <text:p>10'h298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10'h</text:p>
          </table:table-cell>
          <table:table-cell office:value-type="float" office:value="920" calcext:value-type="float">
            <text:p>920</text:p>
          </table:table-cell>
          <table:table-cell table:formula="of:=DEC2HEX([.D665])" office:value-type="string" office:string-value="398" calcext:value-type="string">
            <text:p>398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// s</text:p>
          </table:table-cell>
          <table:table-cell/>
          <table:table-cell table:formula="of:=CONCATENATE([.C665];[.E665];[.G665];[.H665])" office:value-type="string" office:string-value="10'h398:out &lt;=8'b00000000;        // s" calcext:value-type="string">
            <text:p>10'h398:out &lt;=8'b00000000; <text:s text:c="7"/>// s</text:p>
          </table:table-cell>
        </table:table-row>
        <table:table-row table:style-name="ro1">
          <table:table-cell office:value-type="string" calcext:value-type="string">
            <text:p>10'h299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10'h</text:p>
          </table:table-cell>
          <table:table-cell office:value-type="float" office:value="921" calcext:value-type="float">
            <text:p>921</text:p>
          </table:table-cell>
          <table:table-cell table:formula="of:=DEC2HEX([.D666])" office:value-type="string" office:string-value="399" calcext:value-type="string">
            <text:p>399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666];[.E666];[.G666];[.H666])" office:value-type="string" office:string-value="10'h399:out &lt;=8'b00000000;        " calcext:value-type="string">
            <text:p>10'h399:out &lt;=8'b00000000; <text:s text:c="7"/></text:p>
          </table:table-cell>
        </table:table-row>
        <table:table-row table:style-name="ro1">
          <table:table-cell office:value-type="string" calcext:value-type="string">
            <text:p>10'h29A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10'h</text:p>
          </table:table-cell>
          <table:table-cell office:value-type="float" office:value="922" calcext:value-type="float">
            <text:p>922</text:p>
          </table:table-cell>
          <table:table-cell table:formula="of:=DEC2HEX([.D667])" office:value-type="string" office:string-value="39A" calcext:value-type="string">
            <text:p>39A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111; <text:s text:c="7"/></text:p>
          </table:table-cell>
          <table:table-cell/>
          <table:table-cell table:formula="of:=CONCATENATE([.C667];[.E667];[.G667];[.H667])" office:value-type="string" office:string-value="10'h39A:out &lt;=8'b00001111;        " calcext:value-type="string">
            <text:p>10'h39A:out &lt;=8'b00001111; <text:s text:c="7"/></text:p>
          </table:table-cell>
        </table:table-row>
        <table:table-row table:style-name="ro1">
          <table:table-cell office:value-type="string" calcext:value-type="string">
            <text:p>10'h29B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10'h</text:p>
          </table:table-cell>
          <table:table-cell office:value-type="float" office:value="923" calcext:value-type="float">
            <text:p>923</text:p>
          </table:table-cell>
          <table:table-cell table:formula="of:=DEC2HEX([.D668])" office:value-type="string" office:string-value="39B" calcext:value-type="string">
            <text:p>39B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0; <text:s text:c="7"/></text:p>
          </table:table-cell>
          <table:table-cell/>
          <table:table-cell table:formula="of:=CONCATENATE([.C668];[.E668];[.G668];[.H668])" office:value-type="string" office:string-value="10'h39B:out &lt;=8'b00010000;        " calcext:value-type="string">
            <text:p>10'h39B:out &lt;=8'b00010000; <text:s text:c="7"/></text:p>
          </table:table-cell>
        </table:table-row>
        <table:table-row table:style-name="ro1">
          <table:table-cell office:value-type="string" calcext:value-type="string">
            <text:p>10'h29C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10'h</text:p>
          </table:table-cell>
          <table:table-cell office:value-type="float" office:value="924" calcext:value-type="float">
            <text:p>924</text:p>
          </table:table-cell>
          <table:table-cell table:formula="of:=DEC2HEX([.D669])" office:value-type="string" office:string-value="39C" calcext:value-type="string">
            <text:p>39C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1110; <text:s text:c="7"/></text:p>
          </table:table-cell>
          <table:table-cell/>
          <table:table-cell table:formula="of:=CONCATENATE([.C669];[.E669];[.G669];[.H669])" office:value-type="string" office:string-value="10'h39C:out &lt;=8'b00011110;        " calcext:value-type="string">
            <text:p>10'h39C:out &lt;=8'b00011110; <text:s text:c="7"/></text:p>
          </table:table-cell>
        </table:table-row>
        <table:table-row table:style-name="ro1">
          <table:table-cell office:value-type="string" calcext:value-type="string">
            <text:p>10'h29D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10'h</text:p>
          </table:table-cell>
          <table:table-cell office:value-type="float" office:value="925" calcext:value-type="float">
            <text:p>925</text:p>
          </table:table-cell>
          <table:table-cell table:formula="of:=DEC2HEX([.D670])" office:value-type="string" office:string-value="39D" calcext:value-type="string">
            <text:p>39D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1; <text:s text:c="7"/></text:p>
          </table:table-cell>
          <table:table-cell/>
          <table:table-cell table:formula="of:=CONCATENATE([.C670];[.E670];[.G670];[.H670])" office:value-type="string" office:string-value="10'h39D:out &lt;=8'b00000001;        " calcext:value-type="string">
            <text:p>10'h39D:out &lt;=8'b00000001; <text:s text:c="7"/></text:p>
          </table:table-cell>
        </table:table-row>
        <table:table-row table:style-name="ro1">
          <table:table-cell office:value-type="string" calcext:value-type="string">
            <text:p>10'h29E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10'h</text:p>
          </table:table-cell>
          <table:table-cell office:value-type="float" office:value="926" calcext:value-type="float">
            <text:p>926</text:p>
          </table:table-cell>
          <table:table-cell table:formula="of:=DEC2HEX([.D671])" office:value-type="string" office:string-value="39E" calcext:value-type="string">
            <text:p>39E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1111; <text:s text:c="7"/></text:p>
          </table:table-cell>
          <table:table-cell/>
          <table:table-cell table:formula="of:=CONCATENATE([.C671];[.E671];[.G671];[.H671])" office:value-type="string" office:string-value="10'h39E:out &lt;=8'b00011111;        " calcext:value-type="string">
            <text:p>10'h39E:out &lt;=8'b00011111; <text:s text:c="7"/></text:p>
          </table:table-cell>
        </table:table-row>
        <table:table-row table:style-name="ro1">
          <table:table-cell office:value-type="string" calcext:value-type="string">
            <text:p>10'h29F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10'h</text:p>
          </table:table-cell>
          <table:table-cell office:value-type="float" office:value="927" calcext:value-type="float">
            <text:p>927</text:p>
          </table:table-cell>
          <table:table-cell table:formula="of:=DEC2HEX([.D672])" office:value-type="string" office:string-value="39F" calcext:value-type="string">
            <text:p>39F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672];[.E672];[.G672];[.H672])" office:value-type="string" office:string-value="10'h39F:out &lt;=8'b00000000;        " calcext:value-type="string">
            <text:p>10'h39F:out &lt;=8'b00000000; <text:s text:c="7"/></text:p>
          </table:table-cell>
        </table:table-row>
        <table:table-row table:style-name="ro1">
          <table:table-cell office:value-type="string" calcext:value-type="string">
            <text:p>10'h2A0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10'h</text:p>
          </table:table-cell>
          <table:table-cell office:value-type="float" office:value="928" calcext:value-type="float">
            <text:p>928</text:p>
          </table:table-cell>
          <table:table-cell table:formula="of:=DEC2HEX([.D673])" office:value-type="string" office:string-value="3A0" calcext:value-type="string">
            <text:p>3A0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000; <text:s text:c="7"/>// t</text:p>
          </table:table-cell>
          <table:table-cell/>
          <table:table-cell table:formula="of:=CONCATENATE([.C673];[.E673];[.G673];[.H673])" office:value-type="string" office:string-value="10'h3A0:out &lt;=8'b00001000;        // t" calcext:value-type="string">
            <text:p>10'h3A0:out &lt;=8'b00001000; <text:s text:c="7"/>// t</text:p>
          </table:table-cell>
        </table:table-row>
        <table:table-row table:style-name="ro1">
          <table:table-cell office:value-type="string" calcext:value-type="string">
            <text:p>10'h2A1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10'h</text:p>
          </table:table-cell>
          <table:table-cell office:value-type="float" office:value="929" calcext:value-type="float">
            <text:p>929</text:p>
          </table:table-cell>
          <table:table-cell table:formula="of:=DEC2HEX([.D674])" office:value-type="string" office:string-value="3A1" calcext:value-type="string">
            <text:p>3A1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000; <text:s text:c="7"/></text:p>
          </table:table-cell>
          <table:table-cell/>
          <table:table-cell table:formula="of:=CONCATENATE([.C674];[.E674];[.G674];[.H674])" office:value-type="string" office:string-value="10'h3A1:out &lt;=8'b00001000;        " calcext:value-type="string">
            <text:p>10'h3A1:out &lt;=8'b00001000; <text:s text:c="7"/></text:p>
          </table:table-cell>
        </table:table-row>
        <table:table-row table:style-name="ro1">
          <table:table-cell office:value-type="string" calcext:value-type="string">
            <text:p>10'h2A2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10'h</text:p>
          </table:table-cell>
          <table:table-cell office:value-type="float" office:value="930" calcext:value-type="float">
            <text:p>930</text:p>
          </table:table-cell>
          <table:table-cell table:formula="of:=DEC2HEX([.D675])" office:value-type="string" office:string-value="3A2" calcext:value-type="string">
            <text:p>3A2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1100; <text:s text:c="7"/></text:p>
          </table:table-cell>
          <table:table-cell/>
          <table:table-cell table:formula="of:=CONCATENATE([.C675];[.E675];[.G675];[.H675])" office:value-type="string" office:string-value="10'h3A2:out &lt;=8'b00011100;        " calcext:value-type="string">
            <text:p>10'h3A2:out &lt;=8'b00011100; <text:s text:c="7"/></text:p>
          </table:table-cell>
        </table:table-row>
        <table:table-row table:style-name="ro1">
          <table:table-cell office:value-type="string" calcext:value-type="string">
            <text:p>10'h2A3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10'h</text:p>
          </table:table-cell>
          <table:table-cell office:value-type="float" office:value="931" calcext:value-type="float">
            <text:p>931</text:p>
          </table:table-cell>
          <table:table-cell table:formula="of:=DEC2HEX([.D676])" office:value-type="string" office:string-value="3A3" calcext:value-type="string">
            <text:p>3A3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000; <text:s text:c="7"/></text:p>
          </table:table-cell>
          <table:table-cell/>
          <table:table-cell table:formula="of:=CONCATENATE([.C676];[.E676];[.G676];[.H676])" office:value-type="string" office:string-value="10'h3A3:out &lt;=8'b00001000;        " calcext:value-type="string">
            <text:p>10'h3A3:out &lt;=8'b00001000; <text:s text:c="7"/></text:p>
          </table:table-cell>
        </table:table-row>
        <table:table-row table:style-name="ro1">
          <table:table-cell office:value-type="string" calcext:value-type="string">
            <text:p>10'h2A4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10'h</text:p>
          </table:table-cell>
          <table:table-cell office:value-type="float" office:value="932" calcext:value-type="float">
            <text:p>932</text:p>
          </table:table-cell>
          <table:table-cell table:formula="of:=DEC2HEX([.D677])" office:value-type="string" office:string-value="3A4" calcext:value-type="string">
            <text:p>3A4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000; <text:s text:c="7"/></text:p>
          </table:table-cell>
          <table:table-cell/>
          <table:table-cell table:formula="of:=CONCATENATE([.C677];[.E677];[.G677];[.H677])" office:value-type="string" office:string-value="10'h3A4:out &lt;=8'b00001000;        " calcext:value-type="string">
            <text:p>10'h3A4:out &lt;=8'b00001000; <text:s text:c="7"/></text:p>
          </table:table-cell>
        </table:table-row>
        <table:table-row table:style-name="ro1">
          <table:table-cell office:value-type="string" calcext:value-type="string">
            <text:p>10'h2A5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10'h</text:p>
          </table:table-cell>
          <table:table-cell office:value-type="float" office:value="933" calcext:value-type="float">
            <text:p>933</text:p>
          </table:table-cell>
          <table:table-cell table:formula="of:=DEC2HEX([.D678])" office:value-type="string" office:string-value="3A5" calcext:value-type="string">
            <text:p>3A5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001; <text:s text:c="7"/></text:p>
          </table:table-cell>
          <table:table-cell/>
          <table:table-cell table:formula="of:=CONCATENATE([.C678];[.E678];[.G678];[.H678])" office:value-type="string" office:string-value="10'h3A5:out &lt;=8'b00001001;        " calcext:value-type="string">
            <text:p>10'h3A5:out &lt;=8'b00001001; <text:s text:c="7"/></text:p>
          </table:table-cell>
        </table:table-row>
        <table:table-row table:style-name="ro1">
          <table:table-cell office:value-type="string" calcext:value-type="string">
            <text:p>10'h2A6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10'h</text:p>
          </table:table-cell>
          <table:table-cell office:value-type="float" office:value="934" calcext:value-type="float">
            <text:p>934</text:p>
          </table:table-cell>
          <table:table-cell table:formula="of:=DEC2HEX([.D679])" office:value-type="string" office:string-value="3A6" calcext:value-type="string">
            <text:p>3A6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10; <text:s text:c="7"/></text:p>
          </table:table-cell>
          <table:table-cell/>
          <table:table-cell table:formula="of:=CONCATENATE([.C679];[.E679];[.G679];[.H679])" office:value-type="string" office:string-value="10'h3A6:out &lt;=8'b00000110;        " calcext:value-type="string">
            <text:p>10'h3A6:out &lt;=8'b00000110; <text:s text:c="7"/></text:p>
          </table:table-cell>
        </table:table-row>
        <table:table-row table:style-name="ro1">
          <table:table-cell office:value-type="string" calcext:value-type="string">
            <text:p>10'h2A7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10'h</text:p>
          </table:table-cell>
          <table:table-cell office:value-type="float" office:value="935" calcext:value-type="float">
            <text:p>935</text:p>
          </table:table-cell>
          <table:table-cell table:formula="of:=DEC2HEX([.D680])" office:value-type="string" office:string-value="3A7" calcext:value-type="string">
            <text:p>3A7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680];[.E680];[.G680];[.H680])" office:value-type="string" office:string-value="10'h3A7:out &lt;=8'b00000000;        " calcext:value-type="string">
            <text:p>10'h3A7:out &lt;=8'b00000000; <text:s text:c="7"/></text:p>
          </table:table-cell>
        </table:table-row>
        <table:table-row table:style-name="ro1">
          <table:table-cell office:value-type="string" calcext:value-type="string">
            <text:p>10'h2A8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10'h</text:p>
          </table:table-cell>
          <table:table-cell office:value-type="float" office:value="936" calcext:value-type="float">
            <text:p>936</text:p>
          </table:table-cell>
          <table:table-cell table:formula="of:=DEC2HEX([.D681])" office:value-type="string" office:string-value="3A8" calcext:value-type="string">
            <text:p>3A8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// u</text:p>
          </table:table-cell>
          <table:table-cell/>
          <table:table-cell table:formula="of:=CONCATENATE([.C681];[.E681];[.G681];[.H681])" office:value-type="string" office:string-value="10'h3A8:out &lt;=8'b00000000;        // u" calcext:value-type="string">
            <text:p>10'h3A8:out &lt;=8'b00000000; <text:s text:c="7"/>// u</text:p>
          </table:table-cell>
        </table:table-row>
        <table:table-row table:style-name="ro1">
          <table:table-cell office:value-type="string" calcext:value-type="string">
            <text:p>10'h2A9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10'h</text:p>
          </table:table-cell>
          <table:table-cell office:value-type="float" office:value="937" calcext:value-type="float">
            <text:p>937</text:p>
          </table:table-cell>
          <table:table-cell table:formula="of:=DEC2HEX([.D682])" office:value-type="string" office:string-value="3A9" calcext:value-type="string">
            <text:p>3A9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682];[.E682];[.G682];[.H682])" office:value-type="string" office:string-value="10'h3A9:out &lt;=8'b00000000;        " calcext:value-type="string">
            <text:p>10'h3A9:out &lt;=8'b00000000; <text:s text:c="7"/></text:p>
          </table:table-cell>
        </table:table-row>
        <table:table-row table:style-name="ro1">
          <table:table-cell office:value-type="string" calcext:value-type="string">
            <text:p>10'h2AA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10'h</text:p>
          </table:table-cell>
          <table:table-cell office:value-type="float" office:value="938" calcext:value-type="float">
            <text:p>938</text:p>
          </table:table-cell>
          <table:table-cell table:formula="of:=DEC2HEX([.D683])" office:value-type="string" office:string-value="3AA" calcext:value-type="string">
            <text:p>3AA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10; <text:s text:c="7"/></text:p>
          </table:table-cell>
          <table:table-cell/>
          <table:table-cell table:formula="of:=CONCATENATE([.C683];[.E683];[.G683];[.H683])" office:value-type="string" office:string-value="10'h3AA:out &lt;=8'b00010010;        " calcext:value-type="string">
            <text:p>10'h3AA:out &lt;=8'b00010010; <text:s text:c="7"/></text:p>
          </table:table-cell>
        </table:table-row>
        <table:table-row table:style-name="ro1">
          <table:table-cell office:value-type="string" calcext:value-type="string">
            <text:p>10'h2AB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10'h</text:p>
          </table:table-cell>
          <table:table-cell office:value-type="float" office:value="939" calcext:value-type="float">
            <text:p>939</text:p>
          </table:table-cell>
          <table:table-cell table:formula="of:=DEC2HEX([.D684])" office:value-type="string" office:string-value="3AB" calcext:value-type="string">
            <text:p>3AB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10; <text:s text:c="7"/></text:p>
          </table:table-cell>
          <table:table-cell/>
          <table:table-cell table:formula="of:=CONCATENATE([.C684];[.E684];[.G684];[.H684])" office:value-type="string" office:string-value="10'h3AB:out &lt;=8'b00010010;        " calcext:value-type="string">
            <text:p>10'h3AB:out &lt;=8'b00010010; <text:s text:c="7"/></text:p>
          </table:table-cell>
        </table:table-row>
        <table:table-row table:style-name="ro1">
          <table:table-cell office:value-type="string" calcext:value-type="string">
            <text:p>10'h2AC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10'h</text:p>
          </table:table-cell>
          <table:table-cell office:value-type="float" office:value="940" calcext:value-type="float">
            <text:p>940</text:p>
          </table:table-cell>
          <table:table-cell table:formula="of:=DEC2HEX([.D685])" office:value-type="string" office:string-value="3AC" calcext:value-type="string">
            <text:p>3AC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10; <text:s text:c="7"/></text:p>
          </table:table-cell>
          <table:table-cell/>
          <table:table-cell table:formula="of:=CONCATENATE([.C685];[.E685];[.G685];[.H685])" office:value-type="string" office:string-value="10'h3AC:out &lt;=8'b00010010;        " calcext:value-type="string">
            <text:p>10'h3AC:out &lt;=8'b00010010; <text:s text:c="7"/></text:p>
          </table:table-cell>
        </table:table-row>
        <table:table-row table:style-name="ro1">
          <table:table-cell office:value-type="string" calcext:value-type="string">
            <text:p>10'h2AD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10'h</text:p>
          </table:table-cell>
          <table:table-cell office:value-type="float" office:value="941" calcext:value-type="float">
            <text:p>941</text:p>
          </table:table-cell>
          <table:table-cell table:formula="of:=DEC2HEX([.D686])" office:value-type="string" office:string-value="3AD" calcext:value-type="string">
            <text:p>3AD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10; <text:s text:c="7"/></text:p>
          </table:table-cell>
          <table:table-cell/>
          <table:table-cell table:formula="of:=CONCATENATE([.C686];[.E686];[.G686];[.H686])" office:value-type="string" office:string-value="10'h3AD:out &lt;=8'b00010010;        " calcext:value-type="string">
            <text:p>10'h3AD:out &lt;=8'b00010010; <text:s text:c="7"/></text:p>
          </table:table-cell>
        </table:table-row>
        <table:table-row table:style-name="ro1">
          <table:table-cell office:value-type="string" calcext:value-type="string">
            <text:p>10'h2AE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10'h</text:p>
          </table:table-cell>
          <table:table-cell office:value-type="float" office:value="942" calcext:value-type="float">
            <text:p>942</text:p>
          </table:table-cell>
          <table:table-cell table:formula="of:=DEC2HEX([.D687])" office:value-type="string" office:string-value="3AE" calcext:value-type="string">
            <text:p>3AE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101; <text:s text:c="7"/></text:p>
          </table:table-cell>
          <table:table-cell/>
          <table:table-cell table:formula="of:=CONCATENATE([.C687];[.E687];[.G687];[.H687])" office:value-type="string" office:string-value="10'h3AE:out &lt;=8'b00001101;        " calcext:value-type="string">
            <text:p>10'h3AE:out &lt;=8'b00001101; <text:s text:c="7"/></text:p>
          </table:table-cell>
        </table:table-row>
        <table:table-row table:style-name="ro1">
          <table:table-cell office:value-type="string" calcext:value-type="string">
            <text:p>10'h2AF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10'h</text:p>
          </table:table-cell>
          <table:table-cell office:value-type="float" office:value="943" calcext:value-type="float">
            <text:p>943</text:p>
          </table:table-cell>
          <table:table-cell table:formula="of:=DEC2HEX([.D688])" office:value-type="string" office:string-value="3AF" calcext:value-type="string">
            <text:p>3AF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688];[.E688];[.G688];[.H688])" office:value-type="string" office:string-value="10'h3AF:out &lt;=8'b00000000;        " calcext:value-type="string">
            <text:p>10'h3AF:out &lt;=8'b00000000; <text:s text:c="7"/></text:p>
          </table:table-cell>
        </table:table-row>
        <table:table-row table:style-name="ro1">
          <table:table-cell office:value-type="string" calcext:value-type="string">
            <text:p>10'h2B0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10'h</text:p>
          </table:table-cell>
          <table:table-cell office:value-type="float" office:value="944" calcext:value-type="float">
            <text:p>944</text:p>
          </table:table-cell>
          <table:table-cell table:formula="of:=DEC2HEX([.D689])" office:value-type="string" office:string-value="3B0" calcext:value-type="string">
            <text:p>3B0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// v</text:p>
          </table:table-cell>
          <table:table-cell/>
          <table:table-cell table:formula="of:=CONCATENATE([.C689];[.E689];[.G689];[.H689])" office:value-type="string" office:string-value="10'h3B0:out &lt;=8'b00000000;        // v" calcext:value-type="string">
            <text:p>10'h3B0:out &lt;=8'b00000000; <text:s text:c="7"/>// v</text:p>
          </table:table-cell>
        </table:table-row>
        <table:table-row table:style-name="ro1">
          <table:table-cell office:value-type="string" calcext:value-type="string">
            <text:p>10'h2B1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10'h</text:p>
          </table:table-cell>
          <table:table-cell office:value-type="float" office:value="945" calcext:value-type="float">
            <text:p>945</text:p>
          </table:table-cell>
          <table:table-cell table:formula="of:=DEC2HEX([.D690])" office:value-type="string" office:string-value="3B1" calcext:value-type="string">
            <text:p>3B1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690];[.E690];[.G690];[.H690])" office:value-type="string" office:string-value="10'h3B1:out &lt;=8'b00000000;        " calcext:value-type="string">
            <text:p>10'h3B1:out &lt;=8'b00000000; <text:s text:c="7"/></text:p>
          </table:table-cell>
        </table:table-row>
        <table:table-row table:style-name="ro1">
          <table:table-cell office:value-type="string" calcext:value-type="string">
            <text:p>10'h2B2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10'h</text:p>
          </table:table-cell>
          <table:table-cell office:value-type="float" office:value="946" calcext:value-type="float">
            <text:p>946</text:p>
          </table:table-cell>
          <table:table-cell table:formula="of:=DEC2HEX([.D691])" office:value-type="string" office:string-value="3B2" calcext:value-type="string">
            <text:p>3B2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</text:p>
          </table:table-cell>
          <table:table-cell/>
          <table:table-cell table:formula="of:=CONCATENATE([.C691];[.E691];[.G691];[.H691])" office:value-type="string" office:string-value="10'h3B2:out &lt;=8'b00010001;        " calcext:value-type="string">
            <text:p>10'h3B2:out &lt;=8'b00010001; <text:s text:c="7"/></text:p>
          </table:table-cell>
        </table:table-row>
        <table:table-row table:style-name="ro1">
          <table:table-cell office:value-type="string" calcext:value-type="string">
            <text:p>10'h2B3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10'h</text:p>
          </table:table-cell>
          <table:table-cell office:value-type="float" office:value="947" calcext:value-type="float">
            <text:p>947</text:p>
          </table:table-cell>
          <table:table-cell table:formula="of:=DEC2HEX([.D692])" office:value-type="string" office:string-value="3B3" calcext:value-type="string">
            <text:p>3B3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</text:p>
          </table:table-cell>
          <table:table-cell/>
          <table:table-cell table:formula="of:=CONCATENATE([.C692];[.E692];[.G692];[.H692])" office:value-type="string" office:string-value="10'h3B3:out &lt;=8'b00010001;        " calcext:value-type="string">
            <text:p>10'h3B3:out &lt;=8'b00010001; <text:s text:c="7"/></text:p>
          </table:table-cell>
        </table:table-row>
        <table:table-row table:style-name="ro1">
          <table:table-cell office:value-type="string" calcext:value-type="string">
            <text:p>10'h2B4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10'h</text:p>
          </table:table-cell>
          <table:table-cell office:value-type="float" office:value="948" calcext:value-type="float">
            <text:p>948</text:p>
          </table:table-cell>
          <table:table-cell table:formula="of:=DEC2HEX([.D693])" office:value-type="string" office:string-value="3B4" calcext:value-type="string">
            <text:p>3B4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</text:p>
          </table:table-cell>
          <table:table-cell/>
          <table:table-cell table:formula="of:=CONCATENATE([.C693];[.E693];[.G693];[.H693])" office:value-type="string" office:string-value="10'h3B4:out &lt;=8'b00010001;        " calcext:value-type="string">
            <text:p>10'h3B4:out &lt;=8'b00010001; <text:s text:c="7"/></text:p>
          </table:table-cell>
        </table:table-row>
        <table:table-row table:style-name="ro1">
          <table:table-cell office:value-type="string" calcext:value-type="string">
            <text:p>10'h2B5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10'h</text:p>
          </table:table-cell>
          <table:table-cell office:value-type="float" office:value="949" calcext:value-type="float">
            <text:p>949</text:p>
          </table:table-cell>
          <table:table-cell table:formula="of:=DEC2HEX([.D694])" office:value-type="string" office:string-value="3B5" calcext:value-type="string">
            <text:p>3B5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010; <text:s text:c="7"/></text:p>
          </table:table-cell>
          <table:table-cell/>
          <table:table-cell table:formula="of:=CONCATENATE([.C694];[.E694];[.G694];[.H694])" office:value-type="string" office:string-value="10'h3B5:out &lt;=8'b00001010;        " calcext:value-type="string">
            <text:p>10'h3B5:out &lt;=8'b00001010; <text:s text:c="7"/></text:p>
          </table:table-cell>
        </table:table-row>
        <table:table-row table:style-name="ro1">
          <table:table-cell office:value-type="string" calcext:value-type="string">
            <text:p>10'h2B6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10'h</text:p>
          </table:table-cell>
          <table:table-cell office:value-type="float" office:value="950" calcext:value-type="float">
            <text:p>950</text:p>
          </table:table-cell>
          <table:table-cell table:formula="of:=DEC2HEX([.D695])" office:value-type="string" office:string-value="3B6" calcext:value-type="string">
            <text:p>3B6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00; <text:s text:c="7"/></text:p>
          </table:table-cell>
          <table:table-cell/>
          <table:table-cell table:formula="of:=CONCATENATE([.C695];[.E695];[.G695];[.H695])" office:value-type="string" office:string-value="10'h3B6:out &lt;=8'b00000100;        " calcext:value-type="string">
            <text:p>10'h3B6:out &lt;=8'b00000100; <text:s text:c="7"/></text:p>
          </table:table-cell>
        </table:table-row>
        <table:table-row table:style-name="ro1">
          <table:table-cell office:value-type="string" calcext:value-type="string">
            <text:p>10'h2B7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10'h</text:p>
          </table:table-cell>
          <table:table-cell office:value-type="float" office:value="951" calcext:value-type="float">
            <text:p>951</text:p>
          </table:table-cell>
          <table:table-cell table:formula="of:=DEC2HEX([.D696])" office:value-type="string" office:string-value="3B7" calcext:value-type="string">
            <text:p>3B7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696];[.E696];[.G696];[.H696])" office:value-type="string" office:string-value="10'h3B7:out &lt;=8'b00000000;        " calcext:value-type="string">
            <text:p>10'h3B7:out &lt;=8'b00000000; <text:s text:c="7"/></text:p>
          </table:table-cell>
        </table:table-row>
        <table:table-row table:style-name="ro1">
          <table:table-cell office:value-type="string" calcext:value-type="string">
            <text:p>10'h2B8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10'h</text:p>
          </table:table-cell>
          <table:table-cell office:value-type="float" office:value="952" calcext:value-type="float">
            <text:p>952</text:p>
          </table:table-cell>
          <table:table-cell table:formula="of:=DEC2HEX([.D697])" office:value-type="string" office:string-value="3B8" calcext:value-type="string">
            <text:p>3B8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// w</text:p>
          </table:table-cell>
          <table:table-cell/>
          <table:table-cell table:formula="of:=CONCATENATE([.C697];[.E697];[.G697];[.H697])" office:value-type="string" office:string-value="10'h3B8:out &lt;=8'b00000000;        // w" calcext:value-type="string">
            <text:p>10'h3B8:out &lt;=8'b00000000; <text:s text:c="7"/>// w</text:p>
          </table:table-cell>
        </table:table-row>
        <table:table-row table:style-name="ro1">
          <table:table-cell office:value-type="string" calcext:value-type="string">
            <text:p>10'h2B9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10'h</text:p>
          </table:table-cell>
          <table:table-cell office:value-type="float" office:value="953" calcext:value-type="float">
            <text:p>953</text:p>
          </table:table-cell>
          <table:table-cell table:formula="of:=DEC2HEX([.D698])" office:value-type="string" office:string-value="3B9" calcext:value-type="string">
            <text:p>3B9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698];[.E698];[.G698];[.H698])" office:value-type="string" office:string-value="10'h3B9:out &lt;=8'b00000000;        " calcext:value-type="string">
            <text:p>10'h3B9:out &lt;=8'b00000000; <text:s text:c="7"/></text:p>
          </table:table-cell>
        </table:table-row>
        <table:table-row table:style-name="ro1">
          <table:table-cell office:value-type="string" calcext:value-type="string">
            <text:p>10'h2BA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10'h</text:p>
          </table:table-cell>
          <table:table-cell office:value-type="float" office:value="954" calcext:value-type="float">
            <text:p>954</text:p>
          </table:table-cell>
          <table:table-cell table:formula="of:=DEC2HEX([.D699])" office:value-type="string" office:string-value="3BA" calcext:value-type="string">
            <text:p>3BA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</text:p>
          </table:table-cell>
          <table:table-cell/>
          <table:table-cell table:formula="of:=CONCATENATE([.C699];[.E699];[.G699];[.H699])" office:value-type="string" office:string-value="10'h3BA:out &lt;=8'b00010001;        " calcext:value-type="string">
            <text:p>10'h3BA:out &lt;=8'b00010001; <text:s text:c="7"/></text:p>
          </table:table-cell>
        </table:table-row>
        <table:table-row table:style-name="ro1">
          <table:table-cell office:value-type="string" calcext:value-type="string">
            <text:p>10'h2BB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10'h</text:p>
          </table:table-cell>
          <table:table-cell office:value-type="float" office:value="955" calcext:value-type="float">
            <text:p>955</text:p>
          </table:table-cell>
          <table:table-cell table:formula="of:=DEC2HEX([.D700])" office:value-type="string" office:string-value="3BB" calcext:value-type="string">
            <text:p>3BB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</text:p>
          </table:table-cell>
          <table:table-cell/>
          <table:table-cell table:formula="of:=CONCATENATE([.C700];[.E700];[.G700];[.H700])" office:value-type="string" office:string-value="10'h3BB:out &lt;=8'b00010001;        " calcext:value-type="string">
            <text:p>10'h3BB:out &lt;=8'b00010001; <text:s text:c="7"/></text:p>
          </table:table-cell>
        </table:table-row>
        <table:table-row table:style-name="ro1">
          <table:table-cell office:value-type="string" calcext:value-type="string">
            <text:p>10'h2BC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10'h</text:p>
          </table:table-cell>
          <table:table-cell office:value-type="float" office:value="956" calcext:value-type="float">
            <text:p>956</text:p>
          </table:table-cell>
          <table:table-cell table:formula="of:=DEC2HEX([.D701])" office:value-type="string" office:string-value="3BC" calcext:value-type="string">
            <text:p>3BC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101; <text:s text:c="7"/></text:p>
          </table:table-cell>
          <table:table-cell/>
          <table:table-cell table:formula="of:=CONCATENATE([.C701];[.E701];[.G701];[.H701])" office:value-type="string" office:string-value="10'h3BC:out &lt;=8'b00010101;        " calcext:value-type="string">
            <text:p>10'h3BC:out &lt;=8'b00010101; <text:s text:c="7"/></text:p>
          </table:table-cell>
        </table:table-row>
        <table:table-row table:style-name="ro1">
          <table:table-cell office:value-type="string" calcext:value-type="string">
            <text:p>10'h2BD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10'h</text:p>
          </table:table-cell>
          <table:table-cell office:value-type="float" office:value="957" calcext:value-type="float">
            <text:p>957</text:p>
          </table:table-cell>
          <table:table-cell table:formula="of:=DEC2HEX([.D702])" office:value-type="string" office:string-value="3BD" calcext:value-type="string">
            <text:p>3BD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101; <text:s text:c="7"/></text:p>
          </table:table-cell>
          <table:table-cell/>
          <table:table-cell table:formula="of:=CONCATENATE([.C702];[.E702];[.G702];[.H702])" office:value-type="string" office:string-value="10'h3BD:out &lt;=8'b00010101;        " calcext:value-type="string">
            <text:p>10'h3BD:out &lt;=8'b00010101; <text:s text:c="7"/></text:p>
          </table:table-cell>
        </table:table-row>
        <table:table-row table:style-name="ro1">
          <table:table-cell office:value-type="string" calcext:value-type="string">
            <text:p>10'h2BE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10'h</text:p>
          </table:table-cell>
          <table:table-cell office:value-type="float" office:value="958" calcext:value-type="float">
            <text:p>958</text:p>
          </table:table-cell>
          <table:table-cell table:formula="of:=DEC2HEX([.D703])" office:value-type="string" office:string-value="3BE" calcext:value-type="string">
            <text:p>3BE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010; <text:s text:c="7"/></text:p>
          </table:table-cell>
          <table:table-cell/>
          <table:table-cell table:formula="of:=CONCATENATE([.C703];[.E703];[.G703];[.H703])" office:value-type="string" office:string-value="10'h3BE:out &lt;=8'b00001010;        " calcext:value-type="string">
            <text:p>10'h3BE:out &lt;=8'b00001010; <text:s text:c="7"/></text:p>
          </table:table-cell>
        </table:table-row>
        <table:table-row table:style-name="ro1">
          <table:table-cell office:value-type="string" calcext:value-type="string">
            <text:p>10'h2BF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10'h</text:p>
          </table:table-cell>
          <table:table-cell office:value-type="float" office:value="959" calcext:value-type="float">
            <text:p>959</text:p>
          </table:table-cell>
          <table:table-cell table:formula="of:=DEC2HEX([.D704])" office:value-type="string" office:string-value="3BF" calcext:value-type="string">
            <text:p>3BF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704];[.E704];[.G704];[.H704])" office:value-type="string" office:string-value="10'h3BF:out &lt;=8'b00000000;        " calcext:value-type="string">
            <text:p>10'h3BF:out &lt;=8'b00000000; <text:s text:c="7"/></text:p>
          </table:table-cell>
        </table:table-row>
        <table:table-row table:style-name="ro1">
          <table:table-cell office:value-type="string" calcext:value-type="string">
            <text:p>10'h2C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10'h</text:p>
          </table:table-cell>
          <table:table-cell office:value-type="float" office:value="960" calcext:value-type="float">
            <text:p>960</text:p>
          </table:table-cell>
          <table:table-cell table:formula="of:=DEC2HEX([.D705])" office:value-type="string" office:string-value="3C0" calcext:value-type="string">
            <text:p>3C0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// x</text:p>
          </table:table-cell>
          <table:table-cell/>
          <table:table-cell table:formula="of:=CONCATENATE([.C705];[.E705];[.G705];[.H705])" office:value-type="string" office:string-value="10'h3C0:out &lt;=8'b00000000;        // x" calcext:value-type="string">
            <text:p>10'h3C0:out &lt;=8'b00000000; <text:s text:c="7"/>// x</text:p>
          </table:table-cell>
        </table:table-row>
        <table:table-row table:style-name="ro1">
          <table:table-cell office:value-type="string" calcext:value-type="string">
            <text:p>10'h2C1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10'h</text:p>
          </table:table-cell>
          <table:table-cell office:value-type="float" office:value="961" calcext:value-type="float">
            <text:p>961</text:p>
          </table:table-cell>
          <table:table-cell table:formula="of:=DEC2HEX([.D706])" office:value-type="string" office:string-value="3C1" calcext:value-type="string">
            <text:p>3C1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706];[.E706];[.G706];[.H706])" office:value-type="string" office:string-value="10'h3C1:out &lt;=8'b00000000;        " calcext:value-type="string">
            <text:p>10'h3C1:out &lt;=8'b00000000; <text:s text:c="7"/></text:p>
          </table:table-cell>
        </table:table-row>
        <table:table-row table:style-name="ro1">
          <table:table-cell office:value-type="string" calcext:value-type="string">
            <text:p>10'h2C2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10'h</text:p>
          </table:table-cell>
          <table:table-cell office:value-type="float" office:value="962" calcext:value-type="float">
            <text:p>962</text:p>
          </table:table-cell>
          <table:table-cell table:formula="of:=DEC2HEX([.D707])" office:value-type="string" office:string-value="3C2" calcext:value-type="string">
            <text:p>3C2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</text:p>
          </table:table-cell>
          <table:table-cell/>
          <table:table-cell table:formula="of:=CONCATENATE([.C707];[.E707];[.G707];[.H707])" office:value-type="string" office:string-value="10'h3C2:out &lt;=8'b00010001;        " calcext:value-type="string">
            <text:p>10'h3C2:out &lt;=8'b00010001; <text:s text:c="7"/></text:p>
          </table:table-cell>
        </table:table-row>
        <table:table-row table:style-name="ro1">
          <table:table-cell office:value-type="string" calcext:value-type="string">
            <text:p>10'h2C3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10'h</text:p>
          </table:table-cell>
          <table:table-cell office:value-type="float" office:value="963" calcext:value-type="float">
            <text:p>963</text:p>
          </table:table-cell>
          <table:table-cell table:formula="of:=DEC2HEX([.D708])" office:value-type="string" office:string-value="3C3" calcext:value-type="string">
            <text:p>3C3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010; <text:s text:c="7"/></text:p>
          </table:table-cell>
          <table:table-cell/>
          <table:table-cell table:formula="of:=CONCATENATE([.C708];[.E708];[.G708];[.H708])" office:value-type="string" office:string-value="10'h3C3:out &lt;=8'b00001010;        " calcext:value-type="string">
            <text:p>10'h3C3:out &lt;=8'b00001010; <text:s text:c="7"/></text:p>
          </table:table-cell>
        </table:table-row>
        <table:table-row table:style-name="ro1">
          <table:table-cell office:value-type="string" calcext:value-type="string">
            <text:p>10'h2C4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10'h</text:p>
          </table:table-cell>
          <table:table-cell office:value-type="float" office:value="964" calcext:value-type="float">
            <text:p>964</text:p>
          </table:table-cell>
          <table:table-cell table:formula="of:=DEC2HEX([.D709])" office:value-type="string" office:string-value="3C4" calcext:value-type="string">
            <text:p>3C4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00; <text:s text:c="7"/></text:p>
          </table:table-cell>
          <table:table-cell/>
          <table:table-cell table:formula="of:=CONCATENATE([.C709];[.E709];[.G709];[.H709])" office:value-type="string" office:string-value="10'h3C4:out &lt;=8'b00000100;        " calcext:value-type="string">
            <text:p>10'h3C4:out &lt;=8'b00000100; <text:s text:c="7"/></text:p>
          </table:table-cell>
        </table:table-row>
        <table:table-row table:style-name="ro1">
          <table:table-cell office:value-type="string" calcext:value-type="string">
            <text:p>10'h2C5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10'h</text:p>
          </table:table-cell>
          <table:table-cell office:value-type="float" office:value="965" calcext:value-type="float">
            <text:p>965</text:p>
          </table:table-cell>
          <table:table-cell table:formula="of:=DEC2HEX([.D710])" office:value-type="string" office:string-value="3C5" calcext:value-type="string">
            <text:p>3C5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010; <text:s text:c="7"/></text:p>
          </table:table-cell>
          <table:table-cell/>
          <table:table-cell table:formula="of:=CONCATENATE([.C710];[.E710];[.G710];[.H710])" office:value-type="string" office:string-value="10'h3C5:out &lt;=8'b00001010;        " calcext:value-type="string">
            <text:p>10'h3C5:out &lt;=8'b00001010; <text:s text:c="7"/></text:p>
          </table:table-cell>
        </table:table-row>
        <table:table-row table:style-name="ro1">
          <table:table-cell office:value-type="string" calcext:value-type="string">
            <text:p>10'h2C6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10'h</text:p>
          </table:table-cell>
          <table:table-cell office:value-type="float" office:value="966" calcext:value-type="float">
            <text:p>966</text:p>
          </table:table-cell>
          <table:table-cell table:formula="of:=DEC2HEX([.D711])" office:value-type="string" office:string-value="3C6" calcext:value-type="string">
            <text:p>3C6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</text:p>
          </table:table-cell>
          <table:table-cell/>
          <table:table-cell table:formula="of:=CONCATENATE([.C711];[.E711];[.G711];[.H711])" office:value-type="string" office:string-value="10'h3C6:out &lt;=8'b00010001;        " calcext:value-type="string">
            <text:p>10'h3C6:out &lt;=8'b00010001; <text:s text:c="7"/></text:p>
          </table:table-cell>
        </table:table-row>
        <table:table-row table:style-name="ro1">
          <table:table-cell office:value-type="string" calcext:value-type="string">
            <text:p>10'h2C7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10'h</text:p>
          </table:table-cell>
          <table:table-cell office:value-type="float" office:value="967" calcext:value-type="float">
            <text:p>967</text:p>
          </table:table-cell>
          <table:table-cell table:formula="of:=DEC2HEX([.D712])" office:value-type="string" office:string-value="3C7" calcext:value-type="string">
            <text:p>3C7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712];[.E712];[.G712];[.H712])" office:value-type="string" office:string-value="10'h3C7:out &lt;=8'b00000000;        " calcext:value-type="string">
            <text:p>10'h3C7:out &lt;=8'b00000000; <text:s text:c="7"/></text:p>
          </table:table-cell>
        </table:table-row>
        <table:table-row table:style-name="ro1">
          <table:table-cell office:value-type="string" calcext:value-type="string">
            <text:p>10'h2C8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10'h</text:p>
          </table:table-cell>
          <table:table-cell office:value-type="float" office:value="968" calcext:value-type="float">
            <text:p>968</text:p>
          </table:table-cell>
          <table:table-cell table:formula="of:=DEC2HEX([.D713])" office:value-type="string" office:string-value="3C8" calcext:value-type="string">
            <text:p>3C8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// y</text:p>
          </table:table-cell>
          <table:table-cell/>
          <table:table-cell table:formula="of:=CONCATENATE([.C713];[.E713];[.G713];[.H713])" office:value-type="string" office:string-value="10'h3C8:out &lt;=8'b00000000;        // y" calcext:value-type="string">
            <text:p>10'h3C8:out &lt;=8'b00000000; <text:s text:c="7"/>// y</text:p>
          </table:table-cell>
        </table:table-row>
        <table:table-row table:style-name="ro1">
          <table:table-cell office:value-type="string" calcext:value-type="string">
            <text:p>10'h2C9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10'h</text:p>
          </table:table-cell>
          <table:table-cell office:value-type="float" office:value="969" calcext:value-type="float">
            <text:p>969</text:p>
          </table:table-cell>
          <table:table-cell table:formula="of:=DEC2HEX([.D714])" office:value-type="string" office:string-value="3C9" calcext:value-type="string">
            <text:p>3C9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714];[.E714];[.G714];[.H714])" office:value-type="string" office:string-value="10'h3C9:out &lt;=8'b00000000;        " calcext:value-type="string">
            <text:p>10'h3C9:out &lt;=8'b00000000; <text:s text:c="7"/></text:p>
          </table:table-cell>
        </table:table-row>
        <table:table-row table:style-name="ro1">
          <table:table-cell office:value-type="string" calcext:value-type="string">
            <text:p>10'h2CA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10'h</text:p>
          </table:table-cell>
          <table:table-cell office:value-type="float" office:value="970" calcext:value-type="float">
            <text:p>970</text:p>
          </table:table-cell>
          <table:table-cell table:formula="of:=DEC2HEX([.D715])" office:value-type="string" office:string-value="3CA" calcext:value-type="string">
            <text:p>3CA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</text:p>
          </table:table-cell>
          <table:table-cell/>
          <table:table-cell table:formula="of:=CONCATENATE([.C715];[.E715];[.G715];[.H715])" office:value-type="string" office:string-value="10'h3CA:out &lt;=8'b00010001;        " calcext:value-type="string">
            <text:p>10'h3CA:out &lt;=8'b00010001; <text:s text:c="7"/></text:p>
          </table:table-cell>
        </table:table-row>
        <table:table-row table:style-name="ro1">
          <table:table-cell office:value-type="string" calcext:value-type="string">
            <text:p>10'h2CB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10'h</text:p>
          </table:table-cell>
          <table:table-cell office:value-type="float" office:value="971" calcext:value-type="float">
            <text:p>971</text:p>
          </table:table-cell>
          <table:table-cell table:formula="of:=DEC2HEX([.D716])" office:value-type="string" office:string-value="3CB" calcext:value-type="string">
            <text:p>3CB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01; <text:s text:c="7"/></text:p>
          </table:table-cell>
          <table:table-cell/>
          <table:table-cell table:formula="of:=CONCATENATE([.C716];[.E716];[.G716];[.H716])" office:value-type="string" office:string-value="10'h3CB:out &lt;=8'b00010001;        " calcext:value-type="string">
            <text:p>10'h3CB:out &lt;=8'b00010001; <text:s text:c="7"/></text:p>
          </table:table-cell>
        </table:table-row>
        <table:table-row table:style-name="ro1">
          <table:table-cell office:value-type="string" calcext:value-type="string">
            <text:p>10'h2CC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10'h</text:p>
          </table:table-cell>
          <table:table-cell office:value-type="float" office:value="972" calcext:value-type="float">
            <text:p>972</text:p>
          </table:table-cell>
          <table:table-cell table:formula="of:=DEC2HEX([.D717])" office:value-type="string" office:string-value="3CC" calcext:value-type="string">
            <text:p>3CC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011; <text:s text:c="7"/></text:p>
          </table:table-cell>
          <table:table-cell/>
          <table:table-cell table:formula="of:=CONCATENATE([.C717];[.E717];[.G717];[.H717])" office:value-type="string" office:string-value="10'h3CC:out &lt;=8'b00010011;        " calcext:value-type="string">
            <text:p>10'h3CC:out &lt;=8'b00010011; <text:s text:c="7"/></text:p>
          </table:table-cell>
        </table:table-row>
        <table:table-row table:style-name="ro1">
          <table:table-cell office:value-type="string" calcext:value-type="string">
            <text:p>10'h2CD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10'h</text:p>
          </table:table-cell>
          <table:table-cell office:value-type="float" office:value="973" calcext:value-type="float">
            <text:p>973</text:p>
          </table:table-cell>
          <table:table-cell table:formula="of:=DEC2HEX([.D718])" office:value-type="string" office:string-value="3CD" calcext:value-type="string">
            <text:p>3CD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101; <text:s text:c="7"/></text:p>
          </table:table-cell>
          <table:table-cell/>
          <table:table-cell table:formula="of:=CONCATENATE([.C718];[.E718];[.G718];[.H718])" office:value-type="string" office:string-value="10'h3CD:out &lt;=8'b00001101;        " calcext:value-type="string">
            <text:p>10'h3CD:out &lt;=8'b00001101; <text:s text:c="7"/></text:p>
          </table:table-cell>
        </table:table-row>
        <table:table-row table:style-name="ro1">
          <table:table-cell office:value-type="string" calcext:value-type="string">
            <text:p>10'h2CE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10'h</text:p>
          </table:table-cell>
          <table:table-cell office:value-type="float" office:value="974" calcext:value-type="float">
            <text:p>974</text:p>
          </table:table-cell>
          <table:table-cell table:formula="of:=DEC2HEX([.D719])" office:value-type="string" office:string-value="3CE" calcext:value-type="string">
            <text:p>3CE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1; <text:s text:c="7"/></text:p>
          </table:table-cell>
          <table:table-cell/>
          <table:table-cell table:formula="of:=CONCATENATE([.C719];[.E719];[.G719];[.H719])" office:value-type="string" office:string-value="10'h3CE:out &lt;=8'b00000001;        " calcext:value-type="string">
            <text:p>10'h3CE:out &lt;=8'b00000001; <text:s text:c="7"/></text:p>
          </table:table-cell>
        </table:table-row>
        <table:table-row table:style-name="ro1">
          <table:table-cell office:value-type="string" calcext:value-type="string">
            <text:p>10'h2CF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10'h</text:p>
          </table:table-cell>
          <table:table-cell office:value-type="float" office:value="975" calcext:value-type="float">
            <text:p>975</text:p>
          </table:table-cell>
          <table:table-cell table:formula="of:=DEC2HEX([.D720])" office:value-type="string" office:string-value="3CF" calcext:value-type="string">
            <text:p>3CF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110; <text:s text:c="7"/></text:p>
          </table:table-cell>
          <table:table-cell/>
          <table:table-cell table:formula="of:=CONCATENATE([.C720];[.E720];[.G720];[.H720])" office:value-type="string" office:string-value="10'h3CF:out &lt;=8'b00001110;        " calcext:value-type="string">
            <text:p>10'h3CF:out &lt;=8'b00001110; <text:s text:c="7"/></text:p>
          </table:table-cell>
        </table:table-row>
        <table:table-row table:style-name="ro1">
          <table:table-cell office:value-type="string" calcext:value-type="string">
            <text:p>10'h2D0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10'h</text:p>
          </table:table-cell>
          <table:table-cell office:value-type="float" office:value="976" calcext:value-type="float">
            <text:p>976</text:p>
          </table:table-cell>
          <table:table-cell table:formula="of:=DEC2HEX([.D721])" office:value-type="string" office:string-value="3D0" calcext:value-type="string">
            <text:p>3D0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// z</text:p>
          </table:table-cell>
          <table:table-cell/>
          <table:table-cell table:formula="of:=CONCATENATE([.C721];[.E721];[.G721];[.H721])" office:value-type="string" office:string-value="10'h3D0:out &lt;=8'b00000000;        // z" calcext:value-type="string">
            <text:p>10'h3D0:out &lt;=8'b00000000; <text:s text:c="7"/>// z</text:p>
          </table:table-cell>
        </table:table-row>
        <table:table-row table:style-name="ro1">
          <table:table-cell office:value-type="string" calcext:value-type="string">
            <text:p>10'h2D1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10'h</text:p>
          </table:table-cell>
          <table:table-cell office:value-type="float" office:value="977" calcext:value-type="float">
            <text:p>977</text:p>
          </table:table-cell>
          <table:table-cell table:formula="of:=DEC2HEX([.D722])" office:value-type="string" office:string-value="3D1" calcext:value-type="string">
            <text:p>3D1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722];[.E722];[.G722];[.H722])" office:value-type="string" office:string-value="10'h3D1:out &lt;=8'b00000000;        " calcext:value-type="string">
            <text:p>10'h3D1:out &lt;=8'b00000000; <text:s text:c="7"/></text:p>
          </table:table-cell>
        </table:table-row>
        <table:table-row table:style-name="ro1">
          <table:table-cell office:value-type="string" calcext:value-type="string">
            <text:p>10'h2D2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10'h</text:p>
          </table:table-cell>
          <table:table-cell office:value-type="float" office:value="978" calcext:value-type="float">
            <text:p>978</text:p>
          </table:table-cell>
          <table:table-cell table:formula="of:=DEC2HEX([.D723])" office:value-type="string" office:string-value="3D2" calcext:value-type="string">
            <text:p>3D2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1111; <text:s text:c="7"/></text:p>
          </table:table-cell>
          <table:table-cell/>
          <table:table-cell table:formula="of:=CONCATENATE([.C723];[.E723];[.G723];[.H723])" office:value-type="string" office:string-value="10'h3D2:out &lt;=8'b00011111;        " calcext:value-type="string">
            <text:p>10'h3D2:out &lt;=8'b00011111; <text:s text:c="7"/></text:p>
          </table:table-cell>
        </table:table-row>
        <table:table-row table:style-name="ro1">
          <table:table-cell office:value-type="string" calcext:value-type="string">
            <text:p>10'h2D3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10'h</text:p>
          </table:table-cell>
          <table:table-cell office:value-type="float" office:value="979" calcext:value-type="float">
            <text:p>979</text:p>
          </table:table-cell>
          <table:table-cell table:formula="of:=DEC2HEX([.D724])" office:value-type="string" office:string-value="3D3" calcext:value-type="string">
            <text:p>3D3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10; <text:s text:c="7"/></text:p>
          </table:table-cell>
          <table:table-cell/>
          <table:table-cell table:formula="of:=CONCATENATE([.C724];[.E724];[.G724];[.H724])" office:value-type="string" office:string-value="10'h3D3:out &lt;=8'b00000010;        " calcext:value-type="string">
            <text:p>10'h3D3:out &lt;=8'b00000010; <text:s text:c="7"/></text:p>
          </table:table-cell>
        </table:table-row>
        <table:table-row table:style-name="ro1">
          <table:table-cell office:value-type="string" calcext:value-type="string">
            <text:p>10'h2D4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10'h</text:p>
          </table:table-cell>
          <table:table-cell office:value-type="float" office:value="980" calcext:value-type="float">
            <text:p>980</text:p>
          </table:table-cell>
          <table:table-cell table:formula="of:=DEC2HEX([.D725])" office:value-type="string" office:string-value="3D4" calcext:value-type="string">
            <text:p>3D4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00; <text:s text:c="7"/></text:p>
          </table:table-cell>
          <table:table-cell/>
          <table:table-cell table:formula="of:=CONCATENATE([.C725];[.E725];[.G725];[.H725])" office:value-type="string" office:string-value="10'h3D4:out &lt;=8'b00000100;        " calcext:value-type="string">
            <text:p>10'h3D4:out &lt;=8'b00000100; <text:s text:c="7"/></text:p>
          </table:table-cell>
        </table:table-row>
        <table:table-row table:style-name="ro1">
          <table:table-cell office:value-type="string" calcext:value-type="string">
            <text:p>10'h2D5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10'h</text:p>
          </table:table-cell>
          <table:table-cell office:value-type="float" office:value="981" calcext:value-type="float">
            <text:p>981</text:p>
          </table:table-cell>
          <table:table-cell table:formula="of:=DEC2HEX([.D726])" office:value-type="string" office:string-value="3D5" calcext:value-type="string">
            <text:p>3D5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000; <text:s text:c="7"/></text:p>
          </table:table-cell>
          <table:table-cell/>
          <table:table-cell table:formula="of:=CONCATENATE([.C726];[.E726];[.G726];[.H726])" office:value-type="string" office:string-value="10'h3D5:out &lt;=8'b00001000;        " calcext:value-type="string">
            <text:p>10'h3D5:out &lt;=8'b00001000; <text:s text:c="7"/></text:p>
          </table:table-cell>
        </table:table-row>
        <table:table-row table:style-name="ro1">
          <table:table-cell office:value-type="string" calcext:value-type="string">
            <text:p>10'h2D6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10'h</text:p>
          </table:table-cell>
          <table:table-cell office:value-type="float" office:value="982" calcext:value-type="float">
            <text:p>982</text:p>
          </table:table-cell>
          <table:table-cell table:formula="of:=DEC2HEX([.D727])" office:value-type="string" office:string-value="3D6" calcext:value-type="string">
            <text:p>3D6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1111; <text:s text:c="7"/></text:p>
          </table:table-cell>
          <table:table-cell/>
          <table:table-cell table:formula="of:=CONCATENATE([.C727];[.E727];[.G727];[.H727])" office:value-type="string" office:string-value="10'h3D6:out &lt;=8'b00011111;        " calcext:value-type="string">
            <text:p>10'h3D6:out &lt;=8'b00011111; <text:s text:c="7"/></text:p>
          </table:table-cell>
        </table:table-row>
        <table:table-row table:style-name="ro1">
          <table:table-cell office:value-type="string" calcext:value-type="string">
            <text:p>10'h2D7</text:p>
          </table:table-cell>
          <table:table-cell office:value-type="float" office:value="983" calcext:value-type="float">
            <text:p>983</text:p>
          </table:table-cell>
          <table:table-cell office:value-type="string" calcext:value-type="string">
            <text:p>10'h</text:p>
          </table:table-cell>
          <table:table-cell office:value-type="float" office:value="983" calcext:value-type="float">
            <text:p>983</text:p>
          </table:table-cell>
          <table:table-cell table:formula="of:=DEC2HEX([.D728])" office:value-type="string" office:string-value="3D7" calcext:value-type="string">
            <text:p>3D7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728];[.E728];[.G728];[.H728])" office:value-type="string" office:string-value="10'h3D7:out &lt;=8'b00000000;        " calcext:value-type="string">
            <text:p>10'h3D7:out &lt;=8'b00000000; <text:s text:c="7"/></text:p>
          </table:table-cell>
        </table:table-row>
        <table:table-row table:style-name="ro1">
          <table:table-cell office:value-type="string" calcext:value-type="string">
            <text:p>10'h2D8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10'h</text:p>
          </table:table-cell>
          <table:table-cell office:value-type="float" office:value="984" calcext:value-type="float">
            <text:p>984</text:p>
          </table:table-cell>
          <table:table-cell table:formula="of:=DEC2HEX([.D729])" office:value-type="string" office:string-value="3D8" calcext:value-type="string">
            <text:p>3D8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10; <text:s text:c="7"/>// {</text:p>
          </table:table-cell>
          <table:table-cell/>
          <table:table-cell table:formula="of:=CONCATENATE([.C729];[.E729];[.G729];[.H729])" office:value-type="string" office:string-value="10'h3D8:out &lt;=8'b00000010;        // {" calcext:value-type="string">
            <text:p>10'h3D8:out &lt;=8'b00000010; <text:s text:c="7"/>// {</text:p>
          </table:table-cell>
        </table:table-row>
        <table:table-row table:style-name="ro1">
          <table:table-cell office:value-type="string" calcext:value-type="string">
            <text:p>10'h2D9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10'h</text:p>
          </table:table-cell>
          <table:table-cell office:value-type="float" office:value="985" calcext:value-type="float">
            <text:p>985</text:p>
          </table:table-cell>
          <table:table-cell table:formula="of:=DEC2HEX([.D730])" office:value-type="string" office:string-value="3D9" calcext:value-type="string">
            <text:p>3D9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00; <text:s text:c="7"/></text:p>
          </table:table-cell>
          <table:table-cell/>
          <table:table-cell table:formula="of:=CONCATENATE([.C730];[.E730];[.G730];[.H730])" office:value-type="string" office:string-value="10'h3D9:out &lt;=8'b00000100;        " calcext:value-type="string">
            <text:p>10'h3D9:out &lt;=8'b00000100; <text:s text:c="7"/></text:p>
          </table:table-cell>
        </table:table-row>
        <table:table-row table:style-name="ro1">
          <table:table-cell office:value-type="string" calcext:value-type="string">
            <text:p>10'h2DA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10'h</text:p>
          </table:table-cell>
          <table:table-cell office:value-type="float" office:value="986" calcext:value-type="float">
            <text:p>986</text:p>
          </table:table-cell>
          <table:table-cell table:formula="of:=DEC2HEX([.D731])" office:value-type="string" office:string-value="3DA" calcext:value-type="string">
            <text:p>3DA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00; <text:s text:c="7"/></text:p>
          </table:table-cell>
          <table:table-cell/>
          <table:table-cell table:formula="of:=CONCATENATE([.C731];[.E731];[.G731];[.H731])" office:value-type="string" office:string-value="10'h3DA:out &lt;=8'b00000100;        " calcext:value-type="string">
            <text:p>10'h3DA:out &lt;=8'b00000100; <text:s text:c="7"/></text:p>
          </table:table-cell>
        </table:table-row>
        <table:table-row table:style-name="ro1">
          <table:table-cell office:value-type="string" calcext:value-type="string">
            <text:p>10'h2DB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10'h</text:p>
          </table:table-cell>
          <table:table-cell office:value-type="float" office:value="987" calcext:value-type="float">
            <text:p>987</text:p>
          </table:table-cell>
          <table:table-cell table:formula="of:=DEC2HEX([.D732])" office:value-type="string" office:string-value="3DB" calcext:value-type="string">
            <text:p>3DB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000; <text:s text:c="7"/></text:p>
          </table:table-cell>
          <table:table-cell/>
          <table:table-cell table:formula="of:=CONCATENATE([.C732];[.E732];[.G732];[.H732])" office:value-type="string" office:string-value="10'h3DB:out &lt;=8'b00001000;        " calcext:value-type="string">
            <text:p>10'h3DB:out &lt;=8'b00001000; <text:s text:c="7"/></text:p>
          </table:table-cell>
        </table:table-row>
        <table:table-row table:style-name="ro1">
          <table:table-cell office:value-type="string" calcext:value-type="string">
            <text:p>10'h2DC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10'h</text:p>
          </table:table-cell>
          <table:table-cell office:value-type="float" office:value="988" calcext:value-type="float">
            <text:p>988</text:p>
          </table:table-cell>
          <table:table-cell table:formula="of:=DEC2HEX([.D733])" office:value-type="string" office:string-value="3DC" calcext:value-type="string">
            <text:p>3DC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00; <text:s text:c="7"/></text:p>
          </table:table-cell>
          <table:table-cell/>
          <table:table-cell table:formula="of:=CONCATENATE([.C733];[.E733];[.G733];[.H733])" office:value-type="string" office:string-value="10'h3DC:out &lt;=8'b00000100;        " calcext:value-type="string">
            <text:p>10'h3DC:out &lt;=8'b00000100; <text:s text:c="7"/></text:p>
          </table:table-cell>
        </table:table-row>
        <table:table-row table:style-name="ro1">
          <table:table-cell office:value-type="string" calcext:value-type="string">
            <text:p>10'h2DD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10'h</text:p>
          </table:table-cell>
          <table:table-cell office:value-type="float" office:value="989" calcext:value-type="float">
            <text:p>989</text:p>
          </table:table-cell>
          <table:table-cell table:formula="of:=DEC2HEX([.D734])" office:value-type="string" office:string-value="3DD" calcext:value-type="string">
            <text:p>3DD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00; <text:s text:c="7"/></text:p>
          </table:table-cell>
          <table:table-cell/>
          <table:table-cell table:formula="of:=CONCATENATE([.C734];[.E734];[.G734];[.H734])" office:value-type="string" office:string-value="10'h3DD:out &lt;=8'b00000100;        " calcext:value-type="string">
            <text:p>10'h3DD:out &lt;=8'b00000100; <text:s text:c="7"/></text:p>
          </table:table-cell>
        </table:table-row>
        <table:table-row table:style-name="ro1">
          <table:table-cell office:value-type="string" calcext:value-type="string">
            <text:p>10'h2DE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10'h</text:p>
          </table:table-cell>
          <table:table-cell office:value-type="float" office:value="990" calcext:value-type="float">
            <text:p>990</text:p>
          </table:table-cell>
          <table:table-cell table:formula="of:=DEC2HEX([.D735])" office:value-type="string" office:string-value="3DE" calcext:value-type="string">
            <text:p>3DE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10; <text:s text:c="7"/></text:p>
          </table:table-cell>
          <table:table-cell/>
          <table:table-cell table:formula="of:=CONCATENATE([.C735];[.E735];[.G735];[.H735])" office:value-type="string" office:string-value="10'h3DE:out &lt;=8'b00000010;        " calcext:value-type="string">
            <text:p>10'h3DE:out &lt;=8'b00000010; <text:s text:c="7"/></text:p>
          </table:table-cell>
        </table:table-row>
        <table:table-row table:style-name="ro1">
          <table:table-cell office:value-type="string" calcext:value-type="string">
            <text:p>10'h2DF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10'h</text:p>
          </table:table-cell>
          <table:table-cell office:value-type="float" office:value="991" calcext:value-type="float">
            <text:p>991</text:p>
          </table:table-cell>
          <table:table-cell table:formula="of:=DEC2HEX([.D736])" office:value-type="string" office:string-value="3DF" calcext:value-type="string">
            <text:p>3DF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736];[.E736];[.G736];[.H736])" office:value-type="string" office:string-value="10'h3DF:out &lt;=8'b00000000;        " calcext:value-type="string">
            <text:p>10'h3DF:out &lt;=8'b00000000; <text:s text:c="7"/></text:p>
          </table:table-cell>
        </table:table-row>
        <table:table-row table:style-name="ro1">
          <table:table-cell office:value-type="string" calcext:value-type="string">
            <text:p>10'h2E0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10'h</text:p>
          </table:table-cell>
          <table:table-cell office:value-type="float" office:value="992" calcext:value-type="float">
            <text:p>992</text:p>
          </table:table-cell>
          <table:table-cell table:formula="of:=DEC2HEX([.D737])" office:value-type="string" office:string-value="3E0" calcext:value-type="string">
            <text:p>3E0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00; <text:s text:c="7"/>// |</text:p>
          </table:table-cell>
          <table:table-cell/>
          <table:table-cell table:formula="of:=CONCATENATE([.C737];[.E737];[.G737];[.H737])" office:value-type="string" office:string-value="10'h3E0:out &lt;=8'b00000100;        // |" calcext:value-type="string">
            <text:p>10'h3E0:out &lt;=8'b00000100; <text:s text:c="7"/>// |</text:p>
          </table:table-cell>
        </table:table-row>
        <table:table-row table:style-name="ro1">
          <table:table-cell office:value-type="string" calcext:value-type="string">
            <text:p>10'h2E1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10'h</text:p>
          </table:table-cell>
          <table:table-cell office:value-type="float" office:value="993" calcext:value-type="float">
            <text:p>993</text:p>
          </table:table-cell>
          <table:table-cell table:formula="of:=DEC2HEX([.D738])" office:value-type="string" office:string-value="3E1" calcext:value-type="string">
            <text:p>3E1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00; <text:s text:c="7"/></text:p>
          </table:table-cell>
          <table:table-cell/>
          <table:table-cell table:formula="of:=CONCATENATE([.C738];[.E738];[.G738];[.H738])" office:value-type="string" office:string-value="10'h3E1:out &lt;=8'b00000100;        " calcext:value-type="string">
            <text:p>10'h3E1:out &lt;=8'b00000100; <text:s text:c="7"/></text:p>
          </table:table-cell>
        </table:table-row>
        <table:table-row table:style-name="ro1">
          <table:table-cell office:value-type="string" calcext:value-type="string">
            <text:p>10'h2E2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10'h</text:p>
          </table:table-cell>
          <table:table-cell office:value-type="float" office:value="994" calcext:value-type="float">
            <text:p>994</text:p>
          </table:table-cell>
          <table:table-cell table:formula="of:=DEC2HEX([.D739])" office:value-type="string" office:string-value="3E2" calcext:value-type="string">
            <text:p>3E2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00; <text:s text:c="7"/></text:p>
          </table:table-cell>
          <table:table-cell/>
          <table:table-cell table:formula="of:=CONCATENATE([.C739];[.E739];[.G739];[.H739])" office:value-type="string" office:string-value="10'h3E2:out &lt;=8'b00000100;        " calcext:value-type="string">
            <text:p>10'h3E2:out &lt;=8'b00000100; <text:s text:c="7"/></text:p>
          </table:table-cell>
        </table:table-row>
        <table:table-row table:style-name="ro1">
          <table:table-cell office:value-type="string" calcext:value-type="string">
            <text:p>10'h2E3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10'h</text:p>
          </table:table-cell>
          <table:table-cell office:value-type="float" office:value="995" calcext:value-type="float">
            <text:p>995</text:p>
          </table:table-cell>
          <table:table-cell table:formula="of:=DEC2HEX([.D740])" office:value-type="string" office:string-value="3E3" calcext:value-type="string">
            <text:p>3E3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740];[.E740];[.G740];[.H740])" office:value-type="string" office:string-value="10'h3E3:out &lt;=8'b00000000;        " calcext:value-type="string">
            <text:p>10'h3E3:out &lt;=8'b00000000; <text:s text:c="7"/></text:p>
          </table:table-cell>
        </table:table-row>
        <table:table-row table:style-name="ro1">
          <table:table-cell office:value-type="string" calcext:value-type="string">
            <text:p>10'h2E4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10'h</text:p>
          </table:table-cell>
          <table:table-cell office:value-type="float" office:value="996" calcext:value-type="float">
            <text:p>996</text:p>
          </table:table-cell>
          <table:table-cell table:formula="of:=DEC2HEX([.D741])" office:value-type="string" office:string-value="3E4" calcext:value-type="string">
            <text:p>3E4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00; <text:s text:c="7"/></text:p>
          </table:table-cell>
          <table:table-cell/>
          <table:table-cell table:formula="of:=CONCATENATE([.C741];[.E741];[.G741];[.H741])" office:value-type="string" office:string-value="10'h3E4:out &lt;=8'b00000100;        " calcext:value-type="string">
            <text:p>10'h3E4:out &lt;=8'b00000100; <text:s text:c="7"/></text:p>
          </table:table-cell>
        </table:table-row>
        <table:table-row table:style-name="ro1">
          <table:table-cell office:value-type="string" calcext:value-type="string">
            <text:p>10'h2E5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10'h</text:p>
          </table:table-cell>
          <table:table-cell office:value-type="float" office:value="997" calcext:value-type="float">
            <text:p>997</text:p>
          </table:table-cell>
          <table:table-cell table:formula="of:=DEC2HEX([.D742])" office:value-type="string" office:string-value="3E5" calcext:value-type="string">
            <text:p>3E5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00; <text:s text:c="7"/></text:p>
          </table:table-cell>
          <table:table-cell/>
          <table:table-cell table:formula="of:=CONCATENATE([.C742];[.E742];[.G742];[.H742])" office:value-type="string" office:string-value="10'h3E5:out &lt;=8'b00000100;        " calcext:value-type="string">
            <text:p>10'h3E5:out &lt;=8'b00000100; <text:s text:c="7"/></text:p>
          </table:table-cell>
        </table:table-row>
        <table:table-row table:style-name="ro1">
          <table:table-cell office:value-type="string" calcext:value-type="string">
            <text:p>10'h2E6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10'h</text:p>
          </table:table-cell>
          <table:table-cell office:value-type="float" office:value="998" calcext:value-type="float">
            <text:p>998</text:p>
          </table:table-cell>
          <table:table-cell table:formula="of:=DEC2HEX([.D743])" office:value-type="string" office:string-value="3E6" calcext:value-type="string">
            <text:p>3E6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00; <text:s text:c="7"/></text:p>
          </table:table-cell>
          <table:table-cell/>
          <table:table-cell table:formula="of:=CONCATENATE([.C743];[.E743];[.G743];[.H743])" office:value-type="string" office:string-value="10'h3E6:out &lt;=8'b00000100;        " calcext:value-type="string">
            <text:p>10'h3E6:out &lt;=8'b00000100; <text:s text:c="7"/></text:p>
          </table:table-cell>
        </table:table-row>
        <table:table-row table:style-name="ro1">
          <table:table-cell office:value-type="string" calcext:value-type="string">
            <text:p>10'h2E7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10'h</text:p>
          </table:table-cell>
          <table:table-cell office:value-type="float" office:value="999" calcext:value-type="float">
            <text:p>999</text:p>
          </table:table-cell>
          <table:table-cell table:formula="of:=DEC2HEX([.D744])" office:value-type="string" office:string-value="3E7" calcext:value-type="string">
            <text:p>3E7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744];[.E744];[.G744];[.H744])" office:value-type="string" office:string-value="10'h3E7:out &lt;=8'b00000000;        " calcext:value-type="string">
            <text:p>10'h3E7:out &lt;=8'b00000000; <text:s text:c="7"/></text:p>
          </table:table-cell>
        </table:table-row>
        <table:table-row table:style-name="ro1">
          <table:table-cell office:value-type="string" calcext:value-type="string">
            <text:p>10'h2E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0'h</text:p>
          </table:table-cell>
          <table:table-cell office:value-type="float" office:value="1000" calcext:value-type="float">
            <text:p>1000</text:p>
          </table:table-cell>
          <table:table-cell table:formula="of:=DEC2HEX([.D745])" office:value-type="string" office:string-value="3E8" calcext:value-type="string">
            <text:p>3E8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000; <text:s text:c="7"/>// }</text:p>
          </table:table-cell>
          <table:table-cell/>
          <table:table-cell table:formula="of:=CONCATENATE([.C745];[.E745];[.G745];[.H745])" office:value-type="string" office:string-value="10'h3E8:out &lt;=8'b00001000;        // }" calcext:value-type="string">
            <text:p>10'h3E8:out &lt;=8'b00001000; <text:s text:c="7"/>// }</text:p>
          </table:table-cell>
        </table:table-row>
        <table:table-row table:style-name="ro1">
          <table:table-cell office:value-type="string" calcext:value-type="string">
            <text:p>10'h2E9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10'h</text:p>
          </table:table-cell>
          <table:table-cell office:value-type="float" office:value="1001" calcext:value-type="float">
            <text:p>1001</text:p>
          </table:table-cell>
          <table:table-cell table:formula="of:=DEC2HEX([.D746])" office:value-type="string" office:string-value="3E9" calcext:value-type="string">
            <text:p>3E9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00; <text:s text:c="7"/></text:p>
          </table:table-cell>
          <table:table-cell/>
          <table:table-cell table:formula="of:=CONCATENATE([.C746];[.E746];[.G746];[.H746])" office:value-type="string" office:string-value="10'h3E9:out &lt;=8'b00000100;        " calcext:value-type="string">
            <text:p>10'h3E9:out &lt;=8'b00000100; <text:s text:c="7"/></text:p>
          </table:table-cell>
        </table:table-row>
        <table:table-row table:style-name="ro1">
          <table:table-cell office:value-type="string" calcext:value-type="string">
            <text:p>10'h2EA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10'h</text:p>
          </table:table-cell>
          <table:table-cell office:value-type="float" office:value="1002" calcext:value-type="float">
            <text:p>1002</text:p>
          </table:table-cell>
          <table:table-cell table:formula="of:=DEC2HEX([.D747])" office:value-type="string" office:string-value="3EA" calcext:value-type="string">
            <text:p>3EA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00; <text:s text:c="7"/></text:p>
          </table:table-cell>
          <table:table-cell/>
          <table:table-cell table:formula="of:=CONCATENATE([.C747];[.E747];[.G747];[.H747])" office:value-type="string" office:string-value="10'h3EA:out &lt;=8'b00000100;        " calcext:value-type="string">
            <text:p>10'h3EA:out &lt;=8'b00000100; <text:s text:c="7"/></text:p>
          </table:table-cell>
        </table:table-row>
        <table:table-row table:style-name="ro1">
          <table:table-cell office:value-type="string" calcext:value-type="string">
            <text:p>10'h2EB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10'h</text:p>
          </table:table-cell>
          <table:table-cell office:value-type="float" office:value="1003" calcext:value-type="float">
            <text:p>1003</text:p>
          </table:table-cell>
          <table:table-cell table:formula="of:=DEC2HEX([.D748])" office:value-type="string" office:string-value="3EB" calcext:value-type="string">
            <text:p>3EB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10; <text:s text:c="7"/></text:p>
          </table:table-cell>
          <table:table-cell/>
          <table:table-cell table:formula="of:=CONCATENATE([.C748];[.E748];[.G748];[.H748])" office:value-type="string" office:string-value="10'h3EB:out &lt;=8'b00000010;        " calcext:value-type="string">
            <text:p>10'h3EB:out &lt;=8'b00000010; <text:s text:c="7"/></text:p>
          </table:table-cell>
        </table:table-row>
        <table:table-row table:style-name="ro1">
          <table:table-cell office:value-type="string" calcext:value-type="string">
            <text:p>10'h2EC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10'h</text:p>
          </table:table-cell>
          <table:table-cell office:value-type="float" office:value="1004" calcext:value-type="float">
            <text:p>1004</text:p>
          </table:table-cell>
          <table:table-cell table:formula="of:=DEC2HEX([.D749])" office:value-type="string" office:string-value="3EC" calcext:value-type="string">
            <text:p>3EC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00; <text:s text:c="7"/></text:p>
          </table:table-cell>
          <table:table-cell/>
          <table:table-cell table:formula="of:=CONCATENATE([.C749];[.E749];[.G749];[.H749])" office:value-type="string" office:string-value="10'h3EC:out &lt;=8'b00000100;        " calcext:value-type="string">
            <text:p>10'h3EC:out &lt;=8'b00000100; <text:s text:c="7"/></text:p>
          </table:table-cell>
        </table:table-row>
        <table:table-row table:style-name="ro1">
          <table:table-cell office:value-type="string" calcext:value-type="string">
            <text:p>10'h2ED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10'h</text:p>
          </table:table-cell>
          <table:table-cell office:value-type="float" office:value="1005" calcext:value-type="float">
            <text:p>1005</text:p>
          </table:table-cell>
          <table:table-cell table:formula="of:=DEC2HEX([.D750])" office:value-type="string" office:string-value="3ED" calcext:value-type="string">
            <text:p>3ED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100; <text:s text:c="7"/></text:p>
          </table:table-cell>
          <table:table-cell/>
          <table:table-cell table:formula="of:=CONCATENATE([.C750];[.E750];[.G750];[.H750])" office:value-type="string" office:string-value="10'h3ED:out &lt;=8'b00000100;        " calcext:value-type="string">
            <text:p>10'h3ED:out &lt;=8'b00000100; <text:s text:c="7"/></text:p>
          </table:table-cell>
        </table:table-row>
        <table:table-row table:style-name="ro1">
          <table:table-cell office:value-type="string" calcext:value-type="string">
            <text:p>10'h2EE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10'h</text:p>
          </table:table-cell>
          <table:table-cell office:value-type="float" office:value="1006" calcext:value-type="float">
            <text:p>1006</text:p>
          </table:table-cell>
          <table:table-cell table:formula="of:=DEC2HEX([.D751])" office:value-type="string" office:string-value="3EE" calcext:value-type="string">
            <text:p>3EE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000; <text:s text:c="7"/></text:p>
          </table:table-cell>
          <table:table-cell/>
          <table:table-cell table:formula="of:=CONCATENATE([.C751];[.E751];[.G751];[.H751])" office:value-type="string" office:string-value="10'h3EE:out &lt;=8'b00001000;        " calcext:value-type="string">
            <text:p>10'h3EE:out &lt;=8'b00001000; <text:s text:c="7"/></text:p>
          </table:table-cell>
        </table:table-row>
        <table:table-row table:style-name="ro1">
          <table:table-cell office:value-type="string" calcext:value-type="string">
            <text:p>10'h2EF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10'h</text:p>
          </table:table-cell>
          <table:table-cell office:value-type="float" office:value="1007" calcext:value-type="float">
            <text:p>1007</text:p>
          </table:table-cell>
          <table:table-cell table:formula="of:=DEC2HEX([.D752])" office:value-type="string" office:string-value="3EF" calcext:value-type="string">
            <text:p>3EF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752];[.E752];[.G752];[.H752])" office:value-type="string" office:string-value="10'h3EF:out &lt;=8'b00000000;        " calcext:value-type="string">
            <text:p>10'h3EF:out &lt;=8'b00000000; <text:s text:c="7"/></text:p>
          </table:table-cell>
        </table:table-row>
        <table:table-row table:style-name="ro1">
          <table:table-cell office:value-type="string" calcext:value-type="string">
            <text:p>10'h2F0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10'h</text:p>
          </table:table-cell>
          <table:table-cell office:value-type="float" office:value="1008" calcext:value-type="float">
            <text:p>1008</text:p>
          </table:table-cell>
          <table:table-cell table:formula="of:=DEC2HEX([.D753])" office:value-type="string" office:string-value="3F0" calcext:value-type="string">
            <text:p>3F0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1000; <text:s text:c="7"/>// ~</text:p>
          </table:table-cell>
          <table:table-cell/>
          <table:table-cell table:formula="of:=CONCATENATE([.C753];[.E753];[.G753];[.H753])" office:value-type="string" office:string-value="10'h3F0:out &lt;=8'b00001000;        // ~" calcext:value-type="string">
            <text:p>10'h3F0:out &lt;=8'b00001000; <text:s text:c="7"/>// ~</text:p>
          </table:table-cell>
        </table:table-row>
        <table:table-row table:style-name="ro1">
          <table:table-cell office:value-type="string" calcext:value-type="string">
            <text:p>10'h2F1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10'h</text:p>
          </table:table-cell>
          <table:table-cell office:value-type="float" office:value="1009" calcext:value-type="float">
            <text:p>1009</text:p>
          </table:table-cell>
          <table:table-cell table:formula="of:=DEC2HEX([.D754])" office:value-type="string" office:string-value="3F1" calcext:value-type="string">
            <text:p>3F1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10101; <text:s text:c="7"/></text:p>
          </table:table-cell>
          <table:table-cell/>
          <table:table-cell table:formula="of:=CONCATENATE([.C754];[.E754];[.G754];[.H754])" office:value-type="string" office:string-value="10'h3F1:out &lt;=8'b00010101;        " calcext:value-type="string">
            <text:p>10'h3F1:out &lt;=8'b00010101; <text:s text:c="7"/></text:p>
          </table:table-cell>
        </table:table-row>
        <table:table-row table:style-name="ro1">
          <table:table-cell office:value-type="string" calcext:value-type="string">
            <text:p>10'h2F2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10'h</text:p>
          </table:table-cell>
          <table:table-cell office:value-type="float" office:value="1010" calcext:value-type="float">
            <text:p>1010</text:p>
          </table:table-cell>
          <table:table-cell table:formula="of:=DEC2HEX([.D755])" office:value-type="string" office:string-value="3F2" calcext:value-type="string">
            <text:p>3F2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10; <text:s text:c="7"/></text:p>
          </table:table-cell>
          <table:table-cell/>
          <table:table-cell table:formula="of:=CONCATENATE([.C755];[.E755];[.G755];[.H755])" office:value-type="string" office:string-value="10'h3F2:out &lt;=8'b00000010;        " calcext:value-type="string">
            <text:p>10'h3F2:out &lt;=8'b00000010; <text:s text:c="7"/></text:p>
          </table:table-cell>
        </table:table-row>
        <table:table-row table:style-name="ro1">
          <table:table-cell office:value-type="string" calcext:value-type="string">
            <text:p>10'h2F3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10'h</text:p>
          </table:table-cell>
          <table:table-cell office:value-type="float" office:value="1011" calcext:value-type="float">
            <text:p>1011</text:p>
          </table:table-cell>
          <table:table-cell table:formula="of:=DEC2HEX([.D756])" office:value-type="string" office:string-value="3F3" calcext:value-type="string">
            <text:p>3F3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756];[.E756];[.G756];[.H756])" office:value-type="string" office:string-value="10'h3F3:out &lt;=8'b00000000;        " calcext:value-type="string">
            <text:p>10'h3F3:out &lt;=8'b00000000; <text:s text:c="7"/></text:p>
          </table:table-cell>
        </table:table-row>
        <table:table-row table:style-name="ro1">
          <table:table-cell office:value-type="string" calcext:value-type="string">
            <text:p>10'h2F4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10'h</text:p>
          </table:table-cell>
          <table:table-cell office:value-type="float" office:value="1012" calcext:value-type="float">
            <text:p>1012</text:p>
          </table:table-cell>
          <table:table-cell table:formula="of:=DEC2HEX([.D757])" office:value-type="string" office:string-value="3F4" calcext:value-type="string">
            <text:p>3F4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757];[.E757];[.G757];[.H757])" office:value-type="string" office:string-value="10'h3F4:out &lt;=8'b00000000;        " calcext:value-type="string">
            <text:p>10'h3F4:out &lt;=8'b00000000; <text:s text:c="7"/></text:p>
          </table:table-cell>
        </table:table-row>
        <table:table-row table:style-name="ro1">
          <table:table-cell office:value-type="string" calcext:value-type="string">
            <text:p>10'h2F5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10'h</text:p>
          </table:table-cell>
          <table:table-cell office:value-type="float" office:value="1013" calcext:value-type="float">
            <text:p>1013</text:p>
          </table:table-cell>
          <table:table-cell table:formula="of:=DEC2HEX([.D758])" office:value-type="string" office:string-value="3F5" calcext:value-type="string">
            <text:p>3F5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758];[.E758];[.G758];[.H758])" office:value-type="string" office:string-value="10'h3F5:out &lt;=8'b00000000;        " calcext:value-type="string">
            <text:p>10'h3F5:out &lt;=8'b00000000; <text:s text:c="7"/></text:p>
          </table:table-cell>
        </table:table-row>
        <table:table-row table:style-name="ro1">
          <table:table-cell office:value-type="string" calcext:value-type="string">
            <text:p>10'h2F6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10'h</text:p>
          </table:table-cell>
          <table:table-cell office:value-type="float" office:value="1014" calcext:value-type="float">
            <text:p>1014</text:p>
          </table:table-cell>
          <table:table-cell table:formula="of:=DEC2HEX([.D759])" office:value-type="string" office:string-value="3F6" calcext:value-type="string">
            <text:p>3F6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759];[.E759];[.G759];[.H759])" office:value-type="string" office:string-value="10'h3F6:out &lt;=8'b00000000;        " calcext:value-type="string">
            <text:p>10'h3F6:out &lt;=8'b00000000; <text:s text:c="7"/></text:p>
          </table:table-cell>
        </table:table-row>
        <table:table-row table:style-name="ro1">
          <table:table-cell office:value-type="string" calcext:value-type="string">
            <text:p>10'h2F7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10'h</text:p>
          </table:table-cell>
          <table:table-cell office:value-type="float" office:value="1015" calcext:value-type="float">
            <text:p>1015</text:p>
          </table:table-cell>
          <table:table-cell table:formula="of:=DEC2HEX([.D760])" office:value-type="string" office:string-value="3F7" calcext:value-type="string">
            <text:p>3F7</text:p>
          </table:table-cell>
          <table:table-cell/>
          <table:table-cell office:value-type="string" calcext:value-type="string">
            <text:p>:</text:p>
          </table:table-cell>
          <table:table-cell office:value-type="string" calcext:value-type="string">
            <text:p>out &lt;=8'b00000000; <text:s text:c="7"/></text:p>
          </table:table-cell>
          <table:table-cell/>
          <table:table-cell table:formula="of:=CONCATENATE([.C760];[.E760];[.G760];[.H760])" office:value-type="string" office:string-value="10'h3F7:out &lt;=8'b00000000;        " calcext:value-type="string">
            <text:p>10'h3F7:out &lt;=8'b00000000; <text:s text:c="7"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8T20:47:56.401892563</meta:creation-date>
    <dc:date>2016-02-28T21:16:38.912062173</dc:date>
    <meta:editing-duration>PT12M</meta:editing-duration>
    <meta:editing-cycles>1</meta:editing-cycles>
    <meta:document-statistic meta:table-count="1" meta:cell-count="6080" meta:object-count="0"/>
    <meta:generator>LibreOffice/4.3.7.2$Linux_X86_64 LibreOffice_project/430$Build-2</meta:generator>
  </office:meta>
</office:document-meta>
</file>